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3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6425in"/>
    </style:style>
    <style:style style:name="co4" style:family="table-column">
      <style:table-column-properties fo:break-before="auto" style:column-width="0.5165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7055in"/>
    </style:style>
    <style:style style:name="co8" style:family="table-column">
      <style:table-column-properties fo:break-before="auto" style:column-width="1.2091in"/>
    </style:style>
    <style:style style:name="co9" style:family="table-column">
      <style:table-column-properties fo:break-before="auto" style:column-width="0.5665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4.9256in"/>
    </style:style>
    <style:style style:name="co13" style:family="table-column">
      <style:table-column-properties fo:break-before="auto" style:column-width="0.9339in"/>
    </style:style>
    <style:style style:name="co14" style:family="table-column">
      <style:table-column-properties fo:break-before="auto" style:column-width="1.3339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1402in"/>
    </style:style>
    <style:style style:name="co17" style:family="table-column">
      <style:table-column-properties fo:break-before="auto" style:column-width="1.0583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1.5492in"/>
    </style:style>
    <style:style style:name="co20" style:family="table-column">
      <style:table-column-properties fo:break-before="auto" style:column-width="0.6547in"/>
    </style:style>
    <style:style style:name="co21" style:family="table-column">
      <style:table-column-properties fo:break-before="auto" style:column-width="0.7563in"/>
    </style:style>
    <style:style style:name="co22" style:family="table-column">
      <style:table-column-properties fo:break-before="auto" style:column-width="0.718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3.0992in"/>
    </style:style>
    <style:style style:name="co25" style:family="table-column">
      <style:table-column-properties fo:break-before="auto" style:column-width="3.8425in"/>
    </style:style>
    <style:style style:name="co26" style:family="table-column">
      <style:table-column-properties fo:break-before="auto" style:column-width="2.9102in"/>
    </style:style>
    <style:style style:name="co27" style:family="table-column">
      <style:table-column-properties fo:break-before="auto" style:column-width="2.46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Dec_20_Run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Tag_20_Eff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 style:data-style-name="N512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512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 style:data-style-name="N515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 style:data-style-name="N515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 style:data-style-name="N5153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Normal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Excel_20_Built-in_20_Normal" style:data-style-name="N515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Excel_20_Built-in_20_Normal" style:data-style-name="N5155"/>
    <style:style style:name="ce20" style:family="table-cell" style:parent-style-name="Default" style:data-style-name="N5155"/>
    <style:style style:name="ce21" style:family="table-cell" style:parent-style-name="Excel_20_Built-in_20_Normal" style:data-style-name="N5155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Excel_20_Built-in_20_Normal" style:data-style-name="N5155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 style:data-style-name="N5155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Excel_20_Built-in_20_Normal" style:data-style-name="N515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Excel_20_Built-in_20_Normal" style:data-style-name="N5153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5153"/>
    <style:style style:name="ce27" style:family="table-cell" style:parent-style-name="Excel_20_Built-in_20_Normal" style:data-style-name="N500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Excel_20_Built-in_20_Normal" style:data-style-name="N500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Excel_20_Built-in_20_Normal" style:data-style-name="N500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1" style:family="table-cell" style:parent-style-name="Default" style:data-style-name="N118"/>
    <style:style style:name="ce32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weight="bold" style:font-weight-asian="bold" style:font-weight-complex="bold"/>
    </style:style>
    <style:style style:name="ce36" style:family="table-cell" style:parent-style-name="Excel_20_Built-in_20_Normal" style:data-style-name="N5128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All Run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Excel_20_Built-in_20_Normal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4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0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Run #</text:p>
          </table:table-cell>
          <table:table-cell table:style-name="ce1" table:number-columns-repeated="2"/>
          <table:table-cell table:style-name="ce1" office:value-type="string">
            <text:p>Pol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Stop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me</text:p>
          </table:table-cell>
          <table:table-cell table:style-name="ce10" office:value-type="string">
            <text:p>time</text:p>
          </table:table-cell>
          <table:table-cell table:style-name="ce1" office:value-type="string">
            <text:p>Data Fil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Radiator</text:p>
          </table:table-cell>
          <table:table-cell table:style-name="ce1" office:value-type="string">
            <text:p>Pol</text:p>
          </table:table-cell>
          <table:table-cell table:style-name="ce1" office:value-type="string">
            <text:p>Current</text:p>
          </table:table-cell>
          <table:table-cell table:style-name="ce1" office:value-type="string">
            <text:p>Comments</text:p>
          </table:table-cell>
          <table:table-cell table:style-name="ce1" table:number-columns-repeated="1006"/>
        </table:table-row>
        <table:table-row table:style-name="ro1">
          <table:table-cell table:number-columns-repeated="9"/>
          <table:table-cell office:value-type="string">
            <text:p>min</text:p>
          </table:table-cell>
          <table:table-cell office:value-type="string">
            <text:p>hours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8-12-12">
            <text:p>2008-12-12</text:p>
          </table:table-cell>
          <table:table-cell table:style-name="ce3" office:value-type="string">
            <text:p>PRO</text:p>
          </table:table-cell>
          <table:table-cell office:value-type="float" office:value="20761">
            <text:p>20761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9H00M00S">
            <text:p>19:00</text:p>
          </table:table-cell>
          <table:table-cell table:style-name="ce7" office:value-type="time" office:time-value="PT19H37M00S">
            <text:p>19:37</text:p>
          </table:table-cell>
          <table:table-cell office:value-type="float" office:value="37">
            <text:p>37</text:p>
          </table:table-cell>
          <table:table-cell table:formula="of:=[.I3]" office:value-type="float" office:value="37">
            <text:p>37</text:p>
          </table:table-cell>
          <table:table-cell/>
          <table:table-cell office:value-type="string">
            <text:p>CB_2076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2">
            <text:p>2008-12-12</text:p>
          </table:table-cell>
          <table:table-cell table:style-name="ce3" office:value-type="string">
            <text:p>PRO</text:p>
          </table:table-cell>
          <table:table-cell office:value-type="float" office:value="20762">
            <text:p>20762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9H37M00S">
            <text:p>19:37</text:p>
          </table:table-cell>
          <table:table-cell table:style-name="ce7" office:value-type="time" office:time-value="PT20H13M00S">
            <text:p>20:1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76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2">
            <text:p>2008-12-12</text:p>
          </table:table-cell>
          <table:table-cell table:style-name="ce3" office:value-type="string">
            <text:p>PRO</text:p>
          </table:table-cell>
          <table:table-cell office:value-type="float" office:value="20763">
            <text:p>20763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0H12M00S">
            <text:p>20:12</text:p>
          </table:table-cell>
          <table:table-cell table:style-name="ce7" office:value-type="time" office:time-value="PT20H48M00S">
            <text:p>20:48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76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2">
            <text:p>2008-12-12</text:p>
          </table:table-cell>
          <table:table-cell table:style-name="ce3" office:value-type="string">
            <text:p>PRO</text:p>
          </table:table-cell>
          <table:table-cell office:value-type="float" office:value="20764">
            <text:p>20764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0H48M00S">
            <text:p>20:48</text:p>
          </table:table-cell>
          <table:table-cell table:style-name="ce7" office:value-type="time" office:time-value="PT21H22M00S">
            <text:p>21:22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CB_20764.dat</text:p>
          </table:table-cell>
          <table:table-cell office:value-type="string">
            <text:p><text:s/>1.7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2">
            <text:p>2008-12-12</text:p>
          </table:table-cell>
          <table:table-cell table:style-name="ce3" office:value-type="string">
            <text:p>PRO</text:p>
          </table:table-cell>
          <table:table-cell office:value-type="float" office:value="20765">
            <text:p>20765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1H22M00S">
            <text:p>21:22</text:p>
          </table:table-cell>
          <table:table-cell table:style-name="ce7" office:value-type="time" office:time-value="PT22H00M00S">
            <text:p>22:00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CB_2076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, Optimization of ratio, beam position change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2">
            <text:p>2008-12-12</text:p>
          </table:table-cell>
          <table:table-cell table:style-name="ce3" office:value-type="string">
            <text:p>PRO</text:p>
          </table:table-cell>
          <table:table-cell office:value-type="float" office:value="20766">
            <text:p>20766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11M00S">
            <text:p>22:1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CB_20766.dat</text:p>
          </table:table-cell>
          <table:table-cell office:value-type="string">
            <text:p><text:s/>558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, Optimising the polarization, DON'T USE, perp_axis2= -7.059, perp_axis4= 3.671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2">
            <text:p>2008-12-12</text:p>
          </table:table-cell>
          <table:table-cell table:style-name="ce3" office:value-type="string">
            <text:p>PRO</text:p>
          </table:table-cell>
          <table:table-cell office:value-type="float" office:value="20767">
            <text:p>20767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2H11M00S">
            <text:p>22:11</text:p>
          </table:table-cell>
          <table:table-cell table:style-name="ce7" office:value-type="time" office:time-value="PT22H46M00S">
            <text:p>22:46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76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2">
            <text:p>2008-12-12</text:p>
          </table:table-cell>
          <table:table-cell table:style-name="ce3" office:value-type="string">
            <text:p>ADJ</text:p>
          </table:table-cell>
          <table:table-cell office:value-type="float" office:value="20768">
            <text:p>20768</text:p>
          </table:table-cell>
          <table:table-cell table:number-columns-repeated="2"/>
          <table:table-cell table:style-name="ce2" office:value-type="string">
            <text:p>both</text:p>
          </table:table-cell>
          <table:table-cell table:style-name="ce7" office:value-type="time" office:time-value="PT22H46M00S">
            <text:p>22:46</text:p>
          </table:table-cell>
          <table:table-cell table:style-name="ce7" office:value-type="time" office:time-value="PT22H51M00S">
            <text:p>22:5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B_20768.dat</text:p>
          </table:table-cell>
          <table:table-cell office:value-type="string">
            <text:p><text:s/>266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both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, Used for polarization optimization DON'T USE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2">
            <text:p>2008-12-12</text:p>
          </table:table-cell>
          <table:table-cell table:style-name="ce3" office:value-type="string">
            <text:p>PRO</text:p>
          </table:table-cell>
          <table:table-cell office:value-type="float" office:value="20769">
            <text:p>20769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2H51M00S">
            <text:p>22:51</text:p>
          </table:table-cell>
          <table:table-cell table:style-name="ce7" office:value-type="time" office:time-value="PT23H26M00S">
            <text:p>23:26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76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, para_axis2= -1.760, para_axis4= 3.670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70">
            <text:p>20770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3H26M00S">
            <text:p>23:26</text:p>
          </table:table-cell>
          <table:table-cell table:style-name="ce7" office:value-type="time" office:time-value="PT00H04M00S">
            <text:p>0:04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CB_20770.dat</text:p>
          </table:table-cell>
          <table:table-cell office:value-type="string">
            <text:p><text:s/>1.6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diamond, 3mm colli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71">
            <text:p>20771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0H04M00S">
            <text:p>0:04</text:p>
          </table:table-cell>
          <table:table-cell table:style-name="ce7" office:value-type="time" office:time-value="PT00H48M00S">
            <text:p>0:48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CB_2077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10 mm Cu, 3mm colli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72">
            <text:p>20772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0H48M00S">
            <text:p>0:48</text:p>
          </table:table-cell>
          <table:table-cell table:style-name="ce7" office:value-type="time" office:time-value="PT01H29M00S">
            <text:p>1:29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CB_2077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73">
            <text:p>20773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1H29M00S">
            <text:p>1:29</text:p>
          </table:table-cell>
          <table:table-cell table:style-name="ce7" office:value-type="time" office:time-value="PT02H11M00S">
            <text:p>2:1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CB_2077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74">
            <text:p>20774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2H10M00S">
            <text:p>2:10</text:p>
          </table:table-cell>
          <table:table-cell table:style-name="ce7" office:value-type="time" office:time-value="PT02H52M00S">
            <text:p>2:52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CB_2077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75">
            <text:p>20775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2H52M00S">
            <text:p>2:52</text:p>
          </table:table-cell>
          <table:table-cell table:style-name="ce7" office:value-type="time" office:time-value="PT03H29M00S">
            <text:p>3:29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775.dat</text:p>
          </table:table-cell>
          <table:table-cell office:value-type="string">
            <text:p><text:s/>1.3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, Lost interrupts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76">
            <text:p>20776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3H29M00S">
            <text:p>3:29</text:p>
          </table:table-cell>
          <table:table-cell table:style-name="ce7" office:value-type="time" office:time-value="PT04H11M00S">
            <text:p>4:1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CB_2077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77">
            <text:p>20777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4H11M00S">
            <text:p>4:11</text:p>
          </table:table-cell>
          <table:table-cell table:style-name="ce7" office:value-type="time" office:time-value="PT04H52M00S">
            <text:p>4:52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CB_2077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78">
            <text:p>20778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4H52M00S">
            <text:p>4:52</text:p>
          </table:table-cell>
          <table:table-cell table:style-name="ce7" office:value-type="time" office:time-value="PT05H33M00S">
            <text:p>5:33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CB_2077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79">
            <text:p>20779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5H33M00S">
            <text:p>5:33</text:p>
          </table:table-cell>
          <table:table-cell table:style-name="ce7" office:value-type="time" office:time-value="PT06H15M00S">
            <text:p>6:15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CB_2077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80">
            <text:p>20780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6H15M00S">
            <text:p>6:15</text:p>
          </table:table-cell>
          <table:table-cell table:style-name="ce7" office:value-type="time" office:time-value="PT06H56M00S">
            <text:p>6:56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CB_2078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81">
            <text:p>20781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6H56M00S">
            <text:p>6:56</text:p>
          </table:table-cell>
          <table:table-cell table:style-name="ce7" office:value-type="time" office:time-value="PT07H37M00S">
            <text:p>7:37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CB_2078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COP</text:p>
          </table:table-cell>
          <table:table-cell office:value-type="float" office:value="20782">
            <text:p>20782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7H37M00S">
            <text:p>7:37</text:p>
          </table:table-cell>
          <table:table-cell table:style-name="ce7" office:value-type="time" office:time-value="PT08H31M00S">
            <text:p>8:31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CB_2078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ADJ</text:p>
          </table:table-cell>
          <table:table-cell office:value-type="float" office:value="20783">
            <text:p>2078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8H31M00S">
            <text:p>8:31</text:p>
          </table:table-cell>
          <table:table-cell table:style-name="ce7" office:value-type="time" office:time-value="PT08H38M00S">
            <text:p>8:3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CB_20783.dat</text:p>
          </table:table-cell>
          <table:table-cell office:value-type="string">
            <text:p><text:s/>320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M&gt;=2 E&gt;100MeV, DON'T USE, test run to set edge and for photon optimization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84">
            <text:p>20784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8H38M00S">
            <text:p>8:38</text:p>
          </table:table-cell>
          <table:table-cell table:style-name="ce7" office:value-type="time" office:time-value="PT09H13M00S">
            <text:p>9:13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78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M&gt;=2 E&gt;100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85">
            <text:p>20785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9H13M00S">
            <text:p>9:13</text:p>
          </table:table-cell>
          <table:table-cell table:style-name="ce7" office:value-type="time" office:time-value="PT09H50M00S">
            <text:p>9:5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78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86">
            <text:p>20786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9H50M00S">
            <text:p>9:50</text:p>
          </table:table-cell>
          <table:table-cell table:style-name="ce7" office:value-type="time" office:time-value="PT10H26M00S">
            <text:p>10:26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78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87">
            <text:p>20787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0H26M00S">
            <text:p>10:26</text:p>
          </table:table-cell>
          <table:table-cell table:style-name="ce7" office:value-type="time" office:time-value="PT11H02M00S">
            <text:p>11:02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787.dat</text:p>
          </table:table-cell>
          <table:table-cell office:value-type="string">
            <text:p><text:s/>1.9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88">
            <text:p>20788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1H02M00S">
            <text:p>11:02</text:p>
          </table:table-cell>
          <table:table-cell table:style-name="ce7" office:value-type="time" office:time-value="PT11H37M00S">
            <text:p>11:37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78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89">
            <text:p>20789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3H17M00S">
            <text:p>13:17</text:p>
          </table:table-cell>
          <table:table-cell table:style-name="ce7" office:value-type="time" office:time-value="PT13H52M00S">
            <text:p>13:5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78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M&gt;=2 E&gt;100MeV <text:s text:c="12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90">
            <text:p>20790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3H52M00S">
            <text:p>13:52</text:p>
          </table:table-cell>
          <table:table-cell table:style-name="ce7" office:value-type="time" office:time-value="PT14H27M00S">
            <text:p>14:27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79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91">
            <text:p>20791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4H27M00S">
            <text:p>14:27</text:p>
          </table:table-cell>
          <table:table-cell table:style-name="ce7" office:value-type="time" office:time-value="PT15H02M00S">
            <text:p>15:0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79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92">
            <text:p>20792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5H02M00S">
            <text:p>15:02</text:p>
          </table:table-cell>
          <table:table-cell table:style-name="ce7" office:value-type="time" office:time-value="PT15H50M00S">
            <text:p>15:50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CB_2079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M&gt;=2 E&gt;100MeV, time discrepancy in logbook between this run and nex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93">
            <text:p>2079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5H50M00S">
            <text:p>15:50</text:p>
          </table:table-cell>
          <table:table-cell table:style-name="ce7" office:value-type="time" office:time-value="PT16H26M00S">
            <text:p>16:26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79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94">
            <text:p>20794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6H25M00S">
            <text:p>16:25</text:p>
          </table:table-cell>
          <table:table-cell table:style-name="ce7" office:value-type="time" office:time-value="PT17H01M00S">
            <text:p>17:01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79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95">
            <text:p>20795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7H01M00S">
            <text:p>17:01</text:p>
          </table:table-cell>
          <table:table-cell table:style-name="ce7" office:value-type="time" office:time-value="PT17H37M00S">
            <text:p>17:37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79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JNK</text:p>
          </table:table-cell>
          <table:table-cell office:value-type="float" office:value="20796">
            <text:p>20796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7H37M00S">
            <text:p>17:37</text:p>
          </table:table-cell>
          <table:table-cell table:style-name="ce7" office:value-type="time" office:time-value="PT17H42M00S">
            <text:p>17:4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B_20796.dat</text:p>
          </table:table-cell>
          <table:table-cell office:value-type="string">
            <text:p><text:s/>285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, out of synch, crashed!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97">
            <text:p>20797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7H49M00S">
            <text:p>17:49</text:p>
          </table:table-cell>
          <table:table-cell table:style-name="ce7" office:value-type="time" office:time-value="PT18H25M00S">
            <text:p>18:25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79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98">
            <text:p>20798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8H25M00S">
            <text:p>18:25</text:p>
          </table:table-cell>
          <table:table-cell table:style-name="ce7" office:value-type="time" office:time-value="PT19H04M00S">
            <text:p>19:04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CB_2079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799">
            <text:p>20799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9H04M00S">
            <text:p>19:04</text:p>
          </table:table-cell>
          <table:table-cell table:style-name="ce7" office:value-type="time" office:time-value="PT19H40M00S">
            <text:p>19:40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79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, beam position tweaked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800">
            <text:p>20800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9H40M00S">
            <text:p>19:40</text:p>
          </table:table-cell>
          <table:table-cell table:style-name="ce7" office:value-type="time" office:time-value="PT20H17M00S">
            <text:p>20:17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80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801">
            <text:p>20801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53M00S">
            <text:p>20:5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0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<text:s/>JNK</text:p>
          </table:table-cell>
          <table:table-cell office:value-type="float" office:value="20802">
            <text:p>20802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0H53M00S">
            <text:p>20:53</text:p>
          </table:table-cell>
          <table:table-cell table:style-name="ce7" office:value-type="time" office:time-value="PT21H02M00S">
            <text:p>21:0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CB_20802.dat</text:p>
          </table:table-cell>
          <table:table-cell office:value-type="string">
            <text:p><text:s/>376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, stopped because of tuning axis, Junk!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803">
            <text:p>2080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1H02M00S">
            <text:p>21:02</text:p>
          </table:table-cell>
          <table:table-cell table:style-name="ce7" office:value-type="time" office:time-value="PT21H38M00S">
            <text:p>21:38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0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, para_axis2= -1.764, para_axis4= 3.764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804">
            <text:p>20804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1H38M00S">
            <text:p>21:38</text:p>
          </table:table-cell>
          <table:table-cell table:style-name="ce7" office:value-type="time" office:time-value="PT22H14M00S">
            <text:p>22:14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0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805">
            <text:p>20805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2H14M00S">
            <text:p>22:14</text:p>
          </table:table-cell>
          <table:table-cell table:style-name="ce7" office:value-type="time" office:time-value="PT22H49M00S">
            <text:p>22:49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80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3">
            <text:p>2008-12-13</text:p>
          </table:table-cell>
          <table:table-cell table:style-name="ce3" office:value-type="string">
            <text:p>PRO</text:p>
          </table:table-cell>
          <table:table-cell office:value-type="float" office:value="20806">
            <text:p>20806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2H49M00S">
            <text:p>22:49</text:p>
          </table:table-cell>
          <table:table-cell table:style-name="ce7" office:value-type="time" office:time-value="PT23H26M00S">
            <text:p>23:26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80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07">
            <text:p>20807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3H26M00S">
            <text:p>23:26</text:p>
          </table:table-cell>
          <table:table-cell table:style-name="ce7" office:value-type="time" office:time-value="PT00H01M00S">
            <text:p>0:01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80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08">
            <text:p>20808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0H01M00S">
            <text:p>0:01</text:p>
          </table:table-cell>
          <table:table-cell table:style-name="ce7" office:value-type="time" office:time-value="PT00H37M00S">
            <text:p>0:37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0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09">
            <text:p>20809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0H37M00S">
            <text:p>0:37</text:p>
          </table:table-cell>
          <table:table-cell table:style-name="ce7" office:value-type="time" office:time-value="PT01H12M00S">
            <text:p>1:1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80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0">
            <text:p>20810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1H12M00S">
            <text:p>1:12</text:p>
          </table:table-cell>
          <table:table-cell table:style-name="ce7" office:value-type="time" office:time-value="PT01H50M00S">
            <text:p>1:50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CB_2081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1">
            <text:p>20811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1H50M00S">
            <text:p>1:50</text:p>
          </table:table-cell>
          <table:table-cell table:style-name="ce7" office:value-type="time" office:time-value="PT02H19M00S">
            <text:p>2:19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CB_20811.dat</text:p>
          </table:table-cell>
          <table:table-cell office:value-type="string">
            <text:p><text:s/>1.4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, beam died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2">
            <text:p>20812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2H34M00S">
            <text:p>2:34</text:p>
          </table:table-cell>
          <table:table-cell table:style-name="ce7" office:value-type="time" office:time-value="PT03H09M00S">
            <text:p>3:09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B_2081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, 2 AcquRoots running in parallel, Laddertest crashed, entered hall to rese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3">
            <text:p>2081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4H10M00S">
            <text:p>4:10</text:p>
          </table:table-cell>
          <table:table-cell table:style-name="ce7" office:value-type="time" office:time-value="PT04H47M00S">
            <text:p>4:47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81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4">
            <text:p>20814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4H47M00S">
            <text:p>4:47</text:p>
          </table:table-cell>
          <table:table-cell table:style-name="ce7" office:value-type="time" office:time-value="PT05H23M00S">
            <text:p>5:2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1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5">
            <text:p>20815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5H23M00S">
            <text:p>5:23</text:p>
          </table:table-cell>
          <table:table-cell table:style-name="ce7" office:value-type="time" office:time-value="PT05H59M00S">
            <text:p>5:59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1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6">
            <text:p>20816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6H00M00S">
            <text:p>6:00</text:p>
          </table:table-cell>
          <table:table-cell table:style-name="ce7" office:value-type="time" office:time-value="PT06H36M00S">
            <text:p>6:36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1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7">
            <text:p>20817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6H36M00S">
            <text:p>6:36</text:p>
          </table:table-cell>
          <table:table-cell table:style-name="ce7" office:value-type="time" office:time-value="PT07H12M00S">
            <text:p>7:12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1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8">
            <text:p>20818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7H12M00S">
            <text:p>7:12</text:p>
          </table:table-cell>
          <table:table-cell table:style-name="ce7" office:value-type="time" office:time-value="PT07H48M00S">
            <text:p>7:48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1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19">
            <text:p>20819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7H48M00S">
            <text:p>7:48</text:p>
          </table:table-cell>
          <table:table-cell table:style-name="ce7" office:value-type="time" office:time-value="PT08H24M00S">
            <text:p>8:24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1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0">
            <text:p>20820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8H24M00S">
            <text:p>8:24</text:p>
          </table:table-cell>
          <table:table-cell table:style-name="ce7" office:value-type="time" office:time-value="PT09H00M00S">
            <text:p>9:00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2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1">
            <text:p>20821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9H00M00S">
            <text:p>9:00</text:p>
          </table:table-cell>
          <table:table-cell table:style-name="ce7" office:value-type="time" office:time-value="PT09H37M00S">
            <text:p>9:37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82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2">
            <text:p>20822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9H37M00S">
            <text:p>9:37</text:p>
          </table:table-cell>
          <table:table-cell table:style-name="ce7" office:value-type="time" office:time-value="PT10H13M00S">
            <text:p>10:1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2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3">
            <text:p>2082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0H13M00S">
            <text:p>10:13</text:p>
          </table:table-cell>
          <table:table-cell table:style-name="ce7" office:value-type="time" office:time-value="PT10H51M00S">
            <text:p>10:51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CB_2082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4">
            <text:p>20824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0H51M00S">
            <text:p>10:51</text:p>
          </table:table-cell>
          <table:table-cell table:style-name="ce7" office:value-type="time" office:time-value="PT11H35M00S">
            <text:p>11:35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CB_2082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, lost interrupts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5">
            <text:p>20825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1H34M00S">
            <text:p>11:34</text:p>
          </table:table-cell>
          <table:table-cell table:style-name="ce7" office:value-type="time" office:time-value="PT12H10M00S">
            <text:p>12:10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2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6">
            <text:p>20826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2H10M00S">
            <text:p>12:10</text:p>
          </table:table-cell>
          <table:table-cell table:style-name="ce7" office:value-type="time" office:time-value="PT12H47M00S">
            <text:p>12:47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82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7">
            <text:p>20827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2H47M00S">
            <text:p>12:47</text:p>
          </table:table-cell>
          <table:table-cell table:style-name="ce7" office:value-type="time" office:time-value="PT13H24M00S">
            <text:p>13:24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82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8">
            <text:p>20828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3H24M00S">
            <text:p>13:24</text:p>
          </table:table-cell>
          <table:table-cell table:style-name="ce7" office:value-type="time" office:time-value="PT14H00M00S">
            <text:p>14:00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2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text:s text:c="11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29">
            <text:p>20829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4H00M00S">
            <text:p>14:00</text:p>
          </table:table-cell>
          <table:table-cell table:style-name="ce7" office:value-type="time" office:time-value="PT14H37M00S">
            <text:p>14:37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82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text:s text:c="11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30">
            <text:p>20830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4H37M00S">
            <text:p>14:37</text:p>
          </table:table-cell>
          <table:table-cell table:style-name="ce7" office:value-type="time" office:time-value="PT15H13M00S">
            <text:p>15:1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B_2083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31">
            <text:p>20831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5H13M00S">
            <text:p>15:13</text:p>
          </table:table-cell>
          <table:table-cell table:style-name="ce7" office:value-type="time" office:time-value="PT15H50M00S">
            <text:p>15:5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B_2083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PRO</text:p>
          </table:table-cell>
          <table:table-cell office:value-type="float" office:value="20832">
            <text:p>20832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5H50M00S">
            <text:p>15:50</text:p>
          </table:table-cell>
          <table:table-cell table:style-name="ce7" office:value-type="time" office:time-value="PT16H24M00S">
            <text:p>16:24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CB_20832.dat</text:p>
          </table:table-cell>
          <table:table-cell office:value-type="string">
            <text:p><text:s/>1.3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, stopped early to empty targe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EMT</text:p>
          </table:table-cell>
          <table:table-cell office:value-type="float" office:value="20833">
            <text:p>20833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6H24M00S">
            <text:p>16:24</text:p>
          </table:table-cell>
          <table:table-cell table:style-name="ce7" office:value-type="time" office:time-value="PT18H04M00S">
            <text:p>18:04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CB_20833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, Empty, M&gt;=2 E&gt;100 MeV, logsheet says target empty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EMT</text:p>
          </table:table-cell>
          <table:table-cell office:value-type="float" office:value="20834">
            <text:p>20834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8H04M00S">
            <text:p>18:04</text:p>
          </table:table-cell>
          <table:table-cell table:style-name="ce7" office:value-type="time" office:time-value="PT19H43M00S">
            <text:p>19:43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string">
            <text:p>CB_20834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, Empty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4">
            <text:p>2008-12-14</text:p>
          </table:table-cell>
          <table:table-cell table:style-name="ce3" office:value-type="string">
            <text:p>EMT</text:p>
          </table:table-cell>
          <table:table-cell office:value-type="float" office:value="20840">
            <text:p>20840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1H50M00S">
            <text:p>21:50</text:p>
          </table:table-cell>
          <table:table-cell table:style-name="ce7" office:value-type="time" office:time-value="PT23H31M00S">
            <text:p>23:31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string">
            <text:p>CB_20840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, Empty, M&gt;=2 E&gt;100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5">
            <text:p>2008-12-15</text:p>
          </table:table-cell>
          <table:table-cell table:style-name="ce3" office:value-type="string">
            <text:p>EMT</text:p>
          </table:table-cell>
          <table:table-cell office:value-type="float" office:value="20841">
            <text:p>20841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3H31M00S">
            <text:p>23:31</text:p>
          </table:table-cell>
          <table:table-cell table:style-name="ce7" office:value-type="time" office:time-value="PT01H13M00S">
            <text:p>1:13</text:p>
          </table:table-cell>
          <table:table-cell office:value-type="float" office:value="102">
            <text:p>102</text:p>
          </table:table-cell>
          <table:table-cell table:number-columns-repeated="2"/>
          <table:table-cell office:value-type="string">
            <text:p>CB_20841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, Empty, M&gt;=2 E&gt;100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5">
            <text:p>2008-12-15</text:p>
          </table:table-cell>
          <table:table-cell table:style-name="ce3" office:value-type="string">
            <text:p>EMT</text:p>
          </table:table-cell>
          <table:table-cell office:value-type="float" office:value="20842">
            <text:p>20842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1H13M00S">
            <text:p>1:13</text:p>
          </table:table-cell>
          <table:table-cell table:style-name="ce7" office:value-type="time" office:time-value="PT02H53M00S">
            <text:p>2:5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CB_20842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 nA, 3mm coll, Empty, M&gt;=2 E&gt;100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5">
            <text:p>2008-12-15</text:p>
          </table:table-cell>
          <table:table-cell table:style-name="ce3" office:value-type="string">
            <text:p>EMT</text:p>
          </table:table-cell>
          <table:table-cell office:value-type="float" office:value="20843">
            <text:p>20843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2H53M00S">
            <text:p>2:53</text:p>
          </table:table-cell>
          <table:table-cell table:style-name="ce7" office:value-type="time" office:time-value="PT04H33M00S">
            <text:p>4:3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CB_20843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 nA, 3mm coll, Empty, M&gt;=2 E&gt;100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5">
            <text:p>2008-12-15</text:p>
          </table:table-cell>
          <table:table-cell table:style-name="ce3" office:value-type="string">
            <text:p>EMT</text:p>
          </table:table-cell>
          <table:table-cell office:value-type="float" office:value="20844">
            <text:p>20844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4H33M00S">
            <text:p>4:33</text:p>
          </table:table-cell>
          <table:table-cell table:style-name="ce7" office:value-type="time" office:time-value="PT06H14M00S">
            <text:p>6:14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string">
            <text:p>CB_20844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 nA, 3mm coll, Empty, M&gt;=2 E&gt;100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5">
            <text:p>2008-12-15</text:p>
          </table:table-cell>
          <table:table-cell table:style-name="ce3" office:value-type="string">
            <text:p>JNK</text:p>
          </table:table-cell>
          <table:table-cell office:value-type="float" office:value="20845">
            <text:p>20845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6H14M00S">
            <text:p>6:14</text:p>
          </table:table-cell>
          <table:table-cell table:style-name="ce7" office:value-type="time" office:time-value="PT06H15M00S">
            <text:p>6:1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B_20845.dat</text:p>
          </table:table-cell>
          <table:table-cell office:value-type="string">
            <text:p><text:s text:c="2"/>24M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 nA, 3mm coll, Empty, M&gt;=2 E&gt;100,beam went off for maintenance, target moved 5cm downstream</text:p>
          </table:table-cell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3"/>
          <table:table-cell table:style-name="ce2"/>
          <table:table-cell table:style-name="ce7" table:number-columns-repeated="2"/>
          <table:table-cell table:number-columns-repeated="7"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4" office:value-type="string">
            <text:p>PART II</text:p>
          </table:table-cell>
          <table:table-cell table:style-name="ce3"/>
          <table:table-cell table:number-columns-repeated="2"/>
          <table:table-cell office:value-type="string">
            <text:p>c for checked, e for error while running analysis</text:p>
          </table:table-cell>
          <table:table-cell table:style-name="ce2"/>
          <table:table-cell table:style-name="ce7" table:number-columns-repeated="2"/>
          <table:table-cell table:number-columns-repeated="7"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COP</text:p>
          </table:table-cell>
          <table:table-cell office:value-type="float" office:value="20846">
            <text:p>20846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10H34M00S">
            <text:p>10:34</text:p>
          </table:table-cell>
          <table:table-cell table:style-name="ce7" office:value-type="time" office:time-value="PT11H04M00S">
            <text:p>11:0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J85]/60" office:value-type="float" office:value="0">
            <text:p>0.0</text:p>
          </table:table-cell>
          <table:table-cell office:value-type="string">
            <text:p>CB_20846.dat</text:p>
          </table:table-cell>
          <table:table-cell office:value-type="string">
            <text:p><text:s/>1.3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 Cu, 3mm colli, LH2, M&gt;=2, E&gt;100 MeV, PID only @ end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COP</text:p>
          </table:table-cell>
          <table:table-cell office:value-type="float" office:value="20847">
            <text:p>20847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11H04M00S">
            <text:p>11:04</text:p>
          </table:table-cell>
          <table:table-cell table:style-name="ce7" office:value-type="time" office:time-value="PT11H49M00S">
            <text:p>11:49</text:p>
          </table:table-cell>
          <table:table-cell office:value-type="float" office:value="45">
            <text:p>45</text:p>
          </table:table-cell>
          <table:table-cell table:formula="of:=SUM([.I85])" office:value-type="float" office:value="30">
            <text:p>30</text:p>
          </table:table-cell>
          <table:table-cell table:formula="of:=[.J86]/60" office:value-type="float" office:value="0.5">
            <text:p>0.5</text:p>
          </table:table-cell>
          <table:table-cell office:value-type="string">
            <text:p>CB_2084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20nA, 10mmCu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ADJ</text:p>
          </table:table-cell>
          <table:table-cell office:value-type="float" office:value="20848">
            <text:p>20848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1H53M00S">
            <text:p>11:53</text:p>
          </table:table-cell>
          <table:table-cell table:style-name="ce7" office:value-type="time" office:time-value="PT12H03M00S">
            <text:p>12:03</text:p>
          </table:table-cell>
          <table:table-cell office:value-type="float" office:value="10">
            <text:p>10</text:p>
          </table:table-cell>
          <table:table-cell table:formula="of:=SUM([.I$85:.I86])" office:value-type="float" office:value="75">
            <text:p>75</text:p>
          </table:table-cell>
          <table:table-cell table:formula="of:=[.J87]/60" office:value-type="float" office:value="1.25">
            <text:p>1.3</text:p>
          </table:table-cell>
          <table:table-cell office:value-type="string">
            <text:p>CB_20848.dat</text:p>
          </table:table-cell>
          <table:table-cell office:value-type="string">
            <text:p><text:s/>479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used to adjust goniometer axis only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08-12-16">
            <text:p>2008-12-16</text:p>
          </table:table-cell>
          <table:table-cell table:style-name="ce5" office:value-type="string">
            <text:p>PRO</text:p>
          </table:table-cell>
          <table:table-cell table:style-name="ce6" office:value-type="float" office:value="20849">
            <text:p>20849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12H03M00S">
            <text:p>12:03</text:p>
          </table:table-cell>
          <table:table-cell table:style-name="ce8" office:value-type="time" office:time-value="PT12H41M00S">
            <text:p>12:41</text:p>
          </table:table-cell>
          <table:table-cell table:style-name="ce9" office:value-type="float" office:value="38">
            <text:p>38</text:p>
          </table:table-cell>
          <table:table-cell table:style-name="ce9" table:formula="of:=SUM([.I$85:.I87])" office:value-type="float" office:value="85">
            <text:p>85</text:p>
          </table:table-cell>
          <table:table-cell table:style-name="ce12" table:formula="of:=[.J88]/60" office:value-type="float" office:value="1.41666666666667">
            <text:p>1.4</text:p>
          </table:table-cell>
          <table:table-cell table:style-name="ce6" office:value-type="string">
            <text:p>CB_20849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</text:p>
          </table:table-cell>
          <table:table-cell table:style-name="ce13" table:number-columns-repeated="1006"/>
        </table:table-row>
        <table:table-row table:style-name="ro1">
          <table:table-cell table:style-name="ce5" office:value-type="date" office:date-value="2008-12-16">
            <text:p>2008-12-16</text:p>
          </table:table-cell>
          <table:table-cell table:style-name="ce5" office:value-type="string">
            <text:p>PRO</text:p>
          </table:table-cell>
          <table:table-cell table:style-name="ce6" office:value-type="float" office:value="20850">
            <text:p>20850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12H41M00S">
            <text:p>12:41</text:p>
          </table:table-cell>
          <table:table-cell table:style-name="ce8" office:value-type="time" office:time-value="PT13H19M00S">
            <text:p>13:19</text:p>
          </table:table-cell>
          <table:table-cell table:style-name="ce9" office:value-type="float" office:value="38">
            <text:p>38</text:p>
          </table:table-cell>
          <table:table-cell table:style-name="ce9" table:formula="of:=SUM([.I$85:.I88])" office:value-type="float" office:value="123">
            <text:p>123</text:p>
          </table:table-cell>
          <table:table-cell table:style-name="ce12" table:formula="of:=[.J89]/60" office:value-type="float" office:value="2.05">
            <text:p>2.1</text:p>
          </table:table-cell>
          <table:table-cell table:style-name="ce6" office:value-type="string">
            <text:p>CB_20850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 </text:p>
          </table:table-cell>
          <table:table-cell table:style-name="ce13"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51">
            <text:p>2085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3H19M00S">
            <text:p>13:19</text:p>
          </table:table-cell>
          <table:table-cell table:style-name="ce7" office:value-type="time" office:time-value="PT13H57M00S">
            <text:p>13:57</text:p>
          </table:table-cell>
          <table:table-cell office:value-type="float" office:value="38">
            <text:p>38</text:p>
          </table:table-cell>
          <table:table-cell table:formula="of:=SUM([.I$85:.I89])" office:value-type="float" office:value="161">
            <text:p>161</text:p>
          </table:table-cell>
          <table:table-cell table:formula="of:=[.J90]/60" office:value-type="float" office:value="2.68333333333333">
            <text:p>2.7</text:p>
          </table:table-cell>
          <table:table-cell office:value-type="string">
            <text:p>CB_2085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52">
            <text:p>2085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3H57M00S">
            <text:p>13:57</text:p>
          </table:table-cell>
          <table:table-cell table:style-name="ce7" office:value-type="time" office:time-value="PT14H34M00S">
            <text:p>14:34</text:p>
          </table:table-cell>
          <table:table-cell office:value-type="float" office:value="37">
            <text:p>37</text:p>
          </table:table-cell>
          <table:table-cell table:formula="of:=SUM([.I$85:.I90])" office:value-type="float" office:value="199">
            <text:p>199</text:p>
          </table:table-cell>
          <table:table-cell table:formula="of:=[.J91]/60" office:value-type="float" office:value="3.31666666666667">
            <text:p>3.3</text:p>
          </table:table-cell>
          <table:table-cell office:value-type="string">
            <text:p>CB_2085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JNK</text:p>
          </table:table-cell>
          <table:table-cell office:value-type="float" office:value="20853">
            <text:p>20853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6H03M00S">
            <text:p>16:03</text:p>
          </table:table-cell>
          <table:table-cell table:style-name="ce7" office:value-type="time" office:time-value="PT16H09M00S">
            <text:p>16:09</text:p>
          </table:table-cell>
          <table:table-cell office:value-type="float" office:value="6">
            <text:p>6</text:p>
          </table:table-cell>
          <table:table-cell table:formula="of:=SUM([.I$85:.I91])" office:value-type="float" office:value="236">
            <text:p>236</text:p>
          </table:table-cell>
          <table:table-cell table:formula="of:=[.J92]/60" office:value-type="float" office:value="3.93333333333333">
            <text:p>3.9</text:p>
          </table:table-cell>
          <table:table-cell office:value-type="string">
            <text:p>CB_20853.dat</text:p>
          </table:table-cell>
          <table:table-cell office:value-type="string">
            <text:p><text:s text:c="2"/>38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 nA</text:p>
          </table:table-cell>
          <table:table-cell office:value-type="string">
            <text:p><text:s text:c="2"/>2nA, diamond-PERP, 3mmColl, LH2, M&gt;=2 E&gt;100, logbook has 2mA listed for current, Rate test for MWPCs, para_axis2= -1.796 para_axis4= 3.796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54">
            <text:p>20854</text:p>
          </table:table-cell>
          <table:table-cell office:value-type="string">
            <text:p>x</text:p>
          </table:table-cell>
          <table:table-cell office:value-type="string">
            <text:p>e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10M00S">
            <text:p>16:10</text:p>
          </table:table-cell>
          <table:table-cell table:style-name="ce7" office:value-type="time" office:time-value="PT16H56M00S">
            <text:p>16:56</text:p>
          </table:table-cell>
          <table:table-cell office:value-type="float" office:value="46">
            <text:p>46</text:p>
          </table:table-cell>
          <table:table-cell table:formula="of:=SUM([.I$85:.I92])" office:value-type="float" office:value="242">
            <text:p>242</text:p>
          </table:table-cell>
          <table:table-cell table:formula="of:=[.J93]/60" office:value-type="float" office:value="4.03333333333333">
            <text:p>4.0</text:p>
          </table:table-cell>
          <table:table-cell office:value-type="string">
            <text:p>CB_20854.dat</text:p>
          </table:table-cell>
          <table:table-cell office:value-type="string">
            <text:p><text:s/>534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5 nA</text:p>
          </table:table-cell>
          <table:table-cell office:value-type="string">
            <text:p><text:s/>5 nA,diamond-PERP, 3mmColl, LH2, M&gt;=2 E&gt;100, logbook has 5mA listed stop time not listed, doesn't say why file is smaller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55">
            <text:p>20855</text:p>
          </table:table-cell>
          <table:table-cell office:value-type="string">
            <text:p>x</text:p>
          </table:table-cell>
          <table:table-cell office:value-type="string">
            <text:p>para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19M00S">
            <text:p>17:19</text:p>
          </table:table-cell>
          <table:table-cell table:style-name="ce7" office:value-type="time" office:time-value="PT18H23M00S">
            <text:p>18:23</text:p>
          </table:table-cell>
          <table:table-cell office:value-type="float" office:value="64">
            <text:p>64</text:p>
          </table:table-cell>
          <table:table-cell table:formula="of:=SUM([.I$85:.I93])" office:value-type="float" office:value="288">
            <text:p>288</text:p>
          </table:table-cell>
          <table:table-cell table:formula="of:=[.J94]/60" office:value-type="float" office:value="4.8">
            <text:p>4.8</text:p>
          </table:table-cell>
          <table:table-cell office:value-type="string">
            <text:p>CB_20855.dat</text:p>
          </table:table-cell>
          <table:table-cell office:value-type="string">
            <text:p><text:s/>1.7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5 nA</text:p>
          </table:table-cell>
          <table:table-cell office:value-type="string">
            <text:p><text:s/>5 nA,diamond-PERP, 3mmColl, LH2, M&gt;=2 E&gt;100, logbook has 5mA listed, ratio adjusted to 559.500,beam current increased to 20mA during the run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COP</text:p>
          </table:table-cell>
          <table:table-cell office:value-type="float" office:value="20856">
            <text:p>20856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18H23M00S">
            <text:p>18:23</text:p>
          </table:table-cell>
          <table:table-cell table:style-name="ce7" office:value-type="time" office:time-value="PT18H46M00S">
            <text:p>18:46</text:p>
          </table:table-cell>
          <table:table-cell office:value-type="float" office:value="23">
            <text:p>23</text:p>
          </table:table-cell>
          <table:table-cell table:formula="of:=SUM([.I$85:.I94])" office:value-type="float" office:value="352">
            <text:p>352</text:p>
          </table:table-cell>
          <table:table-cell table:formula="of:=[.J95]/60" office:value-type="float" office:value="5.86666666666667">
            <text:p>5.9</text:p>
          </table:table-cell>
          <table:table-cell office:value-type="string">
            <text:p>CB_20856.dat</text:p>
          </table:table-cell>
          <table:table-cell office:value-type="string">
            <text:p><text:s/>760M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Cu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ADJ</text:p>
          </table:table-cell>
          <table:table-cell office:value-type="float" office:value="20857">
            <text:p>20857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8H46M00S">
            <text:p>18:46</text:p>
          </table:table-cell>
          <table:table-cell table:style-name="ce7" office:value-type="time" office:time-value="PT19H03M00S">
            <text:p>19:03</text:p>
          </table:table-cell>
          <table:table-cell office:value-type="float" office:value="17">
            <text:p>17</text:p>
          </table:table-cell>
          <table:table-cell table:formula="of:=SUM([.I$85:.I95])" office:value-type="float" office:value="375">
            <text:p>375</text:p>
          </table:table-cell>
          <table:table-cell table:formula="of:=[.J96]/60" office:value-type="float" office:value="6.25">
            <text:p>6.3</text:p>
          </table:table-cell>
          <table:table-cell office:value-type="string">
            <text:p>CB_20857.dat</text:p>
          </table:table-cell>
          <table:table-cell office:value-type="string">
            <text:p><text:s/>793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testing peak position for PARA and PERP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58">
            <text:p>2085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9H03M00S">
            <text:p>19:03</text:p>
          </table:table-cell>
          <table:table-cell table:style-name="ce7" office:value-type="time" office:time-value="PT19H41M00S">
            <text:p>19:41</text:p>
          </table:table-cell>
          <table:table-cell office:value-type="float" office:value="38">
            <text:p>38</text:p>
          </table:table-cell>
          <table:table-cell table:formula="of:=SUM([.I$85:.I96])" office:value-type="float" office:value="392">
            <text:p>392</text:p>
          </table:table-cell>
          <table:table-cell table:formula="of:=[.J97]/60" office:value-type="float" office:value="6.53333333333333">
            <text:p>6.5</text:p>
          </table:table-cell>
          <table:table-cell office:value-type="string">
            <text:p>CB_2085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logbook has 20mA again….might just be bad handwrit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59">
            <text:p>2085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9H45M00S">
            <text:p>19:45</text:p>
          </table:table-cell>
          <table:table-cell table:style-name="ce7" office:value-type="time" office:time-value="PT20H21M00S">
            <text:p>20:21</text:p>
          </table:table-cell>
          <table:table-cell office:value-type="float" office:value="36">
            <text:p>36</text:p>
          </table:table-cell>
          <table:table-cell table:formula="of:=SUM([.I$85:.I97])" office:value-type="float" office:value="430">
            <text:p>430</text:p>
          </table:table-cell>
          <table:table-cell table:formula="of:=[.J98]/60" office:value-type="float" office:value="7.16666666666667">
            <text:p>7.2</text:p>
          </table:table-cell>
          <table:table-cell office:value-type="string">
            <text:p>CB_2085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60">
            <text:p>2086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21M00S">
            <text:p>20:21</text:p>
          </table:table-cell>
          <table:table-cell table:style-name="ce7" office:value-type="time" office:time-value="PT20H58M00S">
            <text:p>20:58</text:p>
          </table:table-cell>
          <table:table-cell office:value-type="float" office:value="37">
            <text:p>37</text:p>
          </table:table-cell>
          <table:table-cell table:formula="of:=SUM([.I$85:.I98])" office:value-type="float" office:value="466">
            <text:p>466</text:p>
          </table:table-cell>
          <table:table-cell table:formula="of:=[.J99]/60" office:value-type="float" office:value="7.76666666666667">
            <text:p>7.8</text:p>
          </table:table-cell>
          <table:table-cell office:value-type="string">
            <text:p>CB_2086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61">
            <text:p>2086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58M00S">
            <text:p>20:58</text:p>
          </table:table-cell>
          <table:table-cell table:style-name="ce7" office:value-type="time" office:time-value="PT21H34M00S">
            <text:p>21:34</text:p>
          </table:table-cell>
          <table:table-cell office:value-type="float" office:value="36">
            <text:p>36</text:p>
          </table:table-cell>
          <table:table-cell table:formula="of:=SUM([.I$85:.I99])" office:value-type="float" office:value="503">
            <text:p>503</text:p>
          </table:table-cell>
          <table:table-cell table:formula="of:=[.J100]/60" office:value-type="float" office:value="8.38333333333333">
            <text:p>8.4</text:p>
          </table:table-cell>
          <table:table-cell office:value-type="string">
            <text:p>CB_2086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62">
            <text:p>2086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1H42M00S">
            <text:p>21:42</text:p>
          </table:table-cell>
          <table:table-cell table:style-name="ce7" office:value-type="time" office:time-value="PT22H18M00S">
            <text:p>22:18</text:p>
          </table:table-cell>
          <table:table-cell office:value-type="float" office:value="36">
            <text:p>36</text:p>
          </table:table-cell>
          <table:table-cell table:formula="of:=SUM([.I$85:.I100])" office:value-type="float" office:value="539">
            <text:p>539</text:p>
          </table:table-cell>
          <table:table-cell table:formula="of:=[.J101]/60" office:value-type="float" office:value="8.98333333333333">
            <text:p>9.0</text:p>
          </table:table-cell>
          <table:table-cell office:value-type="string">
            <text:p>CB_2086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63">
            <text:p>2086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18M00S">
            <text:p>22:18</text:p>
          </table:table-cell>
          <table:table-cell table:style-name="ce7" office:value-type="time" office:time-value="PT22H54M00S">
            <text:p>22:54</text:p>
          </table:table-cell>
          <table:table-cell office:value-type="float" office:value="36">
            <text:p>36</text:p>
          </table:table-cell>
          <table:table-cell table:formula="of:=SUM([.I$85:.I101])" office:value-type="float" office:value="575">
            <text:p>575</text:p>
          </table:table-cell>
          <table:table-cell table:formula="of:=[.J102]/60" office:value-type="float" office:value="9.58333333333333">
            <text:p>9.6</text:p>
          </table:table-cell>
          <table:table-cell office:value-type="string">
            <text:p>CB_2086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64">
            <text:p>2086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54M00S">
            <text:p>22:54</text:p>
          </table:table-cell>
          <table:table-cell table:style-name="ce7" office:value-type="time" office:time-value="PT23H30M00S">
            <text:p>23:30</text:p>
          </table:table-cell>
          <table:table-cell office:value-type="float" office:value="36">
            <text:p>36</text:p>
          </table:table-cell>
          <table:table-cell table:formula="of:=SUM([.I$85:.I102])" office:value-type="float" office:value="611">
            <text:p>611</text:p>
          </table:table-cell>
          <table:table-cell table:formula="of:=[.J103]/60" office:value-type="float" office:value="10.1833333333333">
            <text:p>10.2</text:p>
          </table:table-cell>
          <table:table-cell office:value-type="string">
            <text:p>CB_2086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65">
            <text:p>2086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3H30M00S">
            <text:p>23:30</text:p>
          </table:table-cell>
          <table:table-cell table:style-name="ce7" office:value-type="time" office:time-value="PT00H09M00S">
            <text:p>0:09</text:p>
          </table:table-cell>
          <table:table-cell office:value-type="float" office:value="39">
            <text:p>39</text:p>
          </table:table-cell>
          <table:table-cell table:formula="of:=SUM([.I$85:.I103])" office:value-type="float" office:value="647">
            <text:p>647</text:p>
          </table:table-cell>
          <table:table-cell table:formula="of:=[.J104]/60" office:value-type="float" office:value="10.7833333333333">
            <text:p>10.8</text:p>
          </table:table-cell>
          <table:table-cell office:value-type="string">
            <text:p>CB_2086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66">
            <text:p>2086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0H09M00S">
            <text:p>0:09</text:p>
          </table:table-cell>
          <table:table-cell table:style-name="ce7" office:value-type="time" office:time-value="PT00H46M00S">
            <text:p>0:46</text:p>
          </table:table-cell>
          <table:table-cell office:value-type="float" office:value="37">
            <text:p>37</text:p>
          </table:table-cell>
          <table:table-cell table:formula="of:=SUM([.I$85:.I104])" office:value-type="float" office:value="686">
            <text:p>686</text:p>
          </table:table-cell>
          <table:table-cell table:formula="of:=[.J105]/60" office:value-type="float" office:value="11.4333333333333">
            <text:p>11.4</text:p>
          </table:table-cell>
          <table:table-cell office:value-type="string">
            <text:p>CB_2086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nudged, para_axis=-1.779,para_axis4= -3.779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67">
            <text:p>2086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0H46M00S">
            <text:p>0:46</text:p>
          </table:table-cell>
          <table:table-cell table:style-name="ce7" office:value-type="time" office:time-value="PT01H23M00S">
            <text:p>1:23</text:p>
          </table:table-cell>
          <table:table-cell office:value-type="float" office:value="37">
            <text:p>37</text:p>
          </table:table-cell>
          <table:table-cell table:formula="of:=SUM([.I$85:.I105])" office:value-type="float" office:value="723">
            <text:p>723</text:p>
          </table:table-cell>
          <table:table-cell table:formula="of:=[.J106]/60" office:value-type="float" office:value="12.05">
            <text:p>12.1</text:p>
          </table:table-cell>
          <table:table-cell office:value-type="string">
            <text:p>CB_2086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68">
            <text:p>2086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23M00S">
            <text:p>1:23</text:p>
          </table:table-cell>
          <table:table-cell table:style-name="ce7" office:value-type="time" office:time-value="PT02H00M00S">
            <text:p>2:00</text:p>
          </table:table-cell>
          <table:table-cell office:value-type="float" office:value="37">
            <text:p>37</text:p>
          </table:table-cell>
          <table:table-cell table:formula="of:=SUM([.I$85:.I106])" office:value-type="float" office:value="760">
            <text:p>760</text:p>
          </table:table-cell>
          <table:table-cell table:formula="of:=[.J107]/60" office:value-type="float" office:value="12.6666666666667">
            <text:p>12.7</text:p>
          </table:table-cell>
          <table:table-cell office:value-type="string">
            <text:p>CB_2086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69">
            <text:p>2086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2H00M00S">
            <text:p>2:00</text:p>
          </table:table-cell>
          <table:table-cell table:style-name="ce7" office:value-type="time" office:time-value="PT02H38M00S">
            <text:p>2:38</text:p>
          </table:table-cell>
          <table:table-cell office:value-type="float" office:value="38">
            <text:p>38</text:p>
          </table:table-cell>
          <table:table-cell table:formula="of:=SUM([.I$85:.I107])" office:value-type="float" office:value="797">
            <text:p>797</text:p>
          </table:table-cell>
          <table:table-cell table:formula="of:=[.J108]/60" office:value-type="float" office:value="13.2833333333333">
            <text:p>13.3</text:p>
          </table:table-cell>
          <table:table-cell office:value-type="string">
            <text:p>CB_20869.dat</text:p>
          </table:table-cell>
          <table:table-cell office:value-type="string">
            <text:p><text:s/>1.9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text:s text:c="3"/>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08-12-17">
            <text:p>2008-12-17</text:p>
          </table:table-cell>
          <table:table-cell table:style-name="ce5" office:value-type="string">
            <text:p>PRO</text:p>
          </table:table-cell>
          <table:table-cell table:style-name="ce6" office:value-type="float" office:value="20870">
            <text:p>20870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02H38M00S">
            <text:p>2:38</text:p>
          </table:table-cell>
          <table:table-cell table:style-name="ce8" office:value-type="time" office:time-value="PT03H14M00S">
            <text:p>3:14</text:p>
          </table:table-cell>
          <table:table-cell table:style-name="ce9" office:value-type="float" office:value="36">
            <text:p>36</text:p>
          </table:table-cell>
          <table:table-cell table:style-name="ce9" table:formula="of:=SUM([.I$85:.I108])" office:value-type="float" office:value="835">
            <text:p>835</text:p>
          </table:table-cell>
          <table:table-cell table:style-name="ce12" table:formula="of:=[.J109]/60" office:value-type="float" office:value="13.9166666666667">
            <text:p>13.9</text:p>
          </table:table-cell>
          <table:table-cell table:style-name="ce6" office:value-type="string">
            <text:p>CB_20870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 <text:s text:c="19"/></text:p>
          </table:table-cell>
          <table:table-cell table:style-name="ce13" table:number-columns-repeated="1006"/>
        </table:table-row>
        <table:table-row table:style-name="ro1">
          <table:table-cell table:style-name="ce5" office:value-type="date" office:date-value="2008-12-17">
            <text:p>2008-12-17</text:p>
          </table:table-cell>
          <table:table-cell table:style-name="ce5" office:value-type="string">
            <text:p>PRO</text:p>
          </table:table-cell>
          <table:table-cell table:style-name="ce6" office:value-type="float" office:value="20871">
            <text:p>20871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03H14M00S">
            <text:p>3:14</text:p>
          </table:table-cell>
          <table:table-cell table:style-name="ce8" office:value-type="time" office:time-value="PT03H51M00S">
            <text:p>3:51</text:p>
          </table:table-cell>
          <table:table-cell table:style-name="ce9" office:value-type="float" office:value="37">
            <text:p>37</text:p>
          </table:table-cell>
          <table:table-cell table:style-name="ce9" table:formula="of:=SUM([.I$85:.I109])" office:value-type="float" office:value="871">
            <text:p>871</text:p>
          </table:table-cell>
          <table:table-cell table:style-name="ce12" table:formula="of:=[.J110]/60" office:value-type="float" office:value="14.5166666666667">
            <text:p>14.5</text:p>
          </table:table-cell>
          <table:table-cell table:style-name="ce6" office:value-type="string">
            <text:p>CB_20871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 <text:s text:c="5"/></text:p>
          </table:table-cell>
          <table:table-cell table:style-name="ce13" table:number-columns-repeated="1006"/>
        </table:table-row>
        <table:table-row table:style-name="ro1">
          <table:table-cell table:style-name="ce5" office:value-type="date" office:date-value="2008-12-17">
            <text:p>2008-12-17</text:p>
          </table:table-cell>
          <table:table-cell table:style-name="ce5" office:value-type="string">
            <text:p>PRO</text:p>
          </table:table-cell>
          <table:table-cell table:style-name="ce6" office:value-type="float" office:value="20872">
            <text:p>20872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03H51M00S">
            <text:p>3:51</text:p>
          </table:table-cell>
          <table:table-cell table:style-name="ce8" office:value-type="time" office:time-value="PT04H29M00S">
            <text:p>4:29</text:p>
          </table:table-cell>
          <table:table-cell table:style-name="ce9" office:value-type="float" office:value="38">
            <text:p>38</text:p>
          </table:table-cell>
          <table:table-cell table:style-name="ce9" table:formula="of:=SUM([.I$85:.I110])" office:value-type="float" office:value="908">
            <text:p>908</text:p>
          </table:table-cell>
          <table:table-cell table:style-name="ce12" table:formula="of:=[.J111]/60" office:value-type="float" office:value="15.1333333333333">
            <text:p>15.1</text:p>
          </table:table-cell>
          <table:table-cell table:style-name="ce6" office:value-type="string">
            <text:p>CB_20872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 <text:s/></text:p>
          </table:table-cell>
          <table:table-cell table:style-name="ce13" table:number-columns-repeated="1006"/>
        </table:table-row>
        <table:table-row table:style-name="ro1">
          <table:table-cell table:style-name="ce5" office:value-type="date" office:date-value="2008-12-17">
            <text:p>2008-12-17</text:p>
          </table:table-cell>
          <table:table-cell table:style-name="ce5" office:value-type="string">
            <text:p>PRO</text:p>
          </table:table-cell>
          <table:table-cell table:style-name="ce6" office:value-type="float" office:value="20873">
            <text:p>20873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04H29M00S">
            <text:p>4:29</text:p>
          </table:table-cell>
          <table:table-cell table:style-name="ce8" office:value-type="time" office:time-value="PT05H08M00S">
            <text:p>5:08</text:p>
          </table:table-cell>
          <table:table-cell table:style-name="ce9" office:value-type="float" office:value="39">
            <text:p>39</text:p>
          </table:table-cell>
          <table:table-cell table:style-name="ce9" table:formula="of:=SUM([.I$85:.I111])" office:value-type="float" office:value="946">
            <text:p>946</text:p>
          </table:table-cell>
          <table:table-cell table:style-name="ce12" table:formula="of:=[.J112]/60" office:value-type="float" office:value="15.7666666666667">
            <text:p>15.8</text:p>
          </table:table-cell>
          <table:table-cell table:style-name="ce6" office:value-type="string">
            <text:p>CB_20873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, OR/P2 ratio increased to n63k by end of file</text:p>
          </table:table-cell>
          <table:table-cell table:style-name="ce13"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74">
            <text:p>2087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5H43M00S">
            <text:p>5:43</text:p>
          </table:table-cell>
          <table:table-cell table:style-name="ce7" office:value-type="time" office:time-value="PT06H20M00S">
            <text:p>6:20</text:p>
          </table:table-cell>
          <table:table-cell office:value-type="float" office:value="37">
            <text:p>37</text:p>
          </table:table-cell>
          <table:table-cell table:formula="of:=SUM([.I$85:.I112])" office:value-type="float" office:value="985">
            <text:p>985</text:p>
          </table:table-cell>
          <table:table-cell table:formula="of:=[.J113]/60" office:value-type="float" office:value="16.4166666666667">
            <text:p>16.4</text:p>
          </table:table-cell>
          <table:table-cell office:value-type="string">
            <text:p>CB_2087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beam adjusted, goniometer nudged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75">
            <text:p>2087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20M00S">
            <text:p>6:20</text:p>
          </table:table-cell>
          <table:table-cell table:style-name="ce7" office:value-type="time" office:time-value="PT06H36M00S">
            <text:p>6:36</text:p>
          </table:table-cell>
          <table:table-cell office:value-type="float" office:value="16">
            <text:p>16</text:p>
          </table:table-cell>
          <table:table-cell table:formula="of:=SUM([.I$85:.I113])" office:value-type="float" office:value="1022">
            <text:p>1022</text:p>
          </table:table-cell>
          <table:table-cell table:formula="of:=[.J114]/60" office:value-type="float" office:value="17.0333333333333">
            <text:p>17.0</text:p>
          </table:table-cell>
          <table:table-cell office:value-type="string">
            <text:p>CB_20875.dat</text:p>
          </table:table-cell>
          <table:table-cell office:value-type="string">
            <text:p><text:s/>670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MAMI lost the beam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JNK</text:p>
          </table:table-cell>
          <table:table-cell office:value-type="float" office:value="20876">
            <text:p>20876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6H36M00S">
            <text:p>6:36</text:p>
          </table:table-cell>
          <table:table-cell table:style-name="ce7" office:value-type="time" office:time-value="PT10H24M00S">
            <text:p>10:24</text:p>
          </table:table-cell>
          <table:table-cell office:value-type="float" office:value="228">
            <text:p>228</text:p>
          </table:table-cell>
          <table:table-cell table:formula="of:=SUM([.I$85:.I114])" office:value-type="float" office:value="1038">
            <text:p>1038</text:p>
          </table:table-cell>
          <table:table-cell table:formula="of:=[.J115]/60" office:value-type="float" office:value="17.3">
            <text:p>17.3</text:p>
          </table:table-cell>
          <table:table-cell office:value-type="string">
            <text:p>CB_20876.dat</text:p>
          </table:table-cell>
          <table:table-cell office:value-type="string">
            <text:p><text:s/>544K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text:s text:c="23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COP</text:p>
          </table:table-cell>
          <table:table-cell office:value-type="float" office:value="20877">
            <text:p>20877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10H27M00S">
            <text:p>10:27</text:p>
          </table:table-cell>
          <table:table-cell table:style-name="ce7" office:value-type="time" office:time-value="PT11H14M00S">
            <text:p>11:14</text:p>
          </table:table-cell>
          <table:table-cell office:value-type="float" office:value="47">
            <text:p>47</text:p>
          </table:table-cell>
          <table:table-cell table:formula="of:=SUM([.I$85:.I115])" office:value-type="float" office:value="1266">
            <text:p>1266</text:p>
          </table:table-cell>
          <table:table-cell table:formula="of:=[.J116]/60" office:value-type="float" office:value="21.1">
            <text:p>21.1</text:p>
          </table:table-cell>
          <table:table-cell office:value-type="string">
            <text:p>CB_2087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Cu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10mmCu, 3mmColl, LH2, M&gt;=2 E&gt;100MeV, can't read commen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ADJ</text:p>
          </table:table-cell>
          <table:table-cell office:value-type="float" office:value="20878">
            <text:p>20878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1H14M00S">
            <text:p>11:14</text:p>
          </table:table-cell>
          <table:table-cell table:style-name="ce7" office:value-type="time" office:time-value="PT11H34M00S">
            <text:p>11:34</text:p>
          </table:table-cell>
          <table:table-cell office:value-type="float" office:value="20">
            <text:p>20</text:p>
          </table:table-cell>
          <table:table-cell table:formula="of:=SUM([.I$85:.I116])" office:value-type="float" office:value="1313">
            <text:p>1313</text:p>
          </table:table-cell>
          <table:table-cell table:formula="of:=[.J117]/60" office:value-type="float" office:value="21.8833333333333">
            <text:p>21.9</text:p>
          </table:table-cell>
          <table:table-cell office:value-type="string">
            <text:p>CB_20878.dat</text:p>
          </table:table-cell>
          <table:table-cell office:value-type="string">
            <text:p><text:s/>966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adjusting polarization peaks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79">
            <text:p>2087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1H34M00S">
            <text:p>11:34</text:p>
          </table:table-cell>
          <table:table-cell table:style-name="ce7" office:value-type="time" office:time-value="PT12H11M00S">
            <text:p>12:11</text:p>
          </table:table-cell>
          <table:table-cell office:value-type="float" office:value="37">
            <text:p>37</text:p>
          </table:table-cell>
          <table:table-cell table:formula="of:=SUM([.I$85:.I117])" office:value-type="float" office:value="1333">
            <text:p>1333</text:p>
          </table:table-cell>
          <table:table-cell table:formula="of:=[.J118]/60" office:value-type="float" office:value="22.2166666666667">
            <text:p>22.2</text:p>
          </table:table-cell>
          <table:table-cell office:value-type="string">
            <text:p>CB_2087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80">
            <text:p>2088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2H11M00S">
            <text:p>12:11</text:p>
          </table:table-cell>
          <table:table-cell table:style-name="ce7" office:value-type="time" office:time-value="PT12H48M00S">
            <text:p>12:48</text:p>
          </table:table-cell>
          <table:table-cell office:value-type="float" office:value="37">
            <text:p>37</text:p>
          </table:table-cell>
          <table:table-cell table:formula="of:=SUM([.I$85:.I118])" office:value-type="float" office:value="1370">
            <text:p>1370</text:p>
          </table:table-cell>
          <table:table-cell table:formula="of:=[.J119]/60" office:value-type="float" office:value="22.8333333333333">
            <text:p>22.8</text:p>
          </table:table-cell>
          <table:table-cell office:value-type="string">
            <text:p>CB_2088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ADJ</text:p>
          </table:table-cell>
          <table:table-cell office:value-type="float" office:value="20881">
            <text:p>20881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2H48M00S">
            <text:p>12:48</text:p>
          </table:table-cell>
          <table:table-cell table:style-name="ce7" office:value-type="time" office:time-value="PT12H57M00S">
            <text:p>12:57</text:p>
          </table:table-cell>
          <table:table-cell office:value-type="float" office:value="9">
            <text:p>9</text:p>
          </table:table-cell>
          <table:table-cell table:formula="of:=SUM([.I$85:.I119])" office:value-type="float" office:value="1407">
            <text:p>1407</text:p>
          </table:table-cell>
          <table:table-cell table:formula="of:=[.J120]/60" office:value-type="float" office:value="23.45">
            <text:p>23.5</text:p>
          </table:table-cell>
          <table:table-cell office:value-type="string">
            <text:p>CB_20881.dat</text:p>
          </table:table-cell>
          <table:table-cell office:value-type="string">
            <text:p><text:s/>395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, beam adjust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JNK</text:p>
          </table:table-cell>
          <table:table-cell office:value-type="float" office:value="20882">
            <text:p>20882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2H57M00S">
            <text:p>12:57</text:p>
          </table:table-cell>
          <table:table-cell table:style-name="ce7" office:value-type="time" office:time-value="PT13H01M00S">
            <text:p>13:01</text:p>
          </table:table-cell>
          <table:table-cell office:value-type="float" office:value="4">
            <text:p>4</text:p>
          </table:table-cell>
          <table:table-cell table:formula="of:=SUM([.I$85:.I120])" office:value-type="float" office:value="1416">
            <text:p>1416</text:p>
          </table:table-cell>
          <table:table-cell table:formula="of:=[.J121]/60" office:value-type="float" office:value="23.6">
            <text:p>23.6</text:p>
          </table:table-cell>
          <table:table-cell office:value-type="string">
            <text:p>CB_20882.dat</text:p>
          </table:table-cell>
          <table:table-cell office:value-type="string">
            <text:p><text:s/>182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, MAMI asked to stop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83">
            <text:p>2088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3H52M00S">
            <text:p>13:52</text:p>
          </table:table-cell>
          <table:table-cell table:style-name="ce7" office:value-type="time" office:time-value="PT14H29M00S">
            <text:p>14:29</text:p>
          </table:table-cell>
          <table:table-cell office:value-type="float" office:value="37">
            <text:p>37</text:p>
          </table:table-cell>
          <table:table-cell table:formula="of:=SUM([.I$85:.I121])" office:value-type="float" office:value="1420">
            <text:p>1420</text:p>
          </table:table-cell>
          <table:table-cell table:formula="of:=[.J122]/60" office:value-type="float" office:value="23.6666666666667">
            <text:p>23.7</text:p>
          </table:table-cell>
          <table:table-cell office:value-type="string">
            <text:p>CB_2088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84">
            <text:p>2088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4H29M00S">
            <text:p>14:29</text:p>
          </table:table-cell>
          <table:table-cell table:style-name="ce7" office:value-type="time" office:time-value="PT15H05M00S">
            <text:p>15:05</text:p>
          </table:table-cell>
          <table:table-cell office:value-type="float" office:value="36">
            <text:p>36</text:p>
          </table:table-cell>
          <table:table-cell table:formula="of:=SUM([.I$85:.I122])" office:value-type="float" office:value="1457">
            <text:p>1457</text:p>
          </table:table-cell>
          <table:table-cell table:formula="of:=[.J123]/60" office:value-type="float" office:value="24.2833333333333">
            <text:p>24.3</text:p>
          </table:table-cell>
          <table:table-cell office:value-type="string">
            <text:p>CB_2088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, nudged perp upwards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JNK</text:p>
          </table:table-cell>
          <table:table-cell office:value-type="float" office:value="20889">
            <text:p>20889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6H47M00S">
            <text:p>16:47</text:p>
          </table:table-cell>
          <table:table-cell table:style-name="ce7" office:value-type="time" office:time-value="PT16H54M00S">
            <text:p>16:54</text:p>
          </table:table-cell>
          <table:table-cell office:value-type="float" office:value="7">
            <text:p>7</text:p>
          </table:table-cell>
          <table:table-cell table:formula="of:=SUM([.I$85:.I123])" office:value-type="float" office:value="1493">
            <text:p>1493</text:p>
          </table:table-cell>
          <table:table-cell table:formula="of:=[.J124]/60" office:value-type="float" office:value="24.8833333333333">
            <text:p>24.9</text:p>
          </table:table-cell>
          <table:table-cell office:value-type="string">
            <text:p>CB_20889.dat</text:p>
          </table:table-cell>
          <table:table-cell office:value-type="string">
            <text:p><text:s/>339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, out of sync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90">
            <text:p>2089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56M00S">
            <text:p>16:56</text:p>
          </table:table-cell>
          <table:table-cell table:style-name="ce7" office:value-type="time" office:time-value="PT17H36M00S">
            <text:p>17:36</text:p>
          </table:table-cell>
          <table:table-cell office:value-type="float" office:value="40">
            <text:p>40</text:p>
          </table:table-cell>
          <table:table-cell table:formula="of:=SUM([.I$85:.I124])" office:value-type="float" office:value="1500">
            <text:p>1500</text:p>
          </table:table-cell>
          <table:table-cell table:formula="of:=[.J125]/60" office:value-type="float" office:value="25">
            <text:p>25.0</text:p>
          </table:table-cell>
          <table:table-cell office:value-type="string">
            <text:p>CB_2089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JNK</text:p>
          </table:table-cell>
          <table:table-cell office:value-type="float" office:value="20891">
            <text:p>20891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7H35M00S">
            <text:p>17:35</text:p>
          </table:table-cell>
          <table:table-cell table:style-name="ce7" office:value-type="time" office:time-value="PT17H43M00S">
            <text:p>17:43</text:p>
          </table:table-cell>
          <table:table-cell office:value-type="float" office:value="8">
            <text:p>8</text:p>
          </table:table-cell>
          <table:table-cell table:formula="of:=SUM([.I$85:.I125])" office:value-type="float" office:value="1540">
            <text:p>1540</text:p>
          </table:table-cell>
          <table:table-cell table:formula="of:=[.J126]/60" office:value-type="float" office:value="25.6666666666667">
            <text:p>25.7</text:p>
          </table:table-cell>
          <table:table-cell office:value-type="string">
            <text:p>CB_20891.dat</text:p>
          </table:table-cell>
          <table:table-cell office:value-type="string">
            <text:p><text:s text:c="2"/>60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 nA</text:p>
          </table:table-cell>
          <table:table-cell office:value-type="string">
            <text:p><text:s text:c="2"/>2nA, diamond-PERP, 3mmColl, LH2, M_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JNK</text:p>
          </table:table-cell>
          <table:table-cell office:value-type="float" office:value="20892">
            <text:p>20892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7H43M00S">
            <text:p>17:43</text:p>
          </table:table-cell>
          <table:table-cell table:style-name="ce7" office:value-type="time" office:time-value="PT18H00M00S">
            <text:p>18:00</text:p>
          </table:table-cell>
          <table:table-cell office:value-type="float" office:value="17">
            <text:p>17</text:p>
          </table:table-cell>
          <table:table-cell table:formula="of:=SUM([.I$85:.I126])" office:value-type="float" office:value="1548">
            <text:p>1548</text:p>
          </table:table-cell>
          <table:table-cell table:formula="of:=[.J127]/60" office:value-type="float" office:value="25.8">
            <text:p>25.8</text:p>
          </table:table-cell>
          <table:table-cell office:value-type="string">
            <text:p>CB_20892.dat</text:p>
          </table:table-cell>
          <table:table-cell office:value-type="string">
            <text:p><text:s/>261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5 nA</text:p>
          </table:table-cell>
          <table:table-cell office:value-type="string">
            <text:p><text:s text:c="2"/>5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93">
            <text:p>2089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9M00S">
            <text:p>18:39</text:p>
          </table:table-cell>
          <table:table-cell office:value-type="float" office:value="39">
            <text:p>39</text:p>
          </table:table-cell>
          <table:table-cell table:formula="of:=SUM([.I$85:.I127])" office:value-type="float" office:value="1565">
            <text:p>1565</text:p>
          </table:table-cell>
          <table:table-cell table:formula="of:=[.J128]/60" office:value-type="float" office:value="26.0833333333333">
            <text:p>26.1</text:p>
          </table:table-cell>
          <table:table-cell office:value-type="string">
            <text:p>CB_2089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94">
            <text:p>2089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8H39M00S">
            <text:p>18:39</text:p>
          </table:table-cell>
          <table:table-cell table:style-name="ce7" office:value-type="time" office:time-value="PT19H17M00S">
            <text:p>19:17</text:p>
          </table:table-cell>
          <table:table-cell office:value-type="float" office:value="38">
            <text:p>38</text:p>
          </table:table-cell>
          <table:table-cell table:formula="of:=SUM([.I$85:.I128])" office:value-type="float" office:value="1604">
            <text:p>1604</text:p>
          </table:table-cell>
          <table:table-cell table:formula="of:=[.J129]/60" office:value-type="float" office:value="26.7333333333333">
            <text:p>26.7</text:p>
          </table:table-cell>
          <table:table-cell office:value-type="string">
            <text:p>CB_2089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, peak position is rate dependen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895">
            <text:p>2089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9H17M00S">
            <text:p>19:17</text:p>
          </table:table-cell>
          <table:table-cell table:style-name="ce7" office:value-type="time" office:time-value="PT19H55M00S">
            <text:p>19:55</text:p>
          </table:table-cell>
          <table:table-cell office:value-type="float" office:value="38">
            <text:p>38</text:p>
          </table:table-cell>
          <table:table-cell table:formula="of:=SUM([.I$85:.I129])" office:value-type="float" office:value="1642">
            <text:p>1642</text:p>
          </table:table-cell>
          <table:table-cell table:formula="of:=[.J130]/60" office:value-type="float" office:value="27.3666666666667">
            <text:p>27.4</text:p>
          </table:table-cell>
          <table:table-cell office:value-type="string">
            <text:p>CB_2089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896">
            <text:p>2089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04M00S">
            <text:p>20:04</text:p>
          </table:table-cell>
          <table:table-cell table:style-name="ce7" office:value-type="time" office:time-value="PT20H33M00S">
            <text:p>20:33</text:p>
          </table:table-cell>
          <table:table-cell office:value-type="float" office:value="29">
            <text:p>29</text:p>
          </table:table-cell>
          <table:table-cell table:formula="of:=SUM([.I$85:.I130])" office:value-type="float" office:value="1680">
            <text:p>1680</text:p>
          </table:table-cell>
          <table:table-cell table:formula="of:=[.J131]/60" office:value-type="float" office:value="28">
            <text:p>28.0</text:p>
          </table:table-cell>
          <table:table-cell office:value-type="string">
            <text:p>CB_20896.dat</text:p>
          </table:table-cell>
          <table:table-cell office:value-type="string">
            <text:p><text:s/>1.3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beam went off due to radiation alarm, magnets malfunction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897">
            <text:p>2089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4H14M00S">
            <text:p>4:14</text:p>
          </table:table-cell>
          <table:table-cell table:style-name="ce7" office:value-type="time" office:time-value="PT04H51M00S">
            <text:p>4:51</text:p>
          </table:table-cell>
          <table:table-cell office:value-type="float" office:value="37">
            <text:p>37</text:p>
          </table:table-cell>
          <table:table-cell table:formula="of:=SUM([.I$85:.I131])" office:value-type="float" office:value="1709">
            <text:p>1709</text:p>
          </table:table-cell>
          <table:table-cell table:formula="of:=[.J132]/60" office:value-type="float" office:value="28.4833333333333">
            <text:p>28.5</text:p>
          </table:table-cell>
          <table:table-cell office:value-type="string">
            <text:p>CB_2089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898">
            <text:p>2089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4H51M00S">
            <text:p>4:51</text:p>
          </table:table-cell>
          <table:table-cell table:style-name="ce7" office:value-type="time" office:time-value="PT05H28M00S">
            <text:p>5:28</text:p>
          </table:table-cell>
          <table:table-cell office:value-type="float" office:value="37">
            <text:p>37</text:p>
          </table:table-cell>
          <table:table-cell table:formula="of:=SUM([.I$85:.I132])" office:value-type="float" office:value="1746">
            <text:p>1746</text:p>
          </table:table-cell>
          <table:table-cell table:formula="of:=[.J133]/60" office:value-type="float" office:value="29.1">
            <text:p>29.1</text:p>
          </table:table-cell>
          <table:table-cell office:value-type="string">
            <text:p>CB_2089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899">
            <text:p>2089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5H54M00S">
            <text:p>5:54</text:p>
          </table:table-cell>
          <table:table-cell table:style-name="ce7" office:value-type="time" office:time-value="PT06H31M00S">
            <text:p>6:31</text:p>
          </table:table-cell>
          <table:table-cell office:value-type="float" office:value="37">
            <text:p>37</text:p>
          </table:table-cell>
          <table:table-cell table:formula="of:=SUM([.I$85:.I133])" office:value-type="float" office:value="1783">
            <text:p>1783</text:p>
          </table:table-cell>
          <table:table-cell table:formula="of:=[.J134]/60" office:value-type="float" office:value="29.7166666666667">
            <text:p>29.7</text:p>
          </table:table-cell>
          <table:table-cell office:value-type="string">
            <text:p>CB_2089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test peak nudg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00">
            <text:p>2090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31M00S">
            <text:p>6:31</text:p>
          </table:table-cell>
          <table:table-cell table:style-name="ce7" office:value-type="time" office:time-value="PT07H09M00S">
            <text:p>7:09</text:p>
          </table:table-cell>
          <table:table-cell office:value-type="float" office:value="38">
            <text:p>38</text:p>
          </table:table-cell>
          <table:table-cell table:formula="of:=SUM([.I$85:.I134])" office:value-type="float" office:value="1820">
            <text:p>1820</text:p>
          </table:table-cell>
          <table:table-cell table:formula="of:=[.J135]/60" office:value-type="float" office:value="30.3333333333333">
            <text:p>30.3</text:p>
          </table:table-cell>
          <table:table-cell office:value-type="string">
            <text:p>CB_2090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01">
            <text:p>2090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09M00S">
            <text:p>7:09</text:p>
          </table:table-cell>
          <table:table-cell table:style-name="ce7" office:value-type="time" office:time-value="PT07H47M00S">
            <text:p>7:47</text:p>
          </table:table-cell>
          <table:table-cell office:value-type="float" office:value="38">
            <text:p>38</text:p>
          </table:table-cell>
          <table:table-cell table:formula="of:=SUM([.I$85:.I135])" office:value-type="float" office:value="1858">
            <text:p>1858</text:p>
          </table:table-cell>
          <table:table-cell table:formula="of:=[.J136]/60" office:value-type="float" office:value="30.9666666666667">
            <text:p>31.0</text:p>
          </table:table-cell>
          <table:table-cell office:value-type="string">
            <text:p>CB_2090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02">
            <text:p>2090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47M00S">
            <text:p>7:47</text:p>
          </table:table-cell>
          <table:table-cell table:style-name="ce7" office:value-type="time" office:time-value="PT08H24M00S">
            <text:p>8:24</text:p>
          </table:table-cell>
          <table:table-cell office:value-type="float" office:value="37">
            <text:p>37</text:p>
          </table:table-cell>
          <table:table-cell table:formula="of:=SUM([.I$85:.I136])" office:value-type="float" office:value="1896">
            <text:p>1896</text:p>
          </table:table-cell>
          <table:table-cell table:formula="of:=[.J137]/60" office:value-type="float" office:value="31.6">
            <text:p>31.6</text:p>
          </table:table-cell>
          <table:table-cell office:value-type="string">
            <text:p>CB_2090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03">
            <text:p>2090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8H24M00S">
            <text:p>8:24</text:p>
          </table:table-cell>
          <table:table-cell table:style-name="ce7" office:value-type="time" office:time-value="PT09H00M00S">
            <text:p>9:00</text:p>
          </table:table-cell>
          <table:table-cell office:value-type="float" office:value="36">
            <text:p>36</text:p>
          </table:table-cell>
          <table:table-cell table:formula="of:=SUM([.I$85:.I137])" office:value-type="float" office:value="1933">
            <text:p>1933</text:p>
          </table:table-cell>
          <table:table-cell table:formula="of:=[.J138]/60" office:value-type="float" office:value="32.2166666666667">
            <text:p>32.2</text:p>
          </table:table-cell>
          <table:table-cell office:value-type="string">
            <text:p>CB_2090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04">
            <text:p>2090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9H00M00S">
            <text:p>9:00</text:p>
          </table:table-cell>
          <table:table-cell table:style-name="ce7" office:value-type="time" office:time-value="PT09H38M00S">
            <text:p>9:38</text:p>
          </table:table-cell>
          <table:table-cell office:value-type="float" office:value="38">
            <text:p>38</text:p>
          </table:table-cell>
          <table:table-cell table:formula="of:=SUM([.I$85:.I138])" office:value-type="float" office:value="1969">
            <text:p>1969</text:p>
          </table:table-cell>
          <table:table-cell table:formula="of:=[.J139]/60" office:value-type="float" office:value="32.8166666666667">
            <text:p>32.8</text:p>
          </table:table-cell>
          <table:table-cell office:value-type="string">
            <text:p>CB_20904.dat</text:p>
          </table:table-cell>
          <table:table-cell office:value-type="string">
            <text:p><text:s/>1.9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text:s text:c="4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05">
            <text:p>2090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9H38M00S">
            <text:p>9:38</text:p>
          </table:table-cell>
          <table:table-cell table:style-name="ce7" office:value-type="time" office:time-value="PT10H13M00S">
            <text:p>10:13</text:p>
          </table:table-cell>
          <table:table-cell office:value-type="float" office:value="35">
            <text:p>35</text:p>
          </table:table-cell>
          <table:table-cell table:formula="of:=SUM([.I$85:.I139])" office:value-type="float" office:value="2007">
            <text:p>2007</text:p>
          </table:table-cell>
          <table:table-cell table:formula="of:=[.J140]/60" office:value-type="float" office:value="33.45">
            <text:p>33.5</text:p>
          </table:table-cell>
          <table:table-cell office:value-type="string">
            <text:p>CB_2090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06">
            <text:p>2090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13M00S">
            <text:p>10:13</text:p>
          </table:table-cell>
          <table:table-cell table:style-name="ce7" office:value-type="time" office:time-value="PT10H48M00S">
            <text:p>10:48</text:p>
          </table:table-cell>
          <table:table-cell office:value-type="float" office:value="35">
            <text:p>35</text:p>
          </table:table-cell>
          <table:table-cell table:formula="of:=SUM([.I$85:.I140])" office:value-type="float" office:value="2042">
            <text:p>2042</text:p>
          </table:table-cell>
          <table:table-cell table:formula="of:=[.J141]/60" office:value-type="float" office:value="34.0333333333333">
            <text:p>34.0</text:p>
          </table:table-cell>
          <table:table-cell office:value-type="string">
            <text:p>CB_2090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text:s text:c="5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07">
            <text:p>2090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48M00S">
            <text:p>10:48</text:p>
          </table:table-cell>
          <table:table-cell table:style-name="ce7" office:value-type="time" office:time-value="PT11H22M00S">
            <text:p>11:22</text:p>
          </table:table-cell>
          <table:table-cell office:value-type="float" office:value="34">
            <text:p>34</text:p>
          </table:table-cell>
          <table:table-cell table:formula="of:=SUM([.I$85:.I141])" office:value-type="float" office:value="2077">
            <text:p>2077</text:p>
          </table:table-cell>
          <table:table-cell table:formula="of:=[.J142]/60" office:value-type="float" office:value="34.6166666666667">
            <text:p>34.6</text:p>
          </table:table-cell>
          <table:table-cell office:value-type="string">
            <text:p>CB_2090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text:s text:c="2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08">
            <text:p>2090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1H22M00S">
            <text:p>11:22</text:p>
          </table:table-cell>
          <table:table-cell table:style-name="ce7" office:value-type="time" office:time-value="PT11H55M00S">
            <text:p>11:55</text:p>
          </table:table-cell>
          <table:table-cell office:value-type="float" office:value="33">
            <text:p>33</text:p>
          </table:table-cell>
          <table:table-cell table:formula="of:=SUM([.I$85:.I142])" office:value-type="float" office:value="2111">
            <text:p>2111</text:p>
          </table:table-cell>
          <table:table-cell table:formula="of:=[.J143]/60" office:value-type="float" office:value="35.1833333333333">
            <text:p>35.2</text:p>
          </table:table-cell>
          <table:table-cell office:value-type="string">
            <text:p>CB_2090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14">
            <text:p>2091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4H52M00S">
            <text:p>14:52</text:p>
          </table:table-cell>
          <table:table-cell table:style-name="ce7" office:value-type="time" office:time-value="PT15H28M00S">
            <text:p>15:28</text:p>
          </table:table-cell>
          <table:table-cell office:value-type="float" office:value="36">
            <text:p>36</text:p>
          </table:table-cell>
          <table:table-cell table:formula="of:=SUM([.I$85:.I143])" office:value-type="float" office:value="2144">
            <text:p>2144</text:p>
          </table:table-cell>
          <table:table-cell table:formula="of:=[.J144]/60" office:value-type="float" office:value="35.7333333333333">
            <text:p>35.7</text:p>
          </table:table-cell>
          <table:table-cell office:value-type="string">
            <text:p>CB_2091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, out of sync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15">
            <text:p>2091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5H28M00S">
            <text:p>15:28</text:p>
          </table:table-cell>
          <table:table-cell table:style-name="ce7" office:value-type="time" office:time-value="PT16H05M00S">
            <text:p>16:05</text:p>
          </table:table-cell>
          <table:table-cell office:value-type="float" office:value="37">
            <text:p>37</text:p>
          </table:table-cell>
          <table:table-cell table:formula="of:=SUM([.I$85:.I144])" office:value-type="float" office:value="2180">
            <text:p>2180</text:p>
          </table:table-cell>
          <table:table-cell table:formula="of:=[.J145]/60" office:value-type="float" office:value="36.3333333333333">
            <text:p>36.3</text:p>
          </table:table-cell>
          <table:table-cell office:value-type="string">
            <text:p>CB_2091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16">
            <text:p>2091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6H05M00S">
            <text:p>16:05</text:p>
          </table:table-cell>
          <table:table-cell table:style-name="ce7" office:value-type="time" office:time-value="PT16H30M00S">
            <text:p>16:30</text:p>
          </table:table-cell>
          <table:table-cell office:value-type="float" office:value="25">
            <text:p>25</text:p>
          </table:table-cell>
          <table:table-cell table:formula="of:=SUM([.I$85:.I145])" office:value-type="float" office:value="2217">
            <text:p>2217</text:p>
          </table:table-cell>
          <table:table-cell table:formula="of:=[.J146]/60" office:value-type="float" office:value="36.95">
            <text:p>37.0</text:p>
          </table:table-cell>
          <table:table-cell office:value-type="string">
            <text:p>CB_20916.dat</text:p>
          </table:table-cell>
          <table:table-cell office:value-type="string">
            <text:p><text:s/>769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, lost interrupts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17">
            <text:p>2091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6H30M00S">
            <text:p>16:30</text:p>
          </table:table-cell>
          <table:table-cell table:style-name="ce7" office:value-type="time" office:time-value="PT17H07M00S">
            <text:p>17:07</text:p>
          </table:table-cell>
          <table:table-cell office:value-type="float" office:value="37">
            <text:p>37</text:p>
          </table:table-cell>
          <table:table-cell table:formula="of:=SUM([.I$85:.I146])" office:value-type="float" office:value="2242">
            <text:p>2242</text:p>
          </table:table-cell>
          <table:table-cell table:formula="of:=[.J147]/60" office:value-type="float" office:value="37.3666666666667">
            <text:p>37.4</text:p>
          </table:table-cell>
          <table:table-cell office:value-type="string">
            <text:p>CB_2091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 <text:s text:c="3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18">
            <text:p>2091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7H07M00S">
            <text:p>17:07</text:p>
          </table:table-cell>
          <table:table-cell table:style-name="ce7" office:value-type="time" office:time-value="PT17H45M00S">
            <text:p>17:45</text:p>
          </table:table-cell>
          <table:table-cell office:value-type="float" office:value="38">
            <text:p>38</text:p>
          </table:table-cell>
          <table:table-cell table:formula="of:=SUM([.I$85:.I147])" office:value-type="float" office:value="2279">
            <text:p>2279</text:p>
          </table:table-cell>
          <table:table-cell table:formula="of:=[.J148]/60" office:value-type="float" office:value="37.9833333333333">
            <text:p>38.0</text:p>
          </table:table-cell>
          <table:table-cell office:value-type="string">
            <text:p>CB_2091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 <text:s text:c="3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19">
            <text:p>2091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55M00S">
            <text:p>17:55</text:p>
          </table:table-cell>
          <table:table-cell table:style-name="ce7" office:value-type="time" office:time-value="PT18H31M00S">
            <text:p>18:31</text:p>
          </table:table-cell>
          <table:table-cell office:value-type="float" office:value="36">
            <text:p>36</text:p>
          </table:table-cell>
          <table:table-cell table:formula="of:=SUM([.I$85:.I148])" office:value-type="float" office:value="2317">
            <text:p>2317</text:p>
          </table:table-cell>
          <table:table-cell table:formula="of:=[.J149]/60" office:value-type="float" office:value="38.6166666666667">
            <text:p>38.6</text:p>
          </table:table-cell>
          <table:table-cell office:value-type="string">
            <text:p>CB_2091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20">
            <text:p>2092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8H31M00S">
            <text:p>18:31</text:p>
          </table:table-cell>
          <table:table-cell table:style-name="ce7" office:value-type="time" office:time-value="PT19H07M00S">
            <text:p>19:07</text:p>
          </table:table-cell>
          <table:table-cell office:value-type="float" office:value="36">
            <text:p>36</text:p>
          </table:table-cell>
          <table:table-cell table:formula="of:=SUM([.I$85:.I149])" office:value-type="float" office:value="2353">
            <text:p>2353</text:p>
          </table:table-cell>
          <table:table-cell table:formula="of:=[.J150]/60" office:value-type="float" office:value="39.2166666666667">
            <text:p>39.2</text:p>
          </table:table-cell>
          <table:table-cell office:value-type="string">
            <text:p>CB_2092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21">
            <text:p>2092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9H07M00S">
            <text:p>19:07</text:p>
          </table:table-cell>
          <table:table-cell table:style-name="ce7" office:value-type="time" office:time-value="PT19H43M00S">
            <text:p>19:43</text:p>
          </table:table-cell>
          <table:table-cell office:value-type="float" office:value="36">
            <text:p>36</text:p>
          </table:table-cell>
          <table:table-cell table:formula="of:=SUM([.I$85:.I150])" office:value-type="float" office:value="2389">
            <text:p>2389</text:p>
          </table:table-cell>
          <table:table-cell table:formula="of:=[.J151]/60" office:value-type="float" office:value="39.8166666666667">
            <text:p>39.8</text:p>
          </table:table-cell>
          <table:table-cell office:value-type="string">
            <text:p>CB_2092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22">
            <text:p>2092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9H43M00S">
            <text:p>19:43</text:p>
          </table:table-cell>
          <table:table-cell table:style-name="ce7" office:value-type="time" office:time-value="PT20H20M00S">
            <text:p>20:20</text:p>
          </table:table-cell>
          <table:table-cell office:value-type="float" office:value="37">
            <text:p>37</text:p>
          </table:table-cell>
          <table:table-cell table:formula="of:=SUM([.I$85:.I151])" office:value-type="float" office:value="2425">
            <text:p>2425</text:p>
          </table:table-cell>
          <table:table-cell table:formula="of:=[.J152]/60" office:value-type="float" office:value="40.4166666666667">
            <text:p>40.4</text:p>
          </table:table-cell>
          <table:table-cell office:value-type="string">
            <text:p>CB_2092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23">
            <text:p>2092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25M00S">
            <text:p>20:25</text:p>
          </table:table-cell>
          <table:table-cell table:style-name="ce7" office:value-type="time" office:time-value="PT21H02M00S">
            <text:p>21:02</text:p>
          </table:table-cell>
          <table:table-cell office:value-type="float" office:value="37">
            <text:p>37</text:p>
          </table:table-cell>
          <table:table-cell table:formula="of:=SUM([.I$85:.I152])" office:value-type="float" office:value="2462">
            <text:p>2462</text:p>
          </table:table-cell>
          <table:table-cell table:formula="of:=[.J153]/60" office:value-type="float" office:value="41.0333333333333">
            <text:p>41.0</text:p>
          </table:table-cell>
          <table:table-cell office:value-type="string">
            <text:p>CB_2092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24">
            <text:p>2092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1H01M00S">
            <text:p>21:01</text:p>
          </table:table-cell>
          <table:table-cell table:style-name="ce7" office:value-type="time" office:time-value="PT21H38M00S">
            <text:p>21:38</text:p>
          </table:table-cell>
          <table:table-cell office:value-type="float" office:value="37">
            <text:p>37</text:p>
          </table:table-cell>
          <table:table-cell table:formula="of:=SUM([.I$85:.I153])" office:value-type="float" office:value="2499">
            <text:p>2499</text:p>
          </table:table-cell>
          <table:table-cell table:formula="of:=[.J154]/60" office:value-type="float" office:value="41.65">
            <text:p>41.7</text:p>
          </table:table-cell>
          <table:table-cell office:value-type="string">
            <text:p>CB_2092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25">
            <text:p>2092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1H38M00S">
            <text:p>21:38</text:p>
          </table:table-cell>
          <table:table-cell table:style-name="ce7" office:value-type="time" office:time-value="PT22H15M00S">
            <text:p>22:15</text:p>
          </table:table-cell>
          <table:table-cell office:value-type="float" office:value="37">
            <text:p>37</text:p>
          </table:table-cell>
          <table:table-cell table:formula="of:=SUM([.I$85:.I154])" office:value-type="float" office:value="2536">
            <text:p>2536</text:p>
          </table:table-cell>
          <table:table-cell table:formula="of:=[.J155]/60" office:value-type="float" office:value="42.2666666666667">
            <text:p>42.3</text:p>
          </table:table-cell>
          <table:table-cell office:value-type="string">
            <text:p>CB_2092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26">
            <text:p>2092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2H15M00S">
            <text:p>22:15</text:p>
          </table:table-cell>
          <table:table-cell table:style-name="ce7" office:value-type="time" office:time-value="PT22H51M00S">
            <text:p>22:51</text:p>
          </table:table-cell>
          <table:table-cell office:value-type="float" office:value="36">
            <text:p>36</text:p>
          </table:table-cell>
          <table:table-cell table:formula="of:=SUM([.I$85:.I155])" office:value-type="float" office:value="2573">
            <text:p>2573</text:p>
          </table:table-cell>
          <table:table-cell table:formula="of:=[.J156]/60" office:value-type="float" office:value="42.8833333333333">
            <text:p>42.9</text:p>
          </table:table-cell>
          <table:table-cell office:value-type="string">
            <text:p>CB_2092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27">
            <text:p>2092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58M00S">
            <text:p>22:58</text:p>
          </table:table-cell>
          <table:table-cell table:style-name="ce7" office:value-type="time" office:time-value="PT23H34M00S">
            <text:p>23:34</text:p>
          </table:table-cell>
          <table:table-cell office:value-type="float" office:value="36">
            <text:p>36</text:p>
          </table:table-cell>
          <table:table-cell table:formula="of:=SUM([.I$85:.I156])" office:value-type="float" office:value="2609">
            <text:p>2609</text:p>
          </table:table-cell>
          <table:table-cell table:formula="of:=[.J157]/60" office:value-type="float" office:value="43.4833333333333">
            <text:p>43.5</text:p>
          </table:table-cell>
          <table:table-cell office:value-type="string">
            <text:p>CB_2092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28">
            <text:p>2092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3H34M00S">
            <text:p>23:34</text:p>
          </table:table-cell>
          <table:table-cell table:style-name="ce7" office:value-type="time" office:time-value="PT00H10M00S">
            <text:p>0:10</text:p>
          </table:table-cell>
          <table:table-cell office:value-type="float" office:value="36">
            <text:p>36</text:p>
          </table:table-cell>
          <table:table-cell table:formula="of:=SUM([.I$85:.I157])" office:value-type="float" office:value="2645">
            <text:p>2645</text:p>
          </table:table-cell>
          <table:table-cell table:formula="of:=[.J158]/60" office:value-type="float" office:value="44.0833333333333">
            <text:p>44.1</text:p>
          </table:table-cell>
          <table:table-cell office:value-type="string">
            <text:p>CB_2092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29">
            <text:p>2092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0H10M00S">
            <text:p>0:10</text:p>
          </table:table-cell>
          <table:table-cell table:style-name="ce7" office:value-type="time" office:time-value="PT00H46M00S">
            <text:p>0:46</text:p>
          </table:table-cell>
          <table:table-cell office:value-type="float" office:value="36">
            <text:p>36</text:p>
          </table:table-cell>
          <table:table-cell table:formula="of:=SUM([.I$85:.I158])" office:value-type="float" office:value="2681">
            <text:p>2681</text:p>
          </table:table-cell>
          <table:table-cell table:formula="of:=[.J159]/60" office:value-type="float" office:value="44.6833333333333">
            <text:p>44.7</text:p>
          </table:table-cell>
          <table:table-cell office:value-type="string">
            <text:p>CB_2092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0">
            <text:p>2093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0H46M00S">
            <text:p>0:46</text:p>
          </table:table-cell>
          <table:table-cell table:style-name="ce7" office:value-type="time" office:time-value="PT01H24M00S">
            <text:p>1:24</text:p>
          </table:table-cell>
          <table:table-cell office:value-type="float" office:value="38">
            <text:p>38</text:p>
          </table:table-cell>
          <table:table-cell table:formula="of:=SUM([.I$85:.I159])" office:value-type="float" office:value="2717">
            <text:p>2717</text:p>
          </table:table-cell>
          <table:table-cell table:formula="of:=[.J160]/60" office:value-type="float" office:value="45.2833333333333">
            <text:p>45.3</text:p>
          </table:table-cell>
          <table:table-cell office:value-type="string">
            <text:p>CB_2093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1">
            <text:p>2093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24M00S">
            <text:p>1:24</text:p>
          </table:table-cell>
          <table:table-cell table:style-name="ce7" office:value-type="time" office:time-value="PT02H00M00S">
            <text:p>2:00</text:p>
          </table:table-cell>
          <table:table-cell office:value-type="float" office:value="36">
            <text:p>36</text:p>
          </table:table-cell>
          <table:table-cell table:formula="of:=SUM([.I$85:.I160])" office:value-type="float" office:value="2755">
            <text:p>2755</text:p>
          </table:table-cell>
          <table:table-cell table:formula="of:=[.J161]/60" office:value-type="float" office:value="45.9166666666667">
            <text:p>45.9</text:p>
          </table:table-cell>
          <table:table-cell office:value-type="string">
            <text:p>CB_2093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2">
            <text:p>2093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2H00M00S">
            <text:p>2:00</text:p>
          </table:table-cell>
          <table:table-cell table:style-name="ce7" office:value-type="time" office:time-value="PT02H36M00S">
            <text:p>2:36</text:p>
          </table:table-cell>
          <table:table-cell office:value-type="float" office:value="36">
            <text:p>36</text:p>
          </table:table-cell>
          <table:table-cell table:formula="of:=SUM([.I$85:.I161])" office:value-type="float" office:value="2791">
            <text:p>2791</text:p>
          </table:table-cell>
          <table:table-cell table:formula="of:=[.J162]/60" office:value-type="float" office:value="46.5166666666667">
            <text:p>46.5</text:p>
          </table:table-cell>
          <table:table-cell office:value-type="string">
            <text:p>CB_2093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3">
            <text:p>2093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2H36M00S">
            <text:p>2:36</text:p>
          </table:table-cell>
          <table:table-cell table:style-name="ce7" office:value-type="time" office:time-value="PT03H12M00S">
            <text:p>3:12</text:p>
          </table:table-cell>
          <table:table-cell office:value-type="float" office:value="36">
            <text:p>36</text:p>
          </table:table-cell>
          <table:table-cell table:formula="of:=SUM([.I$85:.I162])" office:value-type="float" office:value="2827">
            <text:p>2827</text:p>
          </table:table-cell>
          <table:table-cell table:formula="of:=[.J163]/60" office:value-type="float" office:value="47.1166666666667">
            <text:p>47.1</text:p>
          </table:table-cell>
          <table:table-cell office:value-type="string">
            <text:p>CB_2093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4">
            <text:p>2093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3H12M00S">
            <text:p>3:12</text:p>
          </table:table-cell>
          <table:table-cell table:style-name="ce7" office:value-type="time" office:time-value="PT03H49M00S">
            <text:p>3:49</text:p>
          </table:table-cell>
          <table:table-cell office:value-type="float" office:value="37">
            <text:p>37</text:p>
          </table:table-cell>
          <table:table-cell table:formula="of:=SUM([.I$85:.I163])" office:value-type="float" office:value="2863">
            <text:p>2863</text:p>
          </table:table-cell>
          <table:table-cell table:formula="of:=[.J164]/60" office:value-type="float" office:value="47.7166666666667">
            <text:p>47.7</text:p>
          </table:table-cell>
          <table:table-cell office:value-type="string">
            <text:p>CB_2093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5">
            <text:p>2093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3H49M00S">
            <text:p>3:49</text:p>
          </table:table-cell>
          <table:table-cell table:style-name="ce7" office:value-type="time" office:time-value="PT04H25M00S">
            <text:p>4:25</text:p>
          </table:table-cell>
          <table:table-cell office:value-type="float" office:value="36">
            <text:p>36</text:p>
          </table:table-cell>
          <table:table-cell table:formula="of:=SUM([.I$85:.I164])" office:value-type="float" office:value="2900">
            <text:p>2900</text:p>
          </table:table-cell>
          <table:table-cell table:formula="of:=[.J165]/60" office:value-type="float" office:value="48.3333333333333">
            <text:p>48.3</text:p>
          </table:table-cell>
          <table:table-cell office:value-type="string">
            <text:p>CB_2093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6">
            <text:p>2093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4H25M00S">
            <text:p>4:25</text:p>
          </table:table-cell>
          <table:table-cell table:style-name="ce7" office:value-type="time" office:time-value="PT05H01M00S">
            <text:p>5:01</text:p>
          </table:table-cell>
          <table:table-cell office:value-type="float" office:value="36">
            <text:p>36</text:p>
          </table:table-cell>
          <table:table-cell table:formula="of:=SUM([.I$85:.I165])" office:value-type="float" office:value="2936">
            <text:p>2936</text:p>
          </table:table-cell>
          <table:table-cell table:formula="of:=[.J166]/60" office:value-type="float" office:value="48.9333333333333">
            <text:p>48.9</text:p>
          </table:table-cell>
          <table:table-cell office:value-type="string">
            <text:p>CB_2093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7">
            <text:p>2093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5H00M00S">
            <text:p>5:00</text:p>
          </table:table-cell>
          <table:table-cell table:style-name="ce7" office:value-type="time" office:time-value="PT05H36M00S">
            <text:p>5:36</text:p>
          </table:table-cell>
          <table:table-cell office:value-type="float" office:value="36">
            <text:p>36</text:p>
          </table:table-cell>
          <table:table-cell table:formula="of:=SUM([.I$85:.I166])" office:value-type="float" office:value="2972">
            <text:p>2972</text:p>
          </table:table-cell>
          <table:table-cell table:formula="of:=[.J167]/60" office:value-type="float" office:value="49.5333333333333">
            <text:p>49.5</text:p>
          </table:table-cell>
          <table:table-cell office:value-type="string">
            <text:p>CB_2093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8">
            <text:p>2093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5H36M00S">
            <text:p>5:36</text:p>
          </table:table-cell>
          <table:table-cell table:style-name="ce7" office:value-type="time" office:time-value="PT06H13M00S">
            <text:p>6:13</text:p>
          </table:table-cell>
          <table:table-cell office:value-type="float" office:value="37">
            <text:p>37</text:p>
          </table:table-cell>
          <table:table-cell table:formula="of:=SUM([.I$85:.I167])" office:value-type="float" office:value="3008">
            <text:p>3008</text:p>
          </table:table-cell>
          <table:table-cell table:formula="of:=[.J168]/60" office:value-type="float" office:value="50.1333333333333">
            <text:p>50.1</text:p>
          </table:table-cell>
          <table:table-cell office:value-type="string">
            <text:p>CB_2093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39">
            <text:p>2093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13M00S">
            <text:p>6:13</text:p>
          </table:table-cell>
          <table:table-cell table:style-name="ce7" office:value-type="time" office:time-value="PT06H49M00S">
            <text:p>6:49</text:p>
          </table:table-cell>
          <table:table-cell office:value-type="float" office:value="36">
            <text:p>36</text:p>
          </table:table-cell>
          <table:table-cell table:formula="of:=SUM([.I$85:.I168])" office:value-type="float" office:value="3045">
            <text:p>3045</text:p>
          </table:table-cell>
          <table:table-cell table:formula="of:=[.J169]/60" office:value-type="float" office:value="50.75">
            <text:p>50.8</text:p>
          </table:table-cell>
          <table:table-cell office:value-type="string">
            <text:p>CB_2093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40">
            <text:p>2094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49M00S">
            <text:p>6:49</text:p>
          </table:table-cell>
          <table:table-cell table:style-name="ce7" office:value-type="time" office:time-value="PT07H24M00S">
            <text:p>7:24</text:p>
          </table:table-cell>
          <table:table-cell office:value-type="float" office:value="35">
            <text:p>35</text:p>
          </table:table-cell>
          <table:table-cell table:formula="of:=SUM([.I$85:.I169])" office:value-type="float" office:value="3081">
            <text:p>3081</text:p>
          </table:table-cell>
          <table:table-cell table:formula="of:=[.J170]/60" office:value-type="float" office:value="51.35">
            <text:p>51.4</text:p>
          </table:table-cell>
          <table:table-cell office:value-type="string">
            <text:p>CB_2094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41">
            <text:p>2094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24M00S">
            <text:p>7:24</text:p>
          </table:table-cell>
          <table:table-cell table:style-name="ce7" office:value-type="time" office:time-value="PT08H00M00S">
            <text:p>8:00</text:p>
          </table:table-cell>
          <table:table-cell office:value-type="float" office:value="36">
            <text:p>36</text:p>
          </table:table-cell>
          <table:table-cell table:formula="of:=SUM([.I$85:.I170])" office:value-type="float" office:value="3116">
            <text:p>3116</text:p>
          </table:table-cell>
          <table:table-cell table:formula="of:=[.J171]/60" office:value-type="float" office:value="51.9333333333333">
            <text:p>51.9</text:p>
          </table:table-cell>
          <table:table-cell office:value-type="string">
            <text:p>CB_2094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42">
            <text:p>2094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8H00M00S">
            <text:p>8:00</text:p>
          </table:table-cell>
          <table:table-cell table:style-name="ce7" office:value-type="time" office:time-value="PT08H37M00S">
            <text:p>8:37</text:p>
          </table:table-cell>
          <table:table-cell office:value-type="float" office:value="37">
            <text:p>37</text:p>
          </table:table-cell>
          <table:table-cell table:formula="of:=SUM([.I$85:.I171])" office:value-type="float" office:value="3152">
            <text:p>3152</text:p>
          </table:table-cell>
          <table:table-cell table:formula="of:=[.J172]/60" office:value-type="float" office:value="52.5333333333333">
            <text:p>52.5</text:p>
          </table:table-cell>
          <table:table-cell office:value-type="string">
            <text:p>CB_2094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43">
            <text:p>2094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8H36M00S">
            <text:p>8:36</text:p>
          </table:table-cell>
          <table:table-cell table:style-name="ce7" office:value-type="time" office:time-value="PT09H12M00S">
            <text:p>9:12</text:p>
          </table:table-cell>
          <table:table-cell office:value-type="float" office:value="36">
            <text:p>36</text:p>
          </table:table-cell>
          <table:table-cell table:formula="of:=SUM([.I$85:.I172])" office:value-type="float" office:value="3189">
            <text:p>3189</text:p>
          </table:table-cell>
          <table:table-cell table:formula="of:=[.J173]/60" office:value-type="float" office:value="53.15">
            <text:p>53.2</text:p>
          </table:table-cell>
          <table:table-cell office:value-type="string">
            <text:p>CB_2094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 text:c="2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44">
            <text:p>2094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9H12M00S">
            <text:p>9:12</text:p>
          </table:table-cell>
          <table:table-cell table:style-name="ce7" office:value-type="time" office:time-value="PT09H48M00S">
            <text:p>9:48</text:p>
          </table:table-cell>
          <table:table-cell office:value-type="float" office:value="36">
            <text:p>36</text:p>
          </table:table-cell>
          <table:table-cell table:formula="of:=SUM([.I$85:.I173])" office:value-type="float" office:value="3225">
            <text:p>3225</text:p>
          </table:table-cell>
          <table:table-cell table:formula="of:=[.J174]/60" office:value-type="float" office:value="53.75">
            <text:p>53.8</text:p>
          </table:table-cell>
          <table:table-cell office:value-type="string">
            <text:p>CB_2094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 text:c="24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45">
            <text:p>2094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9H47M00S">
            <text:p>9:47</text:p>
          </table:table-cell>
          <table:table-cell table:style-name="ce7" office:value-type="time" office:time-value="PT10H23M00S">
            <text:p>10:23</text:p>
          </table:table-cell>
          <table:table-cell office:value-type="float" office:value="36">
            <text:p>36</text:p>
          </table:table-cell>
          <table:table-cell table:formula="of:=SUM([.I$85:.I174])" office:value-type="float" office:value="3261">
            <text:p>3261</text:p>
          </table:table-cell>
          <table:table-cell table:formula="of:=[.J175]/60" office:value-type="float" office:value="54.35">
            <text:p>54.4</text:p>
          </table:table-cell>
          <table:table-cell office:value-type="string">
            <text:p>CB_2094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 text:c="4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46">
            <text:p>2094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23M00S">
            <text:p>10:23</text:p>
          </table:table-cell>
          <table:table-cell table:style-name="ce7" office:value-type="time" office:time-value="PT10H59M00S">
            <text:p>10:59</text:p>
          </table:table-cell>
          <table:table-cell office:value-type="float" office:value="36">
            <text:p>36</text:p>
          </table:table-cell>
          <table:table-cell table:formula="of:=SUM([.I$85:.I175])" office:value-type="float" office:value="3297">
            <text:p>3297</text:p>
          </table:table-cell>
          <table:table-cell table:formula="of:=[.J176]/60" office:value-type="float" office:value="54.95">
            <text:p>55.0</text:p>
          </table:table-cell>
          <table:table-cell office:value-type="string">
            <text:p>CB_2094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47">
            <text:p>2094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0H59M00S">
            <text:p>10:59</text:p>
          </table:table-cell>
          <table:table-cell table:style-name="ce7" office:value-type="time" office:time-value="PT11H35M00S">
            <text:p>11:35</text:p>
          </table:table-cell>
          <table:table-cell office:value-type="float" office:value="36">
            <text:p>36</text:p>
          </table:table-cell>
          <table:table-cell table:formula="of:=SUM([.I$85:.I176])" office:value-type="float" office:value="3333">
            <text:p>3333</text:p>
          </table:table-cell>
          <table:table-cell table:formula="of:=[.J177]/60" office:value-type="float" office:value="55.55">
            <text:p>55.6</text:p>
          </table:table-cell>
          <table:table-cell office:value-type="string">
            <text:p>CB_2094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48">
            <text:p>2094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1H35M00S">
            <text:p>11:35</text:p>
          </table:table-cell>
          <table:table-cell table:style-name="ce7" office:value-type="time" office:time-value="PT12H11M00S">
            <text:p>12:11</text:p>
          </table:table-cell>
          <table:table-cell office:value-type="float" office:value="36">
            <text:p>36</text:p>
          </table:table-cell>
          <table:table-cell table:formula="of:=SUM([.I$85:.I177])" office:value-type="float" office:value="3369">
            <text:p>3369</text:p>
          </table:table-cell>
          <table:table-cell table:formula="of:=[.J178]/60" office:value-type="float" office:value="56.15">
            <text:p>56.2</text:p>
          </table:table-cell>
          <table:table-cell office:value-type="string">
            <text:p>CB_2094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text:s text:c="3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54">
            <text:p>2095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4H27M00S">
            <text:p>14:27</text:p>
          </table:table-cell>
          <table:table-cell table:style-name="ce7" office:value-type="time" office:time-value="PT15H03M00S">
            <text:p>15:03</text:p>
          </table:table-cell>
          <table:table-cell office:value-type="float" office:value="36">
            <text:p>36</text:p>
          </table:table-cell>
          <table:table-cell table:formula="of:=SUM([.I$85:.I178])" office:value-type="float" office:value="3405">
            <text:p>3405</text:p>
          </table:table-cell>
          <table:table-cell table:formula="of:=[.J179]/60" office:value-type="float" office:value="56.75">
            <text:p>56.8</text:p>
          </table:table-cell>
          <table:table-cell office:value-type="string">
            <text:p>CB_2095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55">
            <text:p>2095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5H03M00S">
            <text:p>15:03</text:p>
          </table:table-cell>
          <table:table-cell table:style-name="ce7" office:value-type="time" office:time-value="PT15H41M00S">
            <text:p>15:41</text:p>
          </table:table-cell>
          <table:table-cell office:value-type="float" office:value="38">
            <text:p>38</text:p>
          </table:table-cell>
          <table:table-cell table:formula="of:=SUM([.I$85:.I179])" office:value-type="float" office:value="3441">
            <text:p>3441</text:p>
          </table:table-cell>
          <table:table-cell table:formula="of:=[.J180]/60" office:value-type="float" office:value="57.35">
            <text:p>57.4</text:p>
          </table:table-cell>
          <table:table-cell office:value-type="string">
            <text:p>CB_2095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56">
            <text:p>2095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5H41M00S">
            <text:p>15:41</text:p>
          </table:table-cell>
          <table:table-cell table:style-name="ce7" office:value-type="time" office:time-value="PT16H17M00S">
            <text:p>16:17</text:p>
          </table:table-cell>
          <table:table-cell office:value-type="float" office:value="36">
            <text:p>36</text:p>
          </table:table-cell>
          <table:table-cell table:formula="of:=SUM([.I$85:.I180])" office:value-type="float" office:value="3479">
            <text:p>3479</text:p>
          </table:table-cell>
          <table:table-cell table:formula="of:=[.J181]/60" office:value-type="float" office:value="57.9833333333333">
            <text:p>58.0</text:p>
          </table:table-cell>
          <table:table-cell office:value-type="string">
            <text:p>CB_2095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57">
            <text:p>2095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6H54M00S">
            <text:p>16:54</text:p>
          </table:table-cell>
          <table:table-cell office:value-type="float" office:value="37">
            <text:p>37</text:p>
          </table:table-cell>
          <table:table-cell table:formula="of:=SUM([.I$85:.I181])" office:value-type="float" office:value="3515">
            <text:p>3515</text:p>
          </table:table-cell>
          <table:table-cell table:formula="of:=[.J182]/60" office:value-type="float" office:value="58.5833333333333">
            <text:p>58.6</text:p>
          </table:table-cell>
          <table:table-cell office:value-type="string">
            <text:p>CB_2095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58">
            <text:p>2095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54M00S">
            <text:p>16:54</text:p>
          </table:table-cell>
          <table:table-cell table:style-name="ce7" office:value-type="time" office:time-value="PT17H30M00S">
            <text:p>17:30</text:p>
          </table:table-cell>
          <table:table-cell office:value-type="float" office:value="36">
            <text:p>36</text:p>
          </table:table-cell>
          <table:table-cell table:formula="of:=SUM([.I$85:.I182])" office:value-type="float" office:value="3552">
            <text:p>3552</text:p>
          </table:table-cell>
          <table:table-cell table:formula="of:=[.J183]/60" office:value-type="float" office:value="59.2">
            <text:p>59.2</text:p>
          </table:table-cell>
          <table:table-cell office:value-type="string">
            <text:p>CB_2095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59">
            <text:p>2095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7M00S">
            <text:p>18:07</text:p>
          </table:table-cell>
          <table:table-cell office:value-type="float" office:value="37">
            <text:p>37</text:p>
          </table:table-cell>
          <table:table-cell table:formula="of:=SUM([.I$85:.I183])" office:value-type="float" office:value="3588">
            <text:p>3588</text:p>
          </table:table-cell>
          <table:table-cell table:formula="of:=[.J184]/60" office:value-type="float" office:value="59.8">
            <text:p>59.8</text:p>
          </table:table-cell>
          <table:table-cell office:value-type="string">
            <text:p>CB_2095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60">
            <text:p>2096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8H11M00S">
            <text:p>18:11</text:p>
          </table:table-cell>
          <table:table-cell table:style-name="ce7" office:value-type="time" office:time-value="PT18H47M00S">
            <text:p>18:47</text:p>
          </table:table-cell>
          <table:table-cell office:value-type="float" office:value="36">
            <text:p>36</text:p>
          </table:table-cell>
          <table:table-cell table:formula="of:=SUM([.I$85:.I184])" office:value-type="float" office:value="3625">
            <text:p>3625</text:p>
          </table:table-cell>
          <table:table-cell table:formula="of:=[.J185]/60" office:value-type="float" office:value="60.4166666666667">
            <text:p>60.4</text:p>
          </table:table-cell>
          <table:table-cell office:value-type="string">
            <text:p>CB_2096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61">
            <text:p>2096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8H47M00S">
            <text:p>18:47</text:p>
          </table:table-cell>
          <table:table-cell table:style-name="ce7" office:value-type="time" office:time-value="PT19H23M00S">
            <text:p>19:23</text:p>
          </table:table-cell>
          <table:table-cell office:value-type="float" office:value="36">
            <text:p>36</text:p>
          </table:table-cell>
          <table:table-cell table:formula="of:=SUM([.I$85:.I185])" office:value-type="float" office:value="3661">
            <text:p>3661</text:p>
          </table:table-cell>
          <table:table-cell table:formula="of:=[.J186]/60" office:value-type="float" office:value="61.0166666666667">
            <text:p>61.0</text:p>
          </table:table-cell>
          <table:table-cell office:value-type="string">
            <text:p>CB_2096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0962">
            <text:p>2096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9H23M00S">
            <text:p>19:23</text:p>
          </table:table-cell>
          <table:table-cell table:style-name="ce7" office:value-type="time" office:time-value="PT20H00M00S">
            <text:p>20:00</text:p>
          </table:table-cell>
          <table:table-cell office:value-type="float" office:value="37">
            <text:p>37</text:p>
          </table:table-cell>
          <table:table-cell table:formula="of:=SUM([.I$85:.I186])" office:value-type="float" office:value="3697">
            <text:p>3697</text:p>
          </table:table-cell>
          <table:table-cell table:formula="of:=[.J187]/60" office:value-type="float" office:value="61.6166666666667">
            <text:p>61.6</text:p>
          </table:table-cell>
          <table:table-cell office:value-type="string">
            <text:p>CB_20962.dat</text:p>
          </table:table-cell>
          <table:table-cell office:value-type="string">
            <text:p><text:s/>1.9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CHK</text:p>
          </table:table-cell>
          <table:table-cell office:value-type="float" office:value="20963">
            <text:p>2096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0H00M00S">
            <text:p>20:00</text:p>
          </table:table-cell>
          <table:table-cell table:style-name="ce7" office:value-type="time" office:time-value="PT20H37M00S">
            <text:p>20:37</text:p>
          </table:table-cell>
          <table:table-cell office:value-type="float" office:value="37">
            <text:p>37</text:p>
          </table:table-cell>
          <table:table-cell table:formula="of:=SUM([.I$85:.I187])" office:value-type="float" office:value="3734">
            <text:p>3734</text:p>
          </table:table-cell>
          <table:table-cell table:formula="of:=[.J188]/60" office:value-type="float" office:value="62.2333333333333">
            <text:p>62.2</text:p>
          </table:table-cell>
          <table:table-cell office:value-type="string">
            <text:p>CB_2096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CHK</text:p>
          </table:table-cell>
          <table:table-cell office:value-type="float" office:value="20964">
            <text:p>20964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0H37M00S">
            <text:p>20:37</text:p>
          </table:table-cell>
          <table:table-cell table:style-name="ce7" office:value-type="time" office:time-value="PT21H14M00S">
            <text:p>21:14</text:p>
          </table:table-cell>
          <table:table-cell office:value-type="float" office:value="37">
            <text:p>37</text:p>
          </table:table-cell>
          <table:table-cell table:formula="of:=SUM([.I$85:.I188])" office:value-type="float" office:value="3771">
            <text:p>3771</text:p>
          </table:table-cell>
          <table:table-cell table:formula="of:=[.J189]/60" office:value-type="float" office:value="62.85">
            <text:p>62.9</text:p>
          </table:table-cell>
          <table:table-cell office:value-type="string">
            <text:p>CB_2096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CHK</text:p>
          </table:table-cell>
          <table:table-cell office:value-type="float" office:value="20965">
            <text:p>20965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1H14M00S">
            <text:p>21:14</text:p>
          </table:table-cell>
          <table:table-cell table:style-name="ce7" office:value-type="time" office:time-value="PT21H42M00S">
            <text:p>21:42</text:p>
          </table:table-cell>
          <table:table-cell office:value-type="float" office:value="28">
            <text:p>28</text:p>
          </table:table-cell>
          <table:table-cell table:formula="of:=SUM([.I$85:.I189])" office:value-type="float" office:value="3808">
            <text:p>3808</text:p>
          </table:table-cell>
          <table:table-cell table:formula="of:=[.J190]/60" office:value-type="float" office:value="63.4666666666667">
            <text:p>63.5</text:p>
          </table:table-cell>
          <table:table-cell office:value-type="string">
            <text:p>CB_20965.dat</text:p>
          </table:table-cell>
          <table:table-cell office:value-type="string">
            <text:p><text:s/>826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EMT</text:p>
          </table:table-cell>
          <table:table-cell office:value-type="float" office:value="20966">
            <text:p>20966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1H42M00S">
            <text:p>21:42</text:p>
          </table:table-cell>
          <table:table-cell table:style-name="ce7" office:value-type="time" office:time-value="PT23H28M00S">
            <text:p>23:28</text:p>
          </table:table-cell>
          <table:table-cell office:value-type="float" office:value="106">
            <text:p>106</text:p>
          </table:table-cell>
          <table:table-cell table:formula="of:=SUM([.I$85:.I190])" office:value-type="float" office:value="3836">
            <text:p>3836</text:p>
          </table:table-cell>
          <table:table-cell table:formula="of:=[.J191]/60" office:value-type="float" office:value="63.9333333333333">
            <text:p>63.9</text:p>
          </table:table-cell>
          <table:table-cell office:value-type="string">
            <text:p>CB_20966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67">
            <text:p>20967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3H28M00S">
            <text:p>23:28</text:p>
          </table:table-cell>
          <table:table-cell table:style-name="ce7" office:value-type="time" office:time-value="PT01H14M00S">
            <text:p>1:14</text:p>
          </table:table-cell>
          <table:table-cell office:value-type="float" office:value="106">
            <text:p>106</text:p>
          </table:table-cell>
          <table:table-cell table:formula="of:=SUM([.I$85:.I191])" office:value-type="float" office:value="3942">
            <text:p>3942</text:p>
          </table:table-cell>
          <table:table-cell table:formula="of:=[.J192]/60" office:value-type="float" office:value="65.7">
            <text:p>65.7</text:p>
          </table:table-cell>
          <table:table-cell office:value-type="string">
            <text:p>CB_20967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68">
            <text:p>20968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1H14M00S">
            <text:p>1:14</text:p>
          </table:table-cell>
          <table:table-cell table:style-name="ce7" office:value-type="time" office:time-value="PT03H00M00S">
            <text:p>3:00</text:p>
          </table:table-cell>
          <table:table-cell office:value-type="float" office:value="106">
            <text:p>106</text:p>
          </table:table-cell>
          <table:table-cell table:formula="of:=SUM([.I$85:.I192])" office:value-type="float" office:value="4048">
            <text:p>4048</text:p>
          </table:table-cell>
          <table:table-cell table:formula="of:=[.J193]/60" office:value-type="float" office:value="67.4666666666667">
            <text:p>67.5</text:p>
          </table:table-cell>
          <table:table-cell office:value-type="string">
            <text:p>CB_20968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69">
            <text:p>20969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3H00M00S">
            <text:p>3:00</text:p>
          </table:table-cell>
          <table:table-cell table:style-name="ce7" office:value-type="time" office:time-value="PT04H47M00S">
            <text:p>4:47</text:p>
          </table:table-cell>
          <table:table-cell office:value-type="float" office:value="107">
            <text:p>107</text:p>
          </table:table-cell>
          <table:table-cell table:formula="of:=SUM([.I$85:.I193])" office:value-type="float" office:value="4154">
            <text:p>4154</text:p>
          </table:table-cell>
          <table:table-cell table:formula="of:=[.J194]/60" office:value-type="float" office:value="69.2333333333333">
            <text:p>69.2</text:p>
          </table:table-cell>
          <table:table-cell office:value-type="string">
            <text:p>CB_20969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0">
            <text:p>20970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4H47M00S">
            <text:p>4:47</text:p>
          </table:table-cell>
          <table:table-cell table:style-name="ce7" office:value-type="time" office:time-value="PT06H37M00S">
            <text:p>6:37</text:p>
          </table:table-cell>
          <table:table-cell office:value-type="float" office:value="110">
            <text:p>110</text:p>
          </table:table-cell>
          <table:table-cell table:formula="of:=SUM([.I$85:.I194])" office:value-type="float" office:value="4261">
            <text:p>4261</text:p>
          </table:table-cell>
          <table:table-cell table:formula="of:=[.J195]/60" office:value-type="float" office:value="71.0166666666667">
            <text:p>71.0</text:p>
          </table:table-cell>
          <table:table-cell office:value-type="string">
            <text:p>CB_20970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1">
            <text:p>20971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6H37M00S">
            <text:p>6:37</text:p>
          </table:table-cell>
          <table:table-cell table:style-name="ce7" office:value-type="time" office:time-value="PT08H27M00S">
            <text:p>8:27</text:p>
          </table:table-cell>
          <table:table-cell office:value-type="float" office:value="110">
            <text:p>110</text:p>
          </table:table-cell>
          <table:table-cell table:formula="of:=SUM([.I$85:.I195])" office:value-type="float" office:value="4371">
            <text:p>4371</text:p>
          </table:table-cell>
          <table:table-cell table:formula="of:=[.J196]/60" office:value-type="float" office:value="72.85">
            <text:p>72.9</text:p>
          </table:table-cell>
          <table:table-cell office:value-type="string">
            <text:p>CB_20971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2">
            <text:p>20972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8H27M00S">
            <text:p>8:27</text:p>
          </table:table-cell>
          <table:table-cell table:style-name="ce7" office:value-type="time" office:time-value="PT10H18M00S">
            <text:p>10:18</text:p>
          </table:table-cell>
          <table:table-cell office:value-type="float" office:value="111">
            <text:p>111</text:p>
          </table:table-cell>
          <table:table-cell table:formula="of:=SUM([.I$85:.I196])" office:value-type="float" office:value="4481">
            <text:p>4481</text:p>
          </table:table-cell>
          <table:table-cell table:formula="of:=[.J197]/60" office:value-type="float" office:value="74.6833333333333">
            <text:p>74.7</text:p>
          </table:table-cell>
          <table:table-cell office:value-type="string">
            <text:p>CB_20972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JNK</text:p>
          </table:table-cell>
          <table:table-cell office:value-type="float" office:value="20973">
            <text:p>20973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0H18M00S">
            <text:p>10:18</text:p>
          </table:table-cell>
          <table:table-cell table:style-name="ce7" office:value-type="time" office:time-value="PT11H01M00S">
            <text:p>11:01</text:p>
          </table:table-cell>
          <table:table-cell office:value-type="float" office:value="43">
            <text:p>43</text:p>
          </table:table-cell>
          <table:table-cell table:formula="of:=SUM([.I$85:.I197])" office:value-type="float" office:value="4592">
            <text:p>4592</text:p>
          </table:table-cell>
          <table:table-cell table:formula="of:=[.J198]/60" office:value-type="float" office:value="76.5333333333333">
            <text:p>76.5</text:p>
          </table:table-cell>
          <table:table-cell office:value-type="string">
            <text:p>CB_20973.dat</text:p>
          </table:table-cell>
          <table:table-cell office:value-type="string">
            <text:p><text:s/>655M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, ACQU stopped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4">
            <text:p>20974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1H01M00S">
            <text:p>11:01</text:p>
          </table:table-cell>
          <table:table-cell table:style-name="ce7" office:value-type="time" office:time-value="PT12H52M00S">
            <text:p>12:52</text:p>
          </table:table-cell>
          <table:table-cell office:value-type="float" office:value="111">
            <text:p>111</text:p>
          </table:table-cell>
          <table:table-cell table:formula="of:=SUM([.I$85:.I198])" office:value-type="float" office:value="4635">
            <text:p>4635</text:p>
          </table:table-cell>
          <table:table-cell table:formula="of:=[.J199]/60" office:value-type="float" office:value="77.25">
            <text:p>77.3</text:p>
          </table:table-cell>
          <table:table-cell office:value-type="string">
            <text:p>CB_20974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5">
            <text:p>20975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2H52M00S">
            <text:p>12:52</text:p>
          </table:table-cell>
          <table:table-cell table:style-name="ce7" office:value-type="time" office:time-value="PT14H40M00S">
            <text:p>14:40</text:p>
          </table:table-cell>
          <table:table-cell office:value-type="float" office:value="108">
            <text:p>108</text:p>
          </table:table-cell>
          <table:table-cell table:formula="of:=SUM([.I$85:.I199])" office:value-type="float" office:value="4746">
            <text:p>4746</text:p>
          </table:table-cell>
          <table:table-cell table:formula="of:=[.J200]/60" office:value-type="float" office:value="79.1">
            <text:p>79.1</text:p>
          </table:table-cell>
          <table:table-cell office:value-type="string">
            <text:p>CB_20975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ADJ</text:p>
          </table:table-cell>
          <table:table-cell office:value-type="float" office:value="20981">
            <text:p>20981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6H58M00S">
            <text:p>16:58</text:p>
          </table:table-cell>
          <table:table-cell office:value-type="float" office:value="23">
            <text:p>23</text:p>
          </table:table-cell>
          <table:table-cell table:formula="of:=SUM([.I$85:.I200])" office:value-type="float" office:value="4854">
            <text:p>4854</text:p>
          </table:table-cell>
          <table:table-cell table:formula="of:=[.J201]/60" office:value-type="float" office:value="80.9">
            <text:p>80.9</text:p>
          </table:table-cell>
          <table:table-cell office:value-type="string">
            <text:p>CB_20981.dat</text:p>
          </table:table-cell>
          <table:table-cell office:value-type="string">
            <text:p><text:s/>363M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adjust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82">
            <text:p>20982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6H58M00S">
            <text:p>16:58</text:p>
          </table:table-cell>
          <table:table-cell table:style-name="ce7" office:value-type="time" office:time-value="PT18H50M00S">
            <text:p>18:50</text:p>
          </table:table-cell>
          <table:table-cell office:value-type="float" office:value="112">
            <text:p>112</text:p>
          </table:table-cell>
          <table:table-cell table:formula="of:=SUM([.I$85:.I201])" office:value-type="float" office:value="4877">
            <text:p>4877</text:p>
          </table:table-cell>
          <table:table-cell table:formula="of:=[.J202]/60" office:value-type="float" office:value="81.2833333333333">
            <text:p>81.3</text:p>
          </table:table-cell>
          <table:table-cell office:value-type="string">
            <text:p>CB_20982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83">
            <text:p>2098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8H50M00S">
            <text:p>18:50</text:p>
          </table:table-cell>
          <table:table-cell table:style-name="ce7" office:value-type="time" office:time-value="PT19H17M00S">
            <text:p>19:17</text:p>
          </table:table-cell>
          <table:table-cell office:value-type="float" office:value="27">
            <text:p>27</text:p>
          </table:table-cell>
          <table:table-cell table:formula="of:=SUM([.I$85:.I202])" office:value-type="float" office:value="4989">
            <text:p>4989</text:p>
          </table:table-cell>
          <table:table-cell table:formula="of:=[.J203]/60" office:value-type="float" office:value="83.15">
            <text:p>83.2</text:p>
          </table:table-cell>
          <table:table-cell office:value-type="string">
            <text:p>CB_20983.dat</text:p>
          </table:table-cell>
          <table:table-cell office:value-type="string">
            <text:p><text:s/>272M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FIL</text:p>
          </table:table-cell>
          <table:table-cell office:value-type="float" office:value="20984">
            <text:p>20984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9H17M00S">
            <text:p>19:17</text:p>
          </table:table-cell>
          <table:table-cell table:style-name="ce7" office:value-type="time" office:time-value="PT20H45M00S">
            <text:p>20:45</text:p>
          </table:table-cell>
          <table:table-cell office:value-type="float" office:value="88">
            <text:p>88</text:p>
          </table:table-cell>
          <table:table-cell table:formula="of:=SUM([.I$85:.I203])" office:value-type="float" office:value="5016">
            <text:p>5016</text:p>
          </table:table-cell>
          <table:table-cell table:formula="of:=[.J204]/60" office:value-type="float" office:value="83.6">
            <text:p>83.6</text:p>
          </table:table-cell>
          <table:table-cell office:value-type="string">
            <text:p>CB_20984.dat</text:p>
          </table:table-cell>
          <table:table-cell office:value-type="string">
            <text:p><text:s/>1.8G</text:p>
          </table:table-cell>
          <table:table-cell office:value-type="string">
            <text:p>filling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filling from 19:15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FIL</text:p>
          </table:table-cell>
          <table:table-cell office:value-type="float" office:value="20985">
            <text:p>20985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0H45M00S">
            <text:p>20:45</text:p>
          </table:table-cell>
          <table:table-cell table:style-name="ce7" office:value-type="time" office:time-value="PT21H23M00S">
            <text:p>21:23</text:p>
          </table:table-cell>
          <table:table-cell office:value-type="float" office:value="38">
            <text:p>38</text:p>
          </table:table-cell>
          <table:table-cell table:formula="of:=SUM([.I$85:.I204])" office:value-type="float" office:value="5104">
            <text:p>5104</text:p>
          </table:table-cell>
          <table:table-cell table:formula="of:=[.J205]/60" office:value-type="float" office:value="85.0666666666667">
            <text:p>85.1</text:p>
          </table:table-cell>
          <table:table-cell office:value-type="string">
            <text:p>CB_20985.dat</text:p>
          </table:table-cell>
          <table:table-cell office:value-type="string">
            <text:p><text:s/>1.8G</text:p>
          </table:table-cell>
          <table:table-cell office:value-type="string">
            <text:p>filling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filling from 19:15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PRO</text:p>
          </table:table-cell>
          <table:table-cell office:value-type="float" office:value="20986">
            <text:p>2098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1H23M00S">
            <text:p>21:23</text:p>
          </table:table-cell>
          <table:table-cell table:style-name="ce7" office:value-type="time" office:time-value="PT22H00M00S">
            <text:p>22:00</text:p>
          </table:table-cell>
          <table:table-cell office:value-type="float" office:value="37">
            <text:p>37</text:p>
          </table:table-cell>
          <table:table-cell table:formula="of:=SUM([.I$85:.I205])" office:value-type="float" office:value="5142">
            <text:p>5142</text:p>
          </table:table-cell>
          <table:table-cell table:formula="of:=[.J206]/60" office:value-type="float" office:value="85.7">
            <text:p>85.7</text:p>
          </table:table-cell>
          <table:table-cell office:value-type="string">
            <text:p>CB_2098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PRO</text:p>
          </table:table-cell>
          <table:table-cell office:value-type="float" office:value="20987">
            <text:p>2098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7M00S">
            <text:p>22:37</text:p>
          </table:table-cell>
          <table:table-cell office:value-type="float" office:value="37">
            <text:p>37</text:p>
          </table:table-cell>
          <table:table-cell table:formula="of:=SUM([.I$85:.I206])" office:value-type="float" office:value="5179">
            <text:p>5179</text:p>
          </table:table-cell>
          <table:table-cell table:formula="of:=[.J207]/60" office:value-type="float" office:value="86.3166666666667">
            <text:p>86.3</text:p>
          </table:table-cell>
          <table:table-cell office:value-type="string">
            <text:p>CB_2098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PRO</text:p>
          </table:table-cell>
          <table:table-cell office:value-type="float" office:value="20988">
            <text:p>2098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2H37M00S">
            <text:p>22:37</text:p>
          </table:table-cell>
          <table:table-cell table:style-name="ce7" office:value-type="time" office:time-value="PT23H17M00S">
            <text:p>23:17</text:p>
          </table:table-cell>
          <table:table-cell office:value-type="float" office:value="40">
            <text:p>40</text:p>
          </table:table-cell>
          <table:table-cell table:formula="of:=SUM([.I$85:.I207])" office:value-type="float" office:value="5216">
            <text:p>5216</text:p>
          </table:table-cell>
          <table:table-cell table:formula="of:=[.J208]/60" office:value-type="float" office:value="86.9333333333333">
            <text:p>86.9</text:p>
          </table:table-cell>
          <table:table-cell office:value-type="string">
            <text:p>CB_2098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PRO</text:p>
          </table:table-cell>
          <table:table-cell office:value-type="float" office:value="20989">
            <text:p>2098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3H17M00S">
            <text:p>23:17</text:p>
          </table:table-cell>
          <table:table-cell table:style-name="ce7" office:value-type="time" office:time-value="PT23H54M00S">
            <text:p>23:54</text:p>
          </table:table-cell>
          <table:table-cell office:value-type="float" office:value="37">
            <text:p>37</text:p>
          </table:table-cell>
          <table:table-cell table:formula="of:=SUM([.I$85:.I208])" office:value-type="float" office:value="5256">
            <text:p>5256</text:p>
          </table:table-cell>
          <table:table-cell table:formula="of:=[.J209]/60" office:value-type="float" office:value="87.6">
            <text:p>87.6</text:p>
          </table:table-cell>
          <table:table-cell office:value-type="string">
            <text:p>CB_2098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0">
            <text:p>2099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3H54M00S">
            <text:p>23:54</text:p>
          </table:table-cell>
          <table:table-cell table:style-name="ce7" office:value-type="time" office:time-value="PT00H31M00S">
            <text:p>0:31</text:p>
          </table:table-cell>
          <table:table-cell office:value-type="float" office:value="37">
            <text:p>37</text:p>
          </table:table-cell>
          <table:table-cell table:formula="of:=SUM([.I$85:.I209])" office:value-type="float" office:value="5293">
            <text:p>5293</text:p>
          </table:table-cell>
          <table:table-cell table:formula="of:=[.J210]/60" office:value-type="float" office:value="88.2166666666667">
            <text:p>88.2</text:p>
          </table:table-cell>
          <table:table-cell office:value-type="string">
            <text:p>CB_2099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1">
            <text:p>2099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0H31M00S">
            <text:p>0:31</text:p>
          </table:table-cell>
          <table:table-cell table:style-name="ce7" office:value-type="time" office:time-value="PT01H09M00S">
            <text:p>1:09</text:p>
          </table:table-cell>
          <table:table-cell office:value-type="float" office:value="38">
            <text:p>38</text:p>
          </table:table-cell>
          <table:table-cell table:formula="of:=SUM([.I$85:.I210])" office:value-type="float" office:value="5330">
            <text:p>5330</text:p>
          </table:table-cell>
          <table:table-cell table:formula="of:=[.J211]/60" office:value-type="float" office:value="88.8333333333333">
            <text:p>88.8</text:p>
          </table:table-cell>
          <table:table-cell office:value-type="string">
            <text:p>CB_2099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, polarization edge position re-aligned between 20991 and 20992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2">
            <text:p>2099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1H09M00S">
            <text:p>1:09</text:p>
          </table:table-cell>
          <table:table-cell table:style-name="ce7" office:value-type="time" office:time-value="PT01H46M00S">
            <text:p>1:46</text:p>
          </table:table-cell>
          <table:table-cell office:value-type="float" office:value="37">
            <text:p>37</text:p>
          </table:table-cell>
          <table:table-cell table:formula="of:=SUM([.I$85:.I211])" office:value-type="float" office:value="5368">
            <text:p>5368</text:p>
          </table:table-cell>
          <table:table-cell table:formula="of:=[.J212]/60" office:value-type="float" office:value="89.4666666666667">
            <text:p>89.5</text:p>
          </table:table-cell>
          <table:table-cell office:value-type="string">
            <text:p>CB_2099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3">
            <text:p>2099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46M00S">
            <text:p>1:46</text:p>
          </table:table-cell>
          <table:table-cell table:style-name="ce7" office:value-type="time" office:time-value="PT02H24M00S">
            <text:p>2:24</text:p>
          </table:table-cell>
          <table:table-cell office:value-type="float" office:value="38">
            <text:p>38</text:p>
          </table:table-cell>
          <table:table-cell table:formula="of:=SUM([.I$85:.I212])" office:value-type="float" office:value="5405">
            <text:p>5405</text:p>
          </table:table-cell>
          <table:table-cell table:formula="of:=[.J213]/60" office:value-type="float" office:value="90.0833333333333">
            <text:p>90.1</text:p>
          </table:table-cell>
          <table:table-cell office:value-type="string">
            <text:p>CB_2099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4">
            <text:p>2099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2H23M00S">
            <text:p>2:23</text:p>
          </table:table-cell>
          <table:table-cell table:style-name="ce7" office:value-type="time" office:time-value="PT03H00M00S">
            <text:p>3:00</text:p>
          </table:table-cell>
          <table:table-cell office:value-type="float" office:value="37">
            <text:p>37</text:p>
          </table:table-cell>
          <table:table-cell table:formula="of:=SUM([.I$85:.I213])" office:value-type="float" office:value="5443">
            <text:p>5443</text:p>
          </table:table-cell>
          <table:table-cell table:formula="of:=[.J214]/60" office:value-type="float" office:value="90.7166666666667">
            <text:p>90.7</text:p>
          </table:table-cell>
          <table:table-cell office:value-type="string">
            <text:p>CB_2099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5">
            <text:p>2099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3H00M00S">
            <text:p>3:00</text:p>
          </table:table-cell>
          <table:table-cell table:style-name="ce7" office:value-type="time" office:time-value="PT03H37M00S">
            <text:p>3:37</text:p>
          </table:table-cell>
          <table:table-cell office:value-type="float" office:value="37">
            <text:p>37</text:p>
          </table:table-cell>
          <table:table-cell table:formula="of:=SUM([.I$85:.I214])" office:value-type="float" office:value="5480">
            <text:p>5480</text:p>
          </table:table-cell>
          <table:table-cell table:formula="of:=[.J215]/60" office:value-type="float" office:value="91.3333333333333">
            <text:p>91.3</text:p>
          </table:table-cell>
          <table:table-cell office:value-type="string">
            <text:p>CB_2099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6">
            <text:p>2099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3H37M00S">
            <text:p>3:37</text:p>
          </table:table-cell>
          <table:table-cell table:style-name="ce7" office:value-type="time" office:time-value="PT04H15M00S">
            <text:p>4:15</text:p>
          </table:table-cell>
          <table:table-cell office:value-type="float" office:value="38">
            <text:p>38</text:p>
          </table:table-cell>
          <table:table-cell table:formula="of:=SUM([.I$85:.I215])" office:value-type="float" office:value="5517">
            <text:p>5517</text:p>
          </table:table-cell>
          <table:table-cell table:formula="of:=[.J216]/60" office:value-type="float" office:value="91.95">
            <text:p>92.0</text:p>
          </table:table-cell>
          <table:table-cell office:value-type="string">
            <text:p>CB_2099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7">
            <text:p>20997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4H15M00S">
            <text:p>4:15</text:p>
          </table:table-cell>
          <table:table-cell table:style-name="ce7" office:value-type="time" office:time-value="PT04H52M00S">
            <text:p>4:52</text:p>
          </table:table-cell>
          <table:table-cell office:value-type="float" office:value="37">
            <text:p>37</text:p>
          </table:table-cell>
          <table:table-cell table:formula="of:=SUM([.I$85:.I216])" office:value-type="float" office:value="5555">
            <text:p>5555</text:p>
          </table:table-cell>
          <table:table-cell table:formula="of:=[.J217]/60" office:value-type="float" office:value="92.5833333333333">
            <text:p>92.6</text:p>
          </table:table-cell>
          <table:table-cell office:value-type="string">
            <text:p>CB_2099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 3mm, LH2 10cm, M&gt;=2 E&gt;100MeV, polarization doesn't match logbook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8">
            <text:p>20998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4H52M00S">
            <text:p>4:52</text:p>
          </table:table-cell>
          <table:table-cell table:style-name="ce7" office:value-type="time" office:time-value="PT05H29M00S">
            <text:p>5:29</text:p>
          </table:table-cell>
          <table:table-cell office:value-type="float" office:value="37">
            <text:p>37</text:p>
          </table:table-cell>
          <table:table-cell table:formula="of:=SUM([.I$85:.I217])" office:value-type="float" office:value="5592">
            <text:p>5592</text:p>
          </table:table-cell>
          <table:table-cell table:formula="of:=[.J218]/60" office:value-type="float" office:value="93.2">
            <text:p>93.2</text:p>
          </table:table-cell>
          <table:table-cell office:value-type="string">
            <text:p>CB_2099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, polarization doesn't match logbook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99">
            <text:p>2099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5H29M00S">
            <text:p>5:29</text:p>
          </table:table-cell>
          <table:table-cell table:style-name="ce7" office:value-type="time" office:time-value="PT06H06M00S">
            <text:p>6:06</text:p>
          </table:table-cell>
          <table:table-cell office:value-type="float" office:value="37">
            <text:p>37</text:p>
          </table:table-cell>
          <table:table-cell table:formula="of:=SUM([.I$85:.I218])" office:value-type="float" office:value="5629">
            <text:p>5629</text:p>
          </table:table-cell>
          <table:table-cell table:formula="of:=[.J219]/60" office:value-type="float" office:value="93.8166666666667">
            <text:p>93.8</text:p>
          </table:table-cell>
          <table:table-cell office:value-type="string">
            <text:p>CB_2099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00">
            <text:p>2100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6H06M00S">
            <text:p>6:06</text:p>
          </table:table-cell>
          <table:table-cell table:style-name="ce7" office:value-type="time" office:time-value="PT06H44M00S">
            <text:p>6:44</text:p>
          </table:table-cell>
          <table:table-cell office:value-type="float" office:value="38">
            <text:p>38</text:p>
          </table:table-cell>
          <table:table-cell table:formula="of:=SUM([.I$85:.I219])" office:value-type="float" office:value="5666">
            <text:p>5666</text:p>
          </table:table-cell>
          <table:table-cell table:formula="of:=[.J220]/60" office:value-type="float" office:value="94.4333333333333">
            <text:p>94.4</text:p>
          </table:table-cell>
          <table:table-cell office:value-type="string">
            <text:p>CB_2100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01">
            <text:p>2100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44M00S">
            <text:p>6:44</text:p>
          </table:table-cell>
          <table:table-cell table:style-name="ce7" office:value-type="time" office:time-value="PT07H21M00S">
            <text:p>7:21</text:p>
          </table:table-cell>
          <table:table-cell office:value-type="float" office:value="37">
            <text:p>37</text:p>
          </table:table-cell>
          <table:table-cell table:formula="of:=SUM([.I$85:.I220])" office:value-type="float" office:value="5704">
            <text:p>5704</text:p>
          </table:table-cell>
          <table:table-cell table:formula="of:=[.J221]/60" office:value-type="float" office:value="95.0666666666667">
            <text:p>95.1</text:p>
          </table:table-cell>
          <table:table-cell office:value-type="string">
            <text:p>CB_2100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02">
            <text:p>2100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21M00S">
            <text:p>7:21</text:p>
          </table:table-cell>
          <table:table-cell table:style-name="ce7" office:value-type="time" office:time-value="PT07H58M00S">
            <text:p>7:58</text:p>
          </table:table-cell>
          <table:table-cell office:value-type="float" office:value="37">
            <text:p>37</text:p>
          </table:table-cell>
          <table:table-cell table:formula="of:=SUM([.I$85:.I221])" office:value-type="float" office:value="5741">
            <text:p>5741</text:p>
          </table:table-cell>
          <table:table-cell table:formula="of:=[.J222]/60" office:value-type="float" office:value="95.6833333333333">
            <text:p>95.7</text:p>
          </table:table-cell>
          <table:table-cell office:value-type="string">
            <text:p>CB_2100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03">
            <text:p>2100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58M00S">
            <text:p>7:58</text:p>
          </table:table-cell>
          <table:table-cell table:style-name="ce7" office:value-type="time" office:time-value="PT08H35M00S">
            <text:p>8:35</text:p>
          </table:table-cell>
          <table:table-cell office:value-type="float" office:value="37">
            <text:p>37</text:p>
          </table:table-cell>
          <table:table-cell table:formula="of:=SUM([.I$85:.I222])" office:value-type="float" office:value="5778">
            <text:p>5778</text:p>
          </table:table-cell>
          <table:table-cell table:formula="of:=[.J223]/60" office:value-type="float" office:value="96.3">
            <text:p>96.3</text:p>
          </table:table-cell>
          <table:table-cell office:value-type="string">
            <text:p>CB_2100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CHK</text:p>
          </table:table-cell>
          <table:table-cell office:value-type="float" office:value="21004">
            <text:p>21004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8H35M00S">
            <text:p>8:35</text:p>
          </table:table-cell>
          <table:table-cell table:style-name="ce7" office:value-type="time" office:time-value="PT09H01M00S">
            <text:p>9:01</text:p>
          </table:table-cell>
          <table:table-cell office:value-type="float" office:value="26">
            <text:p>26</text:p>
          </table:table-cell>
          <table:table-cell table:formula="of:=SUM([.I$85:.I223])" office:value-type="float" office:value="5815">
            <text:p>5815</text:p>
          </table:table-cell>
          <table:table-cell table:formula="of:=[.J224]/60" office:value-type="float" office:value="96.9166666666667">
            <text:p>96.9</text:p>
          </table:table-cell>
          <table:table-cell office:value-type="string">
            <text:p>CB_21004.dat</text:p>
          </table:table-cell>
          <table:table-cell office:value-type="string">
            <text:p><text:s/>1.3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, DAQ crashed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JNK</text:p>
          </table:table-cell>
          <table:table-cell office:value-type="float" office:value="21005">
            <text:p>21005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9H23M00S">
            <text:p>9:23</text:p>
          </table:table-cell>
          <table:table-cell table:style-name="ce7" office:value-type="time" office:time-value="PT09H23M00S">
            <text:p>9:23</text:p>
          </table:table-cell>
          <table:table-cell office:value-type="float" office:value="0">
            <text:p>0</text:p>
          </table:table-cell>
          <table:table-cell table:formula="of:=SUM([.I$85:.I224])" office:value-type="float" office:value="5841">
            <text:p>5841</text:p>
          </table:table-cell>
          <table:table-cell table:formula="of:=[.J225]/60" office:value-type="float" office:value="97.35">
            <text:p>97.4</text:p>
          </table:table-cell>
          <table:table-cell office:value-type="string">
            <text:p>CB_21005.dat</text:p>
          </table:table-cell>
          <table:table-cell office:value-type="string">
            <text:p><text:s text:c="2"/>16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, out of sync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06">
            <text:p>2100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9H27M00S">
            <text:p>9:27</text:p>
          </table:table-cell>
          <table:table-cell table:style-name="ce7" office:value-type="time" office:time-value="PT10H04M00S">
            <text:p>10:04</text:p>
          </table:table-cell>
          <table:table-cell office:value-type="float" office:value="37">
            <text:p>37</text:p>
          </table:table-cell>
          <table:table-cell table:formula="of:=SUM([.I$85:.I225])" office:value-type="float" office:value="5841">
            <text:p>5841</text:p>
          </table:table-cell>
          <table:table-cell table:formula="of:=[.J226]/60" office:value-type="float" office:value="97.35">
            <text:p>97.4</text:p>
          </table:table-cell>
          <table:table-cell office:value-type="string">
            <text:p>CB_2100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07">
            <text:p>2100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0H04M00S">
            <text:p>10:04</text:p>
          </table:table-cell>
          <table:table-cell table:style-name="ce7" office:value-type="time" office:time-value="PT10H42M00S">
            <text:p>10:42</text:p>
          </table:table-cell>
          <table:table-cell office:value-type="float" office:value="38">
            <text:p>38</text:p>
          </table:table-cell>
          <table:table-cell table:formula="of:=SUM([.I$85:.I226])" office:value-type="float" office:value="5878">
            <text:p>5878</text:p>
          </table:table-cell>
          <table:table-cell table:formula="of:=[.J227]/60" office:value-type="float" office:value="97.9666666666667">
            <text:p>98.0</text:p>
          </table:table-cell>
          <table:table-cell office:value-type="string">
            <text:p>CB_2100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08">
            <text:p>2100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42M00S">
            <text:p>10:42</text:p>
          </table:table-cell>
          <table:table-cell table:style-name="ce7" office:value-type="time" office:time-value="PT11H19M00S">
            <text:p>11:19</text:p>
          </table:table-cell>
          <table:table-cell office:value-type="float" office:value="37">
            <text:p>37</text:p>
          </table:table-cell>
          <table:table-cell table:formula="of:=SUM([.I$85:.I227])" office:value-type="float" office:value="5916">
            <text:p>5916</text:p>
          </table:table-cell>
          <table:table-cell table:formula="of:=[.J228]/60" office:value-type="float" office:value="98.6">
            <text:p>98.6</text:p>
          </table:table-cell>
          <table:table-cell office:value-type="string">
            <text:p>CB_2100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09">
            <text:p>2100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1H19M00S">
            <text:p>11:19</text:p>
          </table:table-cell>
          <table:table-cell table:style-name="ce7" office:value-type="time" office:time-value="PT11H55M00S">
            <text:p>11:55</text:p>
          </table:table-cell>
          <table:table-cell office:value-type="float" office:value="36">
            <text:p>36</text:p>
          </table:table-cell>
          <table:table-cell table:formula="of:=SUM([.I$85:.I228])" office:value-type="float" office:value="5953">
            <text:p>5953</text:p>
          </table:table-cell>
          <table:table-cell table:formula="of:=[.J229]/60" office:value-type="float" office:value="99.2166666666667">
            <text:p>99.2</text:p>
          </table:table-cell>
          <table:table-cell office:value-type="string">
            <text:p>CB_2100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CHK</text:p>
          </table:table-cell>
          <table:table-cell office:value-type="float" office:value="21010">
            <text:p>21010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2H03M00S">
            <text:p>12:03</text:p>
          </table:table-cell>
          <table:table-cell table:style-name="ce7" office:value-type="time" office:time-value="PT12H08M00S">
            <text:p>12:08</text:p>
          </table:table-cell>
          <table:table-cell office:value-type="float" office:value="5">
            <text:p>5</text:p>
          </table:table-cell>
          <table:table-cell table:formula="of:=SUM([.I$85:.I229])" office:value-type="float" office:value="5989">
            <text:p>5989</text:p>
          </table:table-cell>
          <table:table-cell table:formula="of:=[.J230]/60" office:value-type="float" office:value="99.8166666666667">
            <text:p>99.8</text:p>
          </table:table-cell>
          <table:table-cell office:value-type="string">
            <text:p>CB_21010.dat</text:p>
          </table:table-cell>
          <table:table-cell office:value-type="string">
            <text:p><text:s/>152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, I corrected the time here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11">
            <text:p>2101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2H08M00S">
            <text:p>12:08</text:p>
          </table:table-cell>
          <table:table-cell table:style-name="ce7" office:value-type="time" office:time-value="PT12H46M00S">
            <text:p>12:46</text:p>
          </table:table-cell>
          <table:table-cell office:value-type="float" office:value="38">
            <text:p>38</text:p>
          </table:table-cell>
          <table:table-cell table:formula="of:=SUM([.I$85:.I230])" office:value-type="float" office:value="5994">
            <text:p>5994</text:p>
          </table:table-cell>
          <table:table-cell table:formula="of:=[.J231]/60" office:value-type="float" office:value="99.9">
            <text:p>99.9</text:p>
          </table:table-cell>
          <table:table-cell office:value-type="string">
            <text:p>CB_2101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, adjusted postion of radiator to fullfil edge position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12">
            <text:p>2101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2H46M00S">
            <text:p>12:46</text:p>
          </table:table-cell>
          <table:table-cell table:style-name="ce7" office:value-type="time" office:time-value="PT13H23M00S">
            <text:p>13:23</text:p>
          </table:table-cell>
          <table:table-cell office:value-type="float" office:value="37">
            <text:p>37</text:p>
          </table:table-cell>
          <table:table-cell table:formula="of:=SUM([.I$85:.I231])" office:value-type="float" office:value="6032">
            <text:p>6032</text:p>
          </table:table-cell>
          <table:table-cell table:formula="of:=[.J232]/60" office:value-type="float" office:value="100.533333333333">
            <text:p>100.5</text:p>
          </table:table-cell>
          <table:table-cell office:value-type="string">
            <text:p>CB_2101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, polarizations don't match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13">
            <text:p>2101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3H23M00S">
            <text:p>13:23</text:p>
          </table:table-cell>
          <table:table-cell table:style-name="ce7" office:value-type="time" office:time-value="PT14H00M00S">
            <text:p>14:00</text:p>
          </table:table-cell>
          <table:table-cell office:value-type="float" office:value="37">
            <text:p>37</text:p>
          </table:table-cell>
          <table:table-cell table:formula="of:=SUM([.I$85:.I232])" office:value-type="float" office:value="6069">
            <text:p>6069</text:p>
          </table:table-cell>
          <table:table-cell table:formula="of:=[.J233]/60" office:value-type="float" office:value="101.15">
            <text:p>101.2</text:p>
          </table:table-cell>
          <table:table-cell office:value-type="string">
            <text:p>CB_2101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14">
            <text:p>2101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4H00M00S">
            <text:p>14:00</text:p>
          </table:table-cell>
          <table:table-cell table:style-name="ce7" office:value-type="time" office:time-value="PT14H37M00S">
            <text:p>14:37</text:p>
          </table:table-cell>
          <table:table-cell office:value-type="float" office:value="37">
            <text:p>37</text:p>
          </table:table-cell>
          <table:table-cell table:formula="of:=SUM([.I$85:.I233])" office:value-type="float" office:value="6106">
            <text:p>6106</text:p>
          </table:table-cell>
          <table:table-cell table:formula="of:=[.J234]/60" office:value-type="float" office:value="101.766666666667">
            <text:p>101.8</text:p>
          </table:table-cell>
          <table:table-cell office:value-type="string">
            <text:p>CB_2101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15">
            <text:p>2101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4H37M00S">
            <text:p>14:37</text:p>
          </table:table-cell>
          <table:table-cell table:style-name="ce7" office:value-type="time" office:time-value="PT15H14M00S">
            <text:p>15:14</text:p>
          </table:table-cell>
          <table:table-cell office:value-type="float" office:value="37">
            <text:p>37</text:p>
          </table:table-cell>
          <table:table-cell table:formula="of:=SUM([.I$85:.I234])" office:value-type="float" office:value="6143">
            <text:p>6143</text:p>
          </table:table-cell>
          <table:table-cell table:formula="of:=[.J235]/60" office:value-type="float" office:value="102.383333333333">
            <text:p>102.4</text:p>
          </table:table-cell>
          <table:table-cell office:value-type="string">
            <text:p>CB_2101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16">
            <text:p>2101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5H14M00S">
            <text:p>15:14</text:p>
          </table:table-cell>
          <table:table-cell table:style-name="ce7" office:value-type="time" office:time-value="PT15H51M00S">
            <text:p>15:51</text:p>
          </table:table-cell>
          <table:table-cell office:value-type="float" office:value="37">
            <text:p>37</text:p>
          </table:table-cell>
          <table:table-cell table:formula="of:=SUM([.I$85:.I235])" office:value-type="float" office:value="6180">
            <text:p>6180</text:p>
          </table:table-cell>
          <table:table-cell table:formula="of:=[.J236]/60" office:value-type="float" office:value="103">
            <text:p>103.0</text:p>
          </table:table-cell>
          <table:table-cell office:value-type="string">
            <text:p>CB_2101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17">
            <text:p>2101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5H51M00S">
            <text:p>15:51</text:p>
          </table:table-cell>
          <table:table-cell table:style-name="ce7" office:value-type="time" office:time-value="PT16H29M00S">
            <text:p>16:29</text:p>
          </table:table-cell>
          <table:table-cell office:value-type="float" office:value="38">
            <text:p>38</text:p>
          </table:table-cell>
          <table:table-cell table:formula="of:=SUM([.I$85:.I236])" office:value-type="float" office:value="6217">
            <text:p>6217</text:p>
          </table:table-cell>
          <table:table-cell table:formula="of:=[.J237]/60" office:value-type="float" office:value="103.616666666667">
            <text:p>103.6</text:p>
          </table:table-cell>
          <table:table-cell office:value-type="string">
            <text:p>CB_2101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18">
            <text:p>2101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29M00S">
            <text:p>16:29</text:p>
          </table:table-cell>
          <table:table-cell table:style-name="ce7" office:value-type="time" office:time-value="PT17H06M00S">
            <text:p>17:06</text:p>
          </table:table-cell>
          <table:table-cell office:value-type="float" office:value="37">
            <text:p>37</text:p>
          </table:table-cell>
          <table:table-cell table:formula="of:=SUM([.I$85:.I237])" office:value-type="float" office:value="6255">
            <text:p>6255</text:p>
          </table:table-cell>
          <table:table-cell table:formula="of:=[.J238]/60" office:value-type="float" office:value="104.25">
            <text:p>104.3</text:p>
          </table:table-cell>
          <table:table-cell office:value-type="string">
            <text:p>CB_2101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19">
            <text:p>2101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06M00S">
            <text:p>17:06</text:p>
          </table:table-cell>
          <table:table-cell table:style-name="ce7" office:value-type="time" office:time-value="PT17H43M00S">
            <text:p>17:43</text:p>
          </table:table-cell>
          <table:table-cell office:value-type="float" office:value="37">
            <text:p>37</text:p>
          </table:table-cell>
          <table:table-cell table:formula="of:=SUM([.I$85:.I238])" office:value-type="float" office:value="6292">
            <text:p>6292</text:p>
          </table:table-cell>
          <table:table-cell table:formula="of:=[.J239]/60" office:value-type="float" office:value="104.866666666667">
            <text:p>104.9</text:p>
          </table:table-cell>
          <table:table-cell office:value-type="string">
            <text:p>CB_2101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20">
            <text:p>2102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43M00S">
            <text:p>17:43</text:p>
          </table:table-cell>
          <table:table-cell table:style-name="ce7" office:value-type="time" office:time-value="PT18H22M00S">
            <text:p>18:22</text:p>
          </table:table-cell>
          <table:table-cell office:value-type="float" office:value="39">
            <text:p>39</text:p>
          </table:table-cell>
          <table:table-cell table:formula="of:=SUM([.I$85:.I239])" office:value-type="float" office:value="6329">
            <text:p>6329</text:p>
          </table:table-cell>
          <table:table-cell table:formula="of:=[.J240]/60" office:value-type="float" office:value="105.483333333333">
            <text:p>105.5</text:p>
          </table:table-cell>
          <table:table-cell office:value-type="string">
            <text:p>CB_2102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21">
            <text:p>21021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8H22M00S">
            <text:p>18:22</text:p>
          </table:table-cell>
          <table:table-cell table:style-name="ce7" office:value-type="time" office:time-value="PT18H59M00S">
            <text:p>18:59</text:p>
          </table:table-cell>
          <table:table-cell office:value-type="float" office:value="37">
            <text:p>37</text:p>
          </table:table-cell>
          <table:table-cell table:formula="of:=SUM([.I$85:.I240])" office:value-type="float" office:value="6368">
            <text:p>6368</text:p>
          </table:table-cell>
          <table:table-cell table:formula="of:=[.J241]/60" office:value-type="float" office:value="106.133333333333">
            <text:p>106.1</text:p>
          </table:table-cell>
          <table:table-cell office:value-type="string">
            <text:p>CB_2102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22">
            <text:p>21022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8H59M00S">
            <text:p>18:59</text:p>
          </table:table-cell>
          <table:table-cell table:style-name="ce7" office:value-type="time" office:time-value="PT19H35M00S">
            <text:p>19:35</text:p>
          </table:table-cell>
          <table:table-cell office:value-type="float" office:value="36">
            <text:p>36</text:p>
          </table:table-cell>
          <table:table-cell table:formula="of:=SUM([.I$85:.I241])" office:value-type="float" office:value="6405">
            <text:p>6405</text:p>
          </table:table-cell>
          <table:table-cell table:formula="of:=[.J242]/60" office:value-type="float" office:value="106.75">
            <text:p>106.8</text:p>
          </table:table-cell>
          <table:table-cell office:value-type="string">
            <text:p>CB_2102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23">
            <text:p>21023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9H35M00S">
            <text:p>19:35</text:p>
          </table:table-cell>
          <table:table-cell table:style-name="ce7" office:value-type="time" office:time-value="PT20H12M00S">
            <text:p>20:12</text:p>
          </table:table-cell>
          <table:table-cell office:value-type="float" office:value="37">
            <text:p>37</text:p>
          </table:table-cell>
          <table:table-cell table:formula="of:=SUM([.I$85:.I242])" office:value-type="float" office:value="6441">
            <text:p>6441</text:p>
          </table:table-cell>
          <table:table-cell table:formula="of:=[.J243]/60" office:value-type="float" office:value="107.35">
            <text:p>107.4</text:p>
          </table:table-cell>
          <table:table-cell office:value-type="string">
            <text:p>CB_2102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24">
            <text:p>21024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12M00S">
            <text:p>20:12</text:p>
          </table:table-cell>
          <table:table-cell table:style-name="ce7" office:value-type="time" office:time-value="PT20H51M00S">
            <text:p>20:51</text:p>
          </table:table-cell>
          <table:table-cell office:value-type="float" office:value="39">
            <text:p>39</text:p>
          </table:table-cell>
          <table:table-cell table:formula="of:=SUM([.I$85:.I243])" office:value-type="float" office:value="6478">
            <text:p>6478</text:p>
          </table:table-cell>
          <table:table-cell table:formula="of:=[.J244]/60" office:value-type="float" office:value="107.966666666667">
            <text:p>108.0</text:p>
          </table:table-cell>
          <table:table-cell office:value-type="string">
            <text:p>CB_2102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25">
            <text:p>2102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0H51M00S">
            <text:p>20:51</text:p>
          </table:table-cell>
          <table:table-cell table:style-name="ce7" office:value-type="time" office:time-value="PT21H28M00S">
            <text:p>21:28</text:p>
          </table:table-cell>
          <table:table-cell office:value-type="float" office:value="37">
            <text:p>37</text:p>
          </table:table-cell>
          <table:table-cell table:formula="of:=SUM([.I$85:.I244])" office:value-type="float" office:value="6517">
            <text:p>6517</text:p>
          </table:table-cell>
          <table:table-cell table:formula="of:=[.J245]/60" office:value-type="float" office:value="108.616666666667">
            <text:p>108.6</text:p>
          </table:table-cell>
          <table:table-cell office:value-type="string">
            <text:p>CB_2102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26">
            <text:p>2102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1H28M00S">
            <text:p>21:28</text:p>
          </table:table-cell>
          <table:table-cell table:style-name="ce7" office:value-type="time" office:time-value="PT22H05M00S">
            <text:p>22:05</text:p>
          </table:table-cell>
          <table:table-cell office:value-type="float" office:value="37">
            <text:p>37</text:p>
          </table:table-cell>
          <table:table-cell table:formula="of:=SUM([.I$85:.I245])" office:value-type="float" office:value="6554">
            <text:p>6554</text:p>
          </table:table-cell>
          <table:table-cell table:formula="of:=[.J246]/60" office:value-type="float" office:value="109.233333333333">
            <text:p>109.2</text:p>
          </table:table-cell>
          <table:table-cell office:value-type="string">
            <text:p>CB_2102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27">
            <text:p>2102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42M00S">
            <text:p>22:42</text:p>
          </table:table-cell>
          <table:table-cell office:value-type="float" office:value="37">
            <text:p>37</text:p>
          </table:table-cell>
          <table:table-cell table:formula="of:=SUM([.I$85:.I246])" office:value-type="float" office:value="6591">
            <text:p>6591</text:p>
          </table:table-cell>
          <table:table-cell table:formula="of:=[.J247]/60" office:value-type="float" office:value="109.85">
            <text:p>109.9</text:p>
          </table:table-cell>
          <table:table-cell office:value-type="string">
            <text:p>CB_2102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1028">
            <text:p>2102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42M00S">
            <text:p>22:42</text:p>
          </table:table-cell>
          <table:table-cell table:style-name="ce7" office:value-type="time" office:time-value="PT23H20M00S">
            <text:p>23:20</text:p>
          </table:table-cell>
          <table:table-cell office:value-type="float" office:value="38">
            <text:p>38</text:p>
          </table:table-cell>
          <table:table-cell table:formula="of:=SUM([.I$85:.I247])" office:value-type="float" office:value="6628">
            <text:p>6628</text:p>
          </table:table-cell>
          <table:table-cell table:formula="of:=[.J248]/60" office:value-type="float" office:value="110.466666666667">
            <text:p>110.5</text:p>
          </table:table-cell>
          <table:table-cell office:value-type="string">
            <text:p>CB_2102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JNK</text:p>
          </table:table-cell>
          <table:table-cell office:value-type="float" office:value="21029">
            <text:p>21029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3H23M00S">
            <text:p>23:23</text:p>
          </table:table-cell>
          <table:table-cell table:style-name="ce7" office:value-type="time" office:time-value="PT00H16M00S">
            <text:p>0:16</text:p>
          </table:table-cell>
          <table:table-cell office:value-type="float" office:value="53">
            <text:p>53</text:p>
          </table:table-cell>
          <table:table-cell table:formula="of:=SUM([.I$85:.I248])" office:value-type="float" office:value="6666">
            <text:p>6666</text:p>
          </table:table-cell>
          <table:table-cell table:formula="of:=[.J249]/60" office:value-type="float" office:value="111.1">
            <text:p>111.1</text:p>
          </table:table-cell>
          <table:table-cell office:value-type="string">
            <text:p>CB_21029.dat</text:p>
          </table:table-cell>
          <table:table-cell office:value-type="string">
            <text:p><text:s text:c="2"/>49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, beam went off during run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CHK</text:p>
          </table:table-cell>
          <table:table-cell office:value-type="float" office:value="21030">
            <text:p>21030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0H16M00S">
            <text:p>0:16</text:p>
          </table:table-cell>
          <table:table-cell table:style-name="ce7" office:value-type="time" office:time-value="PT00H30M00S">
            <text:p>0:30</text:p>
          </table:table-cell>
          <table:table-cell office:value-type="float" office:value="14">
            <text:p>14</text:p>
          </table:table-cell>
          <table:table-cell table:formula="of:=SUM([.I$85:.I249])" office:value-type="float" office:value="6719">
            <text:p>6719</text:p>
          </table:table-cell>
          <table:table-cell table:formula="of:=[.J250]/60" office:value-type="float" office:value="111.983333333333">
            <text:p>112.0</text:p>
          </table:table-cell>
          <table:table-cell office:value-type="string">
            <text:p>CB_21030.dat</text:p>
          </table:table-cell>
          <table:table-cell office:value-type="string">
            <text:p><text:s/>680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,first run after beam off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31">
            <text:p>21031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0H30M00S">
            <text:p>0:30</text:p>
          </table:table-cell>
          <table:table-cell table:style-name="ce7" office:value-type="time" office:time-value="PT01H08M00S">
            <text:p>1:08</text:p>
          </table:table-cell>
          <table:table-cell office:value-type="float" office:value="38">
            <text:p>38</text:p>
          </table:table-cell>
          <table:table-cell table:formula="of:=SUM([.I$85:.I250])" office:value-type="float" office:value="6733">
            <text:p>6733</text:p>
          </table:table-cell>
          <table:table-cell table:formula="of:=[.J251]/60" office:value-type="float" office:value="112.216666666667">
            <text:p>112.2</text:p>
          </table:table-cell>
          <table:table-cell office:value-type="string">
            <text:p>CB_2103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, nudg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32">
            <text:p>21032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07M00S">
            <text:p>1:07</text:p>
          </table:table-cell>
          <table:table-cell table:style-name="ce7" office:value-type="time" office:time-value="PT01H45M00S">
            <text:p>1:45</text:p>
          </table:table-cell>
          <table:table-cell office:value-type="float" office:value="38">
            <text:p>38</text:p>
          </table:table-cell>
          <table:table-cell table:formula="of:=SUM([.I$85:.I251])" office:value-type="float" office:value="6771">
            <text:p>6771</text:p>
          </table:table-cell>
          <table:table-cell table:formula="of:=[.J252]/60" office:value-type="float" office:value="112.85">
            <text:p>112.9</text:p>
          </table:table-cell>
          <table:table-cell office:value-type="string">
            <text:p>CB_2103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33">
            <text:p>21033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45M00S">
            <text:p>1:45</text:p>
          </table:table-cell>
          <table:table-cell table:style-name="ce7" office:value-type="time" office:time-value="PT02H23M00S">
            <text:p>2:23</text:p>
          </table:table-cell>
          <table:table-cell office:value-type="float" office:value="38">
            <text:p>38</text:p>
          </table:table-cell>
          <table:table-cell table:formula="of:=SUM([.I$85:.I252])" office:value-type="float" office:value="6809">
            <text:p>6809</text:p>
          </table:table-cell>
          <table:table-cell table:formula="of:=[.J253]/60" office:value-type="float" office:value="113.483333333333">
            <text:p>113.5</text:p>
          </table:table-cell>
          <table:table-cell office:value-type="string">
            <text:p>CB_2103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, nudged a bi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34">
            <text:p>2103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2H23M00S">
            <text:p>2:23</text:p>
          </table:table-cell>
          <table:table-cell table:style-name="ce7" office:value-type="time" office:time-value="PT03H01M00S">
            <text:p>3:01</text:p>
          </table:table-cell>
          <table:table-cell office:value-type="float" office:value="38">
            <text:p>38</text:p>
          </table:table-cell>
          <table:table-cell table:formula="of:=SUM([.I$85:.I253])" office:value-type="float" office:value="6847">
            <text:p>6847</text:p>
          </table:table-cell>
          <table:table-cell table:formula="of:=[.J254]/60" office:value-type="float" office:value="114.116666666667">
            <text:p>114.1</text:p>
          </table:table-cell>
          <table:table-cell office:value-type="string">
            <text:p>CB_2103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<text:s/>3mm, LH2 10cm, M&gt;=2 E&gt;100MeV, perp nudged a bi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35">
            <text:p>2103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3H01M00S">
            <text:p>3:01</text:p>
          </table:table-cell>
          <table:table-cell table:style-name="ce7" office:value-type="time" office:time-value="PT03H38M00S">
            <text:p>3:38</text:p>
          </table:table-cell>
          <table:table-cell office:value-type="float" office:value="37">
            <text:p>37</text:p>
          </table:table-cell>
          <table:table-cell table:formula="of:=SUM([.I$85:.I254])" office:value-type="float" office:value="6885">
            <text:p>6885</text:p>
          </table:table-cell>
          <table:table-cell table:formula="of:=[.J255]/60" office:value-type="float" office:value="114.75">
            <text:p>114.8</text:p>
          </table:table-cell>
          <table:table-cell office:value-type="string">
            <text:p>CB_2103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36">
            <text:p>2103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3H38M00S">
            <text:p>3:38</text:p>
          </table:table-cell>
          <table:table-cell table:style-name="ce7" office:value-type="time" office:time-value="PT04H15M00S">
            <text:p>4:15</text:p>
          </table:table-cell>
          <table:table-cell office:value-type="float" office:value="37">
            <text:p>37</text:p>
          </table:table-cell>
          <table:table-cell table:formula="of:=SUM([.I$85:.I255])" office:value-type="float" office:value="6922">
            <text:p>6922</text:p>
          </table:table-cell>
          <table:table-cell table:formula="of:=[.J256]/60" office:value-type="float" office:value="115.366666666667">
            <text:p>115.4</text:p>
          </table:table-cell>
          <table:table-cell office:value-type="string">
            <text:p>CB_2103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37">
            <text:p>2103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4H15M00S">
            <text:p>4:15</text:p>
          </table:table-cell>
          <table:table-cell table:style-name="ce7" office:value-type="time" office:time-value="PT04H54M00S">
            <text:p>4:54</text:p>
          </table:table-cell>
          <table:table-cell office:value-type="float" office:value="39">
            <text:p>39</text:p>
          </table:table-cell>
          <table:table-cell table:formula="of:=SUM([.I$85:.I256])" office:value-type="float" office:value="6959">
            <text:p>6959</text:p>
          </table:table-cell>
          <table:table-cell table:formula="of:=[.J257]/60" office:value-type="float" office:value="115.983333333333">
            <text:p>116.0</text:p>
          </table:table-cell>
          <table:table-cell office:value-type="string">
            <text:p>CB_2103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ADJ</text:p>
          </table:table-cell>
          <table:table-cell office:value-type="float" office:value="21038">
            <text:p>21038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4H54M00S">
            <text:p>4:54</text:p>
          </table:table-cell>
          <table:table-cell table:style-name="ce7" office:value-type="time" office:time-value="PT05H17M00S">
            <text:p>5:17</text:p>
          </table:table-cell>
          <table:table-cell office:value-type="float" office:value="23">
            <text:p>23</text:p>
          </table:table-cell>
          <table:table-cell table:formula="of:=SUM([.I$85:.I257])" office:value-type="float" office:value="6998">
            <text:p>6998</text:p>
          </table:table-cell>
          <table:table-cell table:formula="of:=[.J258]/60" office:value-type="float" office:value="116.633333333333">
            <text:p>116.6</text:p>
          </table:table-cell>
          <table:table-cell office:value-type="string">
            <text:p>CB_21038.dat</text:p>
          </table:table-cell>
          <table:table-cell office:value-type="string">
            <text:p><text:s/>764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, radiator nudging, JUNK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ADJ</text:p>
          </table:table-cell>
          <table:table-cell office:value-type="float" office:value="21039">
            <text:p>21039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5H17M00S">
            <text:p>5:17</text:p>
          </table:table-cell>
          <table:table-cell table:style-name="ce7" office:value-type="time" office:time-value="PT05H45M00S">
            <text:p>5:45</text:p>
          </table:table-cell>
          <table:table-cell office:value-type="float" office:value="28">
            <text:p>28</text:p>
          </table:table-cell>
          <table:table-cell table:formula="of:=SUM([.I$85:.I258])" office:value-type="float" office:value="7021">
            <text:p>7021</text:p>
          </table:table-cell>
          <table:table-cell table:formula="of:=[.J259]/60" office:value-type="float" office:value="117.016666666667">
            <text:p>117.0</text:p>
          </table:table-cell>
          <table:table-cell office:value-type="string">
            <text:p>CB_21039.dat</text:p>
          </table:table-cell>
          <table:table-cell office:value-type="string">
            <text:p><text:s/>1.3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, radiator nudging, JUNK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40">
            <text:p>2104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5H45M00S">
            <text:p>5:45</text:p>
          </table:table-cell>
          <table:table-cell table:style-name="ce7" office:value-type="time" office:time-value="PT06H22M00S">
            <text:p>6:22</text:p>
          </table:table-cell>
          <table:table-cell office:value-type="float" office:value="37">
            <text:p>37</text:p>
          </table:table-cell>
          <table:table-cell table:formula="of:=SUM([.I$85:.I259])" office:value-type="float" office:value="7049">
            <text:p>7049</text:p>
          </table:table-cell>
          <table:table-cell table:formula="of:=[.J260]/60" office:value-type="float" office:value="117.483333333333">
            <text:p>117.5</text:p>
          </table:table-cell>
          <table:table-cell office:value-type="string">
            <text:p>CB_2104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, unstable edge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41">
            <text:p>2104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22M00S">
            <text:p>6:22</text:p>
          </table:table-cell>
          <table:table-cell table:style-name="ce7" office:value-type="time" office:time-value="PT07H00M00S">
            <text:p>7:00</text:p>
          </table:table-cell>
          <table:table-cell office:value-type="float" office:value="38">
            <text:p>38</text:p>
          </table:table-cell>
          <table:table-cell table:formula="of:=SUM([.I$85:.I260])" office:value-type="float" office:value="7086">
            <text:p>7086</text:p>
          </table:table-cell>
          <table:table-cell table:formula="of:=[.J261]/60" office:value-type="float" office:value="118.1">
            <text:p>118.1</text:p>
          </table:table-cell>
          <table:table-cell office:value-type="string">
            <text:p>CB_2104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, unstable edge <text:s text:c="30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42">
            <text:p>2104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00M00S">
            <text:p>7:00</text:p>
          </table:table-cell>
          <table:table-cell table:style-name="ce7" office:value-type="time" office:time-value="PT07H38M00S">
            <text:p>7:38</text:p>
          </table:table-cell>
          <table:table-cell office:value-type="float" office:value="38">
            <text:p>38</text:p>
          </table:table-cell>
          <table:table-cell table:formula="of:=SUM([.I$85:.I261])" office:value-type="float" office:value="7124">
            <text:p>7124</text:p>
          </table:table-cell>
          <table:table-cell table:formula="of:=[.J262]/60" office:value-type="float" office:value="118.733333333333">
            <text:p>118.7</text:p>
          </table:table-cell>
          <table:table-cell office:value-type="string">
            <text:p>CB_2104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43">
            <text:p>2104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38M00S">
            <text:p>7:38</text:p>
          </table:table-cell>
          <table:table-cell table:style-name="ce7" office:value-type="time" office:time-value="PT08H31M00S">
            <text:p>8:31</text:p>
          </table:table-cell>
          <table:table-cell office:value-type="float" office:value="53">
            <text:p>53</text:p>
          </table:table-cell>
          <table:table-cell table:formula="of:=SUM([.I$85:.I262])" office:value-type="float" office:value="7162">
            <text:p>7162</text:p>
          </table:table-cell>
          <table:table-cell table:formula="of:=[.J263]/60" office:value-type="float" office:value="119.366666666667">
            <text:p>119.4</text:p>
          </table:table-cell>
          <table:table-cell office:value-type="string">
            <text:p>CB_2104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<text:s text:c="34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JNK</text:p>
          </table:table-cell>
          <table:table-cell office:value-type="float" office:value="21044">
            <text:p>21044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8H31M00S">
            <text:p>8:31</text:p>
          </table:table-cell>
          <table:table-cell table:style-name="ce7" office:value-type="time" office:time-value="PT08H44M00S">
            <text:p>8:44</text:p>
          </table:table-cell>
          <table:table-cell office:value-type="float" office:value="13">
            <text:p>13</text:p>
          </table:table-cell>
          <table:table-cell table:formula="of:=SUM([.I$85:.I263])" office:value-type="float" office:value="7215">
            <text:p>7215</text:p>
          </table:table-cell>
          <table:table-cell table:formula="of:=[.J264]/60" office:value-type="float" office:value="120.25">
            <text:p>120.3</text:p>
          </table:table-cell>
          <table:table-cell office:value-type="string">
            <text:p>CB_21044.dat</text:p>
          </table:table-cell>
          <table:table-cell office:value-type="string">
            <text:p><text:s/>652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, radiator nudging, JUNK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JNK</text:p>
          </table:table-cell>
          <table:table-cell office:value-type="float" office:value="21045">
            <text:p>21045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8H44M00S">
            <text:p>8:44</text:p>
          </table:table-cell>
          <table:table-cell table:style-name="ce7" office:value-type="time" office:time-value="PT08H49M00S">
            <text:p>8:49</text:p>
          </table:table-cell>
          <table:table-cell office:value-type="float" office:value="5">
            <text:p>5</text:p>
          </table:table-cell>
          <table:table-cell table:formula="of:=SUM([.I$85:.I264])" office:value-type="float" office:value="7228">
            <text:p>7228</text:p>
          </table:table-cell>
          <table:table-cell table:formula="of:=[.J265]/60" office:value-type="float" office:value="120.466666666667">
            <text:p>120.5</text:p>
          </table:table-cell>
          <table:table-cell office:value-type="string">
            <text:p>CB_21045.dat</text:p>
          </table:table-cell>
          <table:table-cell office:value-type="string">
            <text:p><text:s/>249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, run aborted due to missing SumScalars Spectrum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46">
            <text:p>2104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8H53M00S">
            <text:p>8:53</text:p>
          </table:table-cell>
          <table:table-cell table:style-name="ce7" office:value-type="time" office:time-value="PT09H30M00S">
            <text:p>9:30</text:p>
          </table:table-cell>
          <table:table-cell office:value-type="float" office:value="37">
            <text:p>37</text:p>
          </table:table-cell>
          <table:table-cell table:formula="of:=SUM([.I$85:.I265])" office:value-type="float" office:value="7233">
            <text:p>7233</text:p>
          </table:table-cell>
          <table:table-cell table:formula="of:=[.J266]/60" office:value-type="float" office:value="120.55">
            <text:p>120.6</text:p>
          </table:table-cell>
          <table:table-cell office:value-type="string">
            <text:p>CB_2104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47">
            <text:p>2104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9H30M00S">
            <text:p>9:30</text:p>
          </table:table-cell>
          <table:table-cell table:style-name="ce7" office:value-type="time" office:time-value="PT10H08M00S">
            <text:p>10:08</text:p>
          </table:table-cell>
          <table:table-cell office:value-type="float" office:value="38">
            <text:p>38</text:p>
          </table:table-cell>
          <table:table-cell table:formula="of:=SUM([.I$85:.I266])" office:value-type="float" office:value="7270">
            <text:p>7270</text:p>
          </table:table-cell>
          <table:table-cell table:formula="of:=[.J267]/60" office:value-type="float" office:value="121.166666666667">
            <text:p>121.2</text:p>
          </table:table-cell>
          <table:table-cell office:value-type="string">
            <text:p>CB_2104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48">
            <text:p>2104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08M00S">
            <text:p>10:08</text:p>
          </table:table-cell>
          <table:table-cell table:style-name="ce7" office:value-type="time" office:time-value="PT10H45M00S">
            <text:p>10:45</text:p>
          </table:table-cell>
          <table:table-cell office:value-type="float" office:value="37">
            <text:p>37</text:p>
          </table:table-cell>
          <table:table-cell table:formula="of:=SUM([.I$85:.I267])" office:value-type="float" office:value="7308">
            <text:p>7308</text:p>
          </table:table-cell>
          <table:table-cell table:formula="of:=[.J268]/60" office:value-type="float" office:value="121.8">
            <text:p>121.8</text:p>
          </table:table-cell>
          <table:table-cell office:value-type="string">
            <text:p>CB_2104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49">
            <text:p>2104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45M00S">
            <text:p>10:45</text:p>
          </table:table-cell>
          <table:table-cell table:style-name="ce7" office:value-type="time" office:time-value="PT11H23M00S">
            <text:p>11:23</text:p>
          </table:table-cell>
          <table:table-cell office:value-type="float" office:value="38">
            <text:p>38</text:p>
          </table:table-cell>
          <table:table-cell table:formula="of:=SUM([.I$85:.I268])" office:value-type="float" office:value="7345">
            <text:p>7345</text:p>
          </table:table-cell>
          <table:table-cell table:formula="of:=[.J269]/60" office:value-type="float" office:value="122.416666666667">
            <text:p>122.4</text:p>
          </table:table-cell>
          <table:table-cell office:value-type="string">
            <text:p>CB_2104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JNK</text:p>
          </table:table-cell>
          <table:table-cell office:value-type="float" office:value="21050">
            <text:p>21050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1H34M00S">
            <text:p>11:34</text:p>
          </table:table-cell>
          <table:table-cell table:style-name="ce7" office:value-type="time" office:time-value="PT12H15M00S">
            <text:p>12:15</text:p>
          </table:table-cell>
          <table:table-cell office:value-type="float" office:value="41">
            <text:p>41</text:p>
          </table:table-cell>
          <table:table-cell table:formula="of:=SUM([.I$85:.I269])" office:value-type="float" office:value="7383">
            <text:p>7383</text:p>
          </table:table-cell>
          <table:table-cell table:formula="of:=[.J270]/60" office:value-type="float" office:value="123.05">
            <text:p>123.1</text:p>
          </table:table-cell>
          <table:table-cell office:value-type="string">
            <text:p>CB_21050.dat</text:p>
          </table:table-cell>
          <table:table-cell office:value-type="string">
            <text:p><text:s/>905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, ratio and ege became V. high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51">
            <text:p>2105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2H28M00S">
            <text:p>12:28</text:p>
          </table:table-cell>
          <table:table-cell table:style-name="ce7" office:value-type="time" office:time-value="PT13H06M00S">
            <text:p>13:06</text:p>
          </table:table-cell>
          <table:table-cell office:value-type="float" office:value="38">
            <text:p>38</text:p>
          </table:table-cell>
          <table:table-cell table:formula="of:=SUM([.I$85:.I270])" office:value-type="float" office:value="7424">
            <text:p>7424</text:p>
          </table:table-cell>
          <table:table-cell table:formula="of:=[.J271]/60" office:value-type="float" office:value="123.733333333333">
            <text:p>123.7</text:p>
          </table:table-cell>
          <table:table-cell office:value-type="string">
            <text:p>CB_2105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1052">
            <text:p>2105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3H06M00S">
            <text:p>13:06</text:p>
          </table:table-cell>
          <table:table-cell table:style-name="ce7" office:value-type="time" office:time-value="PT13H15M00S">
            <text:p>13:15</text:p>
          </table:table-cell>
          <table:table-cell office:value-type="float" office:value="9">
            <text:p>9</text:p>
          </table:table-cell>
          <table:table-cell table:formula="of:=SUM([.I$85:.I271])" office:value-type="float" office:value="7462">
            <text:p>7462</text:p>
          </table:table-cell>
          <table:table-cell table:formula="of:=[.J272]/60" office:value-type="float" office:value="124.366666666667">
            <text:p>124.4</text:p>
          </table:table-cell>
          <table:table-cell office:value-type="string">
            <text:p>CB_21052.dat</text:p>
          </table:table-cell>
          <table:table-cell office:value-type="string">
            <text:p><text:s/>183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, emptying target with nudg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EMT</text:p>
          </table:table-cell>
          <table:table-cell office:value-type="float" office:value="21053">
            <text:p>2105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3H24M00S">
            <text:p>13:24</text:p>
          </table:table-cell>
          <table:table-cell table:style-name="ce7" office:value-type="time" office:time-value="PT15H39M00S">
            <text:p>15:39</text:p>
          </table:table-cell>
          <table:table-cell office:value-type="float" office:value="135">
            <text:p>135</text:p>
          </table:table-cell>
          <table:table-cell table:formula="of:=SUM([.I$85:.I272])" office:value-type="float" office:value="7471">
            <text:p>7471</text:p>
          </table:table-cell>
          <table:table-cell table:formula="of:=[.J273]/60" office:value-type="float" office:value="124.516666666667">
            <text:p>124.5</text:p>
          </table:table-cell>
          <table:table-cell office:value-type="string">
            <text:p>CB_21053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cold gas), M&gt;=2 E&gt;100MeV, cold gas inside cell?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EMT</text:p>
          </table:table-cell>
          <table:table-cell office:value-type="float" office:value="21054">
            <text:p>21054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6H01M00S">
            <text:p>16:01</text:p>
          </table:table-cell>
          <table:table-cell office:value-type="float" office:value="22">
            <text:p>22</text:p>
          </table:table-cell>
          <table:table-cell table:formula="of:=SUM([.I$85:.I273])" office:value-type="float" office:value="7606">
            <text:p>7606</text:p>
          </table:table-cell>
          <table:table-cell table:formula="of:=[.J274]/60" office:value-type="float" office:value="126.766666666667">
            <text:p>126.8</text:p>
          </table:table-cell>
          <table:table-cell office:value-type="string">
            <text:p>CB_21054.dat</text:p>
          </table:table-cell>
          <table:table-cell office:value-type="string">
            <text:p><text:s/>354M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pumped, p&lt;1mbar)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EMT</text:p>
          </table:table-cell>
          <table:table-cell office:value-type="float" office:value="21060">
            <text:p>21060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8H16M00S">
            <text:p>18:16</text:p>
          </table:table-cell>
          <table:table-cell table:style-name="ce7" office:value-type="time" office:time-value="PT20H07M00S">
            <text:p>20:07</text:p>
          </table:table-cell>
          <table:table-cell office:value-type="float" office:value="111">
            <text:p>111</text:p>
          </table:table-cell>
          <table:table-cell table:formula="of:=SUM([.I$85:.I274])" office:value-type="float" office:value="7628">
            <text:p>7628</text:p>
          </table:table-cell>
          <table:table-cell table:formula="of:=[.J275]/60" office:value-type="float" office:value="127.133333333333">
            <text:p>127.1</text:p>
          </table:table-cell>
          <table:table-cell office:value-type="string">
            <text:p>CB_21060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EMT</text:p>
          </table:table-cell>
          <table:table-cell office:value-type="float" office:value="21061">
            <text:p>21061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0H07M00S">
            <text:p>20:07</text:p>
          </table:table-cell>
          <table:table-cell table:style-name="ce7" office:value-type="time" office:time-value="PT22H01M00S">
            <text:p>22:01</text:p>
          </table:table-cell>
          <table:table-cell office:value-type="float" office:value="114">
            <text:p>114</text:p>
          </table:table-cell>
          <table:table-cell table:formula="of:=SUM([.I$85:.I275])" office:value-type="float" office:value="7739">
            <text:p>7739</text:p>
          </table:table-cell>
          <table:table-cell table:formula="of:=[.J276]/60" office:value-type="float" office:value="128.983333333333">
            <text:p>129.0</text:p>
          </table:table-cell>
          <table:table-cell office:value-type="string">
            <text:p>CB_21061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2">
            <text:p>21062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2H16M00S">
            <text:p>22:16</text:p>
          </table:table-cell>
          <table:table-cell table:style-name="ce7" office:value-type="time" office:time-value="PT00H08M00S">
            <text:p>0:08</text:p>
          </table:table-cell>
          <table:table-cell office:value-type="float" office:value="112">
            <text:p>112</text:p>
          </table:table-cell>
          <table:table-cell table:formula="of:=SUM([.I$85:.I276])" office:value-type="float" office:value="7853">
            <text:p>7853</text:p>
          </table:table-cell>
          <table:table-cell table:formula="of:=[.J277]/60" office:value-type="float" office:value="130.883333333333">
            <text:p>130.9</text:p>
          </table:table-cell>
          <table:table-cell office:value-type="string">
            <text:p>CB_21062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3">
            <text:p>2106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0H07M00S">
            <text:p>0:07</text:p>
          </table:table-cell>
          <table:table-cell table:style-name="ce7" office:value-type="time" office:time-value="PT01H59M00S">
            <text:p>1:59</text:p>
          </table:table-cell>
          <table:table-cell office:value-type="float" office:value="112">
            <text:p>112</text:p>
          </table:table-cell>
          <table:table-cell table:formula="of:=SUM([.I$85:.I277])" office:value-type="float" office:value="7965">
            <text:p>7965</text:p>
          </table:table-cell>
          <table:table-cell table:formula="of:=[.J278]/60" office:value-type="float" office:value="132.75">
            <text:p>132.8</text:p>
          </table:table-cell>
          <table:table-cell office:value-type="string">
            <text:p>CB_21063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P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4">
            <text:p>21064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1H59M00S">
            <text:p>1:59</text:p>
          </table:table-cell>
          <table:table-cell table:style-name="ce7" office:value-type="time" office:time-value="PT03H51M00S">
            <text:p>3:51</text:p>
          </table:table-cell>
          <table:table-cell office:value-type="float" office:value="112">
            <text:p>112</text:p>
          </table:table-cell>
          <table:table-cell table:formula="of:=SUM([.I$85:.I278])" office:value-type="float" office:value="8077">
            <text:p>8077</text:p>
          </table:table-cell>
          <table:table-cell table:formula="of:=[.J279]/60" office:value-type="float" office:value="134.616666666667">
            <text:p>134.6</text:p>
          </table:table-cell>
          <table:table-cell office:value-type="string">
            <text:p>CB_21064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5">
            <text:p>21065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3H51M00S">
            <text:p>3:51</text:p>
          </table:table-cell>
          <table:table-cell table:style-name="ce7" office:value-type="time" office:time-value="PT05H43M00S">
            <text:p>5:43</text:p>
          </table:table-cell>
          <table:table-cell office:value-type="float" office:value="112">
            <text:p>112</text:p>
          </table:table-cell>
          <table:table-cell table:formula="of:=SUM([.I$85:.I279])" office:value-type="float" office:value="8189">
            <text:p>8189</text:p>
          </table:table-cell>
          <table:table-cell table:formula="of:=[.J280]/60" office:value-type="float" office:value="136.483333333333">
            <text:p>136.5</text:p>
          </table:table-cell>
          <table:table-cell office:value-type="string">
            <text:p>CB_21065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6">
            <text:p>21066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5H43M00S">
            <text:p>5:43</text:p>
          </table:table-cell>
          <table:table-cell table:style-name="ce7" office:value-type="time" office:time-value="PT06H09M00S">
            <text:p>6:09</text:p>
          </table:table-cell>
          <table:table-cell office:value-type="float" office:value="26">
            <text:p>26</text:p>
          </table:table-cell>
          <table:table-cell table:formula="of:=SUM([.I$85:.I280])" office:value-type="float" office:value="8301">
            <text:p>8301</text:p>
          </table:table-cell>
          <table:table-cell table:formula="of:=[.J281]/60" office:value-type="float" office:value="138.35">
            <text:p>138.4</text:p>
          </table:table-cell>
          <table:table-cell office:value-type="string">
            <text:p>CB_21066.dat</text:p>
          </table:table-cell>
          <table:table-cell office:value-type="string">
            <text:p><text:s/>318M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BKG</text:p>
          </table:table-cell>
          <table:table-cell office:value-type="float" office:value="21067">
            <text:p>21067</text:p>
          </table:table-cell>
          <table:table-cell table:number-columns-repeated="2"/>
          <table:table-cell table:style-name="ce2" office:value-type="string">
            <text:p>-</text:p>
          </table:table-cell>
          <table:table-cell table:style-name="ce7" office:value-type="time" office:time-value="PT06H09M00S">
            <text:p>6:09</text:p>
          </table:table-cell>
          <table:table-cell table:style-name="ce7" office:value-type="time" office:time-value="PT11H55M00S">
            <text:p>11:55</text:p>
          </table:table-cell>
          <table:table-cell office:value-type="float" office:value="346">
            <text:p>346</text:p>
          </table:table-cell>
          <table:table-cell table:formula="of:=SUM([.I$85:.I281])" office:value-type="float" office:value="8327">
            <text:p>8327</text:p>
          </table:table-cell>
          <table:table-cell table:formula="of:=[.J282]/60" office:value-type="float" office:value="138.783333333333">
            <text:p>138.8</text:p>
          </table:table-cell>
          <table:table-cell office:value-type="string">
            <text:p>CB_21067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Beam Off</text:p>
          </table:table-cell>
          <table:table-cell office:value-type="string">
            <text:p><text:s text:c="2"/>background only</text:p>
          </table:table-cell>
          <table:table-cell table:number-columns-repeated="1006"/>
        </table:table-row>
        <table:table-row table:style-name="ro1" table:number-rows-repeated="652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" table:style-name="ta2" table:print="false">
        <table:table-column table:style-name="co13" table:number-columns-repeated="6" table:default-cell-style-name="Excel_20_Built-in_20_Normal"/>
        <table:table-column table:style-name="co13" table:number-columns-repeated="2" table:default-cell-style-name="ce19"/>
        <table:table-column table:style-name="co13" table:default-cell-style-name="ce25"/>
        <table:table-column table:style-name="co13" table:default-cell-style-name="ce17"/>
        <table:table-column table:style-name="co13" table:default-cell-style-name="ce28"/>
        <table:table-column table:style-name="co14" table:default-cell-style-name="Excel_20_Built-in_20_Normal"/>
        <table:table-column table:style-name="co13" table:number-columns-repeated="1012" table:default-cell-style-name="Excel_20_Built-in_20_Normal"/>
        <table:table-row table:style-name="ro2">
          <table:table-cell table:style-name="ce14" office:value-type="string">
            <text:p>Target Full</text:p>
          </table:table-cell>
          <table:table-cell table:style-name="ce14" office:value-type="string">
            <text:p>Corrected</text:p>
          </table:table-cell>
          <table:table-cell table:style-name="ce14" office:value-type="string">
            <text:p>Alex</text:p>
          </table:table-cell>
          <table:table-cell table:style-name="ce14" office:value-type="string">
            <text:p>para</text:p>
          </table:table-cell>
          <table:table-cell table:style-name="ce17"/>
          <table:table-cell table:style-name="ce14" office:value-type="string">
            <text:p>AR Run #</text:p>
          </table:table-cell>
          <table:table-cell table:style-name="ce18" office:value-type="string">
            <text:p>Asym</text:p>
          </table:table-cell>
          <table:table-cell table:style-name="ce23"/>
          <table:table-cell table:style-name="ce24" office:value-type="string">
            <text:p>Chi Sq.</text:p>
          </table:table-cell>
          <table:table-cell/>
          <table:table-cell table:style-name="ce27" office:value-type="string">
            <text:p>Run # Chk</text:p>
          </table:table-cell>
          <table:table-cell table:style-name="ce17"/>
          <table:table-cell table:style-name="ce14" office:value-type="string">
            <text:p>Perp or Para</text:p>
          </table:table-cell>
          <table:table-cell table:style-name="ce14" office:value-type="string">
            <text:p>Correct?</text:p>
          </table:table-cell>
          <table:table-cell table:style-name="ce17"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6" office:value-type="float" office:value="20849">
            <text:p>20849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Default" table:formula="of:=IF([.G3]&lt;-0.06; 0; 1)" office:value-type="float" office:value="0">
            <text:p>0</text:p>
          </table:table-cell>
          <table:table-cell table:style-name="Default" office:value-type="float" office:value="20850">
            <text:p>20850</text:p>
          </table:table-cell>
          <table:table-cell table:style-name="ce20" office:value-type="float" office:value="-0.0807">
            <text:p>-0.080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3863">
            <text:p>0.4</text:p>
          </table:table-cell>
          <table:table-cell table:style-name="ce9"/>
          <table:table-cell table:style-name="ce29" table:formula="of:=[.F3]-[.A4]" office:value-type="float" office:value="0">
            <text:p>0</text:p>
          </table:table-cell>
          <table:table-cell table:style-name="ce6"/>
          <table:table-cell table:style-name="ce6" table:formula="of:=VALUE(EXACT([.D3];[.$D$1]))" office:value-type="float" office:value="0">
            <text:p>0</text:p>
          </table:table-cell>
          <table:table-cell table:style-name="ce6" table:formula="of:=IF([.M3]=[.E3];1;0)" office:value-type="float" office:value="1">
            <text:p>1</text:p>
          </table:table-cell>
          <table:table-cell table:style-name="ce6" table:formula="of:=IF([.M3]=0;&quot;perp&quot;;&quot;para&quot;)" office:value-type="string" office:string-value="perp">
            <text:p>perp</text:p>
          </table:table-cell>
          <table:table-cell table:style-name="ce6" table:number-columns-repeated="2"/>
          <table:table-cell table:style-name="ce13"/>
          <table:table-cell table:number-columns-repeated="1006"/>
        </table:table-row>
        <table:table-row table:style-name="ro2">
          <table:table-cell table:style-name="ce6" office:value-type="float" office:value="20850">
            <text:p>20850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Default" table:formula="of:=IF([.G4]&lt;-0.06; 0; 1)" office:value-type="float" office:value="0">
            <text:p>0</text:p>
          </table:table-cell>
          <table:table-cell table:style-name="Default" office:value-type="float" office:value="20851">
            <text:p>20851</text:p>
          </table:table-cell>
          <table:table-cell table:style-name="ce20" office:value-type="float" office:value="-0.0805">
            <text:p>-0.0805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376">
            <text:p>0.5</text:p>
          </table:table-cell>
          <table:table-cell table:style-name="ce9"/>
          <table:table-cell table:style-name="ce29" table:formula="of:=[.F4]-[.A5]" office:value-type="float" office:value="0">
            <text:p>0</text:p>
          </table:table-cell>
          <table:table-cell table:style-name="ce6"/>
          <table:table-cell table:style-name="ce6" table:formula="of:=VALUE(EXACT([.D4];[.$D$1]))" office:value-type="float" office:value="0">
            <text:p>0</text:p>
          </table:table-cell>
          <table:table-cell table:style-name="ce6" table:formula="of:=IF([.M4]=[.E4];1;0)" office:value-type="float" office:value="1">
            <text:p>1</text:p>
          </table:table-cell>
          <table:table-cell table:style-name="ce6" table:formula="of:=IF([.M4]=0;&quot;perp&quot;;&quot;para&quot;)" office:value-type="string" office:string-value="perp">
            <text:p>perp</text:p>
          </table:table-cell>
          <table:table-cell table:style-name="ce6"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office:value-type="float" office:value="20851">
            <text:p>20851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5]&lt;-0.06; 0; 1)" office:value-type="float" office:value="1">
            <text:p>1</text:p>
          </table:table-cell>
          <table:table-cell table:style-name="Default" office:value-type="float" office:value="20852">
            <text:p>20852</text:p>
          </table:table-cell>
          <table:table-cell table:style-name="ce20" office:value-type="float" office:value="0.0096">
            <text:p>0.009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2.2722">
            <text:p>2.3</text:p>
          </table:table-cell>
          <table:table-cell table:style-name="ce9"/>
          <table:table-cell table:style-name="ce29" table:formula="of:=[.F5]-[.A6]" office:value-type="float" office:value="0">
            <text:p>0</text:p>
          </table:table-cell>
          <table:table-cell table:style-name="ce2"/>
          <table:table-cell table:style-name="ce6" table:formula="of:=VALUE(EXACT([.D5];[.$D$1]))" office:value-type="float" office:value="1">
            <text:p>1</text:p>
          </table:table-cell>
          <table:table-cell table:style-name="ce6" table:formula="of:=IF([.M5]=[.E5];1;0)" office:value-type="float" office:value="1">
            <text:p>1</text:p>
          </table:table-cell>
          <table:table-cell table:style-name="ce6" table:formula="of:=IF([.M5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52">
            <text:p>20852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6]&lt;-0.06; 0; 1)" office:value-type="float" office:value="1">
            <text:p>1</text:p>
          </table:table-cell>
          <table:table-cell table:style-name="Default" office:value-type="float" office:value="20854">
            <text:p>20854</text:p>
          </table:table-cell>
          <table:table-cell table:style-name="ce20" office:value-type="float" office:value="0.0064">
            <text:p>0.0064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2.5484">
            <text:p>2.5</text:p>
          </table:table-cell>
          <table:table-cell table:style-name="ce9"/>
          <table:table-cell table:style-name="ce29" table:formula="of:=[.F6]-[.A7]" office:value-type="float" office:value="0">
            <text:p>0</text:p>
          </table:table-cell>
          <table:table-cell table:style-name="ce2"/>
          <table:table-cell table:style-name="ce6" table:formula="of:=VALUE(EXACT([.D6];[.$D$1]))" office:value-type="float" office:value="1">
            <text:p>1</text:p>
          </table:table-cell>
          <table:table-cell table:style-name="ce6" table:formula="of:=IF([.M6]=[.E6];1;0)" office:value-type="float" office:value="1">
            <text:p>1</text:p>
          </table:table-cell>
          <table:table-cell table:style-name="ce6" table:formula="of:=IF([.M6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54">
            <text:p>20854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ec</text:p>
          </table:table-cell>
          <table:table-cell table:style-name="ce2" office:value-type="string">
            <text:p>perp</text:p>
          </table:table-cell>
          <table:table-cell table:style-name="Default" table:formula="of:=IF([.G7]&lt;-0.06; 0; 1)" office:value-type="float" office:value="0">
            <text:p>0</text:p>
          </table:table-cell>
          <table:table-cell table:style-name="Default" office:value-type="float" office:value="20855">
            <text:p>20855</text:p>
          </table:table-cell>
          <table:table-cell table:style-name="ce20" office:value-type="float" office:value="-0.088">
            <text:p>-0.0880</text:p>
          </table:table-cell>
          <table:table-cell table:style-name="ce20" office:value-type="float" office:value="0.0045">
            <text:p>0.0045</text:p>
          </table:table-cell>
          <table:table-cell table:style-name="ce26" office:value-type="float" office:value="20.5546">
            <text:p>20.6</text:p>
          </table:table-cell>
          <table:table-cell table:style-name="ce9"/>
          <table:table-cell table:style-name="ce29" table:formula="of:=[.F7]-[.A8]" office:value-type="float" office:value="0">
            <text:p>0</text:p>
          </table:table-cell>
          <table:table-cell table:style-name="ce2"/>
          <table:table-cell table:style-name="ce6" table:formula="of:=VALUE(EXACT([.D7];[.$D$1]))" office:value-type="float" office:value="0">
            <text:p>0</text:p>
          </table:table-cell>
          <table:table-cell table:style-name="ce6" table:formula="of:=IF([.M7]=[.E7];1;0)" office:value-type="float" office:value="1">
            <text:p>1</text:p>
          </table:table-cell>
          <table:table-cell table:style-name="ce6" table:formula="of:=IF([.M7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55">
            <text:p>20855</text:p>
          </table:table-cell>
          <table:table-cell table:style-name="ce2" office:value-type="string">
            <text:p>????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perp</text:p>
          </table:table-cell>
          <table:table-cell table:style-name="Default" table:formula="of:=IF([.G8]&lt;-0.06; 0; 1)" office:value-type="float" office:value="1">
            <text:p>1</text:p>
          </table:table-cell>
          <table:table-cell table:style-name="Default" office:value-type="float" office:value="20858">
            <text:p>20858</text:p>
          </table:table-cell>
          <table:table-cell table:style-name="ce20" office:value-type="float" office:value="-0.0355">
            <text:p>-0.0355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5.8914">
            <text:p>5.9</text:p>
          </table:table-cell>
          <table:table-cell table:style-name="ce9"/>
          <table:table-cell table:style-name="ce29" table:formula="of:=[.F8]-[.A9]" office:value-type="float" office:value="0">
            <text:p>0</text:p>
          </table:table-cell>
          <table:table-cell table:style-name="ce2"/>
          <table:table-cell table:style-name="ce6" table:formula="of:=VALUE(EXACT([.D8];[.$D$1]))" office:value-type="float" office:value="0">
            <text:p>0</text:p>
          </table:table-cell>
          <table:table-cell table:style-name="ce6" table:formula="of:=IF([.M8]=[.E8];1;0)" office:value-type="float" office:value="0">
            <text:p>0</text:p>
          </table:table-cell>
          <table:table-cell table:style-name="ce6" table:formula="of:=IF([.M8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58">
            <text:p>20858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9]&lt;-0.06; 0; 1)" office:value-type="float" office:value="1">
            <text:p>1</text:p>
          </table:table-cell>
          <table:table-cell table:style-name="Default" office:value-type="float" office:value="20859">
            <text:p>20859</text:p>
          </table:table-cell>
          <table:table-cell table:style-name="ce20" office:value-type="float" office:value="0">
            <text:p>0.0000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0">
            <text:p>0.0</text:p>
          </table:table-cell>
          <table:table-cell table:style-name="ce9"/>
          <table:table-cell table:style-name="ce29" table:formula="of:=[.F9]-[.A10]" office:value-type="float" office:value="0">
            <text:p>0</text:p>
          </table:table-cell>
          <table:table-cell table:style-name="ce2"/>
          <table:table-cell table:style-name="ce6" table:formula="of:=VALUE(EXACT([.D9];[.$D$1]))" office:value-type="float" office:value="1">
            <text:p>1</text:p>
          </table:table-cell>
          <table:table-cell table:style-name="ce6" table:formula="of:=IF([.M9]=[.E9];1;0)" office:value-type="float" office:value="1">
            <text:p>1</text:p>
          </table:table-cell>
          <table:table-cell table:style-name="ce6" table:formula="of:=IF([.M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59">
            <text:p>20859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0]&lt;-0.06; 0; 1)" office:value-type="float" office:value="1">
            <text:p>1</text:p>
          </table:table-cell>
          <table:table-cell table:style-name="Default" office:value-type="float" office:value="20860">
            <text:p>20860</text:p>
          </table:table-cell>
          <table:table-cell table:style-name="ce20" office:value-type="float" office:value="0.0044">
            <text:p>0.0044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1.1646">
            <text:p>1.2</text:p>
          </table:table-cell>
          <table:table-cell table:style-name="ce9"/>
          <table:table-cell table:style-name="ce29" table:formula="of:=[.F10]-[.A11]" office:value-type="float" office:value="0">
            <text:p>0</text:p>
          </table:table-cell>
          <table:table-cell table:style-name="ce2"/>
          <table:table-cell table:style-name="ce6" table:formula="of:=VALUE(EXACT([.D10];[.$D$1]))" office:value-type="float" office:value="1">
            <text:p>1</text:p>
          </table:table-cell>
          <table:table-cell table:style-name="ce6" table:formula="of:=IF([.M10]=[.E10];1;0)" office:value-type="float" office:value="1">
            <text:p>1</text:p>
          </table:table-cell>
          <table:table-cell table:style-name="ce6" table:formula="of:=IF([.M10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60">
            <text:p>20860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1]&lt;-0.06; 0; 1)" office:value-type="float" office:value="1">
            <text:p>1</text:p>
          </table:table-cell>
          <table:table-cell table:style-name="Default" office:value-type="float" office:value="20861">
            <text:p>20861</text:p>
          </table:table-cell>
          <table:table-cell table:style-name="ce20" office:value-type="float" office:value="0.0061">
            <text:p>0.0061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0.8393">
            <text:p>0.8</text:p>
          </table:table-cell>
          <table:table-cell table:style-name="ce9"/>
          <table:table-cell table:style-name="ce29" table:formula="of:=[.F11]-[.A12]" office:value-type="float" office:value="0">
            <text:p>0</text:p>
          </table:table-cell>
          <table:table-cell table:style-name="ce2"/>
          <table:table-cell table:style-name="ce6" table:formula="of:=VALUE(EXACT([.D11];[.$D$1]))" office:value-type="float" office:value="1">
            <text:p>1</text:p>
          </table:table-cell>
          <table:table-cell table:style-name="ce6" table:formula="of:=IF([.M11]=[.E11];1;0)" office:value-type="float" office:value="1">
            <text:p>1</text:p>
          </table:table-cell>
          <table:table-cell table:style-name="ce6" table:formula="of:=IF([.M11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61">
            <text:p>20861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2]&lt;-0.06; 0; 1)" office:value-type="float" office:value="1">
            <text:p>1</text:p>
          </table:table-cell>
          <table:table-cell table:style-name="Default" office:value-type="float" office:value="20862">
            <text:p>20862</text:p>
          </table:table-cell>
          <table:table-cell table:style-name="ce20" office:value-type="float" office:value="0.007">
            <text:p>0.007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512">
            <text:p>0.6</text:p>
          </table:table-cell>
          <table:table-cell table:style-name="ce9"/>
          <table:table-cell table:style-name="ce29" table:formula="of:=[.F12]-[.A13]" office:value-type="float" office:value="0">
            <text:p>0</text:p>
          </table:table-cell>
          <table:table-cell table:style-name="ce2"/>
          <table:table-cell table:style-name="ce6" table:formula="of:=VALUE(EXACT([.D12];[.$D$1]))" office:value-type="float" office:value="1">
            <text:p>1</text:p>
          </table:table-cell>
          <table:table-cell table:style-name="ce6" table:formula="of:=IF([.M12]=[.E12];1;0)" office:value-type="float" office:value="1">
            <text:p>1</text:p>
          </table:table-cell>
          <table:table-cell table:style-name="ce6" table:formula="of:=IF([.M12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62">
            <text:p>20862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3]&lt;-0.06; 0; 1)" office:value-type="float" office:value="0">
            <text:p>0</text:p>
          </table:table-cell>
          <table:table-cell table:style-name="Default" office:value-type="float" office:value="20863">
            <text:p>20863</text:p>
          </table:table-cell>
          <table:table-cell table:style-name="ce20" office:value-type="float" office:value="-0.0789">
            <text:p>-0.078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3934">
            <text:p>0.4</text:p>
          </table:table-cell>
          <table:table-cell table:style-name="ce9"/>
          <table:table-cell table:style-name="ce29" table:formula="of:=[.F13]-[.A14]" office:value-type="float" office:value="0">
            <text:p>0</text:p>
          </table:table-cell>
          <table:table-cell table:style-name="ce2"/>
          <table:table-cell table:style-name="ce6" table:formula="of:=VALUE(EXACT([.D13];[.$D$1]))" office:value-type="float" office:value="0">
            <text:p>0</text:p>
          </table:table-cell>
          <table:table-cell table:style-name="ce6" table:formula="of:=IF([.M13]=[.E13];1;0)" office:value-type="float" office:value="1">
            <text:p>1</text:p>
          </table:table-cell>
          <table:table-cell table:style-name="ce6" table:formula="of:=IF([.M13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63">
            <text:p>20863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4]&lt;-0.06; 0; 1)" office:value-type="float" office:value="0">
            <text:p>0</text:p>
          </table:table-cell>
          <table:table-cell table:style-name="Default" office:value-type="float" office:value="20864">
            <text:p>20864</text:p>
          </table:table-cell>
          <table:table-cell table:style-name="ce20" office:value-type="float" office:value="-0.0763">
            <text:p>-0.076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0001">
            <text:p>1.0</text:p>
          </table:table-cell>
          <table:table-cell table:style-name="ce9"/>
          <table:table-cell table:style-name="ce29" table:formula="of:=[.F14]-[.A15]" office:value-type="float" office:value="0">
            <text:p>0</text:p>
          </table:table-cell>
          <table:table-cell table:style-name="ce2"/>
          <table:table-cell table:style-name="ce6" table:formula="of:=VALUE(EXACT([.D14];[.$D$1]))" office:value-type="float" office:value="0">
            <text:p>0</text:p>
          </table:table-cell>
          <table:table-cell table:style-name="ce6" table:formula="of:=IF([.M14]=[.E14];1;0)" office:value-type="float" office:value="1">
            <text:p>1</text:p>
          </table:table-cell>
          <table:table-cell table:style-name="ce6" table:formula="of:=IF([.M14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64">
            <text:p>20864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5]&lt;-0.06; 0; 1)" office:value-type="float" office:value="0">
            <text:p>0</text:p>
          </table:table-cell>
          <table:table-cell table:style-name="Default" office:value-type="float" office:value="20865">
            <text:p>20865</text:p>
          </table:table-cell>
          <table:table-cell table:style-name="ce20" office:value-type="float" office:value="-0.0791">
            <text:p>-0.079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482">
            <text:p>0.5</text:p>
          </table:table-cell>
          <table:table-cell table:style-name="ce9"/>
          <table:table-cell table:style-name="ce29" table:formula="of:=[.F15]-[.A16]" office:value-type="float" office:value="0">
            <text:p>0</text:p>
          </table:table-cell>
          <table:table-cell table:style-name="ce2"/>
          <table:table-cell table:style-name="ce6" table:formula="of:=VALUE(EXACT([.D15];[.$D$1]))" office:value-type="float" office:value="0">
            <text:p>0</text:p>
          </table:table-cell>
          <table:table-cell table:style-name="ce6" table:formula="of:=IF([.M15]=[.E15];1;0)" office:value-type="float" office:value="1">
            <text:p>1</text:p>
          </table:table-cell>
          <table:table-cell table:style-name="ce6" table:formula="of:=IF([.M15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65">
            <text:p>20865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6]&lt;-0.06; 0; 1)" office:value-type="float" office:value="0">
            <text:p>0</text:p>
          </table:table-cell>
          <table:table-cell table:style-name="Default" office:value-type="float" office:value="20866">
            <text:p>20866</text:p>
          </table:table-cell>
          <table:table-cell table:style-name="ce20" office:value-type="float" office:value="-0.081">
            <text:p>-0.081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9763">
            <text:p>1.0</text:p>
          </table:table-cell>
          <table:table-cell table:style-name="ce9"/>
          <table:table-cell table:style-name="ce29" table:formula="of:=[.F16]-[.A17]" office:value-type="float" office:value="0">
            <text:p>0</text:p>
          </table:table-cell>
          <table:table-cell table:style-name="ce2"/>
          <table:table-cell table:style-name="ce6" table:formula="of:=VALUE(EXACT([.D16];[.$D$1]))" office:value-type="float" office:value="0">
            <text:p>0</text:p>
          </table:table-cell>
          <table:table-cell table:style-name="ce6" table:formula="of:=IF([.M16]=[.E16];1;0)" office:value-type="float" office:value="1">
            <text:p>1</text:p>
          </table:table-cell>
          <table:table-cell table:style-name="ce6" table:formula="of:=IF([.M16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66">
            <text:p>20866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7]&lt;-0.06; 0; 1)" office:value-type="float" office:value="1">
            <text:p>1</text:p>
          </table:table-cell>
          <table:table-cell table:style-name="Default" office:value-type="float" office:value="20867">
            <text:p>20867</text:p>
          </table:table-cell>
          <table:table-cell table:style-name="ce20" office:value-type="float" office:value="0.0067">
            <text:p>0.006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9215">
            <text:p>0.9</text:p>
          </table:table-cell>
          <table:table-cell table:style-name="ce9"/>
          <table:table-cell table:style-name="ce29" table:formula="of:=[.F17]-[.A18]" office:value-type="float" office:value="0">
            <text:p>0</text:p>
          </table:table-cell>
          <table:table-cell table:style-name="ce2"/>
          <table:table-cell table:style-name="ce6" table:formula="of:=VALUE(EXACT([.D17];[.$D$1]))" office:value-type="float" office:value="1">
            <text:p>1</text:p>
          </table:table-cell>
          <table:table-cell table:style-name="ce6" table:formula="of:=IF([.M17]=[.E17];1;0)" office:value-type="float" office:value="1">
            <text:p>1</text:p>
          </table:table-cell>
          <table:table-cell table:style-name="ce6" table:formula="of:=IF([.M17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67">
            <text:p>20867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8]&lt;-0.06; 0; 1)" office:value-type="float" office:value="1">
            <text:p>1</text:p>
          </table:table-cell>
          <table:table-cell table:style-name="Default" office:value-type="float" office:value="20868">
            <text:p>20868</text:p>
          </table:table-cell>
          <table:table-cell table:style-name="ce20" office:value-type="float" office:value="0.0072">
            <text:p>0.0072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7891">
            <text:p>1.8</text:p>
          </table:table-cell>
          <table:table-cell table:style-name="ce9"/>
          <table:table-cell table:style-name="ce29" table:formula="of:=[.F18]-[.A19]" office:value-type="float" office:value="0">
            <text:p>0</text:p>
          </table:table-cell>
          <table:table-cell table:style-name="ce2"/>
          <table:table-cell table:style-name="ce6" table:formula="of:=VALUE(EXACT([.D18];[.$D$1]))" office:value-type="float" office:value="1">
            <text:p>1</text:p>
          </table:table-cell>
          <table:table-cell table:style-name="ce6" table:formula="of:=IF([.M18]=[.E18];1;0)" office:value-type="float" office:value="1">
            <text:p>1</text:p>
          </table:table-cell>
          <table:table-cell table:style-name="ce6" table:formula="of:=IF([.M18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68">
            <text:p>20868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9]&lt;-0.06; 0; 1)" office:value-type="float" office:value="1">
            <text:p>1</text:p>
          </table:table-cell>
          <table:table-cell table:style-name="Default" office:value-type="float" office:value="20869">
            <text:p>20869</text:p>
          </table:table-cell>
          <table:table-cell table:style-name="ce20" office:value-type="float" office:value="0.0096">
            <text:p>0.009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261">
            <text:p>0.8</text:p>
          </table:table-cell>
          <table:table-cell table:style-name="ce9"/>
          <table:table-cell table:style-name="ce29" table:formula="of:=[.F19]-[.A20]" office:value-type="float" office:value="0">
            <text:p>0</text:p>
          </table:table-cell>
          <table:table-cell table:style-name="ce2"/>
          <table:table-cell table:style-name="ce6" table:formula="of:=VALUE(EXACT([.D19];[.$D$1]))" office:value-type="float" office:value="1">
            <text:p>1</text:p>
          </table:table-cell>
          <table:table-cell table:style-name="ce6" table:formula="of:=IF([.M19]=[.E19];1;0)" office:value-type="float" office:value="1">
            <text:p>1</text:p>
          </table:table-cell>
          <table:table-cell table:style-name="ce6" table:formula="of:=IF([.M1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69">
            <text:p>20869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20]&lt;-0.06; 0; 1)" office:value-type="float" office:value="1">
            <text:p>1</text:p>
          </table:table-cell>
          <table:table-cell table:style-name="Default" office:value-type="float" office:value="20870">
            <text:p>20870</text:p>
          </table:table-cell>
          <table:table-cell table:style-name="ce20" office:value-type="float" office:value="0.0049">
            <text:p>0.004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253">
            <text:p>0.8</text:p>
          </table:table-cell>
          <table:table-cell table:style-name="ce9"/>
          <table:table-cell table:style-name="ce29" table:formula="of:=[.F20]-[.A21]" office:value-type="float" office:value="0">
            <text:p>0</text:p>
          </table:table-cell>
          <table:table-cell table:style-name="ce2"/>
          <table:table-cell table:style-name="ce6" table:formula="of:=VALUE(EXACT([.D20];[.$D$1]))" office:value-type="float" office:value="1">
            <text:p>1</text:p>
          </table:table-cell>
          <table:table-cell table:style-name="ce6" table:formula="of:=IF([.M20]=[.E20];1;0)" office:value-type="float" office:value="1">
            <text:p>1</text:p>
          </table:table-cell>
          <table:table-cell table:style-name="ce6" table:formula="of:=IF([.M20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6" office:value-type="float" office:value="20870">
            <text:p>20870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Default" table:formula="of:=IF([.G21]&lt;-0.06; 0; 1)" office:value-type="float" office:value="0">
            <text:p>0</text:p>
          </table:table-cell>
          <table:table-cell table:style-name="Default" office:value-type="float" office:value="20871">
            <text:p>20871</text:p>
          </table:table-cell>
          <table:table-cell table:style-name="ce20" office:value-type="float" office:value="-0.0788">
            <text:p>-0.0788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187">
            <text:p>1.2</text:p>
          </table:table-cell>
          <table:table-cell table:style-name="ce9"/>
          <table:table-cell table:style-name="ce29" table:formula="of:=[.F21]-[.A22]" office:value-type="float" office:value="0">
            <text:p>0</text:p>
          </table:table-cell>
          <table:table-cell table:style-name="ce6"/>
          <table:table-cell table:style-name="ce6" table:formula="of:=VALUE(EXACT([.D21];[.$D$1]))" office:value-type="float" office:value="0">
            <text:p>0</text:p>
          </table:table-cell>
          <table:table-cell table:style-name="ce6" table:formula="of:=IF([.M21]=[.E21];1;0)" office:value-type="float" office:value="1">
            <text:p>1</text:p>
          </table:table-cell>
          <table:table-cell table:style-name="ce6" table:formula="of:=IF([.M21]=0;&quot;perp&quot;;&quot;para&quot;)" office:value-type="string" office:string-value="perp">
            <text:p>perp</text:p>
          </table:table-cell>
          <table:table-cell table:style-name="ce6" table:number-columns-repeated="2"/>
          <table:table-cell table:style-name="ce13"/>
          <table:table-cell table:number-columns-repeated="1006"/>
        </table:table-row>
        <table:table-row table:style-name="ro2">
          <table:table-cell table:style-name="ce6" office:value-type="float" office:value="20871">
            <text:p>20871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Default" table:formula="of:=IF([.G22]&lt;-0.06; 0; 1)" office:value-type="float" office:value="0">
            <text:p>0</text:p>
          </table:table-cell>
          <table:table-cell table:style-name="Default" office:value-type="float" office:value="20872">
            <text:p>20872</text:p>
          </table:table-cell>
          <table:table-cell table:style-name="ce20" office:value-type="float" office:value="-0.083">
            <text:p>-0.083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2.0227">
            <text:p>2.0</text:p>
          </table:table-cell>
          <table:table-cell table:style-name="ce9"/>
          <table:table-cell table:style-name="ce29" table:formula="of:=[.F22]-[.A23]" office:value-type="float" office:value="0">
            <text:p>0</text:p>
          </table:table-cell>
          <table:table-cell table:style-name="ce6"/>
          <table:table-cell table:style-name="ce6" table:formula="of:=VALUE(EXACT([.D22];[.$D$1]))" office:value-type="float" office:value="0">
            <text:p>0</text:p>
          </table:table-cell>
          <table:table-cell table:style-name="ce6" table:formula="of:=IF([.M22]=[.E22];1;0)" office:value-type="float" office:value="1">
            <text:p>1</text:p>
          </table:table-cell>
          <table:table-cell table:style-name="ce6" table:formula="of:=IF([.M22]=0;&quot;perp&quot;;&quot;para&quot;)" office:value-type="string" office:string-value="perp">
            <text:p>perp</text:p>
          </table:table-cell>
          <table:table-cell table:style-name="ce6" table:number-columns-repeated="2"/>
          <table:table-cell table:style-name="ce13"/>
          <table:table-cell table:number-columns-repeated="1006"/>
        </table:table-row>
        <table:table-row table:style-name="ro2">
          <table:table-cell table:style-name="ce6" office:value-type="float" office:value="20872">
            <text:p>20872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Default" table:formula="of:=IF([.G23]&lt;-0.06; 0; 1)" office:value-type="float" office:value="0">
            <text:p>0</text:p>
          </table:table-cell>
          <table:table-cell table:style-name="Default" office:value-type="float" office:value="20873">
            <text:p>20873</text:p>
          </table:table-cell>
          <table:table-cell table:style-name="ce20" office:value-type="float" office:value="-0.08">
            <text:p>-0.080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2.586">
            <text:p>2.6</text:p>
          </table:table-cell>
          <table:table-cell table:style-name="ce9"/>
          <table:table-cell table:style-name="ce29" table:formula="of:=[.F23]-[.A24]" office:value-type="float" office:value="0">
            <text:p>0</text:p>
          </table:table-cell>
          <table:table-cell table:style-name="ce6"/>
          <table:table-cell table:style-name="ce6" table:formula="of:=VALUE(EXACT([.D23];[.$D$1]))" office:value-type="float" office:value="0">
            <text:p>0</text:p>
          </table:table-cell>
          <table:table-cell table:style-name="ce6" table:formula="of:=IF([.M23]=[.E23];1;0)" office:value-type="float" office:value="1">
            <text:p>1</text:p>
          </table:table-cell>
          <table:table-cell table:style-name="ce6" table:formula="of:=IF([.M23]=0;&quot;perp&quot;;&quot;para&quot;)" office:value-type="string" office:string-value="perp">
            <text:p>perp</text:p>
          </table:table-cell>
          <table:table-cell table:style-name="ce6" table:number-columns-repeated="2"/>
          <table:table-cell table:style-name="ce13"/>
          <table:table-cell table:number-columns-repeated="1006"/>
        </table:table-row>
        <table:table-row table:style-name="ro2">
          <table:table-cell table:style-name="ce6" office:value-type="float" office:value="20873">
            <text:p>20873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Default" table:formula="of:=IF([.G24]&lt;-0.06; 0; 1)" office:value-type="float" office:value="0">
            <text:p>0</text:p>
          </table:table-cell>
          <table:table-cell table:style-name="Default" office:value-type="float" office:value="20874">
            <text:p>20874</text:p>
          </table:table-cell>
          <table:table-cell table:style-name="ce20" office:value-type="float" office:value="-0.0754">
            <text:p>-0.0754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6.3127">
            <text:p>6.3</text:p>
          </table:table-cell>
          <table:table-cell table:style-name="ce9"/>
          <table:table-cell table:style-name="ce29" table:formula="of:=[.F24]-[.A25]" office:value-type="float" office:value="0">
            <text:p>0</text:p>
          </table:table-cell>
          <table:table-cell table:style-name="ce6"/>
          <table:table-cell table:style-name="ce6" table:formula="of:=VALUE(EXACT([.D24];[.$D$1]))" office:value-type="float" office:value="0">
            <text:p>0</text:p>
          </table:table-cell>
          <table:table-cell table:style-name="ce6" table:formula="of:=IF([.M24]=[.E24];1;0)" office:value-type="float" office:value="1">
            <text:p>1</text:p>
          </table:table-cell>
          <table:table-cell table:style-name="ce6" table:formula="of:=IF([.M24]=0;&quot;perp&quot;;&quot;para&quot;)" office:value-type="string" office:string-value="perp">
            <text:p>perp</text:p>
          </table:table-cell>
          <table:table-cell table:style-name="ce6"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office:value-type="float" office:value="20874">
            <text:p>20874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25]&lt;-0.06; 0; 1)" office:value-type="float" office:value="1">
            <text:p>1</text:p>
          </table:table-cell>
          <table:table-cell table:style-name="Default" office:value-type="float" office:value="20875">
            <text:p>20875</text:p>
          </table:table-cell>
          <table:table-cell table:style-name="ce20" office:value-type="float" office:value="0.0041">
            <text:p>0.004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408">
            <text:p>0.6</text:p>
          </table:table-cell>
          <table:table-cell table:style-name="ce9"/>
          <table:table-cell table:style-name="ce29" table:formula="of:=[.F25]-[.A26]" office:value-type="float" office:value="0">
            <text:p>0</text:p>
          </table:table-cell>
          <table:table-cell table:style-name="ce2"/>
          <table:table-cell table:style-name="ce6" table:formula="of:=VALUE(EXACT([.D25];[.$D$1]))" office:value-type="float" office:value="1">
            <text:p>1</text:p>
          </table:table-cell>
          <table:table-cell table:style-name="ce6" table:formula="of:=IF([.M25]=[.E25];1;0)" office:value-type="float" office:value="1">
            <text:p>1</text:p>
          </table:table-cell>
          <table:table-cell table:style-name="ce6" table:formula="of:=IF([.M25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75">
            <text:p>20875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26]&lt;-0.06; 0; 1)" office:value-type="float" office:value="1">
            <text:p>1</text:p>
          </table:table-cell>
          <table:table-cell table:style-name="Default" office:value-type="float" office:value="20879">
            <text:p>20879</text:p>
          </table:table-cell>
          <table:table-cell table:style-name="ce20" office:value-type="float" office:value="0.0094">
            <text:p>0.0094</text:p>
          </table:table-cell>
          <table:table-cell table:style-name="ce20" office:value-type="float" office:value="0.0044">
            <text:p>0.0044</text:p>
          </table:table-cell>
          <table:table-cell table:style-name="ce26" office:value-type="float" office:value="1.4686">
            <text:p>1.5</text:p>
          </table:table-cell>
          <table:table-cell table:style-name="ce9"/>
          <table:table-cell table:style-name="ce29" table:formula="of:=[.F26]-[.A27]" office:value-type="float" office:value="0">
            <text:p>0</text:p>
          </table:table-cell>
          <table:table-cell table:style-name="ce2"/>
          <table:table-cell table:style-name="ce6" table:formula="of:=VALUE(EXACT([.D26];[.$D$1]))" office:value-type="float" office:value="1">
            <text:p>1</text:p>
          </table:table-cell>
          <table:table-cell table:style-name="ce6" table:formula="of:=IF([.M26]=[.E26];1;0)" office:value-type="float" office:value="1">
            <text:p>1</text:p>
          </table:table-cell>
          <table:table-cell table:style-name="ce6" table:formula="of:=IF([.M26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79">
            <text:p>20879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27]&lt;-0.06; 0; 1)" office:value-type="float" office:value="1">
            <text:p>1</text:p>
          </table:table-cell>
          <table:table-cell table:style-name="Default" office:value-type="float" office:value="20880">
            <text:p>20880</text:p>
          </table:table-cell>
          <table:table-cell table:style-name="ce20" office:value-type="float" office:value="0.0041">
            <text:p>0.004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829">
            <text:p>0.8</text:p>
          </table:table-cell>
          <table:table-cell table:style-name="ce9"/>
          <table:table-cell table:style-name="ce29" table:formula="of:=[.F27]-[.A28]" office:value-type="float" office:value="0">
            <text:p>0</text:p>
          </table:table-cell>
          <table:table-cell table:style-name="ce2"/>
          <table:table-cell table:style-name="ce6" table:formula="of:=VALUE(EXACT([.D27];[.$D$1]))" office:value-type="float" office:value="1">
            <text:p>1</text:p>
          </table:table-cell>
          <table:table-cell table:style-name="ce6" table:formula="of:=IF([.M27]=[.E27];1;0)" office:value-type="float" office:value="1">
            <text:p>1</text:p>
          </table:table-cell>
          <table:table-cell table:style-name="ce6" table:formula="of:=IF([.M27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80">
            <text:p>20880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28]&lt;-0.06; 0; 1)" office:value-type="float" office:value="1">
            <text:p>1</text:p>
          </table:table-cell>
          <table:table-cell table:style-name="Default" office:value-type="float" office:value="20883">
            <text:p>20883</text:p>
          </table:table-cell>
          <table:table-cell table:style-name="ce20" office:value-type="float" office:value="0.0069">
            <text:p>0.006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628">
            <text:p>0.7</text:p>
          </table:table-cell>
          <table:table-cell table:style-name="ce9"/>
          <table:table-cell table:style-name="ce29" table:formula="of:=[.F28]-[.A29]" office:value-type="float" office:value="0">
            <text:p>0</text:p>
          </table:table-cell>
          <table:table-cell table:style-name="ce2"/>
          <table:table-cell table:style-name="ce6" table:formula="of:=VALUE(EXACT([.D28];[.$D$1]))" office:value-type="float" office:value="1">
            <text:p>1</text:p>
          </table:table-cell>
          <table:table-cell table:style-name="ce6" table:formula="of:=IF([.M28]=[.E28];1;0)" office:value-type="float" office:value="1">
            <text:p>1</text:p>
          </table:table-cell>
          <table:table-cell table:style-name="ce6" table:formula="of:=IF([.M28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83">
            <text:p>20883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29]&lt;-0.06; 0; 1)" office:value-type="float" office:value="0">
            <text:p>0</text:p>
          </table:table-cell>
          <table:table-cell table:style-name="Default" office:value-type="float" office:value="20884">
            <text:p>20884</text:p>
          </table:table-cell>
          <table:table-cell table:style-name="ce20" office:value-type="float" office:value="-0.0763">
            <text:p>-0.076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3213">
            <text:p>0.3</text:p>
          </table:table-cell>
          <table:table-cell table:style-name="ce9"/>
          <table:table-cell table:style-name="ce29" table:formula="of:=[.F29]-[.A30]" office:value-type="float" office:value="0">
            <text:p>0</text:p>
          </table:table-cell>
          <table:table-cell table:style-name="ce2"/>
          <table:table-cell table:style-name="ce6" table:formula="of:=VALUE(EXACT([.D29];[.$D$1]))" office:value-type="float" office:value="0">
            <text:p>0</text:p>
          </table:table-cell>
          <table:table-cell table:style-name="ce6" table:formula="of:=IF([.M29]=[.E29];1;0)" office:value-type="float" office:value="1">
            <text:p>1</text:p>
          </table:table-cell>
          <table:table-cell table:style-name="ce6" table:formula="of:=IF([.M29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84">
            <text:p>20884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30]&lt;-0.06; 0; 1)" office:value-type="float" office:value="0">
            <text:p>0</text:p>
          </table:table-cell>
          <table:table-cell table:style-name="Default" office:value-type="float" office:value="20890">
            <text:p>20890</text:p>
          </table:table-cell>
          <table:table-cell table:style-name="ce20" office:value-type="float" office:value="-0.0754">
            <text:p>-0.0754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3878">
            <text:p>1.4</text:p>
          </table:table-cell>
          <table:table-cell table:style-name="ce9"/>
          <table:table-cell table:style-name="ce29" table:formula="of:=[.F30]-[.A31]" office:value-type="float" office:value="0">
            <text:p>0</text:p>
          </table:table-cell>
          <table:table-cell table:style-name="ce2"/>
          <table:table-cell table:style-name="ce6" table:formula="of:=VALUE(EXACT([.D30];[.$D$1]))" office:value-type="float" office:value="0">
            <text:p>0</text:p>
          </table:table-cell>
          <table:table-cell table:style-name="ce6" table:formula="of:=IF([.M30]=[.E30];1;0)" office:value-type="float" office:value="1">
            <text:p>1</text:p>
          </table:table-cell>
          <table:table-cell table:style-name="ce6" table:formula="of:=IF([.M30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90">
            <text:p>20890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31]&lt;-0.06; 0; 1)" office:value-type="float" office:value="0">
            <text:p>0</text:p>
          </table:table-cell>
          <table:table-cell table:style-name="Default" office:value-type="float" office:value="20893">
            <text:p>20893</text:p>
          </table:table-cell>
          <table:table-cell table:style-name="ce20" office:value-type="float" office:value="-0.0733">
            <text:p>-0.073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7.5139">
            <text:p>7.5</text:p>
          </table:table-cell>
          <table:table-cell table:style-name="ce9"/>
          <table:table-cell table:style-name="ce29" table:formula="of:=[.F31]-[.A32]" office:value-type="float" office:value="0">
            <text:p>0</text:p>
          </table:table-cell>
          <table:table-cell table:style-name="ce2"/>
          <table:table-cell table:style-name="ce6" table:formula="of:=VALUE(EXACT([.D31];[.$D$1]))" office:value-type="float" office:value="0">
            <text:p>0</text:p>
          </table:table-cell>
          <table:table-cell table:style-name="ce6" table:formula="of:=IF([.M31]=[.E31];1;0)" office:value-type="float" office:value="1">
            <text:p>1</text:p>
          </table:table-cell>
          <table:table-cell table:style-name="ce6" table:formula="of:=IF([.M31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93">
            <text:p>20893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32]&lt;-0.06; 0; 1)" office:value-type="float" office:value="0">
            <text:p>0</text:p>
          </table:table-cell>
          <table:table-cell table:style-name="Default" office:value-type="float" office:value="20894">
            <text:p>20894</text:p>
          </table:table-cell>
          <table:table-cell table:style-name="ce20" office:value-type="float" office:value="-0.0771">
            <text:p>-0.077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1.1481">
            <text:p>11.1</text:p>
          </table:table-cell>
          <table:table-cell table:style-name="ce9"/>
          <table:table-cell table:style-name="ce29" table:formula="of:=[.F32]-[.A33]" office:value-type="float" office:value="0">
            <text:p>0</text:p>
          </table:table-cell>
          <table:table-cell table:style-name="ce2"/>
          <table:table-cell table:style-name="ce6" table:formula="of:=VALUE(EXACT([.D32];[.$D$1]))" office:value-type="float" office:value="0">
            <text:p>0</text:p>
          </table:table-cell>
          <table:table-cell table:style-name="ce6" table:formula="of:=IF([.M32]=[.E32];1;0)" office:value-type="float" office:value="1">
            <text:p>1</text:p>
          </table:table-cell>
          <table:table-cell table:style-name="ce6" table:formula="of:=IF([.M32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94">
            <text:p>20894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33]&lt;-0.06; 0; 1)" office:value-type="float" office:value="0">
            <text:p>0</text:p>
          </table:table-cell>
          <table:table-cell table:style-name="Default" office:value-type="float" office:value="20895">
            <text:p>20895</text:p>
          </table:table-cell>
          <table:table-cell table:style-name="ce20" office:value-type="float" office:value="-0.0732">
            <text:p>-0.0732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2.2297">
            <text:p>12.2</text:p>
          </table:table-cell>
          <table:table-cell table:style-name="ce9"/>
          <table:table-cell table:style-name="ce29" table:formula="of:=[.F33]-[.A34]" office:value-type="float" office:value="0">
            <text:p>0</text:p>
          </table:table-cell>
          <table:table-cell table:style-name="ce2"/>
          <table:table-cell table:style-name="ce6" table:formula="of:=VALUE(EXACT([.D33];[.$D$1]))" office:value-type="float" office:value="0">
            <text:p>0</text:p>
          </table:table-cell>
          <table:table-cell table:style-name="ce6" table:formula="of:=IF([.M33]=[.E33];1;0)" office:value-type="float" office:value="1">
            <text:p>1</text:p>
          </table:table-cell>
          <table:table-cell table:style-name="ce6" table:formula="of:=IF([.M33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95">
            <text:p>20895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34]&lt;-0.06; 0; 1)" office:value-type="float" office:value="0">
            <text:p>0</text:p>
          </table:table-cell>
          <table:table-cell table:style-name="Default" office:value-type="float" office:value="20896">
            <text:p>20896</text:p>
          </table:table-cell>
          <table:table-cell table:style-name="ce20" office:value-type="float" office:value="-0.0738">
            <text:p>-0.0738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1.6973">
            <text:p>11.7</text:p>
          </table:table-cell>
          <table:table-cell table:style-name="ce9"/>
          <table:table-cell table:style-name="ce29" table:formula="of:=[.F34]-[.A35]" office:value-type="float" office:value="0">
            <text:p>0</text:p>
          </table:table-cell>
          <table:table-cell table:style-name="ce2"/>
          <table:table-cell table:style-name="ce6" table:formula="of:=VALUE(EXACT([.D34];[.$D$1]))" office:value-type="float" office:value="0">
            <text:p>0</text:p>
          </table:table-cell>
          <table:table-cell table:style-name="ce6" table:formula="of:=IF([.M34]=[.E34];1;0)" office:value-type="float" office:value="1">
            <text:p>1</text:p>
          </table:table-cell>
          <table:table-cell table:style-name="ce6" table:formula="of:=IF([.M34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96">
            <text:p>20896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35]&lt;-0.06; 0; 1)" office:value-type="float" office:value="1">
            <text:p>1</text:p>
          </table:table-cell>
          <table:table-cell table:style-name="Default" office:value-type="float" office:value="20897">
            <text:p>20897</text:p>
          </table:table-cell>
          <table:table-cell table:style-name="ce20" office:value-type="float" office:value="0.0082">
            <text:p>0.0082</text:p>
          </table:table-cell>
          <table:table-cell table:style-name="ce20" office:value-type="float" office:value="0.0035">
            <text:p>0.0035</text:p>
          </table:table-cell>
          <table:table-cell table:style-name="ce26" office:value-type="float" office:value="6.2024">
            <text:p>6.2</text:p>
          </table:table-cell>
          <table:table-cell table:style-name="ce9"/>
          <table:table-cell table:style-name="ce29" table:formula="of:=[.F35]-[.A36]" office:value-type="float" office:value="0">
            <text:p>0</text:p>
          </table:table-cell>
          <table:table-cell table:style-name="ce2"/>
          <table:table-cell table:style-name="ce6" table:formula="of:=VALUE(EXACT([.D35];[.$D$1]))" office:value-type="float" office:value="1">
            <text:p>1</text:p>
          </table:table-cell>
          <table:table-cell table:style-name="ce6" table:formula="of:=IF([.M35]=[.E35];1;0)" office:value-type="float" office:value="1">
            <text:p>1</text:p>
          </table:table-cell>
          <table:table-cell table:style-name="ce6" table:formula="of:=IF([.M35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97">
            <text:p>2089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36]&lt;-0.06; 0; 1)" office:value-type="float" office:value="0">
            <text:p>0</text:p>
          </table:table-cell>
          <table:table-cell table:style-name="Default" office:value-type="float" office:value="20898">
            <text:p>20898</text:p>
          </table:table-cell>
          <table:table-cell table:style-name="ce20" office:value-type="float" office:value="-0.0799">
            <text:p>-0.079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792">
            <text:p>0.6</text:p>
          </table:table-cell>
          <table:table-cell table:style-name="ce9"/>
          <table:table-cell table:style-name="ce29" table:formula="of:=[.F36]-[.A37]" office:value-type="float" office:value="0">
            <text:p>0</text:p>
          </table:table-cell>
          <table:table-cell table:style-name="ce2"/>
          <table:table-cell table:style-name="ce6" table:formula="of:=VALUE(EXACT([.D36];[.$D$1]))" office:value-type="float" office:value="0">
            <text:p>0</text:p>
          </table:table-cell>
          <table:table-cell table:style-name="ce6" table:formula="of:=IF([.M36]=[.E36];1;0)" office:value-type="float" office:value="1">
            <text:p>1</text:p>
          </table:table-cell>
          <table:table-cell table:style-name="ce6" table:formula="of:=IF([.M36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898">
            <text:p>2089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37]&lt;-0.06; 0; 1)" office:value-type="float" office:value="0">
            <text:p>0</text:p>
          </table:table-cell>
          <table:table-cell table:style-name="Default" office:value-type="float" office:value="20899">
            <text:p>20899</text:p>
          </table:table-cell>
          <table:table-cell table:style-name="ce20" office:value-type="float" office:value="-0.0794">
            <text:p>-0.0794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296">
            <text:p>0.6</text:p>
          </table:table-cell>
          <table:table-cell table:style-name="ce9"/>
          <table:table-cell table:style-name="ce29" table:formula="of:=[.F37]-[.A38]" office:value-type="float" office:value="0">
            <text:p>0</text:p>
          </table:table-cell>
          <table:table-cell table:style-name="ce2"/>
          <table:table-cell table:style-name="ce6" table:formula="of:=VALUE(EXACT([.D37];[.$D$1]))" office:value-type="float" office:value="0">
            <text:p>0</text:p>
          </table:table-cell>
          <table:table-cell table:style-name="ce6" table:formula="of:=IF([.M37]=[.E37];1;0)" office:value-type="float" office:value="1">
            <text:p>1</text:p>
          </table:table-cell>
          <table:table-cell table:style-name="ce6" table:formula="of:=IF([.M37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899">
            <text:p>20899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38]&lt;-0.06; 0; 1)" office:value-type="float" office:value="1">
            <text:p>1</text:p>
          </table:table-cell>
          <table:table-cell table:style-name="Default" office:value-type="float" office:value="20900">
            <text:p>20900</text:p>
          </table:table-cell>
          <table:table-cell table:style-name="ce20" office:value-type="float" office:value="-0.0265">
            <text:p>-0.0265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23.7487">
            <text:p>23.7</text:p>
          </table:table-cell>
          <table:table-cell table:style-name="ce9"/>
          <table:table-cell table:style-name="ce29" table:formula="of:=[.F38]-[.A39]" office:value-type="float" office:value="0">
            <text:p>0</text:p>
          </table:table-cell>
          <table:table-cell table:style-name="ce2"/>
          <table:table-cell table:style-name="ce6" table:formula="of:=VALUE(EXACT([.D38];[.$D$1]))" office:value-type="float" office:value="1">
            <text:p>1</text:p>
          </table:table-cell>
          <table:table-cell table:style-name="ce6" table:formula="of:=IF([.M38]=[.E38];1;0)" office:value-type="float" office:value="1">
            <text:p>1</text:p>
          </table:table-cell>
          <table:table-cell table:style-name="ce6" table:formula="of:=IF([.M38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00">
            <text:p>20900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39]&lt;-0.06; 0; 1)" office:value-type="float" office:value="1">
            <text:p>1</text:p>
          </table:table-cell>
          <table:table-cell table:style-name="Default" office:value-type="float" office:value="20901">
            <text:p>20901</text:p>
          </table:table-cell>
          <table:table-cell table:style-name="ce20" office:value-type="float" office:value="-0.0297">
            <text:p>-0.0297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25.4682">
            <text:p>25.5</text:p>
          </table:table-cell>
          <table:table-cell table:style-name="ce9"/>
          <table:table-cell table:style-name="ce29" table:formula="of:=[.F39]-[.A40]" office:value-type="float" office:value="0">
            <text:p>0</text:p>
          </table:table-cell>
          <table:table-cell table:style-name="ce2"/>
          <table:table-cell table:style-name="ce6" table:formula="of:=VALUE(EXACT([.D39];[.$D$1]))" office:value-type="float" office:value="1">
            <text:p>1</text:p>
          </table:table-cell>
          <table:table-cell table:style-name="ce6" table:formula="of:=IF([.M39]=[.E39];1;0)" office:value-type="float" office:value="1">
            <text:p>1</text:p>
          </table:table-cell>
          <table:table-cell table:style-name="ce6" table:formula="of:=IF([.M3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01">
            <text:p>20901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40]&lt;-0.06; 0; 1)" office:value-type="float" office:value="1">
            <text:p>1</text:p>
          </table:table-cell>
          <table:table-cell table:style-name="Default" office:value-type="float" office:value="20902">
            <text:p>20902</text:p>
          </table:table-cell>
          <table:table-cell table:style-name="ce20" office:value-type="float" office:value="-0.0253">
            <text:p>-0.0253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27.9979">
            <text:p>28.0</text:p>
          </table:table-cell>
          <table:table-cell table:style-name="ce9"/>
          <table:table-cell table:style-name="ce29" table:formula="of:=[.F40]-[.A41]" office:value-type="float" office:value="0">
            <text:p>0</text:p>
          </table:table-cell>
          <table:table-cell table:style-name="ce2"/>
          <table:table-cell table:style-name="ce6" table:formula="of:=VALUE(EXACT([.D40];[.$D$1]))" office:value-type="float" office:value="1">
            <text:p>1</text:p>
          </table:table-cell>
          <table:table-cell table:style-name="ce6" table:formula="of:=IF([.M40]=[.E40];1;0)" office:value-type="float" office:value="1">
            <text:p>1</text:p>
          </table:table-cell>
          <table:table-cell table:style-name="ce6" table:formula="of:=IF([.M40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02">
            <text:p>20902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41]&lt;-0.06; 0; 1)" office:value-type="float" office:value="1">
            <text:p>1</text:p>
          </table:table-cell>
          <table:table-cell table:style-name="Default" office:value-type="float" office:value="20903">
            <text:p>20903</text:p>
          </table:table-cell>
          <table:table-cell table:style-name="ce20" office:value-type="float" office:value="-0.0128">
            <text:p>-0.0128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10.8071">
            <text:p>10.8</text:p>
          </table:table-cell>
          <table:table-cell table:style-name="ce9"/>
          <table:table-cell table:style-name="ce29" table:formula="of:=[.F41]-[.A42]" office:value-type="float" office:value="0">
            <text:p>0</text:p>
          </table:table-cell>
          <table:table-cell table:style-name="ce2"/>
          <table:table-cell table:style-name="ce6" table:formula="of:=VALUE(EXACT([.D41];[.$D$1]))" office:value-type="float" office:value="1">
            <text:p>1</text:p>
          </table:table-cell>
          <table:table-cell table:style-name="ce6" table:formula="of:=IF([.M41]=[.E41];1;0)" office:value-type="float" office:value="1">
            <text:p>1</text:p>
          </table:table-cell>
          <table:table-cell table:style-name="ce6" table:formula="of:=IF([.M41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03">
            <text:p>20903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42]&lt;-0.06; 0; 1)" office:value-type="float" office:value="1">
            <text:p>1</text:p>
          </table:table-cell>
          <table:table-cell table:style-name="Default" office:value-type="float" office:value="20904">
            <text:p>20904</text:p>
          </table:table-cell>
          <table:table-cell table:style-name="ce20" office:value-type="float" office:value="0.0067">
            <text:p>0.006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1104">
            <text:p>1.1</text:p>
          </table:table-cell>
          <table:table-cell table:style-name="ce9"/>
          <table:table-cell table:style-name="ce29" table:formula="of:=[.F42]-[.A43]" office:value-type="float" office:value="0">
            <text:p>0</text:p>
          </table:table-cell>
          <table:table-cell table:style-name="ce2"/>
          <table:table-cell table:style-name="ce6" table:formula="of:=VALUE(EXACT([.D42];[.$D$1]))" office:value-type="float" office:value="1">
            <text:p>1</text:p>
          </table:table-cell>
          <table:table-cell table:style-name="ce6" table:formula="of:=IF([.M42]=[.E42];1;0)" office:value-type="float" office:value="1">
            <text:p>1</text:p>
          </table:table-cell>
          <table:table-cell table:style-name="ce6" table:formula="of:=IF([.M42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04">
            <text:p>20904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43]&lt;-0.06; 0; 1)" office:value-type="float" office:value="1">
            <text:p>1</text:p>
          </table:table-cell>
          <table:table-cell table:style-name="Default" office:value-type="float" office:value="20905">
            <text:p>20905</text:p>
          </table:table-cell>
          <table:table-cell table:style-name="ce20" office:value-type="float" office:value="-0.0036">
            <text:p>-0.003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7.0301">
            <text:p>7.0</text:p>
          </table:table-cell>
          <table:table-cell table:style-name="ce9"/>
          <table:table-cell table:style-name="ce29" table:formula="of:=[.F43]-[.A44]" office:value-type="float" office:value="0">
            <text:p>0</text:p>
          </table:table-cell>
          <table:table-cell table:style-name="ce2"/>
          <table:table-cell table:style-name="ce6" table:formula="of:=VALUE(EXACT([.D43];[.$D$1]))" office:value-type="float" office:value="1">
            <text:p>1</text:p>
          </table:table-cell>
          <table:table-cell table:style-name="ce6" table:formula="of:=IF([.M43]=[.E43];1;0)" office:value-type="float" office:value="1">
            <text:p>1</text:p>
          </table:table-cell>
          <table:table-cell table:style-name="ce6" table:formula="of:=IF([.M43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05">
            <text:p>20905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44]&lt;-0.06; 0; 1)" office:value-type="float" office:value="0">
            <text:p>0</text:p>
          </table:table-cell>
          <table:table-cell table:style-name="Default" office:value-type="float" office:value="20906">
            <text:p>20906</text:p>
          </table:table-cell>
          <table:table-cell table:style-name="ce20" office:value-type="float" office:value="-0.0773">
            <text:p>-0.077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7.3815">
            <text:p>7.4</text:p>
          </table:table-cell>
          <table:table-cell table:style-name="ce9"/>
          <table:table-cell table:style-name="ce29" table:formula="of:=[.F44]-[.A45]" office:value-type="float" office:value="0">
            <text:p>0</text:p>
          </table:table-cell>
          <table:table-cell table:style-name="ce2"/>
          <table:table-cell table:style-name="ce6" table:formula="of:=VALUE(EXACT([.D44];[.$D$1]))" office:value-type="float" office:value="0">
            <text:p>0</text:p>
          </table:table-cell>
          <table:table-cell table:style-name="ce6" table:formula="of:=IF([.M44]=[.E44];1;0)" office:value-type="float" office:value="1">
            <text:p>1</text:p>
          </table:table-cell>
          <table:table-cell table:style-name="ce6" table:formula="of:=IF([.M44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06">
            <text:p>20906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45]&lt;-0.06; 0; 1)" office:value-type="float" office:value="0">
            <text:p>0</text:p>
          </table:table-cell>
          <table:table-cell table:style-name="Default" office:value-type="float" office:value="20907">
            <text:p>20907</text:p>
          </table:table-cell>
          <table:table-cell table:style-name="ce20" office:value-type="float" office:value="-0.0797">
            <text:p>-0.079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9.3541">
            <text:p>9.4</text:p>
          </table:table-cell>
          <table:table-cell table:style-name="ce9"/>
          <table:table-cell table:style-name="ce29" table:formula="of:=[.F45]-[.A46]" office:value-type="float" office:value="0">
            <text:p>0</text:p>
          </table:table-cell>
          <table:table-cell table:style-name="ce2"/>
          <table:table-cell table:style-name="ce6" table:formula="of:=VALUE(EXACT([.D45];[.$D$1]))" office:value-type="float" office:value="0">
            <text:p>0</text:p>
          </table:table-cell>
          <table:table-cell table:style-name="ce6" table:formula="of:=IF([.M45]=[.E45];1;0)" office:value-type="float" office:value="1">
            <text:p>1</text:p>
          </table:table-cell>
          <table:table-cell table:style-name="ce6" table:formula="of:=IF([.M45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07">
            <text:p>2090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46]&lt;-0.06; 0; 1)" office:value-type="float" office:value="0">
            <text:p>0</text:p>
          </table:table-cell>
          <table:table-cell table:style-name="Default" office:value-type="float" office:value="20908">
            <text:p>20908</text:p>
          </table:table-cell>
          <table:table-cell table:style-name="ce20" office:value-type="float" office:value="-0.0792">
            <text:p>-0.0792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9.2446">
            <text:p>9.2</text:p>
          </table:table-cell>
          <table:table-cell table:style-name="ce9"/>
          <table:table-cell table:style-name="ce29" table:formula="of:=[.F46]-[.A47]" office:value-type="float" office:value="0">
            <text:p>0</text:p>
          </table:table-cell>
          <table:table-cell table:style-name="ce2"/>
          <table:table-cell table:style-name="ce6" table:formula="of:=VALUE(EXACT([.D46];[.$D$1]))" office:value-type="float" office:value="0">
            <text:p>0</text:p>
          </table:table-cell>
          <table:table-cell table:style-name="ce6" table:formula="of:=IF([.M46]=[.E46];1;0)" office:value-type="float" office:value="1">
            <text:p>1</text:p>
          </table:table-cell>
          <table:table-cell table:style-name="ce6" table:formula="of:=IF([.M46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08">
            <text:p>2090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47]&lt;-0.06; 0; 1)" office:value-type="float" office:value="0">
            <text:p>0</text:p>
          </table:table-cell>
          <table:table-cell table:style-name="Default" office:value-type="float" office:value="20914">
            <text:p>20914</text:p>
          </table:table-cell>
          <table:table-cell table:style-name="ce20" office:value-type="float" office:value="-0.0784">
            <text:p>-0.0784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16.2005">
            <text:p>16.2</text:p>
          </table:table-cell>
          <table:table-cell table:style-name="ce9"/>
          <table:table-cell table:style-name="ce29" table:formula="of:=[.F47]-[.A48]" office:value-type="float" office:value="0">
            <text:p>0</text:p>
          </table:table-cell>
          <table:table-cell table:style-name="ce2"/>
          <table:table-cell table:style-name="ce6" table:formula="of:=VALUE(EXACT([.D47];[.$D$1]))" office:value-type="float" office:value="0">
            <text:p>0</text:p>
          </table:table-cell>
          <table:table-cell table:style-name="ce6" table:formula="of:=IF([.M47]=[.E47];1;0)" office:value-type="float" office:value="1">
            <text:p>1</text:p>
          </table:table-cell>
          <table:table-cell table:style-name="ce6" table:formula="of:=IF([.M47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14">
            <text:p>20914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48]&lt;-0.06; 0; 1)" office:value-type="float" office:value="1">
            <text:p>1</text:p>
          </table:table-cell>
          <table:table-cell table:style-name="Default" office:value-type="float" office:value="20915">
            <text:p>20915</text:p>
          </table:table-cell>
          <table:table-cell table:style-name="ce20" office:value-type="float" office:value="0.0115">
            <text:p>0.0115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3.6312">
            <text:p>3.6</text:p>
          </table:table-cell>
          <table:table-cell table:style-name="ce9"/>
          <table:table-cell table:style-name="ce29" table:formula="of:=[.F48]-[.A49]" office:value-type="float" office:value="0">
            <text:p>0</text:p>
          </table:table-cell>
          <table:table-cell table:style-name="ce2"/>
          <table:table-cell table:style-name="ce6" table:formula="of:=VALUE(EXACT([.D48];[.$D$1]))" office:value-type="float" office:value="1">
            <text:p>1</text:p>
          </table:table-cell>
          <table:table-cell table:style-name="ce6" table:formula="of:=IF([.M48]=[.E48];1;0)" office:value-type="float" office:value="1">
            <text:p>1</text:p>
          </table:table-cell>
          <table:table-cell table:style-name="ce6" table:formula="of:=IF([.M48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15">
            <text:p>20915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49]&lt;-0.06; 0; 1)" office:value-type="float" office:value="1">
            <text:p>1</text:p>
          </table:table-cell>
          <table:table-cell table:style-name="Default" office:value-type="float" office:value="20916">
            <text:p>20916</text:p>
          </table:table-cell>
          <table:table-cell table:style-name="ce20" office:value-type="float" office:value="0.0081">
            <text:p>0.008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1902">
            <text:p>1.2</text:p>
          </table:table-cell>
          <table:table-cell table:style-name="ce9"/>
          <table:table-cell table:style-name="ce29" table:formula="of:=[.F49]-[.A50]" office:value-type="float" office:value="0">
            <text:p>0</text:p>
          </table:table-cell>
          <table:table-cell table:style-name="ce2"/>
          <table:table-cell table:style-name="ce6" table:formula="of:=VALUE(EXACT([.D49];[.$D$1]))" office:value-type="float" office:value="1">
            <text:p>1</text:p>
          </table:table-cell>
          <table:table-cell table:style-name="ce6" table:formula="of:=IF([.M49]=[.E49];1;0)" office:value-type="float" office:value="1">
            <text:p>1</text:p>
          </table:table-cell>
          <table:table-cell table:style-name="ce6" table:formula="of:=IF([.M4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16">
            <text:p>20916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50]&lt;-0.06; 0; 1)" office:value-type="float" office:value="1">
            <text:p>1</text:p>
          </table:table-cell>
          <table:table-cell table:style-name="Default" office:value-type="float" office:value="20917">
            <text:p>20917</text:p>
          </table:table-cell>
          <table:table-cell table:style-name="ce20" office:value-type="float" office:value="0.0126">
            <text:p>0.0126</text:p>
          </table:table-cell>
          <table:table-cell table:style-name="ce20" office:value-type="float" office:value="0.0042">
            <text:p>0.0042</text:p>
          </table:table-cell>
          <table:table-cell table:style-name="ce26" office:value-type="float" office:value="2.2354">
            <text:p>2.2</text:p>
          </table:table-cell>
          <table:table-cell table:style-name="ce9"/>
          <table:table-cell table:style-name="ce29" table:formula="of:=[.F50]-[.A51]" office:value-type="float" office:value="0">
            <text:p>0</text:p>
          </table:table-cell>
          <table:table-cell table:style-name="ce2"/>
          <table:table-cell table:style-name="ce6" table:formula="of:=VALUE(EXACT([.D50];[.$D$1]))" office:value-type="float" office:value="1">
            <text:p>1</text:p>
          </table:table-cell>
          <table:table-cell table:style-name="ce6" table:formula="of:=IF([.M50]=[.E50];1;0)" office:value-type="float" office:value="1">
            <text:p>1</text:p>
          </table:table-cell>
          <table:table-cell table:style-name="ce6" table:formula="of:=IF([.M50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17">
            <text:p>20917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51]&lt;-0.06; 0; 1)" office:value-type="float" office:value="1">
            <text:p>1</text:p>
          </table:table-cell>
          <table:table-cell table:style-name="Default" office:value-type="float" office:value="20918">
            <text:p>20918</text:p>
          </table:table-cell>
          <table:table-cell table:style-name="ce20" office:value-type="float" office:value="0.0116">
            <text:p>0.011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2.7101">
            <text:p>2.7</text:p>
          </table:table-cell>
          <table:table-cell table:style-name="ce9"/>
          <table:table-cell table:style-name="ce29" table:formula="of:=[.F51]-[.A52]" office:value-type="float" office:value="0">
            <text:p>0</text:p>
          </table:table-cell>
          <table:table-cell table:style-name="ce2"/>
          <table:table-cell table:style-name="ce6" table:formula="of:=VALUE(EXACT([.D51];[.$D$1]))" office:value-type="float" office:value="1">
            <text:p>1</text:p>
          </table:table-cell>
          <table:table-cell table:style-name="ce6" table:formula="of:=IF([.M51]=[.E51];1;0)" office:value-type="float" office:value="1">
            <text:p>1</text:p>
          </table:table-cell>
          <table:table-cell table:style-name="ce6" table:formula="of:=IF([.M51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18">
            <text:p>20918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52]&lt;-0.06; 0; 1)" office:value-type="float" office:value="1">
            <text:p>1</text:p>
          </table:table-cell>
          <table:table-cell table:style-name="Default" office:value-type="float" office:value="20919">
            <text:p>20919</text:p>
          </table:table-cell>
          <table:table-cell table:style-name="ce20" office:value-type="float" office:value="0.0068">
            <text:p>0.0068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84">
            <text:p>0.7</text:p>
          </table:table-cell>
          <table:table-cell table:style-name="ce9"/>
          <table:table-cell table:style-name="ce29" table:formula="of:=[.F52]-[.A53]" office:value-type="float" office:value="0">
            <text:p>0</text:p>
          </table:table-cell>
          <table:table-cell table:style-name="ce2"/>
          <table:table-cell table:style-name="ce6" table:formula="of:=VALUE(EXACT([.D52];[.$D$1]))" office:value-type="float" office:value="1">
            <text:p>1</text:p>
          </table:table-cell>
          <table:table-cell table:style-name="ce6" table:formula="of:=IF([.M52]=[.E52];1;0)" office:value-type="float" office:value="1">
            <text:p>1</text:p>
          </table:table-cell>
          <table:table-cell table:style-name="ce6" table:formula="of:=IF([.M52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19">
            <text:p>20919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53]&lt;-0.06; 0; 1)" office:value-type="float" office:value="0">
            <text:p>0</text:p>
          </table:table-cell>
          <table:table-cell table:style-name="Default" office:value-type="float" office:value="20920">
            <text:p>20920</text:p>
          </table:table-cell>
          <table:table-cell table:style-name="ce20" office:value-type="float" office:value="-0.0771">
            <text:p>-0.077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496">
            <text:p>0.5</text:p>
          </table:table-cell>
          <table:table-cell table:style-name="ce9"/>
          <table:table-cell table:style-name="ce29" table:formula="of:=[.F53]-[.A54]" office:value-type="float" office:value="0">
            <text:p>0</text:p>
          </table:table-cell>
          <table:table-cell table:style-name="ce2"/>
          <table:table-cell table:style-name="ce6" table:formula="of:=VALUE(EXACT([.D53];[.$D$1]))" office:value-type="float" office:value="0">
            <text:p>0</text:p>
          </table:table-cell>
          <table:table-cell table:style-name="ce6" table:formula="of:=IF([.M53]=[.E53];1;0)" office:value-type="float" office:value="1">
            <text:p>1</text:p>
          </table:table-cell>
          <table:table-cell table:style-name="ce6" table:formula="of:=IF([.M53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20">
            <text:p>20920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54]&lt;-0.06; 0; 1)" office:value-type="float" office:value="0">
            <text:p>0</text:p>
          </table:table-cell>
          <table:table-cell table:style-name="Default" office:value-type="float" office:value="20921">
            <text:p>20921</text:p>
          </table:table-cell>
          <table:table-cell table:style-name="ce20" office:value-type="float" office:value="-0.0791">
            <text:p>-0.079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701">
            <text:p>0.9</text:p>
          </table:table-cell>
          <table:table-cell table:style-name="ce9"/>
          <table:table-cell table:style-name="ce29" table:formula="of:=[.F54]-[.A55]" office:value-type="float" office:value="0">
            <text:p>0</text:p>
          </table:table-cell>
          <table:table-cell table:style-name="ce2"/>
          <table:table-cell table:style-name="ce6" table:formula="of:=VALUE(EXACT([.D54];[.$D$1]))" office:value-type="float" office:value="0">
            <text:p>0</text:p>
          </table:table-cell>
          <table:table-cell table:style-name="ce6" table:formula="of:=IF([.M54]=[.E54];1;0)" office:value-type="float" office:value="1">
            <text:p>1</text:p>
          </table:table-cell>
          <table:table-cell table:style-name="ce6" table:formula="of:=IF([.M54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21">
            <text:p>20921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55]&lt;-0.06; 0; 1)" office:value-type="float" office:value="0">
            <text:p>0</text:p>
          </table:table-cell>
          <table:table-cell table:style-name="Default" office:value-type="float" office:value="20922">
            <text:p>20922</text:p>
          </table:table-cell>
          <table:table-cell table:style-name="ce20" office:value-type="float" office:value="-0.0791">
            <text:p>-0.079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9546">
            <text:p>1.0</text:p>
          </table:table-cell>
          <table:table-cell table:style-name="ce9"/>
          <table:table-cell table:style-name="ce29" table:formula="of:=[.F55]-[.A56]" office:value-type="float" office:value="0">
            <text:p>0</text:p>
          </table:table-cell>
          <table:table-cell table:style-name="ce2"/>
          <table:table-cell table:style-name="ce6" table:formula="of:=VALUE(EXACT([.D55];[.$D$1]))" office:value-type="float" office:value="0">
            <text:p>0</text:p>
          </table:table-cell>
          <table:table-cell table:style-name="ce6" table:formula="of:=IF([.M55]=[.E55];1;0)" office:value-type="float" office:value="1">
            <text:p>1</text:p>
          </table:table-cell>
          <table:table-cell table:style-name="ce6" table:formula="of:=IF([.M55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22">
            <text:p>20922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56]&lt;-0.06; 0; 1)" office:value-type="float" office:value="0">
            <text:p>0</text:p>
          </table:table-cell>
          <table:table-cell table:style-name="Default" office:value-type="float" office:value="20923">
            <text:p>20923</text:p>
          </table:table-cell>
          <table:table-cell table:style-name="ce20" office:value-type="float" office:value="-0.0757">
            <text:p>-0.075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761">
            <text:p>0.7</text:p>
          </table:table-cell>
          <table:table-cell table:style-name="ce9"/>
          <table:table-cell table:style-name="ce29" table:formula="of:=[.F56]-[.A57]" office:value-type="float" office:value="0">
            <text:p>0</text:p>
          </table:table-cell>
          <table:table-cell table:style-name="ce2"/>
          <table:table-cell table:style-name="ce6" table:formula="of:=VALUE(EXACT([.D56];[.$D$1]))" office:value-type="float" office:value="0">
            <text:p>0</text:p>
          </table:table-cell>
          <table:table-cell table:style-name="ce6" table:formula="of:=IF([.M56]=[.E56];1;0)" office:value-type="float" office:value="1">
            <text:p>1</text:p>
          </table:table-cell>
          <table:table-cell table:style-name="ce6" table:formula="of:=IF([.M56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23">
            <text:p>20923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57]&lt;-0.06; 0; 1)" office:value-type="float" office:value="1">
            <text:p>1</text:p>
          </table:table-cell>
          <table:table-cell table:style-name="Default" office:value-type="float" office:value="20924">
            <text:p>20924</text:p>
          </table:table-cell>
          <table:table-cell table:style-name="ce20" office:value-type="float" office:value="0.0061">
            <text:p>0.006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866">
            <text:p>0.6</text:p>
          </table:table-cell>
          <table:table-cell table:style-name="ce9"/>
          <table:table-cell table:style-name="ce29" table:formula="of:=[.F57]-[.A58]" office:value-type="float" office:value="0">
            <text:p>0</text:p>
          </table:table-cell>
          <table:table-cell table:style-name="ce2"/>
          <table:table-cell table:style-name="ce6" table:formula="of:=VALUE(EXACT([.D57];[.$D$1]))" office:value-type="float" office:value="1">
            <text:p>1</text:p>
          </table:table-cell>
          <table:table-cell table:style-name="ce6" table:formula="of:=IF([.M57]=[.E57];1;0)" office:value-type="float" office:value="1">
            <text:p>1</text:p>
          </table:table-cell>
          <table:table-cell table:style-name="ce6" table:formula="of:=IF([.M57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24">
            <text:p>20924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58]&lt;-0.06; 0; 1)" office:value-type="float" office:value="1">
            <text:p>1</text:p>
          </table:table-cell>
          <table:table-cell table:style-name="Default" office:value-type="float" office:value="20925">
            <text:p>20925</text:p>
          </table:table-cell>
          <table:table-cell table:style-name="ce20" office:value-type="float" office:value="0.0088">
            <text:p>0.0088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003">
            <text:p>1.0</text:p>
          </table:table-cell>
          <table:table-cell table:style-name="ce9"/>
          <table:table-cell table:style-name="ce29" table:formula="of:=[.F58]-[.A59]" office:value-type="float" office:value="0">
            <text:p>0</text:p>
          </table:table-cell>
          <table:table-cell table:style-name="ce2"/>
          <table:table-cell table:style-name="ce6" table:formula="of:=VALUE(EXACT([.D58];[.$D$1]))" office:value-type="float" office:value="1">
            <text:p>1</text:p>
          </table:table-cell>
          <table:table-cell table:style-name="ce6" table:formula="of:=IF([.M58]=[.E58];1;0)" office:value-type="float" office:value="1">
            <text:p>1</text:p>
          </table:table-cell>
          <table:table-cell table:style-name="ce6" table:formula="of:=IF([.M58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25">
            <text:p>20925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59]&lt;-0.06; 0; 1)" office:value-type="float" office:value="1">
            <text:p>1</text:p>
          </table:table-cell>
          <table:table-cell table:style-name="Default" office:value-type="float" office:value="20926">
            <text:p>20926</text:p>
          </table:table-cell>
          <table:table-cell table:style-name="ce20" office:value-type="float" office:value="0.0068">
            <text:p>0.0068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9948">
            <text:p>1.0</text:p>
          </table:table-cell>
          <table:table-cell table:style-name="ce9"/>
          <table:table-cell table:style-name="ce29" table:formula="of:=[.F59]-[.A60]" office:value-type="float" office:value="0">
            <text:p>0</text:p>
          </table:table-cell>
          <table:table-cell table:style-name="ce2"/>
          <table:table-cell table:style-name="ce6" table:formula="of:=VALUE(EXACT([.D59];[.$D$1]))" office:value-type="float" office:value="1">
            <text:p>1</text:p>
          </table:table-cell>
          <table:table-cell table:style-name="ce6" table:formula="of:=IF([.M59]=[.E59];1;0)" office:value-type="float" office:value="1">
            <text:p>1</text:p>
          </table:table-cell>
          <table:table-cell table:style-name="ce6" table:formula="of:=IF([.M5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26">
            <text:p>20926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60]&lt;-0.06; 0; 1)" office:value-type="float" office:value="1">
            <text:p>1</text:p>
          </table:table-cell>
          <table:table-cell table:style-name="Default" office:value-type="float" office:value="20927">
            <text:p>20927</text:p>
          </table:table-cell>
          <table:table-cell table:style-name="ce20" office:value-type="float" office:value="0.0089">
            <text:p>0.008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746">
            <text:p>0.7</text:p>
          </table:table-cell>
          <table:table-cell table:style-name="ce9"/>
          <table:table-cell table:style-name="ce29" table:formula="of:=[.F60]-[.A61]" office:value-type="float" office:value="0">
            <text:p>0</text:p>
          </table:table-cell>
          <table:table-cell table:style-name="ce2"/>
          <table:table-cell table:style-name="ce6" table:formula="of:=VALUE(EXACT([.D60];[.$D$1]))" office:value-type="float" office:value="1">
            <text:p>1</text:p>
          </table:table-cell>
          <table:table-cell table:style-name="ce6" table:formula="of:=IF([.M60]=[.E60];1;0)" office:value-type="float" office:value="1">
            <text:p>1</text:p>
          </table:table-cell>
          <table:table-cell table:style-name="ce6" table:formula="of:=IF([.M60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27">
            <text:p>2092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61]&lt;-0.06; 0; 1)" office:value-type="float" office:value="0">
            <text:p>0</text:p>
          </table:table-cell>
          <table:table-cell table:style-name="Default" office:value-type="float" office:value="20928">
            <text:p>20928</text:p>
          </table:table-cell>
          <table:table-cell table:style-name="ce20" office:value-type="float" office:value="-0.0737">
            <text:p>-0.073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388">
            <text:p>0.6</text:p>
          </table:table-cell>
          <table:table-cell table:style-name="ce9"/>
          <table:table-cell table:style-name="ce29" table:formula="of:=[.F61]-[.A62]" office:value-type="float" office:value="0">
            <text:p>0</text:p>
          </table:table-cell>
          <table:table-cell table:style-name="ce2"/>
          <table:table-cell table:style-name="ce6" table:formula="of:=VALUE(EXACT([.D61];[.$D$1]))" office:value-type="float" office:value="0">
            <text:p>0</text:p>
          </table:table-cell>
          <table:table-cell table:style-name="ce6" table:formula="of:=IF([.M61]=[.E61];1;0)" office:value-type="float" office:value="1">
            <text:p>1</text:p>
          </table:table-cell>
          <table:table-cell table:style-name="ce6" table:formula="of:=IF([.M61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28">
            <text:p>2092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62]&lt;-0.06; 0; 1)" office:value-type="float" office:value="0">
            <text:p>0</text:p>
          </table:table-cell>
          <table:table-cell table:style-name="Default" office:value-type="float" office:value="20929">
            <text:p>20929</text:p>
          </table:table-cell>
          <table:table-cell table:style-name="ce20" office:value-type="float" office:value="-0.0786">
            <text:p>-0.078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571">
            <text:p>0.6</text:p>
          </table:table-cell>
          <table:table-cell table:style-name="ce9"/>
          <table:table-cell table:style-name="ce29" table:formula="of:=[.F62]-[.A63]" office:value-type="float" office:value="0">
            <text:p>0</text:p>
          </table:table-cell>
          <table:table-cell table:style-name="ce2"/>
          <table:table-cell table:style-name="ce6" table:formula="of:=VALUE(EXACT([.D62];[.$D$1]))" office:value-type="float" office:value="0">
            <text:p>0</text:p>
          </table:table-cell>
          <table:table-cell table:style-name="ce6" table:formula="of:=IF([.M62]=[.E62];1;0)" office:value-type="float" office:value="1">
            <text:p>1</text:p>
          </table:table-cell>
          <table:table-cell table:style-name="ce6" table:formula="of:=IF([.M62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29">
            <text:p>20929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63]&lt;-0.06; 0; 1)" office:value-type="float" office:value="0">
            <text:p>0</text:p>
          </table:table-cell>
          <table:table-cell table:style-name="Default" office:value-type="float" office:value="20930">
            <text:p>20930</text:p>
          </table:table-cell>
          <table:table-cell table:style-name="ce20" office:value-type="float" office:value="-0.0794">
            <text:p>-0.0794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315">
            <text:p>0.7</text:p>
          </table:table-cell>
          <table:table-cell table:style-name="ce9"/>
          <table:table-cell table:style-name="ce29" table:formula="of:=[.F63]-[.A64]" office:value-type="float" office:value="0">
            <text:p>0</text:p>
          </table:table-cell>
          <table:table-cell table:style-name="ce2"/>
          <table:table-cell table:style-name="ce6" table:formula="of:=VALUE(EXACT([.D63];[.$D$1]))" office:value-type="float" office:value="0">
            <text:p>0</text:p>
          </table:table-cell>
          <table:table-cell table:style-name="ce6" table:formula="of:=IF([.M63]=[.E63];1;0)" office:value-type="float" office:value="1">
            <text:p>1</text:p>
          </table:table-cell>
          <table:table-cell table:style-name="ce6" table:formula="of:=IF([.M63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30">
            <text:p>20930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64]&lt;-0.06; 0; 1)" office:value-type="float" office:value="0">
            <text:p>0</text:p>
          </table:table-cell>
          <table:table-cell table:style-name="Default" office:value-type="float" office:value="20931">
            <text:p>20931</text:p>
          </table:table-cell>
          <table:table-cell table:style-name="ce20" office:value-type="float" office:value="-0.0823">
            <text:p>-0.082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3945">
            <text:p>1.4</text:p>
          </table:table-cell>
          <table:table-cell table:style-name="ce9"/>
          <table:table-cell table:style-name="ce29" table:formula="of:=[.F64]-[.A65]" office:value-type="float" office:value="0">
            <text:p>0</text:p>
          </table:table-cell>
          <table:table-cell table:style-name="ce2"/>
          <table:table-cell table:style-name="ce6" table:formula="of:=VALUE(EXACT([.D64];[.$D$1]))" office:value-type="float" office:value="0">
            <text:p>0</text:p>
          </table:table-cell>
          <table:table-cell table:style-name="ce6" table:formula="of:=IF([.M64]=[.E64];1;0)" office:value-type="float" office:value="1">
            <text:p>1</text:p>
          </table:table-cell>
          <table:table-cell table:style-name="ce6" table:formula="of:=IF([.M64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31">
            <text:p>20931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65]&lt;-0.06; 0; 1)" office:value-type="float" office:value="1">
            <text:p>1</text:p>
          </table:table-cell>
          <table:table-cell table:style-name="Default" office:value-type="float" office:value="20932">
            <text:p>20932</text:p>
          </table:table-cell>
          <table:table-cell table:style-name="ce20" office:value-type="float" office:value="0.0068">
            <text:p>0.0068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147">
            <text:p>0.6</text:p>
          </table:table-cell>
          <table:table-cell table:style-name="ce9"/>
          <table:table-cell table:style-name="ce29" table:formula="of:=[.F65]-[.A66]" office:value-type="float" office:value="0">
            <text:p>0</text:p>
          </table:table-cell>
          <table:table-cell table:style-name="ce2"/>
          <table:table-cell table:style-name="ce6" table:formula="of:=VALUE(EXACT([.D65];[.$D$1]))" office:value-type="float" office:value="1">
            <text:p>1</text:p>
          </table:table-cell>
          <table:table-cell table:style-name="ce6" table:formula="of:=IF([.M65]=[.E65];1;0)" office:value-type="float" office:value="1">
            <text:p>1</text:p>
          </table:table-cell>
          <table:table-cell table:style-name="ce6" table:formula="of:=IF([.M65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32">
            <text:p>20932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66]&lt;-0.06; 0; 1)" office:value-type="float" office:value="1">
            <text:p>1</text:p>
          </table:table-cell>
          <table:table-cell table:style-name="Default" office:value-type="float" office:value="20933">
            <text:p>20933</text:p>
          </table:table-cell>
          <table:table-cell table:style-name="ce20" office:value-type="float" office:value="0.01">
            <text:p>0.010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1503">
            <text:p>1.2</text:p>
          </table:table-cell>
          <table:table-cell table:style-name="ce9"/>
          <table:table-cell table:style-name="ce29" table:formula="of:=[.F66]-[.A67]" office:value-type="float" office:value="0">
            <text:p>0</text:p>
          </table:table-cell>
          <table:table-cell table:style-name="ce2"/>
          <table:table-cell table:style-name="ce6" table:formula="of:=VALUE(EXACT([.D66];[.$D$1]))" office:value-type="float" office:value="1">
            <text:p>1</text:p>
          </table:table-cell>
          <table:table-cell table:style-name="ce6" table:formula="of:=IF([.M66]=[.E66];1;0)" office:value-type="float" office:value="1">
            <text:p>1</text:p>
          </table:table-cell>
          <table:table-cell table:style-name="ce6" table:formula="of:=IF([.M66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33">
            <text:p>20933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67]&lt;-0.06; 0; 1)" office:value-type="float" office:value="1">
            <text:p>1</text:p>
          </table:table-cell>
          <table:table-cell table:style-name="Default" office:value-type="float" office:value="20934">
            <text:p>20934</text:p>
          </table:table-cell>
          <table:table-cell table:style-name="ce20" office:value-type="float" office:value="0.0046">
            <text:p>0.0046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1.2">
            <text:p>1.2</text:p>
          </table:table-cell>
          <table:table-cell table:style-name="ce9"/>
          <table:table-cell table:style-name="ce29" table:formula="of:=[.F67]-[.A68]" office:value-type="float" office:value="0">
            <text:p>0</text:p>
          </table:table-cell>
          <table:table-cell table:style-name="ce2"/>
          <table:table-cell table:style-name="ce6" table:formula="of:=VALUE(EXACT([.D67];[.$D$1]))" office:value-type="float" office:value="1">
            <text:p>1</text:p>
          </table:table-cell>
          <table:table-cell table:style-name="ce6" table:formula="of:=IF([.M67]=[.E67];1;0)" office:value-type="float" office:value="1">
            <text:p>1</text:p>
          </table:table-cell>
          <table:table-cell table:style-name="ce6" table:formula="of:=IF([.M67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34">
            <text:p>20934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68]&lt;-0.06; 0; 1)" office:value-type="float" office:value="1">
            <text:p>1</text:p>
          </table:table-cell>
          <table:table-cell table:style-name="Default" office:value-type="float" office:value="20935">
            <text:p>20935</text:p>
          </table:table-cell>
          <table:table-cell table:style-name="ce20" office:value-type="float" office:value="0.0047">
            <text:p>0.004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0792">
            <text:p>1.1</text:p>
          </table:table-cell>
          <table:table-cell table:style-name="ce9"/>
          <table:table-cell table:style-name="ce29" table:formula="of:=[.F68]-[.A69]" office:value-type="float" office:value="0">
            <text:p>0</text:p>
          </table:table-cell>
          <table:table-cell table:style-name="ce2"/>
          <table:table-cell table:style-name="ce6" table:formula="of:=VALUE(EXACT([.D68];[.$D$1]))" office:value-type="float" office:value="1">
            <text:p>1</text:p>
          </table:table-cell>
          <table:table-cell table:style-name="ce6" table:formula="of:=IF([.M68]=[.E68];1;0)" office:value-type="float" office:value="1">
            <text:p>1</text:p>
          </table:table-cell>
          <table:table-cell table:style-name="ce6" table:formula="of:=IF([.M68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35">
            <text:p>20935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69]&lt;-0.06; 0; 1)" office:value-type="float" office:value="0">
            <text:p>0</text:p>
          </table:table-cell>
          <table:table-cell table:style-name="Default" office:value-type="float" office:value="20936">
            <text:p>20936</text:p>
          </table:table-cell>
          <table:table-cell table:style-name="ce20" office:value-type="float" office:value="-0.0762">
            <text:p>-0.0762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595">
            <text:p>0.7</text:p>
          </table:table-cell>
          <table:table-cell table:style-name="ce9"/>
          <table:table-cell table:style-name="ce29" table:formula="of:=[.F69]-[.A70]" office:value-type="float" office:value="0">
            <text:p>0</text:p>
          </table:table-cell>
          <table:table-cell table:style-name="ce2"/>
          <table:table-cell table:style-name="ce6" table:formula="of:=VALUE(EXACT([.D69];[.$D$1]))" office:value-type="float" office:value="0">
            <text:p>0</text:p>
          </table:table-cell>
          <table:table-cell table:style-name="ce6" table:formula="of:=IF([.M69]=[.E69];1;0)" office:value-type="float" office:value="1">
            <text:p>1</text:p>
          </table:table-cell>
          <table:table-cell table:style-name="ce6" table:formula="of:=IF([.M69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36">
            <text:p>20936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70]&lt;-0.06; 0; 1)" office:value-type="float" office:value="0">
            <text:p>0</text:p>
          </table:table-cell>
          <table:table-cell table:style-name="Default" office:value-type="float" office:value="20937">
            <text:p>20937</text:p>
          </table:table-cell>
          <table:table-cell table:style-name="ce20" office:value-type="float" office:value="-0.0779">
            <text:p>-0.077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568">
            <text:p>0.8</text:p>
          </table:table-cell>
          <table:table-cell table:style-name="ce9"/>
          <table:table-cell table:style-name="ce29" table:formula="of:=[.F70]-[.A71]" office:value-type="float" office:value="0">
            <text:p>0</text:p>
          </table:table-cell>
          <table:table-cell table:style-name="ce2"/>
          <table:table-cell table:style-name="ce6" table:formula="of:=VALUE(EXACT([.D70];[.$D$1]))" office:value-type="float" office:value="0">
            <text:p>0</text:p>
          </table:table-cell>
          <table:table-cell table:style-name="ce6" table:formula="of:=IF([.M70]=[.E70];1;0)" office:value-type="float" office:value="1">
            <text:p>1</text:p>
          </table:table-cell>
          <table:table-cell table:style-name="ce6" table:formula="of:=IF([.M70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37">
            <text:p>2093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71]&lt;-0.06; 0; 1)" office:value-type="float" office:value="0">
            <text:p>0</text:p>
          </table:table-cell>
          <table:table-cell table:style-name="Default" office:value-type="float" office:value="20938">
            <text:p>20938</text:p>
          </table:table-cell>
          <table:table-cell table:style-name="ce20" office:value-type="float" office:value="-0.0799">
            <text:p>-0.079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239">
            <text:p>0.7</text:p>
          </table:table-cell>
          <table:table-cell table:style-name="ce9"/>
          <table:table-cell table:style-name="ce29" table:formula="of:=[.F71]-[.A72]" office:value-type="float" office:value="0">
            <text:p>0</text:p>
          </table:table-cell>
          <table:table-cell table:style-name="ce2"/>
          <table:table-cell table:style-name="ce6" table:formula="of:=VALUE(EXACT([.D71];[.$D$1]))" office:value-type="float" office:value="0">
            <text:p>0</text:p>
          </table:table-cell>
          <table:table-cell table:style-name="ce6" table:formula="of:=IF([.M71]=[.E71];1;0)" office:value-type="float" office:value="1">
            <text:p>1</text:p>
          </table:table-cell>
          <table:table-cell table:style-name="ce6" table:formula="of:=IF([.M71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38">
            <text:p>2093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72]&lt;-0.06; 0; 1)" office:value-type="float" office:value="0">
            <text:p>0</text:p>
          </table:table-cell>
          <table:table-cell table:style-name="Default" office:value-type="float" office:value="20939">
            <text:p>20939</text:p>
          </table:table-cell>
          <table:table-cell table:style-name="ce20" office:value-type="float" office:value="-0.0787">
            <text:p>-0.078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1361">
            <text:p>1.1</text:p>
          </table:table-cell>
          <table:table-cell table:style-name="ce9"/>
          <table:table-cell table:style-name="ce29" table:formula="of:=[.F72]-[.A73]" office:value-type="float" office:value="0">
            <text:p>0</text:p>
          </table:table-cell>
          <table:table-cell table:style-name="ce2"/>
          <table:table-cell table:style-name="ce6" table:formula="of:=VALUE(EXACT([.D72];[.$D$1]))" office:value-type="float" office:value="0">
            <text:p>0</text:p>
          </table:table-cell>
          <table:table-cell table:style-name="ce6" table:formula="of:=IF([.M72]=[.E72];1;0)" office:value-type="float" office:value="1">
            <text:p>1</text:p>
          </table:table-cell>
          <table:table-cell table:style-name="ce6" table:formula="of:=IF([.M72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39">
            <text:p>20939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73]&lt;-0.06; 0; 1)" office:value-type="float" office:value="1">
            <text:p>1</text:p>
          </table:table-cell>
          <table:table-cell table:style-name="Default" office:value-type="float" office:value="20940">
            <text:p>20940</text:p>
          </table:table-cell>
          <table:table-cell table:style-name="ce20" office:value-type="float" office:value="0.0078">
            <text:p>0.0078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1.4287">
            <text:p>1.4</text:p>
          </table:table-cell>
          <table:table-cell table:style-name="ce9"/>
          <table:table-cell table:style-name="ce29" table:formula="of:=[.F73]-[.A74]" office:value-type="float" office:value="0">
            <text:p>0</text:p>
          </table:table-cell>
          <table:table-cell table:style-name="ce2"/>
          <table:table-cell table:style-name="ce6" table:formula="of:=VALUE(EXACT([.D73];[.$D$1]))" office:value-type="float" office:value="1">
            <text:p>1</text:p>
          </table:table-cell>
          <table:table-cell table:style-name="ce6" table:formula="of:=IF([.M73]=[.E73];1;0)" office:value-type="float" office:value="1">
            <text:p>1</text:p>
          </table:table-cell>
          <table:table-cell table:style-name="ce6" table:formula="of:=IF([.M73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40">
            <text:p>20940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74]&lt;-0.06; 0; 1)" office:value-type="float" office:value="1">
            <text:p>1</text:p>
          </table:table-cell>
          <table:table-cell table:style-name="Default" office:value-type="float" office:value="20941">
            <text:p>20941</text:p>
          </table:table-cell>
          <table:table-cell table:style-name="ce20" office:value-type="float" office:value="0.008">
            <text:p>0.008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832">
            <text:p>0.6</text:p>
          </table:table-cell>
          <table:table-cell table:style-name="ce9"/>
          <table:table-cell table:style-name="ce29" table:formula="of:=[.F74]-[.A75]" office:value-type="float" office:value="0">
            <text:p>0</text:p>
          </table:table-cell>
          <table:table-cell table:style-name="ce2"/>
          <table:table-cell table:style-name="ce6" table:formula="of:=VALUE(EXACT([.D74];[.$D$1]))" office:value-type="float" office:value="1">
            <text:p>1</text:p>
          </table:table-cell>
          <table:table-cell table:style-name="ce6" table:formula="of:=IF([.M74]=[.E74];1;0)" office:value-type="float" office:value="1">
            <text:p>1</text:p>
          </table:table-cell>
          <table:table-cell table:style-name="ce6" table:formula="of:=IF([.M74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41">
            <text:p>20941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75]&lt;-0.06; 0; 1)" office:value-type="float" office:value="1">
            <text:p>1</text:p>
          </table:table-cell>
          <table:table-cell table:style-name="Default" office:value-type="float" office:value="20942">
            <text:p>20942</text:p>
          </table:table-cell>
          <table:table-cell table:style-name="ce20" office:value-type="float" office:value="0.0082">
            <text:p>0.0082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698">
            <text:p>1.7</text:p>
          </table:table-cell>
          <table:table-cell table:style-name="ce9"/>
          <table:table-cell table:style-name="ce29" table:formula="of:=[.F75]-[.A76]" office:value-type="float" office:value="0">
            <text:p>0</text:p>
          </table:table-cell>
          <table:table-cell table:style-name="ce2"/>
          <table:table-cell table:style-name="ce6" table:formula="of:=VALUE(EXACT([.D75];[.$D$1]))" office:value-type="float" office:value="1">
            <text:p>1</text:p>
          </table:table-cell>
          <table:table-cell table:style-name="ce6" table:formula="of:=IF([.M75]=[.E75];1;0)" office:value-type="float" office:value="1">
            <text:p>1</text:p>
          </table:table-cell>
          <table:table-cell table:style-name="ce6" table:formula="of:=IF([.M75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42">
            <text:p>20942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76]&lt;-0.06; 0; 1)" office:value-type="float" office:value="1">
            <text:p>1</text:p>
          </table:table-cell>
          <table:table-cell table:style-name="Default" office:value-type="float" office:value="20943">
            <text:p>20943</text:p>
          </table:table-cell>
          <table:table-cell table:style-name="ce20" office:value-type="float" office:value="-0.004">
            <text:p>-0.0040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0.9478">
            <text:p>0.9</text:p>
          </table:table-cell>
          <table:table-cell table:style-name="ce9"/>
          <table:table-cell table:style-name="ce29" table:formula="of:=[.F76]-[.A77]" office:value-type="float" office:value="0">
            <text:p>0</text:p>
          </table:table-cell>
          <table:table-cell table:style-name="ce2"/>
          <table:table-cell table:style-name="ce6" table:formula="of:=VALUE(EXACT([.D76];[.$D$1]))" office:value-type="float" office:value="1">
            <text:p>1</text:p>
          </table:table-cell>
          <table:table-cell table:style-name="ce6" table:formula="of:=IF([.M76]=[.E76];1;0)" office:value-type="float" office:value="1">
            <text:p>1</text:p>
          </table:table-cell>
          <table:table-cell table:style-name="ce6" table:formula="of:=IF([.M76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43">
            <text:p>20943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77]&lt;-0.06; 0; 1)" office:value-type="float" office:value="0">
            <text:p>0</text:p>
          </table:table-cell>
          <table:table-cell table:style-name="Default" office:value-type="float" office:value="20944">
            <text:p>20944</text:p>
          </table:table-cell>
          <table:table-cell table:style-name="ce20" office:value-type="float" office:value="-0.0739">
            <text:p>-0.073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4.3875">
            <text:p>4.4</text:p>
          </table:table-cell>
          <table:table-cell table:style-name="ce9"/>
          <table:table-cell table:style-name="ce29" table:formula="of:=[.F77]-[.A78]" office:value-type="float" office:value="0">
            <text:p>0</text:p>
          </table:table-cell>
          <table:table-cell table:style-name="ce2"/>
          <table:table-cell table:style-name="ce6" table:formula="of:=VALUE(EXACT([.D77];[.$D$1]))" office:value-type="float" office:value="0">
            <text:p>0</text:p>
          </table:table-cell>
          <table:table-cell table:style-name="ce6" table:formula="of:=IF([.M77]=[.E77];1;0)" office:value-type="float" office:value="1">
            <text:p>1</text:p>
          </table:table-cell>
          <table:table-cell table:style-name="ce6" table:formula="of:=IF([.M77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44">
            <text:p>20944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78]&lt;-0.06; 0; 1)" office:value-type="float" office:value="0">
            <text:p>0</text:p>
          </table:table-cell>
          <table:table-cell table:style-name="Default" office:value-type="float" office:value="20945">
            <text:p>20945</text:p>
          </table:table-cell>
          <table:table-cell table:style-name="ce20" office:value-type="float" office:value="-0.0744">
            <text:p>-0.0744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6518">
            <text:p>1.7</text:p>
          </table:table-cell>
          <table:table-cell table:style-name="ce9"/>
          <table:table-cell table:style-name="ce29" table:formula="of:=[.F78]-[.A79]" office:value-type="float" office:value="0">
            <text:p>0</text:p>
          </table:table-cell>
          <table:table-cell table:style-name="ce2"/>
          <table:table-cell table:style-name="ce6" table:formula="of:=VALUE(EXACT([.D78];[.$D$1]))" office:value-type="float" office:value="0">
            <text:p>0</text:p>
          </table:table-cell>
          <table:table-cell table:style-name="ce6" table:formula="of:=IF([.M78]=[.E78];1;0)" office:value-type="float" office:value="1">
            <text:p>1</text:p>
          </table:table-cell>
          <table:table-cell table:style-name="ce6" table:formula="of:=IF([.M78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45">
            <text:p>20945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79]&lt;-0.06; 0; 1)" office:value-type="float" office:value="0">
            <text:p>0</text:p>
          </table:table-cell>
          <table:table-cell table:style-name="Default" office:value-type="float" office:value="20946">
            <text:p>20946</text:p>
          </table:table-cell>
          <table:table-cell table:style-name="ce20" office:value-type="float" office:value="-0.0743">
            <text:p>-0.074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4.0281">
            <text:p>4.0</text:p>
          </table:table-cell>
          <table:table-cell table:style-name="ce9"/>
          <table:table-cell table:style-name="ce29" table:formula="of:=[.F79]-[.A80]" office:value-type="float" office:value="0">
            <text:p>0</text:p>
          </table:table-cell>
          <table:table-cell table:style-name="ce2"/>
          <table:table-cell table:style-name="ce6" table:formula="of:=VALUE(EXACT([.D79];[.$D$1]))" office:value-type="float" office:value="0">
            <text:p>0</text:p>
          </table:table-cell>
          <table:table-cell table:style-name="ce6" table:formula="of:=IF([.M79]=[.E79];1;0)" office:value-type="float" office:value="1">
            <text:p>1</text:p>
          </table:table-cell>
          <table:table-cell table:style-name="ce6" table:formula="of:=IF([.M79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46">
            <text:p>20946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80]&lt;-0.06; 0; 1)" office:value-type="float" office:value="0">
            <text:p>0</text:p>
          </table:table-cell>
          <table:table-cell table:style-name="Default" office:value-type="float" office:value="20947">
            <text:p>20947</text:p>
          </table:table-cell>
          <table:table-cell table:style-name="ce20" office:value-type="float" office:value="-0.0754">
            <text:p>-0.0754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628">
            <text:p>0.8</text:p>
          </table:table-cell>
          <table:table-cell table:style-name="ce9"/>
          <table:table-cell table:style-name="ce29" table:formula="of:=[.F80]-[.A81]" office:value-type="float" office:value="0">
            <text:p>0</text:p>
          </table:table-cell>
          <table:table-cell table:style-name="ce2"/>
          <table:table-cell table:style-name="ce6" table:formula="of:=VALUE(EXACT([.D80];[.$D$1]))" office:value-type="float" office:value="0">
            <text:p>0</text:p>
          </table:table-cell>
          <table:table-cell table:style-name="ce6" table:formula="of:=IF([.M80]=[.E80];1;0)" office:value-type="float" office:value="1">
            <text:p>1</text:p>
          </table:table-cell>
          <table:table-cell table:style-name="ce6" table:formula="of:=IF([.M80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47">
            <text:p>20947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81]&lt;-0.06; 0; 1)" office:value-type="float" office:value="1">
            <text:p>1</text:p>
          </table:table-cell>
          <table:table-cell table:style-name="Default" office:value-type="float" office:value="20948">
            <text:p>20948</text:p>
          </table:table-cell>
          <table:table-cell table:style-name="ce20" office:value-type="float" office:value="0.0087">
            <text:p>0.008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642">
            <text:p>0.8</text:p>
          </table:table-cell>
          <table:table-cell table:style-name="ce9"/>
          <table:table-cell table:style-name="ce29" table:formula="of:=[.F81]-[.A82]" office:value-type="float" office:value="0">
            <text:p>0</text:p>
          </table:table-cell>
          <table:table-cell table:style-name="ce2"/>
          <table:table-cell table:style-name="ce6" table:formula="of:=VALUE(EXACT([.D81];[.$D$1]))" office:value-type="float" office:value="1">
            <text:p>1</text:p>
          </table:table-cell>
          <table:table-cell table:style-name="ce6" table:formula="of:=IF([.M81]=[.E81];1;0)" office:value-type="float" office:value="1">
            <text:p>1</text:p>
          </table:table-cell>
          <table:table-cell table:style-name="ce6" table:formula="of:=IF([.M81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48">
            <text:p>20948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82]&lt;-0.06; 0; 1)" office:value-type="float" office:value="1">
            <text:p>1</text:p>
          </table:table-cell>
          <table:table-cell table:style-name="Default" office:value-type="float" office:value="20954">
            <text:p>20954</text:p>
          </table:table-cell>
          <table:table-cell table:style-name="ce20" office:value-type="float" office:value="0.0053">
            <text:p>0.005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7">
            <text:p>0.7</text:p>
          </table:table-cell>
          <table:table-cell table:style-name="ce9"/>
          <table:table-cell table:style-name="ce29" table:formula="of:=[.F82]-[.A83]" office:value-type="float" office:value="0">
            <text:p>0</text:p>
          </table:table-cell>
          <table:table-cell table:style-name="ce2"/>
          <table:table-cell table:style-name="ce6" table:formula="of:=VALUE(EXACT([.D82];[.$D$1]))" office:value-type="float" office:value="1">
            <text:p>1</text:p>
          </table:table-cell>
          <table:table-cell table:style-name="ce6" table:formula="of:=IF([.M82]=[.E82];1;0)" office:value-type="float" office:value="1">
            <text:p>1</text:p>
          </table:table-cell>
          <table:table-cell table:style-name="ce6" table:formula="of:=IF([.M82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54">
            <text:p>20954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83]&lt;-0.06; 0; 1)" office:value-type="float" office:value="1">
            <text:p>1</text:p>
          </table:table-cell>
          <table:table-cell table:style-name="Default" office:value-type="float" office:value="20955">
            <text:p>20955</text:p>
          </table:table-cell>
          <table:table-cell table:style-name="ce20" office:value-type="float" office:value="-0.0046">
            <text:p>-0.004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764">
            <text:p>0.8</text:p>
          </table:table-cell>
          <table:table-cell table:style-name="ce9"/>
          <table:table-cell table:style-name="ce29" table:formula="of:=[.F83]-[.A84]" office:value-type="float" office:value="0">
            <text:p>0</text:p>
          </table:table-cell>
          <table:table-cell table:style-name="ce2"/>
          <table:table-cell table:style-name="ce6" table:formula="of:=VALUE(EXACT([.D83];[.$D$1]))" office:value-type="float" office:value="1">
            <text:p>1</text:p>
          </table:table-cell>
          <table:table-cell table:style-name="ce6" table:formula="of:=IF([.M83]=[.E83];1;0)" office:value-type="float" office:value="1">
            <text:p>1</text:p>
          </table:table-cell>
          <table:table-cell table:style-name="ce6" table:formula="of:=IF([.M83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55">
            <text:p>20955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84]&lt;-0.06; 0; 1)" office:value-type="float" office:value="1">
            <text:p>1</text:p>
          </table:table-cell>
          <table:table-cell table:style-name="Default" office:value-type="float" office:value="20956">
            <text:p>20956</text:p>
          </table:table-cell>
          <table:table-cell table:style-name="ce20" office:value-type="float" office:value="0.007">
            <text:p>0.007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233">
            <text:p>0.8</text:p>
          </table:table-cell>
          <table:table-cell table:style-name="ce9"/>
          <table:table-cell table:style-name="ce29" table:formula="of:=[.F84]-[.A85]" office:value-type="float" office:value="0">
            <text:p>0</text:p>
          </table:table-cell>
          <table:table-cell table:style-name="ce2"/>
          <table:table-cell table:style-name="ce6" table:formula="of:=VALUE(EXACT([.D84];[.$D$1]))" office:value-type="float" office:value="1">
            <text:p>1</text:p>
          </table:table-cell>
          <table:table-cell table:style-name="ce6" table:formula="of:=IF([.M84]=[.E84];1;0)" office:value-type="float" office:value="1">
            <text:p>1</text:p>
          </table:table-cell>
          <table:table-cell table:style-name="ce6" table:formula="of:=IF([.M84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56">
            <text:p>20956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85]&lt;-0.06; 0; 1)" office:value-type="float" office:value="0">
            <text:p>0</text:p>
          </table:table-cell>
          <table:table-cell table:style-name="Default" office:value-type="float" office:value="20957">
            <text:p>20957</text:p>
          </table:table-cell>
          <table:table-cell table:style-name="ce20" office:value-type="float" office:value="-0.0783">
            <text:p>-0.078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308">
            <text:p>0.5</text:p>
          </table:table-cell>
          <table:table-cell table:style-name="ce9"/>
          <table:table-cell table:style-name="ce29" table:formula="of:=[.F85]-[.A86]" office:value-type="float" office:value="0">
            <text:p>0</text:p>
          </table:table-cell>
          <table:table-cell table:style-name="ce2"/>
          <table:table-cell table:style-name="ce6" table:formula="of:=VALUE(EXACT([.D85];[.$D$1]))" office:value-type="float" office:value="0">
            <text:p>0</text:p>
          </table:table-cell>
          <table:table-cell table:style-name="ce6" table:formula="of:=IF([.M85]=[.E85];1;0)" office:value-type="float" office:value="1">
            <text:p>1</text:p>
          </table:table-cell>
          <table:table-cell table:style-name="ce6" table:formula="of:=IF([.M85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57">
            <text:p>2095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86]&lt;-0.06; 0; 1)" office:value-type="float" office:value="0">
            <text:p>0</text:p>
          </table:table-cell>
          <table:table-cell table:style-name="Default" office:value-type="float" office:value="20958">
            <text:p>20958</text:p>
          </table:table-cell>
          <table:table-cell table:style-name="ce20" office:value-type="float" office:value="-0.0823">
            <text:p>-0.082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015">
            <text:p>0.7</text:p>
          </table:table-cell>
          <table:table-cell table:style-name="ce9"/>
          <table:table-cell table:style-name="ce29" table:formula="of:=[.F86]-[.A87]" office:value-type="float" office:value="0">
            <text:p>0</text:p>
          </table:table-cell>
          <table:table-cell table:style-name="ce2"/>
          <table:table-cell table:style-name="ce6" table:formula="of:=VALUE(EXACT([.D86];[.$D$1]))" office:value-type="float" office:value="0">
            <text:p>0</text:p>
          </table:table-cell>
          <table:table-cell table:style-name="ce6" table:formula="of:=IF([.M86]=[.E86];1;0)" office:value-type="float" office:value="1">
            <text:p>1</text:p>
          </table:table-cell>
          <table:table-cell table:style-name="ce6" table:formula="of:=IF([.M86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58">
            <text:p>2095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87]&lt;-0.06; 0; 1)" office:value-type="float" office:value="0">
            <text:p>0</text:p>
          </table:table-cell>
          <table:table-cell table:style-name="Default" office:value-type="float" office:value="20959">
            <text:p>20959</text:p>
          </table:table-cell>
          <table:table-cell table:style-name="ce20" office:value-type="float" office:value="-0.081">
            <text:p>-0.081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868">
            <text:p>0.6</text:p>
          </table:table-cell>
          <table:table-cell table:style-name="ce9"/>
          <table:table-cell table:style-name="ce29" table:formula="of:=[.F87]-[.A88]" office:value-type="float" office:value="0">
            <text:p>0</text:p>
          </table:table-cell>
          <table:table-cell table:style-name="ce2"/>
          <table:table-cell table:style-name="ce6" table:formula="of:=VALUE(EXACT([.D87];[.$D$1]))" office:value-type="float" office:value="0">
            <text:p>0</text:p>
          </table:table-cell>
          <table:table-cell table:style-name="ce6" table:formula="of:=IF([.M87]=[.E87];1;0)" office:value-type="float" office:value="1">
            <text:p>1</text:p>
          </table:table-cell>
          <table:table-cell table:style-name="ce6" table:formula="of:=IF([.M87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59">
            <text:p>20959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88]&lt;-0.06; 0; 1)" office:value-type="float" office:value="0">
            <text:p>0</text:p>
          </table:table-cell>
          <table:table-cell table:style-name="Default" office:value-type="float" office:value="20960">
            <text:p>20960</text:p>
          </table:table-cell>
          <table:table-cell table:style-name="ce20" office:value-type="float" office:value="-0.0767">
            <text:p>-0.076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0063">
            <text:p>1.0</text:p>
          </table:table-cell>
          <table:table-cell table:style-name="ce9"/>
          <table:table-cell table:style-name="ce29" table:formula="of:=[.F88]-[.A89]" office:value-type="float" office:value="0">
            <text:p>0</text:p>
          </table:table-cell>
          <table:table-cell table:style-name="ce2"/>
          <table:table-cell table:style-name="ce6" table:formula="of:=VALUE(EXACT([.D88];[.$D$1]))" office:value-type="float" office:value="0">
            <text:p>0</text:p>
          </table:table-cell>
          <table:table-cell table:style-name="ce6" table:formula="of:=IF([.M88]=[.E88];1;0)" office:value-type="float" office:value="1">
            <text:p>1</text:p>
          </table:table-cell>
          <table:table-cell table:style-name="ce6" table:formula="of:=IF([.M88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60">
            <text:p>20960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89]&lt;-0.06; 0; 1)" office:value-type="float" office:value="1">
            <text:p>1</text:p>
          </table:table-cell>
          <table:table-cell table:style-name="Default" office:value-type="float" office:value="20961">
            <text:p>20961</text:p>
          </table:table-cell>
          <table:table-cell table:style-name="ce20" office:value-type="float" office:value="0.0059">
            <text:p>0.005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455">
            <text:p>0.7</text:p>
          </table:table-cell>
          <table:table-cell table:style-name="ce9"/>
          <table:table-cell table:style-name="ce29" table:formula="of:=[.F89]-[.A90]" office:value-type="float" office:value="0">
            <text:p>0</text:p>
          </table:table-cell>
          <table:table-cell table:style-name="ce2"/>
          <table:table-cell table:style-name="ce6" table:formula="of:=VALUE(EXACT([.D89];[.$D$1]))" office:value-type="float" office:value="1">
            <text:p>1</text:p>
          </table:table-cell>
          <table:table-cell table:style-name="ce6" table:formula="of:=IF([.M89]=[.E89];1;0)" office:value-type="float" office:value="1">
            <text:p>1</text:p>
          </table:table-cell>
          <table:table-cell table:style-name="ce6" table:formula="of:=IF([.M8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61">
            <text:p>20961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90]&lt;-0.06; 0; 1)" office:value-type="float" office:value="1">
            <text:p>1</text:p>
          </table:table-cell>
          <table:table-cell table:style-name="Default" office:value-type="float" office:value="20962">
            <text:p>20962</text:p>
          </table:table-cell>
          <table:table-cell table:style-name="ce20" office:value-type="float" office:value="0.0071">
            <text:p>0.007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4929">
            <text:p>0.5</text:p>
          </table:table-cell>
          <table:table-cell table:style-name="ce9"/>
          <table:table-cell table:style-name="ce29" table:formula="of:=[.F90]-[.A91]" office:value-type="float" office:value="0">
            <text:p>0</text:p>
          </table:table-cell>
          <table:table-cell table:style-name="ce2"/>
          <table:table-cell table:style-name="ce6" table:formula="of:=VALUE(EXACT([.D90];[.$D$1]))" office:value-type="float" office:value="1">
            <text:p>1</text:p>
          </table:table-cell>
          <table:table-cell table:style-name="ce6" table:formula="of:=IF([.M90]=[.E90];1;0)" office:value-type="float" office:value="1">
            <text:p>1</text:p>
          </table:table-cell>
          <table:table-cell table:style-name="ce6" table:formula="of:=IF([.M90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62">
            <text:p>20962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91]&lt;-0.06; 0; 1)" office:value-type="float" office:value="1">
            <text:p>1</text:p>
          </table:table-cell>
          <table:table-cell table:style-name="Default" office:value-type="float" office:value="20986">
            <text:p>20986</text:p>
          </table:table-cell>
          <table:table-cell table:style-name="ce20" office:value-type="float" office:value="0.0072">
            <text:p>0.0072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4356">
            <text:p>0.4</text:p>
          </table:table-cell>
          <table:table-cell table:style-name="ce9"/>
          <table:table-cell table:style-name="ce29" table:formula="of:=[.F91]-[.A92]" office:value-type="float" office:value="0">
            <text:p>0</text:p>
          </table:table-cell>
          <table:table-cell table:style-name="ce2"/>
          <table:table-cell table:style-name="ce6" table:formula="of:=VALUE(EXACT([.D91];[.$D$1]))" office:value-type="float" office:value="1">
            <text:p>1</text:p>
          </table:table-cell>
          <table:table-cell table:style-name="ce6" table:formula="of:=IF([.M91]=[.E91];1;0)" office:value-type="float" office:value="1">
            <text:p>1</text:p>
          </table:table-cell>
          <table:table-cell table:style-name="ce6" table:formula="of:=IF([.M91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86">
            <text:p>20986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92]&lt;-0.06; 0; 1)" office:value-type="float" office:value="1">
            <text:p>1</text:p>
          </table:table-cell>
          <table:table-cell table:style-name="Default" office:value-type="float" office:value="20987">
            <text:p>20987</text:p>
          </table:table-cell>
          <table:table-cell table:style-name="ce20" office:value-type="float" office:value="0.0092">
            <text:p>0.0092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9309">
            <text:p>0.9</text:p>
          </table:table-cell>
          <table:table-cell table:style-name="ce9"/>
          <table:table-cell table:style-name="ce29" table:formula="of:=[.F92]-[.A93]" office:value-type="float" office:value="0">
            <text:p>0</text:p>
          </table:table-cell>
          <table:table-cell table:style-name="ce2"/>
          <table:table-cell table:style-name="ce6" table:formula="of:=VALUE(EXACT([.D92];[.$D$1]))" office:value-type="float" office:value="1">
            <text:p>1</text:p>
          </table:table-cell>
          <table:table-cell table:style-name="ce6" table:formula="of:=IF([.M92]=[.E92];1;0)" office:value-type="float" office:value="1">
            <text:p>1</text:p>
          </table:table-cell>
          <table:table-cell table:style-name="ce6" table:formula="of:=IF([.M92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87">
            <text:p>20987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93]&lt;-0.06; 0; 1)" office:value-type="float" office:value="1">
            <text:p>1</text:p>
          </table:table-cell>
          <table:table-cell table:style-name="Default" office:value-type="float" office:value="20988">
            <text:p>20988</text:p>
          </table:table-cell>
          <table:table-cell table:style-name="ce20" office:value-type="float" office:value="0.01">
            <text:p>0.010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0113">
            <text:p>1.0</text:p>
          </table:table-cell>
          <table:table-cell table:style-name="ce9"/>
          <table:table-cell table:style-name="ce29" table:formula="of:=[.F93]-[.A94]" office:value-type="float" office:value="0">
            <text:p>0</text:p>
          </table:table-cell>
          <table:table-cell table:style-name="ce2"/>
          <table:table-cell table:style-name="ce6" table:formula="of:=VALUE(EXACT([.D93];[.$D$1]))" office:value-type="float" office:value="1">
            <text:p>1</text:p>
          </table:table-cell>
          <table:table-cell table:style-name="ce6" table:formula="of:=IF([.M93]=[.E93];1;0)" office:value-type="float" office:value="1">
            <text:p>1</text:p>
          </table:table-cell>
          <table:table-cell table:style-name="ce6" table:formula="of:=IF([.M93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88">
            <text:p>20988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94]&lt;-0.06; 0; 1)" office:value-type="float" office:value="1">
            <text:p>1</text:p>
          </table:table-cell>
          <table:table-cell table:style-name="Default" office:value-type="float" office:value="20989">
            <text:p>20989</text:p>
          </table:table-cell>
          <table:table-cell table:style-name="ce20" office:value-type="float" office:value="0.0116">
            <text:p>0.011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793">
            <text:p>0.6</text:p>
          </table:table-cell>
          <table:table-cell table:style-name="ce9"/>
          <table:table-cell table:style-name="ce29" table:formula="of:=[.F94]-[.A95]" office:value-type="float" office:value="0">
            <text:p>0</text:p>
          </table:table-cell>
          <table:table-cell table:style-name="ce2"/>
          <table:table-cell table:style-name="ce6" table:formula="of:=VALUE(EXACT([.D94];[.$D$1]))" office:value-type="float" office:value="1">
            <text:p>1</text:p>
          </table:table-cell>
          <table:table-cell table:style-name="ce6" table:formula="of:=IF([.M94]=[.E94];1;0)" office:value-type="float" office:value="1">
            <text:p>1</text:p>
          </table:table-cell>
          <table:table-cell table:style-name="ce6" table:formula="of:=IF([.M94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89">
            <text:p>20989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95]&lt;-0.06; 0; 1)" office:value-type="float" office:value="0">
            <text:p>0</text:p>
          </table:table-cell>
          <table:table-cell table:style-name="Default" office:value-type="float" office:value="20990">
            <text:p>20990</text:p>
          </table:table-cell>
          <table:table-cell table:style-name="ce20" office:value-type="float" office:value="-0.0775">
            <text:p>-0.0775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451">
            <text:p>0.7</text:p>
          </table:table-cell>
          <table:table-cell table:style-name="ce9"/>
          <table:table-cell table:style-name="ce29" table:formula="of:=[.F95]-[.A96]" office:value-type="float" office:value="0">
            <text:p>0</text:p>
          </table:table-cell>
          <table:table-cell table:style-name="ce2"/>
          <table:table-cell table:style-name="ce6" table:formula="of:=VALUE(EXACT([.D95];[.$D$1]))" office:value-type="float" office:value="0">
            <text:p>0</text:p>
          </table:table-cell>
          <table:table-cell table:style-name="ce6" table:formula="of:=IF([.M95]=[.E95];1;0)" office:value-type="float" office:value="1">
            <text:p>1</text:p>
          </table:table-cell>
          <table:table-cell table:style-name="ce6" table:formula="of:=IF([.M95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90">
            <text:p>20990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96]&lt;-0.06; 0; 1)" office:value-type="float" office:value="0">
            <text:p>0</text:p>
          </table:table-cell>
          <table:table-cell table:style-name="Default" office:value-type="float" office:value="20991">
            <text:p>20991</text:p>
          </table:table-cell>
          <table:table-cell table:style-name="ce20" office:value-type="float" office:value="-0.0823">
            <text:p>-0.082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878">
            <text:p>0.6</text:p>
          </table:table-cell>
          <table:table-cell table:style-name="ce9"/>
          <table:table-cell table:style-name="ce29" table:formula="of:=[.F96]-[.A97]" office:value-type="float" office:value="0">
            <text:p>0</text:p>
          </table:table-cell>
          <table:table-cell table:style-name="ce2"/>
          <table:table-cell table:style-name="ce6" table:formula="of:=VALUE(EXACT([.D96];[.$D$1]))" office:value-type="float" office:value="0">
            <text:p>0</text:p>
          </table:table-cell>
          <table:table-cell table:style-name="ce6" table:formula="of:=IF([.M96]=[.E96];1;0)" office:value-type="float" office:value="1">
            <text:p>1</text:p>
          </table:table-cell>
          <table:table-cell table:style-name="ce6" table:formula="of:=IF([.M96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91">
            <text:p>20991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97]&lt;-0.06; 0; 1)" office:value-type="float" office:value="0">
            <text:p>0</text:p>
          </table:table-cell>
          <table:table-cell table:style-name="Default" office:value-type="float" office:value="20992">
            <text:p>20992</text:p>
          </table:table-cell>
          <table:table-cell table:style-name="ce20" office:value-type="float" office:value="-0.0802">
            <text:p>-0.0802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286">
            <text:p>1.3</text:p>
          </table:table-cell>
          <table:table-cell table:style-name="ce9"/>
          <table:table-cell table:style-name="ce29" table:formula="of:=[.F97]-[.A98]" office:value-type="float" office:value="0">
            <text:p>0</text:p>
          </table:table-cell>
          <table:table-cell table:style-name="ce2"/>
          <table:table-cell table:style-name="ce6" table:formula="of:=VALUE(EXACT([.D97];[.$D$1]))" office:value-type="float" office:value="0">
            <text:p>0</text:p>
          </table:table-cell>
          <table:table-cell table:style-name="ce6" table:formula="of:=IF([.M97]=[.E97];1;0)" office:value-type="float" office:value="1">
            <text:p>1</text:p>
          </table:table-cell>
          <table:table-cell table:style-name="ce6" table:formula="of:=IF([.M97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92">
            <text:p>20992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98]&lt;-0.06; 0; 1)" office:value-type="float" office:value="0">
            <text:p>0</text:p>
          </table:table-cell>
          <table:table-cell table:style-name="Default" office:value-type="float" office:value="20993">
            <text:p>20993</text:p>
          </table:table-cell>
          <table:table-cell table:style-name="ce20" office:value-type="float" office:value="-0.0783">
            <text:p>-0.078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815">
            <text:p>0.8</text:p>
          </table:table-cell>
          <table:table-cell table:style-name="ce9"/>
          <table:table-cell table:style-name="ce29" table:formula="of:=[.F98]-[.A99]" office:value-type="float" office:value="0">
            <text:p>0</text:p>
          </table:table-cell>
          <table:table-cell table:style-name="ce2"/>
          <table:table-cell table:style-name="ce6" table:formula="of:=VALUE(EXACT([.D98];[.$D$1]))" office:value-type="float" office:value="0">
            <text:p>0</text:p>
          </table:table-cell>
          <table:table-cell table:style-name="ce6" table:formula="of:=IF([.M98]=[.E98];1;0)" office:value-type="float" office:value="1">
            <text:p>1</text:p>
          </table:table-cell>
          <table:table-cell table:style-name="ce6" table:formula="of:=IF([.M98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93">
            <text:p>20993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99]&lt;-0.06; 0; 1)" office:value-type="float" office:value="1">
            <text:p>1</text:p>
          </table:table-cell>
          <table:table-cell table:style-name="Default" office:value-type="float" office:value="20994">
            <text:p>20994</text:p>
          </table:table-cell>
          <table:table-cell table:style-name="ce20" office:value-type="float" office:value="0.007">
            <text:p>0.007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827">
            <text:p>0.8</text:p>
          </table:table-cell>
          <table:table-cell table:style-name="ce9"/>
          <table:table-cell table:style-name="ce29" table:formula="of:=[.F99]-[.A100]" office:value-type="float" office:value="0">
            <text:p>0</text:p>
          </table:table-cell>
          <table:table-cell table:style-name="ce2"/>
          <table:table-cell table:style-name="ce6" table:formula="of:=VALUE(EXACT([.D99];[.$D$1]))" office:value-type="float" office:value="1">
            <text:p>1</text:p>
          </table:table-cell>
          <table:table-cell table:style-name="ce6" table:formula="of:=IF([.M99]=[.E99];1;0)" office:value-type="float" office:value="1">
            <text:p>1</text:p>
          </table:table-cell>
          <table:table-cell table:style-name="ce6" table:formula="of:=IF([.M9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94">
            <text:p>20994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00]&lt;-0.06; 0; 1)" office:value-type="float" office:value="1">
            <text:p>1</text:p>
          </table:table-cell>
          <table:table-cell table:style-name="Default" office:value-type="float" office:value="20995">
            <text:p>20995</text:p>
          </table:table-cell>
          <table:table-cell table:style-name="ce20" office:value-type="float" office:value="-0.0028">
            <text:p>-0.0028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9784">
            <text:p>1.0</text:p>
          </table:table-cell>
          <table:table-cell table:style-name="ce9"/>
          <table:table-cell table:style-name="ce29" table:formula="of:=[.F100]-[.A101]" office:value-type="float" office:value="0">
            <text:p>0</text:p>
          </table:table-cell>
          <table:table-cell table:style-name="ce2"/>
          <table:table-cell table:style-name="ce6" table:formula="of:=VALUE(EXACT([.D100];[.$D$1]))" office:value-type="float" office:value="1">
            <text:p>1</text:p>
          </table:table-cell>
          <table:table-cell table:style-name="ce6" table:formula="of:=IF([.M100]=[.E100];1;0)" office:value-type="float" office:value="1">
            <text:p>1</text:p>
          </table:table-cell>
          <table:table-cell table:style-name="ce6" table:formula="of:=IF([.M100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95">
            <text:p>20995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01]&lt;-0.06; 0; 1)" office:value-type="float" office:value="1">
            <text:p>1</text:p>
          </table:table-cell>
          <table:table-cell table:style-name="Default" office:value-type="float" office:value="20996">
            <text:p>20996</text:p>
          </table:table-cell>
          <table:table-cell table:style-name="ce20" office:value-type="float" office:value="-0.0027">
            <text:p>-0.002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443">
            <text:p>0.7</text:p>
          </table:table-cell>
          <table:table-cell table:style-name="ce9"/>
          <table:table-cell table:style-name="ce29" table:formula="of:=[.F101]-[.A102]" office:value-type="float" office:value="0">
            <text:p>0</text:p>
          </table:table-cell>
          <table:table-cell table:style-name="ce2"/>
          <table:table-cell table:style-name="ce6" table:formula="of:=VALUE(EXACT([.D101];[.$D$1]))" office:value-type="float" office:value="1">
            <text:p>1</text:p>
          </table:table-cell>
          <table:table-cell table:style-name="ce6" table:formula="of:=IF([.M101]=[.E101];1;0)" office:value-type="float" office:value="1">
            <text:p>1</text:p>
          </table:table-cell>
          <table:table-cell table:style-name="ce6" table:formula="of:=IF([.M101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0996">
            <text:p>20996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02]&lt;-0.06; 0; 1)" office:value-type="float" office:value="1">
            <text:p>1</text:p>
          </table:table-cell>
          <table:table-cell table:style-name="Default" office:value-type="float" office:value="20997">
            <text:p>20997</text:p>
          </table:table-cell>
          <table:table-cell table:style-name="ce20" office:value-type="float" office:value="-0.0038">
            <text:p>-0.0038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255">
            <text:p>0.8</text:p>
          </table:table-cell>
          <table:table-cell table:style-name="ce9"/>
          <table:table-cell table:style-name="ce29" table:formula="of:=[.F102]-[.A103]" office:value-type="float" office:value="0">
            <text:p>0</text:p>
          </table:table-cell>
          <table:table-cell table:style-name="ce2"/>
          <table:table-cell table:style-name="ce6" table:formula="of:=VALUE(EXACT([.D102];[.$D$1]))" office:value-type="float" office:value="1">
            <text:p>1</text:p>
          </table:table-cell>
          <table:table-cell table:style-name="ce6" table:formula="of:=IF([.M102]=[.E102];1;0)" office:value-type="float" office:value="1">
            <text:p>1</text:p>
          </table:table-cell>
          <table:table-cell table:style-name="ce6" table:formula="of:=IF([.M102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97">
            <text:p>2099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Default" table:formula="of:=IF([.G103]&lt;-0.06; 0; 1)" office:value-type="float" office:value="0">
            <text:p>0</text:p>
          </table:table-cell>
          <table:table-cell table:style-name="Default" office:value-type="float" office:value="20998">
            <text:p>20998</text:p>
          </table:table-cell>
          <table:table-cell table:style-name="ce20" office:value-type="float" office:value="-0.08">
            <text:p>-0.080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507">
            <text:p>0.9</text:p>
          </table:table-cell>
          <table:table-cell table:style-name="ce9"/>
          <table:table-cell table:style-name="ce29" table:formula="of:=[.F103]-[.A104]" office:value-type="float" office:value="0">
            <text:p>0</text:p>
          </table:table-cell>
          <table:table-cell table:style-name="ce2"/>
          <table:table-cell table:style-name="ce6" table:formula="of:=VALUE(EXACT([.D103];[.$D$1]))" office:value-type="float" office:value="1">
            <text:p>1</text:p>
          </table:table-cell>
          <table:table-cell table:style-name="ce6" table:formula="of:=IF([.M103]=[.E103];1;0)" office:value-type="float" office:value="0">
            <text:p>0</text:p>
          </table:table-cell>
          <table:table-cell table:style-name="ce6" table:formula="of:=IF([.M103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98">
            <text:p>2099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Default" table:formula="of:=IF([.G104]&lt;-0.06; 0; 1)" office:value-type="float" office:value="0">
            <text:p>0</text:p>
          </table:table-cell>
          <table:table-cell table:style-name="Default" office:value-type="float" office:value="20999">
            <text:p>20999</text:p>
          </table:table-cell>
          <table:table-cell table:style-name="ce20" office:value-type="float" office:value="-0.0786">
            <text:p>-0.078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2.9342">
            <text:p>2.9</text:p>
          </table:table-cell>
          <table:table-cell table:style-name="ce9"/>
          <table:table-cell table:style-name="ce29" table:formula="of:=[.F104]-[.A105]" office:value-type="float" office:value="0">
            <text:p>0</text:p>
          </table:table-cell>
          <table:table-cell table:style-name="ce2"/>
          <table:table-cell table:style-name="ce6" table:formula="of:=VALUE(EXACT([.D104];[.$D$1]))" office:value-type="float" office:value="1">
            <text:p>1</text:p>
          </table:table-cell>
          <table:table-cell table:style-name="ce6" table:formula="of:=IF([.M104]=[.E104];1;0)" office:value-type="float" office:value="0">
            <text:p>0</text:p>
          </table:table-cell>
          <table:table-cell table:style-name="ce6" table:formula="of:=IF([.M104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0999">
            <text:p>20999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05]&lt;-0.06; 0; 1)" office:value-type="float" office:value="0">
            <text:p>0</text:p>
          </table:table-cell>
          <table:table-cell table:style-name="Default" office:value-type="float" office:value="21000">
            <text:p>21000</text:p>
          </table:table-cell>
          <table:table-cell table:style-name="ce20" office:value-type="float" office:value="-0.0807">
            <text:p>-0.080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382">
            <text:p>0.7</text:p>
          </table:table-cell>
          <table:table-cell table:style-name="ce9"/>
          <table:table-cell table:style-name="ce29" table:formula="of:=[.F105]-[.A106]" office:value-type="float" office:value="0">
            <text:p>0</text:p>
          </table:table-cell>
          <table:table-cell table:style-name="ce2"/>
          <table:table-cell table:style-name="ce6" table:formula="of:=VALUE(EXACT([.D105];[.$D$1]))" office:value-type="float" office:value="0">
            <text:p>0</text:p>
          </table:table-cell>
          <table:table-cell table:style-name="ce6" table:formula="of:=IF([.M105]=[.E105];1;0)" office:value-type="float" office:value="1">
            <text:p>1</text:p>
          </table:table-cell>
          <table:table-cell table:style-name="ce6" table:formula="of:=IF([.M105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00">
            <text:p>21000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06]&lt;-0.06; 0; 1)" office:value-type="float" office:value="0">
            <text:p>0</text:p>
          </table:table-cell>
          <table:table-cell table:style-name="Default" office:value-type="float" office:value="21001">
            <text:p>21001</text:p>
          </table:table-cell>
          <table:table-cell table:style-name="ce20" office:value-type="float" office:value="-0.0816">
            <text:p>-0.081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119">
            <text:p>0.5</text:p>
          </table:table-cell>
          <table:table-cell table:style-name="ce9"/>
          <table:table-cell table:style-name="ce29" table:formula="of:=[.F106]-[.A107]" office:value-type="float" office:value="0">
            <text:p>0</text:p>
          </table:table-cell>
          <table:table-cell table:style-name="ce2"/>
          <table:table-cell table:style-name="ce6" table:formula="of:=VALUE(EXACT([.D106];[.$D$1]))" office:value-type="float" office:value="0">
            <text:p>0</text:p>
          </table:table-cell>
          <table:table-cell table:style-name="ce6" table:formula="of:=IF([.M106]=[.E106];1;0)" office:value-type="float" office:value="1">
            <text:p>1</text:p>
          </table:table-cell>
          <table:table-cell table:style-name="ce6" table:formula="of:=IF([.M106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01">
            <text:p>21001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07]&lt;-0.06; 0; 1)" office:value-type="float" office:value="1">
            <text:p>1</text:p>
          </table:table-cell>
          <table:table-cell table:style-name="Default" office:value-type="float" office:value="21002">
            <text:p>21002</text:p>
          </table:table-cell>
          <table:table-cell table:style-name="ce20" office:value-type="float" office:value="0.006">
            <text:p>0.006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0336">
            <text:p>1.0</text:p>
          </table:table-cell>
          <table:table-cell table:style-name="ce9"/>
          <table:table-cell table:style-name="ce29" table:formula="of:=[.F107]-[.A108]" office:value-type="float" office:value="0">
            <text:p>0</text:p>
          </table:table-cell>
          <table:table-cell table:style-name="ce2"/>
          <table:table-cell table:style-name="ce6" table:formula="of:=VALUE(EXACT([.D107];[.$D$1]))" office:value-type="float" office:value="1">
            <text:p>1</text:p>
          </table:table-cell>
          <table:table-cell table:style-name="ce6" table:formula="of:=IF([.M107]=[.E107];1;0)" office:value-type="float" office:value="1">
            <text:p>1</text:p>
          </table:table-cell>
          <table:table-cell table:style-name="ce6" table:formula="of:=IF([.M107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02">
            <text:p>21002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08]&lt;-0.06; 0; 1)" office:value-type="float" office:value="1">
            <text:p>1</text:p>
          </table:table-cell>
          <table:table-cell table:style-name="Default" office:value-type="float" office:value="21003">
            <text:p>21003</text:p>
          </table:table-cell>
          <table:table-cell table:style-name="ce20" office:value-type="float" office:value="0.0063">
            <text:p>0.006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9025">
            <text:p>0.9</text:p>
          </table:table-cell>
          <table:table-cell table:style-name="ce9"/>
          <table:table-cell table:style-name="ce29" table:formula="of:=[.F108]-[.A109]" office:value-type="float" office:value="0">
            <text:p>0</text:p>
          </table:table-cell>
          <table:table-cell table:style-name="ce2"/>
          <table:table-cell table:style-name="ce6" table:formula="of:=VALUE(EXACT([.D108];[.$D$1]))" office:value-type="float" office:value="1">
            <text:p>1</text:p>
          </table:table-cell>
          <table:table-cell table:style-name="ce6" table:formula="of:=IF([.M108]=[.E108];1;0)" office:value-type="float" office:value="1">
            <text:p>1</text:p>
          </table:table-cell>
          <table:table-cell table:style-name="ce6" table:formula="of:=IF([.M108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03">
            <text:p>21003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09]&lt;-0.06; 0; 1)" office:value-type="float" office:value="1">
            <text:p>1</text:p>
          </table:table-cell>
          <table:table-cell table:style-name="Default" office:value-type="float" office:value="21006">
            <text:p>21006</text:p>
          </table:table-cell>
          <table:table-cell table:style-name="ce20" office:value-type="float" office:value="0.0097">
            <text:p>0.009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511">
            <text:p>0.9</text:p>
          </table:table-cell>
          <table:table-cell table:style-name="ce9"/>
          <table:table-cell table:style-name="ce29" table:formula="of:=[.F109]-[.A110]" office:value-type="float" office:value="0">
            <text:p>0</text:p>
          </table:table-cell>
          <table:table-cell table:style-name="ce2"/>
          <table:table-cell table:style-name="ce6" table:formula="of:=VALUE(EXACT([.D109];[.$D$1]))" office:value-type="float" office:value="1">
            <text:p>1</text:p>
          </table:table-cell>
          <table:table-cell table:style-name="ce6" table:formula="of:=IF([.M109]=[.E109];1;0)" office:value-type="float" office:value="1">
            <text:p>1</text:p>
          </table:table-cell>
          <table:table-cell table:style-name="ce6" table:formula="of:=IF([.M10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06">
            <text:p>21006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10]&lt;-0.06; 0; 1)" office:value-type="float" office:value="1">
            <text:p>1</text:p>
          </table:table-cell>
          <table:table-cell table:style-name="Default" office:value-type="float" office:value="21007">
            <text:p>21007</text:p>
          </table:table-cell>
          <table:table-cell table:style-name="ce20" office:value-type="float" office:value="0.008">
            <text:p>0.008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989">
            <text:p>0.8</text:p>
          </table:table-cell>
          <table:table-cell table:style-name="ce9"/>
          <table:table-cell table:style-name="ce29" table:formula="of:=[.F110]-[.A111]" office:value-type="float" office:value="0">
            <text:p>0</text:p>
          </table:table-cell>
          <table:table-cell table:style-name="ce2"/>
          <table:table-cell table:style-name="ce6" table:formula="of:=VALUE(EXACT([.D110];[.$D$1]))" office:value-type="float" office:value="1">
            <text:p>1</text:p>
          </table:table-cell>
          <table:table-cell table:style-name="ce6" table:formula="of:=IF([.M110]=[.E110];1;0)" office:value-type="float" office:value="1">
            <text:p>1</text:p>
          </table:table-cell>
          <table:table-cell table:style-name="ce6" table:formula="of:=IF([.M110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07">
            <text:p>21007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11]&lt;-0.06; 0; 1)" office:value-type="float" office:value="1">
            <text:p>1</text:p>
          </table:table-cell>
          <table:table-cell table:style-name="Default" office:value-type="float" office:value="21008">
            <text:p>21008</text:p>
          </table:table-cell>
          <table:table-cell table:style-name="ce20" office:value-type="float" office:value="0.0076">
            <text:p>0.007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385">
            <text:p>0.6</text:p>
          </table:table-cell>
          <table:table-cell table:style-name="ce9"/>
          <table:table-cell table:style-name="ce29" table:formula="of:=[.F111]-[.A112]" office:value-type="float" office:value="0">
            <text:p>0</text:p>
          </table:table-cell>
          <table:table-cell table:style-name="ce2"/>
          <table:table-cell table:style-name="ce6" table:formula="of:=VALUE(EXACT([.D111];[.$D$1]))" office:value-type="float" office:value="1">
            <text:p>1</text:p>
          </table:table-cell>
          <table:table-cell table:style-name="ce6" table:formula="of:=IF([.M111]=[.E111];1;0)" office:value-type="float" office:value="1">
            <text:p>1</text:p>
          </table:table-cell>
          <table:table-cell table:style-name="ce6" table:formula="of:=IF([.M111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08">
            <text:p>2100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12]&lt;-0.06; 0; 1)" office:value-type="float" office:value="0">
            <text:p>0</text:p>
          </table:table-cell>
          <table:table-cell table:style-name="Default" office:value-type="float" office:value="21009">
            <text:p>21009</text:p>
          </table:table-cell>
          <table:table-cell table:style-name="ce20" office:value-type="float" office:value="-0.0785">
            <text:p>-0.0785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3523">
            <text:p>0.4</text:p>
          </table:table-cell>
          <table:table-cell table:style-name="ce9"/>
          <table:table-cell table:style-name="ce29" table:formula="of:=[.F112]-[.A113]" office:value-type="float" office:value="0">
            <text:p>0</text:p>
          </table:table-cell>
          <table:table-cell table:style-name="ce2"/>
          <table:table-cell table:style-name="ce6" table:formula="of:=VALUE(EXACT([.D112];[.$D$1]))" office:value-type="float" office:value="0">
            <text:p>0</text:p>
          </table:table-cell>
          <table:table-cell table:style-name="ce6" table:formula="of:=IF([.M112]=[.E112];1;0)" office:value-type="float" office:value="1">
            <text:p>1</text:p>
          </table:table-cell>
          <table:table-cell table:style-name="ce6" table:formula="of:=IF([.M112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09">
            <text:p>21009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13]&lt;-0.06; 0; 1)" office:value-type="float" office:value="0">
            <text:p>0</text:p>
          </table:table-cell>
          <table:table-cell table:style-name="Default" office:value-type="float" office:value="21011">
            <text:p>21011</text:p>
          </table:table-cell>
          <table:table-cell table:style-name="ce20" office:value-type="float" office:value="-0.0782">
            <text:p>-0.0782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2.1298">
            <text:p>2.1</text:p>
          </table:table-cell>
          <table:table-cell table:style-name="ce9"/>
          <table:table-cell table:style-name="ce29" table:formula="of:=[.F113]-[.A114]" office:value-type="float" office:value="0">
            <text:p>0</text:p>
          </table:table-cell>
          <table:table-cell table:style-name="ce2"/>
          <table:table-cell table:style-name="ce6" table:formula="of:=VALUE(EXACT([.D113];[.$D$1]))" office:value-type="float" office:value="0">
            <text:p>0</text:p>
          </table:table-cell>
          <table:table-cell table:style-name="ce6" table:formula="of:=IF([.M113]=[.E113];1;0)" office:value-type="float" office:value="1">
            <text:p>1</text:p>
          </table:table-cell>
          <table:table-cell table:style-name="ce6" table:formula="of:=IF([.M113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11">
            <text:p>21011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14]&lt;-0.06; 0; 1)" office:value-type="float" office:value="0">
            <text:p>0</text:p>
          </table:table-cell>
          <table:table-cell table:style-name="Default" office:value-type="float" office:value="21012">
            <text:p>21012</text:p>
          </table:table-cell>
          <table:table-cell table:style-name="ce20" office:value-type="float" office:value="-0.077">
            <text:p>-0.077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638">
            <text:p>0.7</text:p>
          </table:table-cell>
          <table:table-cell table:style-name="ce9"/>
          <table:table-cell table:style-name="ce29" table:formula="of:=[.F114]-[.A115]" office:value-type="float" office:value="0">
            <text:p>0</text:p>
          </table:table-cell>
          <table:table-cell table:style-name="ce2"/>
          <table:table-cell table:style-name="ce6" table:formula="of:=VALUE(EXACT([.D114];[.$D$1]))" office:value-type="float" office:value="0">
            <text:p>0</text:p>
          </table:table-cell>
          <table:table-cell table:style-name="ce6" table:formula="of:=IF([.M114]=[.E114];1;0)" office:value-type="float" office:value="1">
            <text:p>1</text:p>
          </table:table-cell>
          <table:table-cell table:style-name="ce6" table:formula="of:=IF([.M114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12">
            <text:p>21012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15]&lt;-0.06; 0; 1)" office:value-type="float" office:value="0">
            <text:p>0</text:p>
          </table:table-cell>
          <table:table-cell table:style-name="Default" office:value-type="float" office:value="21013">
            <text:p>21013</text:p>
          </table:table-cell>
          <table:table-cell table:style-name="ce20" office:value-type="float" office:value="-0.0765">
            <text:p>-0.0765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1225">
            <text:p>1.1</text:p>
          </table:table-cell>
          <table:table-cell table:style-name="ce9"/>
          <table:table-cell table:style-name="ce29" table:formula="of:=[.F115]-[.A116]" office:value-type="float" office:value="0">
            <text:p>0</text:p>
          </table:table-cell>
          <table:table-cell table:style-name="ce2"/>
          <table:table-cell table:style-name="ce6" table:formula="of:=VALUE(EXACT([.D115];[.$D$1]))" office:value-type="float" office:value="0">
            <text:p>0</text:p>
          </table:table-cell>
          <table:table-cell table:style-name="ce6" table:formula="of:=IF([.M115]=[.E115];1;0)" office:value-type="float" office:value="1">
            <text:p>1</text:p>
          </table:table-cell>
          <table:table-cell table:style-name="ce6" table:formula="of:=IF([.M115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13">
            <text:p>21013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16]&lt;-0.06; 0; 1)" office:value-type="float" office:value="1">
            <text:p>1</text:p>
          </table:table-cell>
          <table:table-cell table:style-name="Default" office:value-type="float" office:value="21014">
            <text:p>21014</text:p>
          </table:table-cell>
          <table:table-cell table:style-name="ce20" office:value-type="float" office:value="0.0093">
            <text:p>0.009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4982">
            <text:p>0.5</text:p>
          </table:table-cell>
          <table:table-cell table:style-name="ce9"/>
          <table:table-cell table:style-name="ce29" table:formula="of:=[.F116]-[.A117]" office:value-type="float" office:value="0">
            <text:p>0</text:p>
          </table:table-cell>
          <table:table-cell table:style-name="ce2"/>
          <table:table-cell table:style-name="ce6" table:formula="of:=VALUE(EXACT([.D116];[.$D$1]))" office:value-type="float" office:value="1">
            <text:p>1</text:p>
          </table:table-cell>
          <table:table-cell table:style-name="ce6" table:formula="of:=IF([.M116]=[.E116];1;0)" office:value-type="float" office:value="1">
            <text:p>1</text:p>
          </table:table-cell>
          <table:table-cell table:style-name="ce6" table:formula="of:=IF([.M116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14">
            <text:p>21014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17]&lt;-0.06; 0; 1)" office:value-type="float" office:value="1">
            <text:p>1</text:p>
          </table:table-cell>
          <table:table-cell table:style-name="Default" office:value-type="float" office:value="21015">
            <text:p>21015</text:p>
          </table:table-cell>
          <table:table-cell table:style-name="ce20" office:value-type="float" office:value="0.0074">
            <text:p>0.0074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2.329">
            <text:p>2.3</text:p>
          </table:table-cell>
          <table:table-cell table:style-name="ce9"/>
          <table:table-cell table:style-name="ce29" table:formula="of:=[.F117]-[.A118]" office:value-type="float" office:value="0">
            <text:p>0</text:p>
          </table:table-cell>
          <table:table-cell table:style-name="ce2"/>
          <table:table-cell table:style-name="ce6" table:formula="of:=VALUE(EXACT([.D117];[.$D$1]))" office:value-type="float" office:value="1">
            <text:p>1</text:p>
          </table:table-cell>
          <table:table-cell table:style-name="ce6" table:formula="of:=IF([.M117]=[.E117];1;0)" office:value-type="float" office:value="1">
            <text:p>1</text:p>
          </table:table-cell>
          <table:table-cell table:style-name="ce6" table:formula="of:=IF([.M117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15">
            <text:p>21015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18]&lt;-0.06; 0; 1)" office:value-type="float" office:value="1">
            <text:p>1</text:p>
          </table:table-cell>
          <table:table-cell table:style-name="Default" office:value-type="float" office:value="21016">
            <text:p>21016</text:p>
          </table:table-cell>
          <table:table-cell table:style-name="ce20" office:value-type="float" office:value="0.011">
            <text:p>0.011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329">
            <text:p>0.8</text:p>
          </table:table-cell>
          <table:table-cell table:style-name="ce9"/>
          <table:table-cell table:style-name="ce29" table:formula="of:=[.F118]-[.A119]" office:value-type="float" office:value="0">
            <text:p>0</text:p>
          </table:table-cell>
          <table:table-cell table:style-name="ce2"/>
          <table:table-cell table:style-name="ce6" table:formula="of:=VALUE(EXACT([.D118];[.$D$1]))" office:value-type="float" office:value="1">
            <text:p>1</text:p>
          </table:table-cell>
          <table:table-cell table:style-name="ce6" table:formula="of:=IF([.M118]=[.E118];1;0)" office:value-type="float" office:value="1">
            <text:p>1</text:p>
          </table:table-cell>
          <table:table-cell table:style-name="ce6" table:formula="of:=IF([.M118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16">
            <text:p>21016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19]&lt;-0.06; 0; 1)" office:value-type="float" office:value="1">
            <text:p>1</text:p>
          </table:table-cell>
          <table:table-cell table:style-name="Default" office:value-type="float" office:value="21017">
            <text:p>21017</text:p>
          </table:table-cell>
          <table:table-cell table:style-name="ce20" office:value-type="float" office:value="0.0145">
            <text:p>0.0145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405">
            <text:p>0.5</text:p>
          </table:table-cell>
          <table:table-cell table:style-name="ce9"/>
          <table:table-cell table:style-name="ce29" table:formula="of:=[.F119]-[.A120]" office:value-type="float" office:value="0">
            <text:p>0</text:p>
          </table:table-cell>
          <table:table-cell table:style-name="ce2"/>
          <table:table-cell table:style-name="ce6" table:formula="of:=VALUE(EXACT([.D119];[.$D$1]))" office:value-type="float" office:value="1">
            <text:p>1</text:p>
          </table:table-cell>
          <table:table-cell table:style-name="ce6" table:formula="of:=IF([.M119]=[.E119];1;0)" office:value-type="float" office:value="1">
            <text:p>1</text:p>
          </table:table-cell>
          <table:table-cell table:style-name="ce6" table:formula="of:=IF([.M11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17">
            <text:p>2101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20]&lt;-0.06; 0; 1)" office:value-type="float" office:value="0">
            <text:p>0</text:p>
          </table:table-cell>
          <table:table-cell table:style-name="Default" office:value-type="float" office:value="21018">
            <text:p>21018</text:p>
          </table:table-cell>
          <table:table-cell table:style-name="ce20" office:value-type="float" office:value="-0.0761">
            <text:p>-0.076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9229">
            <text:p>0.9</text:p>
          </table:table-cell>
          <table:table-cell table:style-name="ce9"/>
          <table:table-cell table:style-name="ce29" table:formula="of:=[.F120]-[.A121]" office:value-type="float" office:value="0">
            <text:p>0</text:p>
          </table:table-cell>
          <table:table-cell table:style-name="ce2"/>
          <table:table-cell table:style-name="ce6" table:formula="of:=VALUE(EXACT([.D120];[.$D$1]))" office:value-type="float" office:value="0">
            <text:p>0</text:p>
          </table:table-cell>
          <table:table-cell table:style-name="ce6" table:formula="of:=IF([.M120]=[.E120];1;0)" office:value-type="float" office:value="1">
            <text:p>1</text:p>
          </table:table-cell>
          <table:table-cell table:style-name="ce6" table:formula="of:=IF([.M120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18">
            <text:p>2101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21]&lt;-0.06; 0; 1)" office:value-type="float" office:value="0">
            <text:p>0</text:p>
          </table:table-cell>
          <table:table-cell table:style-name="Default" office:value-type="float" office:value="21019">
            <text:p>21019</text:p>
          </table:table-cell>
          <table:table-cell table:style-name="ce20" office:value-type="float" office:value="-0.0766">
            <text:p>-0.076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278">
            <text:p>0.5</text:p>
          </table:table-cell>
          <table:table-cell table:style-name="ce9"/>
          <table:table-cell table:style-name="ce29" table:formula="of:=[.F121]-[.A122]" office:value-type="float" office:value="0">
            <text:p>0</text:p>
          </table:table-cell>
          <table:table-cell table:style-name="ce2"/>
          <table:table-cell table:style-name="ce6" table:formula="of:=VALUE(EXACT([.D121];[.$D$1]))" office:value-type="float" office:value="0">
            <text:p>0</text:p>
          </table:table-cell>
          <table:table-cell table:style-name="ce6" table:formula="of:=IF([.M121]=[.E121];1;0)" office:value-type="float" office:value="1">
            <text:p>1</text:p>
          </table:table-cell>
          <table:table-cell table:style-name="ce6" table:formula="of:=IF([.M121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19">
            <text:p>21019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22]&lt;-0.06; 0; 1)" office:value-type="float" office:value="0">
            <text:p>0</text:p>
          </table:table-cell>
          <table:table-cell table:style-name="Default" office:value-type="float" office:value="21020">
            <text:p>21020</text:p>
          </table:table-cell>
          <table:table-cell table:style-name="ce20" office:value-type="float" office:value="-0.0801">
            <text:p>-0.080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9806">
            <text:p>1.0</text:p>
          </table:table-cell>
          <table:table-cell table:style-name="ce9"/>
          <table:table-cell table:style-name="ce29" table:formula="of:=[.F122]-[.A123]" office:value-type="float" office:value="0">
            <text:p>0</text:p>
          </table:table-cell>
          <table:table-cell table:style-name="ce2"/>
          <table:table-cell table:style-name="ce6" table:formula="of:=VALUE(EXACT([.D122];[.$D$1]))" office:value-type="float" office:value="0">
            <text:p>0</text:p>
          </table:table-cell>
          <table:table-cell table:style-name="ce6" table:formula="of:=IF([.M122]=[.E122];1;0)" office:value-type="float" office:value="1">
            <text:p>1</text:p>
          </table:table-cell>
          <table:table-cell table:style-name="ce6" table:formula="of:=IF([.M122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20">
            <text:p>21020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23]&lt;-0.06; 0; 1)" office:value-type="float" office:value="0">
            <text:p>0</text:p>
          </table:table-cell>
          <table:table-cell table:style-name="Default" office:value-type="float" office:value="21021">
            <text:p>21021</text:p>
          </table:table-cell>
          <table:table-cell table:style-name="ce20" office:value-type="float" office:value="-0.0811">
            <text:p>-0.081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3413">
            <text:p>0.3</text:p>
          </table:table-cell>
          <table:table-cell table:style-name="ce9"/>
          <table:table-cell table:style-name="ce29" table:formula="of:=[.F123]-[.A124]" office:value-type="float" office:value="0">
            <text:p>0</text:p>
          </table:table-cell>
          <table:table-cell table:style-name="ce2"/>
          <table:table-cell table:style-name="ce6" table:formula="of:=VALUE(EXACT([.D123];[.$D$1]))" office:value-type="float" office:value="0">
            <text:p>0</text:p>
          </table:table-cell>
          <table:table-cell table:style-name="ce6" table:formula="of:=IF([.M123]=[.E123];1;0)" office:value-type="float" office:value="1">
            <text:p>1</text:p>
          </table:table-cell>
          <table:table-cell table:style-name="ce6" table:formula="of:=IF([.M123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21">
            <text:p>21021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Default" table:formula="of:=IF([.G124]&lt;-0.06; 0; 1)" office:value-type="float" office:value="0">
            <text:p>0</text:p>
          </table:table-cell>
          <table:table-cell table:style-name="Default" office:value-type="float" office:value="21022">
            <text:p>21022</text:p>
          </table:table-cell>
          <table:table-cell table:style-name="ce20" office:value-type="float" office:value="-0.0807">
            <text:p>-0.080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967">
            <text:p>0.8</text:p>
          </table:table-cell>
          <table:table-cell table:style-name="ce9"/>
          <table:table-cell table:style-name="ce29" table:formula="of:=[.F124]-[.A125]" office:value-type="float" office:value="0">
            <text:p>0</text:p>
          </table:table-cell>
          <table:table-cell table:style-name="ce2"/>
          <table:table-cell table:style-name="ce6" table:formula="of:=VALUE(EXACT([.D124];[.$D$1]))" office:value-type="float" office:value="1">
            <text:p>1</text:p>
          </table:table-cell>
          <table:table-cell table:style-name="ce6" table:formula="of:=IF([.M124]=[.E124];1;0)" office:value-type="float" office:value="0">
            <text:p>0</text:p>
          </table:table-cell>
          <table:table-cell table:style-name="ce6" table:formula="of:=IF([.M124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22">
            <text:p>21022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Default" table:formula="of:=IF([.G125]&lt;-0.06; 0; 1)" office:value-type="float" office:value="0">
            <text:p>0</text:p>
          </table:table-cell>
          <table:table-cell table:style-name="Default" office:value-type="float" office:value="21023">
            <text:p>21023</text:p>
          </table:table-cell>
          <table:table-cell table:style-name="ce20" office:value-type="float" office:value="-0.0783">
            <text:p>-0.078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5913">
            <text:p>0.6</text:p>
          </table:table-cell>
          <table:table-cell table:style-name="ce9"/>
          <table:table-cell table:style-name="ce29" table:formula="of:=[.F125]-[.A126]" office:value-type="float" office:value="0">
            <text:p>0</text:p>
          </table:table-cell>
          <table:table-cell table:style-name="ce2"/>
          <table:table-cell table:style-name="ce6" table:formula="of:=VALUE(EXACT([.D125];[.$D$1]))" office:value-type="float" office:value="1">
            <text:p>1</text:p>
          </table:table-cell>
          <table:table-cell table:style-name="ce6" table:formula="of:=IF([.M125]=[.E125];1;0)" office:value-type="float" office:value="0">
            <text:p>0</text:p>
          </table:table-cell>
          <table:table-cell table:style-name="ce6" table:formula="of:=IF([.M125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23">
            <text:p>21023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Default" table:formula="of:=IF([.G126]&lt;-0.06; 0; 1)" office:value-type="float" office:value="0">
            <text:p>0</text:p>
          </table:table-cell>
          <table:table-cell table:style-name="Default" office:value-type="float" office:value="21024">
            <text:p>21024</text:p>
          </table:table-cell>
          <table:table-cell table:style-name="ce20" office:value-type="float" office:value="-0.0779">
            <text:p>-0.0779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863">
            <text:p>0.9</text:p>
          </table:table-cell>
          <table:table-cell table:style-name="ce9"/>
          <table:table-cell table:style-name="ce29" table:formula="of:=[.F126]-[.A127]" office:value-type="float" office:value="0">
            <text:p>0</text:p>
          </table:table-cell>
          <table:table-cell table:style-name="ce2"/>
          <table:table-cell table:style-name="ce6" table:formula="of:=VALUE(EXACT([.D126];[.$D$1]))" office:value-type="float" office:value="1">
            <text:p>1</text:p>
          </table:table-cell>
          <table:table-cell table:style-name="ce6" table:formula="of:=IF([.M126]=[.E126];1;0)" office:value-type="float" office:value="0">
            <text:p>0</text:p>
          </table:table-cell>
          <table:table-cell table:style-name="ce6" table:formula="of:=IF([.M126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24">
            <text:p>21024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Default" table:formula="of:=IF([.G127]&lt;-0.06; 0; 1)" office:value-type="float" office:value="0">
            <text:p>0</text:p>
          </table:table-cell>
          <table:table-cell table:style-name="Default" office:value-type="float" office:value="21025">
            <text:p>21025</text:p>
          </table:table-cell>
          <table:table-cell table:style-name="ce20" office:value-type="float" office:value="-0.0864">
            <text:p>-0.0864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1385">
            <text:p>1.1</text:p>
          </table:table-cell>
          <table:table-cell table:style-name="ce9"/>
          <table:table-cell table:style-name="ce29" table:formula="of:=[.F127]-[.A128]" office:value-type="float" office:value="0">
            <text:p>0</text:p>
          </table:table-cell>
          <table:table-cell table:style-name="ce2"/>
          <table:table-cell table:style-name="ce6" table:formula="of:=VALUE(EXACT([.D127];[.$D$1]))" office:value-type="float" office:value="1">
            <text:p>1</text:p>
          </table:table-cell>
          <table:table-cell table:style-name="ce6" table:formula="of:=IF([.M127]=[.E127];1;0)" office:value-type="float" office:value="0">
            <text:p>0</text:p>
          </table:table-cell>
          <table:table-cell table:style-name="ce6" table:formula="of:=IF([.M127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25">
            <text:p>21025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28]&lt;-0.06; 0; 1)" office:value-type="float" office:value="0">
            <text:p>0</text:p>
          </table:table-cell>
          <table:table-cell table:style-name="Default" office:value-type="float" office:value="21026">
            <text:p>21026</text:p>
          </table:table-cell>
          <table:table-cell table:style-name="ce20" office:value-type="float" office:value="-0.0798">
            <text:p>-0.0798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589">
            <text:p>0.7</text:p>
          </table:table-cell>
          <table:table-cell table:style-name="ce9"/>
          <table:table-cell table:style-name="ce29" table:formula="of:=[.F128]-[.A129]" office:value-type="float" office:value="0">
            <text:p>0</text:p>
          </table:table-cell>
          <table:table-cell table:style-name="ce2"/>
          <table:table-cell table:style-name="ce6" table:formula="of:=VALUE(EXACT([.D128];[.$D$1]))" office:value-type="float" office:value="0">
            <text:p>0</text:p>
          </table:table-cell>
          <table:table-cell table:style-name="ce6" table:formula="of:=IF([.M128]=[.E128];1;0)" office:value-type="float" office:value="1">
            <text:p>1</text:p>
          </table:table-cell>
          <table:table-cell table:style-name="ce6" table:formula="of:=IF([.M128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26">
            <text:p>21026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29]&lt;-0.06; 0; 1)" office:value-type="float" office:value="0">
            <text:p>0</text:p>
          </table:table-cell>
          <table:table-cell table:style-name="Default" office:value-type="float" office:value="21027">
            <text:p>21027</text:p>
          </table:table-cell>
          <table:table-cell table:style-name="ce20" office:value-type="float" office:value="-0.0813">
            <text:p>-0.081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651">
            <text:p>0.7</text:p>
          </table:table-cell>
          <table:table-cell table:style-name="ce9"/>
          <table:table-cell table:style-name="ce29" table:formula="of:=[.F129]-[.A130]" office:value-type="float" office:value="0">
            <text:p>0</text:p>
          </table:table-cell>
          <table:table-cell table:style-name="ce2"/>
          <table:table-cell table:style-name="ce6" table:formula="of:=VALUE(EXACT([.D129];[.$D$1]))" office:value-type="float" office:value="0">
            <text:p>0</text:p>
          </table:table-cell>
          <table:table-cell table:style-name="ce6" table:formula="of:=IF([.M129]=[.E129];1;0)" office:value-type="float" office:value="1">
            <text:p>1</text:p>
          </table:table-cell>
          <table:table-cell table:style-name="ce6" table:formula="of:=IF([.M129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27">
            <text:p>2102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30]&lt;-0.06; 0; 1)" office:value-type="float" office:value="0">
            <text:p>0</text:p>
          </table:table-cell>
          <table:table-cell table:style-name="Default" office:value-type="float" office:value="21028">
            <text:p>21028</text:p>
          </table:table-cell>
          <table:table-cell table:style-name="ce20" office:value-type="float" office:value="-0.0803">
            <text:p>-0.080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3092">
            <text:p>1.3</text:p>
          </table:table-cell>
          <table:table-cell table:style-name="ce9"/>
          <table:table-cell table:style-name="ce29" table:formula="of:=[.F130]-[.A131]" office:value-type="float" office:value="0">
            <text:p>0</text:p>
          </table:table-cell>
          <table:table-cell table:style-name="ce2"/>
          <table:table-cell table:style-name="ce6" table:formula="of:=VALUE(EXACT([.D130];[.$D$1]))" office:value-type="float" office:value="0">
            <text:p>0</text:p>
          </table:table-cell>
          <table:table-cell table:style-name="ce6" table:formula="of:=IF([.M130]=[.E130];1;0)" office:value-type="float" office:value="1">
            <text:p>1</text:p>
          </table:table-cell>
          <table:table-cell table:style-name="ce6" table:formula="of:=IF([.M130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28">
            <text:p>2102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31]&lt;-0.06; 0; 1)" office:value-type="float" office:value="0">
            <text:p>0</text:p>
          </table:table-cell>
          <table:table-cell table:style-name="Default" office:value-type="float" office:value="21031">
            <text:p>21031</text:p>
          </table:table-cell>
          <table:table-cell table:style-name="ce20" office:value-type="float" office:value="-0.0793">
            <text:p>-0.079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861">
            <text:p>0.8</text:p>
          </table:table-cell>
          <table:table-cell table:style-name="ce9"/>
          <table:table-cell table:style-name="ce29" table:formula="of:=[.F131]-[.A132]" office:value-type="float" office:value="0">
            <text:p>0</text:p>
          </table:table-cell>
          <table:table-cell table:style-name="ce2"/>
          <table:table-cell table:style-name="ce6" table:formula="of:=VALUE(EXACT([.D131];[.$D$1]))" office:value-type="float" office:value="0">
            <text:p>0</text:p>
          </table:table-cell>
          <table:table-cell table:style-name="ce6" table:formula="of:=IF([.M131]=[.E131];1;0)" office:value-type="float" office:value="1">
            <text:p>1</text:p>
          </table:table-cell>
          <table:table-cell table:style-name="ce6" table:formula="of:=IF([.M131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31">
            <text:p>21031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Default" table:formula="of:=IF([.G132]&lt;-0.06; 0; 1)" office:value-type="float" office:value="0">
            <text:p>0</text:p>
          </table:table-cell>
          <table:table-cell table:style-name="Default" office:value-type="float" office:value="21032">
            <text:p>21032</text:p>
          </table:table-cell>
          <table:table-cell table:style-name="ce20" office:value-type="float" office:value="-0.0811">
            <text:p>-0.081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4902">
            <text:p>0.5</text:p>
          </table:table-cell>
          <table:table-cell table:style-name="ce9"/>
          <table:table-cell table:style-name="ce29" table:formula="of:=[.F132]-[.A133]" office:value-type="float" office:value="0">
            <text:p>0</text:p>
          </table:table-cell>
          <table:table-cell table:style-name="ce2"/>
          <table:table-cell table:style-name="ce6" table:formula="of:=VALUE(EXACT([.D132];[.$D$1]))" office:value-type="float" office:value="1">
            <text:p>1</text:p>
          </table:table-cell>
          <table:table-cell table:style-name="ce6" table:formula="of:=IF([.M132]=[.E132];1;0)" office:value-type="float" office:value="0">
            <text:p>0</text:p>
          </table:table-cell>
          <table:table-cell table:style-name="ce6" table:formula="of:=IF([.M132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32">
            <text:p>21032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Default" table:formula="of:=IF([.G133]&lt;-0.06; 0; 1)" office:value-type="float" office:value="0">
            <text:p>0</text:p>
          </table:table-cell>
          <table:table-cell table:style-name="Default" office:value-type="float" office:value="21033">
            <text:p>21033</text:p>
          </table:table-cell>
          <table:table-cell table:style-name="ce20" office:value-type="float" office:value="-0.0817">
            <text:p>-0.0817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437">
            <text:p>0.8</text:p>
          </table:table-cell>
          <table:table-cell table:style-name="ce9"/>
          <table:table-cell table:style-name="ce29" table:formula="of:=[.F133]-[.A134]" office:value-type="float" office:value="0">
            <text:p>0</text:p>
          </table:table-cell>
          <table:table-cell table:style-name="ce2"/>
          <table:table-cell table:style-name="ce6" table:formula="of:=VALUE(EXACT([.D133];[.$D$1]))" office:value-type="float" office:value="1">
            <text:p>1</text:p>
          </table:table-cell>
          <table:table-cell table:style-name="ce6" table:formula="of:=IF([.M133]=[.E133];1;0)" office:value-type="float" office:value="0">
            <text:p>0</text:p>
          </table:table-cell>
          <table:table-cell table:style-name="ce6" table:formula="of:=IF([.M133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33">
            <text:p>21033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Default" table:formula="of:=IF([.G134]&lt;-0.06; 0; 1)" office:value-type="float" office:value="0">
            <text:p>0</text:p>
          </table:table-cell>
          <table:table-cell table:style-name="Default" office:value-type="float" office:value="21034">
            <text:p>21034</text:p>
          </table:table-cell>
          <table:table-cell table:style-name="ce20" office:value-type="float" office:value="-0.0775">
            <text:p>-0.0775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367">
            <text:p>0.6</text:p>
          </table:table-cell>
          <table:table-cell table:style-name="ce9"/>
          <table:table-cell table:style-name="ce29" table:formula="of:=[.F134]-[.A135]" office:value-type="float" office:value="0">
            <text:p>0</text:p>
          </table:table-cell>
          <table:table-cell table:style-name="ce2"/>
          <table:table-cell table:style-name="ce6" table:formula="of:=VALUE(EXACT([.D134];[.$D$1]))" office:value-type="float" office:value="1">
            <text:p>1</text:p>
          </table:table-cell>
          <table:table-cell table:style-name="ce6" table:formula="of:=IF([.M134]=[.E134];1;0)" office:value-type="float" office:value="0">
            <text:p>0</text:p>
          </table:table-cell>
          <table:table-cell table:style-name="ce6" table:formula="of:=IF([.M134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34">
            <text:p>21034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35]&lt;-0.06; 0; 1)" office:value-type="float" office:value="0">
            <text:p>0</text:p>
          </table:table-cell>
          <table:table-cell table:style-name="Default" office:value-type="float" office:value="21035">
            <text:p>21035</text:p>
          </table:table-cell>
          <table:table-cell table:style-name="ce20" office:value-type="float" office:value="-0.0766">
            <text:p>-0.076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923">
            <text:p>0.8</text:p>
          </table:table-cell>
          <table:table-cell table:style-name="ce9"/>
          <table:table-cell table:style-name="ce29" table:formula="of:=[.F135]-[.A136]" office:value-type="float" office:value="0">
            <text:p>0</text:p>
          </table:table-cell>
          <table:table-cell table:style-name="ce2"/>
          <table:table-cell table:style-name="ce6" table:formula="of:=VALUE(EXACT([.D135];[.$D$1]))" office:value-type="float" office:value="0">
            <text:p>0</text:p>
          </table:table-cell>
          <table:table-cell table:style-name="ce6" table:formula="of:=IF([.M135]=[.E135];1;0)" office:value-type="float" office:value="1">
            <text:p>1</text:p>
          </table:table-cell>
          <table:table-cell table:style-name="ce6" table:formula="of:=IF([.M135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35">
            <text:p>21035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36]&lt;-0.06; 0; 1)" office:value-type="float" office:value="0">
            <text:p>0</text:p>
          </table:table-cell>
          <table:table-cell table:style-name="Default" office:value-type="float" office:value="21036">
            <text:p>21036</text:p>
          </table:table-cell>
          <table:table-cell table:style-name="ce20" office:value-type="float" office:value="-0.0761">
            <text:p>-0.076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5903">
            <text:p>1.6</text:p>
          </table:table-cell>
          <table:table-cell table:style-name="ce9"/>
          <table:table-cell table:style-name="ce29" table:formula="of:=[.F136]-[.A137]" office:value-type="float" office:value="0">
            <text:p>0</text:p>
          </table:table-cell>
          <table:table-cell table:style-name="ce2"/>
          <table:table-cell table:style-name="ce6" table:formula="of:=VALUE(EXACT([.D136];[.$D$1]))" office:value-type="float" office:value="0">
            <text:p>0</text:p>
          </table:table-cell>
          <table:table-cell table:style-name="ce6" table:formula="of:=IF([.M136]=[.E136];1;0)" office:value-type="float" office:value="1">
            <text:p>1</text:p>
          </table:table-cell>
          <table:table-cell table:style-name="ce6" table:formula="of:=IF([.M136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36">
            <text:p>21036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37]&lt;-0.06; 0; 1)" office:value-type="float" office:value="0">
            <text:p>0</text:p>
          </table:table-cell>
          <table:table-cell table:style-name="Default" office:value-type="float" office:value="21037">
            <text:p>21037</text:p>
          </table:table-cell>
          <table:table-cell table:style-name="ce20" office:value-type="float" office:value="-0.0741">
            <text:p>-0.074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6299">
            <text:p>0.6</text:p>
          </table:table-cell>
          <table:table-cell table:style-name="ce9"/>
          <table:table-cell table:style-name="ce29" table:formula="of:=[.F137]-[.A138]" office:value-type="float" office:value="0">
            <text:p>0</text:p>
          </table:table-cell>
          <table:table-cell table:style-name="ce2"/>
          <table:table-cell table:style-name="ce6" table:formula="of:=VALUE(EXACT([.D137];[.$D$1]))" office:value-type="float" office:value="0">
            <text:p>0</text:p>
          </table:table-cell>
          <table:table-cell table:style-name="ce6" table:formula="of:=IF([.M137]=[.E137];1;0)" office:value-type="float" office:value="1">
            <text:p>1</text:p>
          </table:table-cell>
          <table:table-cell table:style-name="ce6" table:formula="of:=IF([.M137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37">
            <text:p>2103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38]&lt;-0.06; 0; 1)" office:value-type="float" office:value="0">
            <text:p>0</text:p>
          </table:table-cell>
          <table:table-cell table:style-name="Default" office:value-type="float" office:value="21040">
            <text:p>21040</text:p>
          </table:table-cell>
          <table:table-cell table:style-name="ce20" office:value-type="float" office:value="-0.0811">
            <text:p>-0.081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7094">
            <text:p>0.7</text:p>
          </table:table-cell>
          <table:table-cell table:style-name="ce9"/>
          <table:table-cell table:style-name="ce29" table:formula="of:=[.F138]-[.A139]" office:value-type="float" office:value="0">
            <text:p>0</text:p>
          </table:table-cell>
          <table:table-cell table:style-name="ce2"/>
          <table:table-cell table:style-name="ce6" table:formula="of:=VALUE(EXACT([.D138];[.$D$1]))" office:value-type="float" office:value="0">
            <text:p>0</text:p>
          </table:table-cell>
          <table:table-cell table:style-name="ce6" table:formula="of:=IF([.M138]=[.E138];1;0)" office:value-type="float" office:value="1">
            <text:p>1</text:p>
          </table:table-cell>
          <table:table-cell table:style-name="ce6" table:formula="of:=IF([.M138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40">
            <text:p>21040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39]&lt;-0.06; 0; 1)" office:value-type="float" office:value="1">
            <text:p>1</text:p>
          </table:table-cell>
          <table:table-cell table:style-name="Default" office:value-type="float" office:value="21041">
            <text:p>21041</text:p>
          </table:table-cell>
          <table:table-cell table:style-name="ce20" office:value-type="float" office:value="0.006">
            <text:p>0.006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5317">
            <text:p>1.5</text:p>
          </table:table-cell>
          <table:table-cell table:style-name="ce9"/>
          <table:table-cell table:style-name="ce29" table:formula="of:=[.F139]-[.A140]" office:value-type="float" office:value="0">
            <text:p>0</text:p>
          </table:table-cell>
          <table:table-cell table:style-name="ce2"/>
          <table:table-cell table:style-name="ce6" table:formula="of:=VALUE(EXACT([.D139];[.$D$1]))" office:value-type="float" office:value="1">
            <text:p>1</text:p>
          </table:table-cell>
          <table:table-cell table:style-name="ce6" table:formula="of:=IF([.M139]=[.E139];1;0)" office:value-type="float" office:value="1">
            <text:p>1</text:p>
          </table:table-cell>
          <table:table-cell table:style-name="ce6" table:formula="of:=IF([.M139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41">
            <text:p>21041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40]&lt;-0.06; 0; 1)" office:value-type="float" office:value="1">
            <text:p>1</text:p>
          </table:table-cell>
          <table:table-cell table:style-name="Default" office:value-type="float" office:value="21042">
            <text:p>21042</text:p>
          </table:table-cell>
          <table:table-cell table:style-name="ce20" office:value-type="float" office:value="0.0066">
            <text:p>0.006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0.8216">
            <text:p>0.8</text:p>
          </table:table-cell>
          <table:table-cell table:style-name="ce9"/>
          <table:table-cell table:style-name="ce29" table:formula="of:=[.F140]-[.A141]" office:value-type="float" office:value="0">
            <text:p>0</text:p>
          </table:table-cell>
          <table:table-cell table:style-name="ce2"/>
          <table:table-cell table:style-name="ce6" table:formula="of:=VALUE(EXACT([.D140];[.$D$1]))" office:value-type="float" office:value="1">
            <text:p>1</text:p>
          </table:table-cell>
          <table:table-cell table:style-name="ce6" table:formula="of:=IF([.M140]=[.E140];1;0)" office:value-type="float" office:value="1">
            <text:p>1</text:p>
          </table:table-cell>
          <table:table-cell table:style-name="ce6" table:formula="of:=IF([.M140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42">
            <text:p>21042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41]&lt;-0.06; 0; 1)" office:value-type="float" office:value="1">
            <text:p>1</text:p>
          </table:table-cell>
          <table:table-cell table:style-name="Default" office:value-type="float" office:value="21043">
            <text:p>21043</text:p>
          </table:table-cell>
          <table:table-cell table:style-name="ce20" office:value-type="float" office:value="0.0056">
            <text:p>0.0056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6226">
            <text:p>1.6</text:p>
          </table:table-cell>
          <table:table-cell table:style-name="ce9"/>
          <table:table-cell table:style-name="ce29" table:formula="of:=[.F141]-[.A142]" office:value-type="float" office:value="0">
            <text:p>0</text:p>
          </table:table-cell>
          <table:table-cell table:style-name="ce2"/>
          <table:table-cell table:style-name="ce6" table:formula="of:=VALUE(EXACT([.D141];[.$D$1]))" office:value-type="float" office:value="1">
            <text:p>1</text:p>
          </table:table-cell>
          <table:table-cell table:style-name="ce6" table:formula="of:=IF([.M141]=[.E141];1;0)" office:value-type="float" office:value="1">
            <text:p>1</text:p>
          </table:table-cell>
          <table:table-cell table:style-name="ce6" table:formula="of:=IF([.M141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43">
            <text:p>21043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42]&lt;-0.06; 0; 1)" office:value-type="float" office:value="1">
            <text:p>1</text:p>
          </table:table-cell>
          <table:table-cell table:style-name="Default" office:value-type="float" office:value="21046">
            <text:p>21046</text:p>
          </table:table-cell>
          <table:table-cell table:style-name="ce20" office:value-type="float" office:value="-0.0025">
            <text:p>-0.0025</text:p>
          </table:table-cell>
          <table:table-cell table:style-name="ce20" office:value-type="float" office:value="0.0033">
            <text:p>0.0033</text:p>
          </table:table-cell>
          <table:table-cell table:style-name="ce26" office:value-type="float" office:value="1.1391">
            <text:p>1.1</text:p>
          </table:table-cell>
          <table:table-cell table:style-name="ce9"/>
          <table:table-cell table:style-name="ce29" table:formula="of:=[.F142]-[.A143]" office:value-type="float" office:value="0">
            <text:p>0</text:p>
          </table:table-cell>
          <table:table-cell table:style-name="ce2"/>
          <table:table-cell table:style-name="ce6" table:formula="of:=VALUE(EXACT([.D142];[.$D$1]))" office:value-type="float" office:value="1">
            <text:p>1</text:p>
          </table:table-cell>
          <table:table-cell table:style-name="ce6" table:formula="of:=IF([.M142]=[.E142];1;0)" office:value-type="float" office:value="1">
            <text:p>1</text:p>
          </table:table-cell>
          <table:table-cell table:style-name="ce6" table:formula="of:=IF([.M142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46">
            <text:p>21046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43]&lt;-0.06; 0; 1)" office:value-type="float" office:value="0">
            <text:p>0</text:p>
          </table:table-cell>
          <table:table-cell table:style-name="Default" office:value-type="float" office:value="21047">
            <text:p>21047</text:p>
          </table:table-cell>
          <table:table-cell table:style-name="ce20" office:value-type="float" office:value="-0.0732">
            <text:p>-0.0732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3.2992">
            <text:p>3.3</text:p>
          </table:table-cell>
          <table:table-cell table:style-name="ce9"/>
          <table:table-cell table:style-name="ce29" table:formula="of:=[.F143]-[.A144]" office:value-type="float" office:value="0">
            <text:p>0</text:p>
          </table:table-cell>
          <table:table-cell table:style-name="ce2"/>
          <table:table-cell table:style-name="ce6" table:formula="of:=VALUE(EXACT([.D143];[.$D$1]))" office:value-type="float" office:value="0">
            <text:p>0</text:p>
          </table:table-cell>
          <table:table-cell table:style-name="ce6" table:formula="of:=IF([.M143]=[.E143];1;0)" office:value-type="float" office:value="1">
            <text:p>1</text:p>
          </table:table-cell>
          <table:table-cell table:style-name="ce6" table:formula="of:=IF([.M143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47">
            <text:p>21047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44]&lt;-0.06; 0; 1)" office:value-type="float" office:value="0">
            <text:p>0</text:p>
          </table:table-cell>
          <table:table-cell table:style-name="Default" office:value-type="float" office:value="21048">
            <text:p>21048</text:p>
          </table:table-cell>
          <table:table-cell table:style-name="ce20" office:value-type="float" office:value="-0.069">
            <text:p>-0.069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2.845">
            <text:p>2.8</text:p>
          </table:table-cell>
          <table:table-cell table:style-name="ce9"/>
          <table:table-cell table:style-name="ce29" table:formula="of:=[.F144]-[.A145]" office:value-type="float" office:value="0">
            <text:p>0</text:p>
          </table:table-cell>
          <table:table-cell table:style-name="ce2"/>
          <table:table-cell table:style-name="ce6" table:formula="of:=VALUE(EXACT([.D144];[.$D$1]))" office:value-type="float" office:value="0">
            <text:p>0</text:p>
          </table:table-cell>
          <table:table-cell table:style-name="ce6" table:formula="of:=IF([.M144]=[.E144];1;0)" office:value-type="float" office:value="1">
            <text:p>1</text:p>
          </table:table-cell>
          <table:table-cell table:style-name="ce6" table:formula="of:=IF([.M144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48">
            <text:p>21048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45]&lt;-0.06; 0; 1)" office:value-type="float" office:value="0">
            <text:p>0</text:p>
          </table:table-cell>
          <table:table-cell table:style-name="Default" office:value-type="float" office:value="21049">
            <text:p>21049</text:p>
          </table:table-cell>
          <table:table-cell table:style-name="ce20" office:value-type="float" office:value="-0.0703">
            <text:p>-0.0703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3.6628">
            <text:p>3.7</text:p>
          </table:table-cell>
          <table:table-cell table:style-name="ce9"/>
          <table:table-cell table:style-name="ce29" table:formula="of:=[.F145]-[.A146]" office:value-type="float" office:value="0">
            <text:p>0</text:p>
          </table:table-cell>
          <table:table-cell table:style-name="ce2"/>
          <table:table-cell table:style-name="ce6" table:formula="of:=VALUE(EXACT([.D145];[.$D$1]))" office:value-type="float" office:value="0">
            <text:p>0</text:p>
          </table:table-cell>
          <table:table-cell table:style-name="ce6" table:formula="of:=IF([.M145]=[.E145];1;0)" office:value-type="float" office:value="1">
            <text:p>1</text:p>
          </table:table-cell>
          <table:table-cell table:style-name="ce6" table:formula="of:=IF([.M145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049">
            <text:p>21049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rp</text:p>
          </table:table-cell>
          <table:table-cell table:style-name="Default" table:formula="of:=IF([.G146]&lt;-0.06; 0; 1)" office:value-type="float" office:value="0">
            <text:p>0</text:p>
          </table:table-cell>
          <table:table-cell table:style-name="Default" office:value-type="float" office:value="21051">
            <text:p>21051</text:p>
          </table:table-cell>
          <table:table-cell table:style-name="ce20" office:value-type="float" office:value="-0.0771">
            <text:p>-0.0771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1.6629">
            <text:p>1.7</text:p>
          </table:table-cell>
          <table:table-cell table:style-name="ce9"/>
          <table:table-cell table:style-name="ce29" table:formula="of:=[.F146]-[.A147]" office:value-type="float" office:value="0">
            <text:p>0</text:p>
          </table:table-cell>
          <table:table-cell table:style-name="ce2"/>
          <table:table-cell table:style-name="ce6" table:formula="of:=VALUE(EXACT([.D146];[.$D$1]))" office:value-type="float" office:value="0">
            <text:p>0</text:p>
          </table:table-cell>
          <table:table-cell table:style-name="ce6" table:formula="of:=IF([.M146]=[.E146];1;0)" office:value-type="float" office:value="1">
            <text:p>1</text:p>
          </table:table-cell>
          <table:table-cell table:style-name="ce6" table:formula="of:=IF([.M146]=0;&quot;perp&quot;;&quot;para&quot;)" office:value-type="string" office:string-value="perp">
            <text:p>perp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51">
            <text:p>21051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47]&lt;-0.06; 0; 1)" office:value-type="float" office:value="1">
            <text:p>1</text:p>
          </table:table-cell>
          <table:table-cell table:style-name="Default" office:value-type="float" office:value="21052">
            <text:p>21052</text:p>
          </table:table-cell>
          <table:table-cell table:style-name="ce20" office:value-type="float" office:value="0.008">
            <text:p>0.0080</text:p>
          </table:table-cell>
          <table:table-cell table:style-name="ce20" office:value-type="float" office:value="0.0032">
            <text:p>0.0032</text:p>
          </table:table-cell>
          <table:table-cell table:style-name="ce26" office:value-type="float" office:value="3.9795">
            <text:p>4.0</text:p>
          </table:table-cell>
          <table:table-cell table:style-name="ce9"/>
          <table:table-cell table:style-name="ce29" table:formula="of:=[.F147]-[.A148]" office:value-type="float" office:value="0">
            <text:p>0</text:p>
          </table:table-cell>
          <table:table-cell table:style-name="ce2"/>
          <table:table-cell table:style-name="ce6" table:formula="of:=VALUE(EXACT([.D147];[.$D$1]))" office:value-type="float" office:value="1">
            <text:p>1</text:p>
          </table:table-cell>
          <table:table-cell table:style-name="ce6" table:formula="of:=IF([.M147]=[.E147];1;0)" office:value-type="float" office:value="1">
            <text:p>1</text:p>
          </table:table-cell>
          <table:table-cell table:style-name="ce6" table:formula="of:=IF([.M147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2" office:value-type="float" office:value="21052">
            <text:p>21052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ara</text:p>
          </table:table-cell>
          <table:table-cell table:style-name="Default" table:formula="of:=IF([.G148]&lt;-0.06; 0; 1)" office:value-type="float" office:value="1">
            <text:p>1</text:p>
          </table:table-cell>
          <table:table-cell table:style-name="Default" office:value-type="float" office:value="21052">
            <text:p>21052</text:p>
          </table:table-cell>
          <table:table-cell table:style-name="ce20" office:value-type="float" office:value="0.0174">
            <text:p>0.0174</text:p>
          </table:table-cell>
          <table:table-cell table:style-name="ce20" office:value-type="float" office:value="0.0076">
            <text:p>0.0076</text:p>
          </table:table-cell>
          <table:table-cell table:style-name="ce26" office:value-type="float" office:value="0.8649">
            <text:p>0.9</text:p>
          </table:table-cell>
          <table:table-cell table:style-name="ce9"/>
          <table:table-cell table:style-name="ce29" table:formula="of:=[.F148]-[.A149]" office:value-type="float" office:value="21052">
            <text:p>21052</text:p>
          </table:table-cell>
          <table:table-cell table:style-name="ce2"/>
          <table:table-cell table:style-name="ce6" table:formula="of:=VALUE(EXACT([.D148];[.$D$1]))" office:value-type="float" office:value="1">
            <text:p>1</text:p>
          </table:table-cell>
          <table:table-cell table:style-name="ce6" table:formula="of:=IF([.M148]=[.E148];1;0)" office:value-type="float" office:value="1">
            <text:p>1</text:p>
          </table:table-cell>
          <table:table-cell table:style-name="ce6" table:formula="of:=IF([.M148]=0;&quot;perp&quot;;&quot;para&quot;)" office:value-type="string" office:string-value="para">
            <text:p>para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3"/>
          <table:table-cell table:style-name="ce3"/>
          <table:table-cell table:style-name="ce2" table:number-columns-repeated="4"/>
          <table:table-cell table:style-name="ce21" table:number-columns-repeated="2"/>
          <table:table-cell table:style-name="ce11"/>
          <table:table-cell table:style-name="ce2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 table:number-rows-repeated="3">
          <table:table-cell table:style-name="ce3" table:number-columns-repeated="2"/>
          <table:table-cell table:style-name="ce2" table:number-columns-repeated="4"/>
          <table:table-cell table:style-name="ce21" table:number-columns-repeated="2"/>
          <table:table-cell table:style-name="ce11"/>
          <table:table-cell table:style-name="ce2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3"/>
          <table:table-cell table:style-name="ce2" office:value-type="float" office:value="20855">
            <text:p>20855</text:p>
          </table:table-cell>
          <table:table-cell table:style-name="ce2" office:value-type="string">
            <text:p>????</text:p>
          </table:table-cell>
          <table:table-cell table:style-name="ce2" table:number-columns-repeated="3"/>
          <table:table-cell table:style-name="ce21" table:number-columns-repeated="2"/>
          <table:table-cell table:style-name="ce11"/>
          <table:table-cell table:style-name="ce2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2" table:number-columns-repeated="4"/>
          <table:table-cell table:style-name="ce21" table:number-columns-repeated="2"/>
          <table:table-cell table:style-name="ce11"/>
          <table:table-cell table:style-name="ce2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Default"/>
          <table:table-cell table:style-name="ce3"/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Default" table:number-columns-repeated="2"/>
          <table:table-cell table:style-name="ce2"/>
          <table:table-cell table:style-name="ce2" office:value-type="string">
            <text:p>CB_</text:p>
          </table:table-cell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2" office:value-type="string">
            <text:p>.dat</text:p>
          </table:table-cell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15" office:value-type="string">
            <text:p>Perp</text:p>
          </table:table-cell>
          <table:table-cell table:style-name="ce3"/>
          <table:table-cell table:style-name="ce2"/>
          <table:table-cell table:style-name="ce16" office:value-type="string">
            <text:p>Para</text:p>
          </table:table-cell>
          <table:table-cell table:style-name="ce2" table:number-columns-repeated="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6" office:value-type="float" office:value="20849">
            <text:p>20849</text:p>
          </table:table-cell>
          <table:table-cell table:style-name="ce6" office:value-type="string">
            <text:p>perp</text:p>
          </table:table-cell>
          <table:table-cell table:style-name="ce2"/>
          <table:table-cell table:style-name="ce2" office:value-type="float" office:value="20851">
            <text:p>20851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6" office:value-type="float" office:value="20850">
            <text:p>20850</text:p>
          </table:table-cell>
          <table:table-cell table:style-name="ce6" office:value-type="string">
            <text:p>perp</text:p>
          </table:table-cell>
          <table:table-cell table:style-name="ce2"/>
          <table:table-cell table:style-name="ce2" office:value-type="float" office:value="20852">
            <text:p>20852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54">
            <text:p>20854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58">
            <text:p>20858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62">
            <text:p>20862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59">
            <text:p>20859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63">
            <text:p>20863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60">
            <text:p>20860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64">
            <text:p>20864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61">
            <text:p>20861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65">
            <text:p>20865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66">
            <text:p>2086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6" office:value-type="float" office:value="20870">
            <text:p>20870</text:p>
          </table:table-cell>
          <table:table-cell table:style-name="ce6" office:value-type="string">
            <text:p>perp</text:p>
          </table:table-cell>
          <table:table-cell table:style-name="ce2"/>
          <table:table-cell table:style-name="ce2" office:value-type="float" office:value="20867">
            <text:p>20867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6" office:value-type="float" office:value="20871">
            <text:p>20871</text:p>
          </table:table-cell>
          <table:table-cell table:style-name="ce6" office:value-type="string">
            <text:p>perp</text:p>
          </table:table-cell>
          <table:table-cell table:style-name="ce2"/>
          <table:table-cell table:style-name="ce2" office:value-type="float" office:value="20868">
            <text:p>20868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6" office:value-type="float" office:value="20872">
            <text:p>20872</text:p>
          </table:table-cell>
          <table:table-cell table:style-name="ce6" office:value-type="string">
            <text:p>perp</text:p>
          </table:table-cell>
          <table:table-cell table:style-name="ce2"/>
          <table:table-cell table:style-name="ce2" office:value-type="float" office:value="20869">
            <text:p>20869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6" office:value-type="float" office:value="20873">
            <text:p>20873</text:p>
          </table:table-cell>
          <table:table-cell table:style-name="ce6" office:value-type="string">
            <text:p>perp</text:p>
          </table:table-cell>
          <table:table-cell table:style-name="ce2"/>
          <table:table-cell table:style-name="ce2" office:value-type="float" office:value="20874">
            <text:p>20874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83">
            <text:p>20883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75">
            <text:p>20875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84">
            <text:p>20884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79">
            <text:p>20879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90">
            <text:p>20890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80">
            <text:p>20880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93">
            <text:p>20893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96">
            <text:p>2089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94">
            <text:p>20894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899">
            <text:p>20899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95">
            <text:p>20895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00">
            <text:p>20900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97">
            <text:p>20897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01">
            <text:p>20901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898">
            <text:p>20898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02">
            <text:p>20902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05">
            <text:p>20905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03">
            <text:p>20903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06">
            <text:p>20906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04">
            <text:p>20904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07">
            <text:p>20907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14">
            <text:p>20914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08">
            <text:p>20908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15">
            <text:p>20915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19">
            <text:p>20919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16">
            <text:p>2091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20">
            <text:p>20920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17">
            <text:p>20917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21">
            <text:p>20921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18">
            <text:p>20918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22">
            <text:p>20922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23">
            <text:p>20923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27">
            <text:p>20927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24">
            <text:p>20924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28">
            <text:p>20928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25">
            <text:p>20925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29">
            <text:p>20929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26">
            <text:p>2092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30">
            <text:p>20930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31">
            <text:p>20931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35">
            <text:p>20935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32">
            <text:p>20932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36">
            <text:p>20936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33">
            <text:p>20933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37">
            <text:p>20937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34">
            <text:p>20934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38">
            <text:p>20938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39">
            <text:p>20939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43">
            <text:p>20943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40">
            <text:p>20940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44">
            <text:p>20944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41">
            <text:p>20941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45">
            <text:p>20945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42">
            <text:p>20942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46">
            <text:p>20946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47">
            <text:p>20947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56">
            <text:p>20956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48">
            <text:p>20948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57">
            <text:p>20957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54">
            <text:p>20954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58">
            <text:p>20958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55">
            <text:p>20955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59">
            <text:p>20959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60">
            <text:p>20960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89">
            <text:p>20989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61">
            <text:p>20961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90">
            <text:p>20990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62">
            <text:p>20962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91">
            <text:p>20991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86">
            <text:p>2098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92">
            <text:p>20992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87">
            <text:p>20987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97">
            <text:p>20997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88">
            <text:p>20988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98">
            <text:p>20998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93">
            <text:p>20993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0999">
            <text:p>20999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94">
            <text:p>20994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00">
            <text:p>21000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95">
            <text:p>20995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08">
            <text:p>21008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0996">
            <text:p>2099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09">
            <text:p>21009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01">
            <text:p>21001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11">
            <text:p>21011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02">
            <text:p>21002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12">
            <text:p>21012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03">
            <text:p>21003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17">
            <text:p>21017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06">
            <text:p>2100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18">
            <text:p>21018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07">
            <text:p>21007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19">
            <text:p>21019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13">
            <text:p>21013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20">
            <text:p>21020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14">
            <text:p>21014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21">
            <text:p>21021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15">
            <text:p>21015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22">
            <text:p>21022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16">
            <text:p>21016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23">
            <text:p>21023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40">
            <text:p>21040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24">
            <text:p>21024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41">
            <text:p>21041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25">
            <text:p>21025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42">
            <text:p>21042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26">
            <text:p>21026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43">
            <text:p>21043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27">
            <text:p>21027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51">
            <text:p>21051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28">
            <text:p>21028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ce2" office:value-type="float" office:value="21052">
            <text:p>21052</text:p>
          </table:table-cell>
          <table:table-cell table:style-name="ce2" office:value-type="string">
            <text:p>para</text:p>
          </table:table-cell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31">
            <text:p>21031</text:p>
          </table:table-cell>
          <table:table-cell table:style-name="ce2" office:value-type="string">
            <text:p>perp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32">
            <text:p>21032</text:p>
          </table:table-cell>
          <table:table-cell table:style-name="ce2" office:value-type="string">
            <text:p>perp</text:p>
          </table:table-cell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33">
            <text:p>21033</text:p>
          </table:table-cell>
          <table:table-cell table:style-name="ce2" office:value-type="string">
            <text:p>perp</text:p>
          </table:table-cell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34">
            <text:p>21034</text:p>
          </table:table-cell>
          <table:table-cell table:style-name="ce2" office:value-type="string">
            <text:p>perp</text:p>
          </table:table-cell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35">
            <text:p>21035</text:p>
          </table:table-cell>
          <table:table-cell table:style-name="ce2" office:value-type="string">
            <text:p>perp</text:p>
          </table:table-cell>
          <table:table-cell table:style-name="ce2" table:number-columns-repeated="3"/>
          <table:table-cell table:style-name="ce6"/>
          <table:table-cell table:style-name="ce22" table:number-columns-repeated="2"/>
          <table:table-cell table:style-name="ce12"/>
          <table:table-cell table:style-name="ce9"/>
          <table:table-cell table:style-name="ce29"/>
          <table:table-cell table:style-name="ce6" table:number-columns-repeated="6"/>
          <table:table-cell table:style-name="ce13"/>
          <table:table-cell table:number-columns-repeated="1006"/>
        </table:table-row>
        <table:table-row table:style-name="ro1">
          <table:table-cell table:style-name="ce2" office:value-type="float" office:value="21036">
            <text:p>21036</text:p>
          </table:table-cell>
          <table:table-cell table:style-name="ce2" office:value-type="string">
            <text:p>perp</text:p>
          </table:table-cell>
          <table:table-cell table:style-name="ce6" table:number-columns-repeated="4"/>
          <table:table-cell table:style-name="ce22" table:number-columns-repeated="2"/>
          <table:table-cell table:style-name="ce12"/>
          <table:table-cell table:style-name="ce9"/>
          <table:table-cell table:style-name="ce29"/>
          <table:table-cell table:style-name="ce6" table:number-columns-repeated="6"/>
          <table:table-cell table:style-name="ce13"/>
          <table:table-cell table:number-columns-repeated="1006"/>
        </table:table-row>
        <table:table-row table:style-name="ro1">
          <table:table-cell table:style-name="ce2" office:value-type="float" office:value="21037">
            <text:p>21037</text:p>
          </table:table-cell>
          <table:table-cell table:style-name="ce2" office:value-type="string">
            <text:p>perp</text:p>
          </table:table-cell>
          <table:table-cell table:style-name="ce6" table:number-columns-repeated="3"/>
          <table:table-cell table:style-name="ce2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46">
            <text:p>21046</text:p>
          </table:table-cell>
          <table:table-cell table:style-name="ce2" office:value-type="string">
            <text:p>perp</text:p>
          </table:table-cell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47">
            <text:p>21047</text:p>
          </table:table-cell>
          <table:table-cell table:style-name="ce2" office:value-type="string">
            <text:p>perp</text:p>
          </table:table-cell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>
          <table:table-cell table:style-name="ce2" office:value-type="float" office:value="21048">
            <text:p>21048</text:p>
          </table:table-cell>
          <table:table-cell table:style-name="ce2" office:value-type="string">
            <text:p>perp</text:p>
          </table:table-cell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 table:number-rows-repeated="2">
          <table:table-cell table:style-name="Default" table:number-columns-repeated="2"/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 table:number-rows-repeated="4">
          <table:table-cell table:style-name="Default" table:number-columns-repeated="2"/>
          <table:table-cell table:style-name="ce6" table:number-columns-repeated="4"/>
          <table:table-cell table:style-name="ce22" table:number-columns-repeated="2"/>
          <table:table-cell table:style-name="ce12"/>
          <table:table-cell table:style-name="ce9"/>
          <table:table-cell table:style-name="ce29"/>
          <table:table-cell table:style-name="ce6" table:number-columns-repeated="6"/>
          <table:table-cell table:style-name="ce13"/>
          <table:table-cell table:number-columns-repeated="1006"/>
        </table:table-row>
        <table:table-row table:style-name="ro1" table:number-rows-repeated="58">
          <table:table-cell table:style-name="Default" table:number-columns-repeated="2"/>
          <table:table-cell table:style-name="ce2" table:number-columns-repeated="4"/>
          <table:table-cell table:style-name="ce21" table:number-columns-repeated="2"/>
          <table:table-cell table:style-name="ce11"/>
          <table:table-cell table:style-name="ce9"/>
          <table:table-cell table:style-name="ce30"/>
          <table:table-cell table:style-name="ce2" table:number-columns-repeated="6"/>
          <table:table-cell table:number-columns-repeated="1007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 table:number-rows-repeated="65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pty" table:style-name="ta3" table:print="false">
        <table:table-column table:style-name="co15" table:number-columns-repeated="10" table:default-cell-style-name="Default"/>
        <table:table-column table:style-name="co15" table:default-cell-style-name="ce31"/>
        <table:table-column table:style-name="co16" table:default-cell-style-name="Default"/>
        <table:table-column table:style-name="co15" table:number-columns-repeated="6" table:default-cell-style-name="Default"/>
        <table:table-row table:style-name="ro1">
          <table:table-cell table:number-columns-repeated="2"/>
          <table:table-cell table:style-name="Excel_20_Built-in_20_Normal" office:value-type="string">
            <text:p>perp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float" office:value="20966">
            <text:p>20966</text:p>
          </table:table-cell>
          <table:table-cell table:style-name="ce2"/>
          <table:table-cell table:style-name="ce2" office:value-type="string">
            <text:p>perp</text:p>
          </table:table-cell>
          <table:table-cell/>
          <table:table-cell office:value-type="float" office:value="20967">
            <text:p>20967</text:p>
          </table:table-cell>
          <table:table-cell office:value-type="float" office:value="-0.0002">
            <text:p>0</text:p>
          </table:table-cell>
          <table:table-cell office:value-type="float" office:value="0.0156">
            <text:p>0.02</text:p>
          </table:table-cell>
          <table:table-cell office:value-type="float" office:value="0">
            <text:p>0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67">
            <text:p>20967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0968">
            <text:p>20968</text:p>
          </table:table-cell>
          <table:table-cell office:value-type="float" office:value="0.5297">
            <text:p>0.53</text:p>
          </table:table-cell>
          <table:table-cell office:value-type="float" office:value="0.0173">
            <text:p>0.02</text:p>
          </table:table-cell>
          <table:table-cell office:value-type="float" office:value="0.8949">
            <text:p>0.89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68">
            <text:p>20968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0969">
            <text:p>20969</text:p>
          </table:table-cell>
          <table:table-cell office:value-type="float" office:value="0.5397">
            <text:p>0.54</text:p>
          </table:table-cell>
          <table:table-cell office:value-type="float" office:value="0.0176">
            <text:p>0.02</text:p>
          </table:table-cell>
          <table:table-cell office:value-type="float" office:value="0.5957">
            <text:p>0.6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69">
            <text:p>20969</text:p>
          </table:table-cell>
          <table:table-cell table:style-name="ce2"/>
          <table:table-cell table:style-name="ce2" office:value-type="string">
            <text:p>perp</text:p>
          </table:table-cell>
          <table:table-cell/>
          <table:table-cell office:value-type="float" office:value="20970">
            <text:p>20970</text:p>
          </table:table-cell>
          <table:table-cell office:value-type="float" office:value="0.0233">
            <text:p>0.02</text:p>
          </table:table-cell>
          <table:table-cell office:value-type="float" office:value="0.0157">
            <text:p>0.02</text:p>
          </table:table-cell>
          <table:table-cell office:value-type="float" office:value="0.9269">
            <text:p>0.93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70">
            <text:p>20970</text:p>
          </table:table-cell>
          <table:table-cell table:style-name="ce2"/>
          <table:table-cell table:style-name="ce2" office:value-type="string">
            <text:p>perp</text:p>
          </table:table-cell>
          <table:table-cell/>
          <table:table-cell office:value-type="float" office:value="20971">
            <text:p>20971</text:p>
          </table:table-cell>
          <table:table-cell office:value-type="float" office:value="0.0197">
            <text:p>0.02</text:p>
          </table:table-cell>
          <table:table-cell office:value-type="float" office:value="0.0156">
            <text:p>0.02</text:p>
          </table:table-cell>
          <table:table-cell office:value-type="float" office:value="0.9476">
            <text:p>0.95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71">
            <text:p>20971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0972">
            <text:p>20972</text:p>
          </table:table-cell>
          <table:table-cell office:value-type="float" office:value="0.5431">
            <text:p>0.54</text:p>
          </table:table-cell>
          <table:table-cell office:value-type="float" office:value="0.0173">
            <text:p>0.02</text:p>
          </table:table-cell>
          <table:table-cell office:value-type="float" office:value="0.7666">
            <text:p>0.77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72">
            <text:p>20972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0974">
            <text:p>20974</text:p>
          </table:table-cell>
          <table:table-cell office:value-type="float" office:value="0.5629">
            <text:p>0.56</text:p>
          </table:table-cell>
          <table:table-cell office:value-type="float" office:value="0.0178">
            <text:p>0.02</text:p>
          </table:table-cell>
          <table:table-cell office:value-type="float" office:value="1.3418">
            <text:p>1.34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74">
            <text:p>20974</text:p>
          </table:table-cell>
          <table:table-cell table:style-name="ce2"/>
          <table:table-cell table:style-name="ce2" office:value-type="string">
            <text:p>perp</text:p>
          </table:table-cell>
          <table:table-cell table:style-name="ce2" office:value-type="string">
            <text:p>para?</text:p>
          </table:table-cell>
          <table:table-cell office:value-type="float" office:value="20975">
            <text:p>20975</text:p>
          </table:table-cell>
          <table:table-cell office:value-type="float" office:value="0.5627">
            <text:p>0.56</text:p>
          </table:table-cell>
          <table:table-cell office:value-type="float" office:value="0.0174">
            <text:p>0.02</text:p>
          </table:table-cell>
          <table:table-cell office:value-type="float" office:value="0.8134">
            <text:p>0.81</text:p>
          </table:table-cell>
          <table:table-cell table:style-name="ce2"/>
          <table:table-cell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75">
            <text:p>20975</text:p>
          </table:table-cell>
          <table:table-cell table:style-name="ce2"/>
          <table:table-cell table:style-name="ce2" office:value-type="string">
            <text:p>perp</text:p>
          </table:table-cell>
          <table:table-cell table:style-name="ce2" office:value-type="string">
            <text:p>para?</text:p>
          </table:table-cell>
          <table:table-cell office:value-type="float" office:value="20982">
            <text:p>20982</text:p>
          </table:table-cell>
          <table:table-cell office:value-type="float" office:value="0.5516">
            <text:p>0.55</text:p>
          </table:table-cell>
          <table:table-cell office:value-type="float" office:value="0.0177">
            <text:p>0.02</text:p>
          </table:table-cell>
          <table:table-cell office:value-type="float" office:value="1.9363">
            <text:p>1.94</text:p>
          </table:table-cell>
          <table:table-cell table:style-name="ce2"/>
          <table:table-cell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82">
            <text:p>20982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0983">
            <text:p>20983</text:p>
          </table:table-cell>
          <table:table-cell office:value-type="float" office:value="0.538">
            <text:p>0.54</text:p>
          </table:table-cell>
          <table:table-cell office:value-type="float" office:value="0.0173">
            <text:p>0.02</text:p>
          </table:table-cell>
          <table:table-cell office:value-type="float" office:value="0.836">
            <text:p>0.84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0983">
            <text:p>20983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1053">
            <text:p>21053</text:p>
          </table:table-cell>
          <table:table-cell office:value-type="float" office:value="0.5747">
            <text:p>0.57</text:p>
          </table:table-cell>
          <table:table-cell office:value-type="float" office:value="0.0348">
            <text:p>0.03</text:p>
          </table:table-cell>
          <table:table-cell office:value-type="float" office:value="0.9268">
            <text:p>0.93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ce13"/>
        </table:table-row>
        <table:table-row table:style-name="ro1">
          <table:table-cell table:style-name="ce2" office:value-type="float" office:value="21053">
            <text:p>21053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1054">
            <text:p>21054</text:p>
          </table:table-cell>
          <table:table-cell office:value-type="float" office:value="0.5495">
            <text:p>0.55</text:p>
          </table:table-cell>
          <table:table-cell office:value-type="float" office:value="0.018">
            <text:p>0.02</text:p>
          </table:table-cell>
          <table:table-cell office:value-type="float" office:value="1.369">
            <text:p>1.37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ce13"/>
        </table:table-row>
        <table:table-row table:style-name="ro1">
          <table:table-cell table:style-name="ce2" office:value-type="float" office:value="21054">
            <text:p>21054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1060">
            <text:p>21060</text:p>
          </table:table-cell>
          <table:table-cell office:value-type="float" office:value="0.5218">
            <text:p>0.52</text:p>
          </table:table-cell>
          <table:table-cell office:value-type="float" office:value="0.028">
            <text:p>0.03</text:p>
          </table:table-cell>
          <table:table-cell office:value-type="float" office:value="0.5102">
            <text:p>0.51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ce13"/>
        </table:table-row>
        <table:table-row table:style-name="ro1">
          <table:table-cell table:number-columns-repeated="8"/>
          <table:table-cell table:style-name="ce2" table:number-columns-repeated="2"/>
          <table:table-cell table:style-name="ce32"/>
          <table:table-cell table:style-name="ce2" table:number-columns-repeated="6"/>
          <table:table-cell table:style-name="ce13"/>
        </table:table-row>
        <table:table-row table:style-name="ro1">
          <table:table-cell table:style-name="ce2" office:value-type="float" office:value="21060">
            <text:p>21060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1061">
            <text:p>21061</text:p>
          </table:table-cell>
          <table:table-cell office:value-type="float" office:value="0.5604">
            <text:p>0.56</text:p>
          </table:table-cell>
          <table:table-cell office:value-type="float" office:value="0.0251">
            <text:p>0.03</text:p>
          </table:table-cell>
          <table:table-cell office:value-type="float" office:value="90.0806">
            <text:p>90.08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ce13"/>
        </table:table-row>
        <table:table-row table:style-name="ro1">
          <table:table-cell table:style-name="ce2" office:value-type="float" office:value="21061">
            <text:p>21061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1063">
            <text:p>21063</text:p>
          </table:table-cell>
          <table:table-cell office:value-type="float" office:value="0.4746">
            <text:p>0.47</text:p>
          </table:table-cell>
          <table:table-cell office:value-type="float" office:value="0.0244">
            <text:p>0.02</text:p>
          </table:table-cell>
          <table:table-cell office:value-type="float" office:value="89.5416">
            <text:p>89.54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1063">
            <text:p>21063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1064">
            <text:p>21064</text:p>
          </table:table-cell>
          <table:table-cell office:value-type="float" office:value="0.4699">
            <text:p>0.47</text:p>
          </table:table-cell>
          <table:table-cell office:value-type="float" office:value="0.0252">
            <text:p>0.03</text:p>
          </table:table-cell>
          <table:table-cell office:value-type="float" office:value="94.3526">
            <text:p>94.35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1064">
            <text:p>21064</text:p>
          </table:table-cell>
          <table:table-cell table:style-name="ce2"/>
          <table:table-cell table:style-name="ce2" office:value-type="string">
            <text:p>perp</text:p>
          </table:table-cell>
          <table:table-cell/>
          <table:table-cell office:value-type="float" office:value="21065">
            <text:p>21065</text:p>
          </table:table-cell>
          <table:table-cell office:value-type="float" office:value="-0.5335">
            <text:p>-0.53</text:p>
          </table:table-cell>
          <table:table-cell office:value-type="float" office:value="0.0218">
            <text:p>0.02</text:p>
          </table:table-cell>
          <table:table-cell office:value-type="float" office:value="83.3524">
            <text:p>83.35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1065">
            <text:p>21065</text:p>
          </table:table-cell>
          <table:table-cell table:style-name="ce2"/>
          <table:table-cell table:style-name="ce2" office:value-type="string">
            <text:p>para</text:p>
          </table:table-cell>
          <table:table-cell/>
          <table:table-cell office:value-type="float" office:value="21066">
            <text:p>21066</text:p>
          </table:table-cell>
          <table:table-cell office:value-type="float" office:value="-0.629">
            <text:p>-0.63</text:p>
          </table:table-cell>
          <table:table-cell office:value-type="float" office:value="0.0246">
            <text:p>0.02</text:p>
          </table:table-cell>
          <table:table-cell office:value-type="float" office:value="84.3383">
            <text:p>84.34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>
          <table:table-cell table:style-name="ce2" office:value-type="float" office:value="21066">
            <text:p>21066</text:p>
          </table:table-cell>
          <table:table-cell table:style-name="ce2"/>
          <table:table-cell table:style-name="ce2" office:value-type="string">
            <text:p>perp</text:p>
          </table:table-cell>
          <table:table-cell/>
          <table:table-cell office:value-type="float" office:value="21066">
            <text:p>21066</text:p>
          </table:table-cell>
          <table:table-cell office:value-type="float" office:value="0.048">
            <text:p>0.05</text:p>
          </table:table-cell>
          <table:table-cell office:value-type="float" office:value="0.0275">
            <text:p>0.03</text:p>
          </table:table-cell>
          <table:table-cell office:value-type="float" office:value="0.5311">
            <text:p>0.53</text:p>
          </table:table-cell>
          <table:table-cell table:style-name="ce2" table:number-columns-repeated="2"/>
          <table:table-cell table:style-name="ce32"/>
          <table:table-cell table:style-name="ce2" table:number-columns-repeated="6"/>
          <table:table-cell table:style-name="Excel_20_Built-in_20_Normal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2" office:value-type="float" office:value="20967">
            <text:p>20967</text:p>
          </table:table-cell>
          <table:table-cell table:style-name="ce2" office:value-type="string">
            <text:p>para</text:p>
          </table:table-cell>
          <table:table-cell/>
          <table:table-cell table:style-name="ce2" office:value-type="float" office:value="20966">
            <text:p>20966</text:p>
          </table:table-cell>
          <table:table-cell table:style-name="ce2" office:value-type="string">
            <text:p>perp</text:p>
          </table:table-cell>
          <table:table-cell table:number-columns-repeated="13"/>
        </table:table-row>
        <table:table-row table:style-name="ro1">
          <table:table-cell table:style-name="ce2" office:value-type="float" office:value="20968">
            <text:p>20968</text:p>
          </table:table-cell>
          <table:table-cell table:style-name="ce2" office:value-type="string">
            <text:p>para</text:p>
          </table:table-cell>
          <table:table-cell/>
          <table:table-cell table:style-name="ce2" office:value-type="float" office:value="20969">
            <text:p>20969</text:p>
          </table:table-cell>
          <table:table-cell table:style-name="ce2" office:value-type="string">
            <text:p>perp</text:p>
          </table:table-cell>
          <table:table-cell table:number-columns-repeated="13"/>
        </table:table-row>
        <table:table-row table:style-name="ro1">
          <table:table-cell table:style-name="ce2" office:value-type="float" office:value="20971">
            <text:p>20971</text:p>
          </table:table-cell>
          <table:table-cell table:style-name="ce2" office:value-type="string">
            <text:p>para</text:p>
          </table:table-cell>
          <table:table-cell/>
          <table:table-cell table:style-name="ce2" office:value-type="float" office:value="20970">
            <text:p>20970</text:p>
          </table:table-cell>
          <table:table-cell table:style-name="ce2" office:value-type="string">
            <text:p>perp</text:p>
          </table:table-cell>
          <table:table-cell table:number-columns-repeated="13"/>
        </table:table-row>
        <table:table-row table:style-name="ro1">
          <table:table-cell table:style-name="ce2" office:value-type="float" office:value="20972">
            <text:p>20972</text:p>
          </table:table-cell>
          <table:table-cell table:style-name="ce2" office:value-type="string">
            <text:p>para</text:p>
          </table:table-cell>
          <table:table-cell table:number-columns-repeated="16"/>
        </table:table-row>
        <table:table-row table:style-name="ro1">
          <table:table-cell table:style-name="ce2" office:value-type="float" office:value="20974">
            <text:p>20974</text:p>
          </table:table-cell>
          <table:table-cell table:style-name="ce2" office:value-type="string">
            <text:p>para</text:p>
          </table:table-cell>
          <table:table-cell table:number-columns-repeated="16"/>
        </table:table-row>
        <table:table-row table:style-name="ro1">
          <table:table-cell table:style-name="ce2" office:value-type="float" office:value="20975">
            <text:p>20975</text:p>
          </table:table-cell>
          <table:table-cell table:style-name="ce2" office:value-type="string">
            <text:p>para</text:p>
          </table:table-cell>
          <table:table-cell table:number-columns-repeated="16"/>
        </table:table-row>
        <table:table-row table:style-name="ro1">
          <table:table-cell table:style-name="ce2" office:value-type="float" office:value="20982">
            <text:p>20982</text:p>
          </table:table-cell>
          <table:table-cell table:style-name="ce2" office:value-type="string">
            <text:p>para</text:p>
          </table:table-cell>
          <table:table-cell table:number-columns-repeated="16"/>
        </table:table-row>
        <table:table-row table:style-name="ro1">
          <table:table-cell table:style-name="ce2" office:value-type="float" office:value="20983">
            <text:p>20983</text:p>
          </table:table-cell>
          <table:table-cell table:style-name="ce2" office:value-type="string">
            <text:p>para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table:style-name="ce2" office:value-type="float" office:value="21053">
            <text:p>21053</text:p>
          </table:table-cell>
          <table:table-cell table:style-name="ce2" office:value-type="string">
            <text:p>para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table:style-name="ce2" office:value-type="float" office:value="21054">
            <text:p>21054</text:p>
          </table:table-cell>
          <table:table-cell table:style-name="ce2" office:value-type="string">
            <text:p>para</text:p>
          </table:table-cell>
          <table:table-cell table:number-columns-repeated="16"/>
        </table:table-row>
        <table:table-row table:style-name="ro1" table:number-rows-repeated="2">
          <table:table-cell table:style-name="ce2" table:number-columns-repeated="2"/>
          <table:table-cell table:number-columns-repeated="16"/>
        </table:table-row>
        <table:table-row table:style-name="ro1" table:number-rows-repeated="6549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ag Eff" table:style-name="ta4" table:print="false">
        <table:table-column table:style-name="co17" table:default-cell-style-name="ce34"/>
        <table:table-column table:style-name="co18" table:default-cell-style-name="ce2"/>
        <table:table-column table:style-name="co9" table:default-cell-style-name="Excel_20_Built-in_20_Normal"/>
        <table:table-column table:style-name="co2" table:default-cell-style-name="Excel_20_Built-in_20_Normal"/>
        <table:table-column table:style-name="co7" table:number-columns-repeated="2" table:default-cell-style-name="Excel_20_Built-in_20_Normal"/>
        <table:table-column table:style-name="co19" table:default-cell-style-name="ce2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ce38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13" table:number-columns-repeated="1007" table:default-cell-style-name="Excel_20_Built-in_20_Normal"/>
        <table:table-column table:style-name="co13" table:default-cell-style-name="Default"/>
        <table:table-row table:style-name="ro1">
          <table:table-cell table:style-name="ce33" office:value-type="string" table:number-columns-spanned="2" table:number-rows-spanned="1">
            <text:p>Tagging Efficiency</text:p>
          </table:table-cell>
          <table:covered-table-cell table:style-name="ce1"/>
          <table:table-cell table:style-name="ce1" table:number-columns-repeated="1021"/>
          <table:table-cell/>
        </table:table-row>
        <table:table-row table:style-name="ro1">
          <table:table-cell table:style-name="ce33"/>
          <table:table-cell table:style-name="ce1" table:number-columns-repeated="1022"/>
          <table:table-cell/>
        </table:table-row>
        <table:table-row table:style-name="ro1">
          <table:table-cell office:value-type="date" office:date-value="2008-12-16">
            <text:p>16-12-2008</text:p>
          </table:table-cell>
          <table:table-cell office:value-type="float" office:value="20840">
            <text:p>20840</text:p>
          </table:table-cell>
          <table:table-cell table:style-name="ce36" office:value-type="time" office:time-value="PT14H39M00S">
            <text:p>14:39</text:p>
          </table:table-cell>
          <table:table-cell table:style-name="ce36" office:value-type="time" office:time-value="PT14H45M00S">
            <text:p>14:45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TaggEff_20840.dat</text:p>
          </table:table-cell>
          <table:table-cell table:style-name="ce37" office:value-type="string">
            <text:p><text:s text:c="2"/>46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, lH2, 3mm colli</text:p>
          </table:table-cell>
          <table:table-cell table:style-name="ce1" table:number-columns-repeated="1009"/>
          <table:table-cell table:style-name="Default"/>
          <table:table-cell/>
        </table:table-row>
        <table:table-row table:style-name="ro1">
          <table:table-cell office:value-type="date" office:date-value="2008-12-16">
            <text:p>16-12-2008</text:p>
          </table:table-cell>
          <table:table-cell office:value-type="float" office:value="20841">
            <text:p>20841</text:p>
          </table:table-cell>
          <table:table-cell table:style-name="ce36" office:value-type="time" office:time-value="PT14H49M00S">
            <text:p>14:49</text:p>
          </table:table-cell>
          <table:table-cell table:style-name="ce36" office:value-type="time" office:time-value="PT15H04M00S">
            <text:p>15:04</text:p>
          </table:table-cell>
          <table:table-cell office:value-type="float" office:value="15">
            <text:p>15</text:p>
          </table:table-cell>
          <table:table-cell table:style-name="Default"/>
          <table:table-cell office:value-type="string">
            <text:p>TaggEff_20841.dat</text:p>
          </table:table-cell>
          <table:table-cell table:style-name="ce37" office:value-type="string">
            <text:p><text:s/>107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ara</text:p>
          </table:table-cell>
          <table:table-cell table:style-name="ce37" office:value-type="string">
            <text:p>on</text:p>
          </table:table-cell>
          <table:table-cell office:value-type="string">
            <text:p>TaggEff PARA lH2, 3mm colli</text:p>
          </table:table-cell>
          <table:table-cell table:style-name="ce1" table:number-columns-repeated="1009"/>
          <table:table-cell table:style-name="Default"/>
          <table:table-cell/>
        </table:table-row>
        <table:table-row table:style-name="ro1">
          <table:table-cell office:value-type="date" office:date-value="2008-12-16">
            <text:p>16-12-2008</text:p>
          </table:table-cell>
          <table:table-cell office:value-type="float" office:value="20842">
            <text:p>20842</text:p>
          </table:table-cell>
          <table:table-cell table:style-name="ce36" office:value-type="time" office:time-value="PT15H05M00S">
            <text:p>15:05</text:p>
          </table:table-cell>
          <table:table-cell table:style-name="ce36" office:value-type="time" office:time-value="PT15H21M00S">
            <text:p>15:21</text:p>
          </table:table-cell>
          <table:table-cell office:value-type="float" office:value="16">
            <text:p>16</text:p>
          </table:table-cell>
          <table:table-cell table:style-name="Default"/>
          <table:table-cell office:value-type="string">
            <text:p>TaggEff_20842.dat</text:p>
          </table:table-cell>
          <table:table-cell table:style-name="ce37" office:value-type="string">
            <text:p><text:s/>116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erp</text:p>
          </table:table-cell>
          <table:table-cell table:style-name="ce37" office:value-type="string">
            <text:p>on</text:p>
          </table:table-cell>
          <table:table-cell office:value-type="string">
            <text:p>TaggEff, PERP, lH2, 3mm colli</text:p>
          </table:table-cell>
          <table:table-cell table:style-name="ce1" table:number-columns-repeated="1009"/>
          <table:table-cell table:style-name="Default"/>
          <table:table-cell/>
        </table:table-row>
        <table:table-row table:style-name="ro1">
          <table:table-cell office:value-type="date" office:date-value="2008-12-16">
            <text:p>16-12-2008</text:p>
          </table:table-cell>
          <table:table-cell office:value-type="float" office:value="20843">
            <text:p>20843</text:p>
          </table:table-cell>
          <table:table-cell table:style-name="ce36" office:value-type="time" office:time-value="PT15H25M00S">
            <text:p>15:25</text:p>
          </table:table-cell>
          <table:table-cell table:style-name="ce36" office:value-type="time" office:time-value="PT15H40M00S">
            <text:p>15:40</text:p>
          </table:table-cell>
          <table:table-cell office:value-type="float" office:value="15">
            <text:p>15</text:p>
          </table:table-cell>
          <table:table-cell table:style-name="Default"/>
          <table:table-cell office:value-type="string">
            <text:p>TaggEff_20843.dat</text:p>
          </table:table-cell>
          <table:table-cell table:style-name="ce37" office:value-type="string">
            <text:p><text:s/>111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Cu</text:p>
          </table:table-cell>
          <table:table-cell table:style-name="ce37" office:value-type="string">
            <text:p>amor</text:p>
          </table:table-cell>
          <table:table-cell table:style-name="ce37" office:value-type="string">
            <text:p>on</text:p>
          </table:table-cell>
          <table:table-cell office:value-type="string">
            <text:p>TaggEff, AMOR, lH2, 3mm colli</text:p>
          </table:table-cell>
          <table:table-cell table:style-name="ce1" table:number-columns-repeated="1009"/>
          <table:table-cell table:style-name="Default"/>
          <table:table-cell/>
        </table:table-row>
        <table:table-row table:style-name="ro1">
          <table:table-cell office:value-type="date" office:date-value="2008-12-16">
            <text:p>16-12-2008</text:p>
          </table:table-cell>
          <table:table-cell office:value-type="float" office:value="20844">
            <text:p>20844</text:p>
          </table:table-cell>
          <table:table-cell table:style-name="ce36" office:value-type="time" office:time-value="PT15H44M00S">
            <text:p>15:44</text:p>
          </table:table-cell>
          <table:table-cell table:style-name="ce36" office:value-type="time" office:time-value="PT15H52M00S">
            <text:p>15:52</text:p>
          </table:table-cell>
          <table:table-cell office:value-type="float" office:value="8">
            <text:p>8</text:p>
          </table:table-cell>
          <table:table-cell table:style-name="Default"/>
          <table:table-cell office:value-type="string">
            <text:p>TaggEff_20844.dat</text:p>
          </table:table-cell>
          <table:table-cell table:style-name="ce37" office:value-type="string">
            <text:p><text:s text:c="2"/>53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</text:p>
          </table:table-cell>
          <table:table-cell table:style-name="ce1" table:number-columns-repeated="1009"/>
          <table:table-cell table:style-name="Default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7">
            <text:p>17-12-2008</text:p>
          </table:table-cell>
          <table:table-cell office:value-type="float" office:value="20885">
            <text:p>20885</text:p>
          </table:table-cell>
          <table:table-cell table:style-name="ce36" office:value-type="time" office:time-value="PT15H09M00S">
            <text:p>15:09</text:p>
          </table:table-cell>
          <table:table-cell table:style-name="ce36" office:value-type="time" office:time-value="PT15H19M00S">
            <text:p>15:1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aggEff_20885.dat</text:p>
          </table:table-cell>
          <table:table-cell table:style-name="ce37" office:value-type="string">
            <text:p><text:s text:c="2"/>69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 </text:p>
          </table:table-cell>
          <table:table-cell table:number-columns-repeated="1011"/>
        </table:table-row>
        <table:table-row table:style-name="ro1">
          <table:table-cell office:value-type="date" office:date-value="2008-12-17">
            <text:p>17-12-2008</text:p>
          </table:table-cell>
          <table:table-cell office:value-type="float" office:value="20886">
            <text:p>20886</text:p>
          </table:table-cell>
          <table:table-cell table:style-name="ce36" office:value-type="time" office:time-value="PT15H24M00S">
            <text:p>15:24</text:p>
          </table:table-cell>
          <table:table-cell table:style-name="ce36" office:value-type="time" office:time-value="PT15H47M00S">
            <text:p>15:47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TaggEff_20886.dat</text:p>
          </table:table-cell>
          <table:table-cell table:style-name="ce37" office:value-type="string">
            <text:p><text:s/>149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erp</text:p>
          </table:table-cell>
          <table:table-cell table:style-name="ce37" office:value-type="string">
            <text:p>on</text:p>
          </table:table-cell>
          <table:table-cell office:value-type="string">
            <text:p>Tageff Perp 5kHz PbGlass</text:p>
          </table:table-cell>
          <table:table-cell office:value-type="string">
            <text:p>channel 202 appears to be counting far slower than others</text:p>
          </table:table-cell>
          <table:table-cell table:number-columns-repeated="1010"/>
        </table:table-row>
        <table:table-row table:style-name="ro1">
          <table:table-cell office:value-type="date" office:date-value="2008-12-17">
            <text:p>17-12-2008</text:p>
          </table:table-cell>
          <table:table-cell office:value-type="float" office:value="20887">
            <text:p>20887</text:p>
          </table:table-cell>
          <table:table-cell table:style-name="ce36" office:value-type="time" office:time-value="PT15H53M00S">
            <text:p>15:53</text:p>
          </table:table-cell>
          <table:table-cell table:style-name="ce36" office:value-type="time" office:time-value="PT16H13M00S">
            <text:p>16:13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TaggEff_20887.dat</text:p>
          </table:table-cell>
          <table:table-cell table:style-name="ce37" office:value-type="string">
            <text:p><text:s/>133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ara</text:p>
          </table:table-cell>
          <table:table-cell table:style-name="ce37" office:value-type="string">
            <text:p>on</text:p>
          </table:table-cell>
          <table:table-cell office:value-type="string">
            <text:p>tageff para</text:p>
          </table:table-cell>
          <table:table-cell table:number-columns-repeated="1011"/>
        </table:table-row>
        <table:table-row table:style-name="ro1">
          <table:table-cell office:value-type="date" office:date-value="2008-12-17">
            <text:p>17-12-2008</text:p>
          </table:table-cell>
          <table:table-cell office:value-type="float" office:value="20888">
            <text:p>20888</text:p>
          </table:table-cell>
          <table:table-cell table:style-name="ce36" office:value-type="time" office:time-value="PT16H19M00S">
            <text:p>16:19</text:p>
          </table:table-cell>
          <table:table-cell table:style-name="ce36" office:value-type="time" office:time-value="PT16H32M00S">
            <text:p>16:3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TaggEff_20888.dat</text:p>
          </table:table-cell>
          <table:table-cell table:style-name="ce37" office:value-type="string">
            <text:p><text:s text:c="2"/>94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Cu</text:p>
          </table:table-cell>
          <table:table-cell table:style-name="ce37" office:value-type="string">
            <text:p>amor</text:p>
          </table:table-cell>
          <table:table-cell table:style-name="ce37" office:value-type="string">
            <text:p>on</text:p>
          </table:table-cell>
          <table:table-cell office:value-type="string">
            <text:p>tageff cu 10um 5kHz</text:p>
          </table:table-cell>
          <table:table-cell table:number-columns-repeated="1011"/>
        </table:table-row>
        <table:table-row table:style-name="ro1">
          <table:table-cell office:value-type="date" office:date-value="2008-12-17">
            <text:p>17-12-2008</text:p>
          </table:table-cell>
          <table:table-cell office:value-type="float" office:value="20889">
            <text:p>20889</text:p>
          </table:table-cell>
          <table:table-cell table:style-name="ce36" office:value-type="time" office:time-value="PT16H35M00S">
            <text:p>16:35</text:p>
          </table:table-cell>
          <table:table-cell table:style-name="ce36" office:value-type="time" office:time-value="PT16H39M00S">
            <text:p>16:3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aggEff_20889.dat</text:p>
          </table:table-cell>
          <table:table-cell table:style-name="ce37" office:value-type="string">
            <text:p><text:s text:c="2"/>30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 2</text:p>
          </table:table-cell>
          <table:table-cell office:value-type="string">
            <text:p>Pb glass ou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3"/>
          <table:table-cell table:style-name="ce37" table:number-columns-repeated="5"/>
          <table:table-cell table:number-columns-repeated="1012"/>
        </table:table-row>
        <table:table-row table:style-name="ro1">
          <table:table-cell office:value-type="date" office:date-value="2008-12-18">
            <text:p>18-12-2008</text:p>
          </table:table-cell>
          <table:table-cell office:value-type="float" office:value="20909">
            <text:p>20909</text:p>
          </table:table-cell>
          <table:table-cell table:style-name="ce36" office:value-type="time" office:time-value="PT12H03M00S">
            <text:p>12:03</text:p>
          </table:table-cell>
          <table:table-cell table:style-name="ce36" office:value-type="time" office:time-value="PT12H11M00S">
            <text:p>12: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ggEff_20909.dat</text:p>
          </table:table-cell>
          <table:table-cell table:style-name="ce37" office:value-type="string">
            <text:p><text:s text:c="2"/>52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Eff Background</text:p>
          </table:table-cell>
          <table:table-cell table:number-columns-repeated="1011"/>
        </table:table-row>
        <table:table-row table:style-name="ro1">
          <table:table-cell office:value-type="date" office:date-value="2008-12-18">
            <text:p>18-12-2008</text:p>
          </table:table-cell>
          <table:table-cell office:value-type="float" office:value="20910">
            <text:p>20910</text:p>
          </table:table-cell>
          <table:table-cell table:style-name="ce36" office:value-type="time" office:time-value="PT12H15M00S">
            <text:p>12:15</text:p>
          </table:table-cell>
          <table:table-cell table:style-name="ce36" office:value-type="time" office:time-value="PT12H48M00S">
            <text:p>12:48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TaggEff_20910.dat</text:p>
          </table:table-cell>
          <table:table-cell table:style-name="ce37" office:value-type="string">
            <text:p><text:s/>226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erp</text:p>
          </table:table-cell>
          <table:table-cell table:style-name="ce37" office:value-type="string">
            <text:p>on</text:p>
          </table:table-cell>
          <table:table-cell office:value-type="string">
            <text:p>TaggEff With Beam</text:p>
          </table:table-cell>
          <table:table-cell table:number-columns-repeated="1011"/>
        </table:table-row>
        <table:table-row table:style-name="ro1">
          <table:table-cell office:value-type="date" office:date-value="2008-12-18">
            <text:p>18-12-2008</text:p>
          </table:table-cell>
          <table:table-cell office:value-type="float" office:value="20911">
            <text:p>20911</text:p>
          </table:table-cell>
          <table:table-cell table:style-name="ce36" office:value-type="time" office:time-value="PT12H49M00S">
            <text:p>12:49</text:p>
          </table:table-cell>
          <table:table-cell table:style-name="ce36" office:value-type="time" office:time-value="PT13H08M00S">
            <text:p>13:08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TaggEff_20911.dat</text:p>
          </table:table-cell>
          <table:table-cell table:style-name="ce37" office:value-type="string">
            <text:p><text:s/>136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ara</text:p>
          </table:table-cell>
          <table:table-cell table:style-name="ce37" office:value-type="string">
            <text:p>on</text:p>
          </table:table-cell>
          <table:table-cell office:value-type="string">
            <text:p>TaggEff With Beam PARA</text:p>
          </table:table-cell>
          <table:table-cell/>
          <table:table-cell table:style-name="ce38" office:value-type="string">
            <text:p>Shut off tagger section H (16 lowest)</text:p>
          </table:table-cell>
          <table:table-cell table:style-name="ce37"/>
          <table:table-cell table:number-columns-repeated="1008"/>
        </table:table-row>
        <table:table-row table:style-name="ro1">
          <table:table-cell office:value-type="date" office:date-value="2008-12-18">
            <text:p>18-12-2008</text:p>
          </table:table-cell>
          <table:table-cell office:value-type="float" office:value="20912">
            <text:p>20912</text:p>
          </table:table-cell>
          <table:table-cell table:style-name="ce36" office:value-type="time" office:time-value="PT13H12M00S">
            <text:p>13:12</text:p>
          </table:table-cell>
          <table:table-cell table:style-name="ce36" office:value-type="time" office:time-value="PT13H21M00S">
            <text:p>13:2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aggEff_20912.dat</text:p>
          </table:table-cell>
          <table:table-cell table:style-name="ce37" office:value-type="string">
            <text:p><text:s text:c="2"/>69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</text:p>
          </table:table-cell>
          <table:table-cell table:number-columns-repeated="1011"/>
        </table:table-row>
        <table:table-row table:style-name="ro1">
          <table:table-cell office:value-type="date" office:date-value="2008-12-18">
            <text:p>18-12-2008</text:p>
          </table:table-cell>
          <table:table-cell office:value-type="float" office:value="20913">
            <text:p>20913</text:p>
          </table:table-cell>
          <table:table-cell table:style-name="ce36" office:value-type="time" office:time-value="PT14H04M00S">
            <text:p>14:04</text:p>
          </table:table-cell>
          <table:table-cell table:style-name="ce36" office:value-type="time" office:time-value="PT14H18M00S">
            <text:p>14:18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TaggEff_20913.dat</text:p>
          </table:table-cell>
          <table:table-cell table:style-name="ce37" office:value-type="string">
            <text:p><text:s/>100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Cu</text:p>
          </table:table-cell>
          <table:table-cell table:style-name="ce37" office:value-type="string">
            <text:p>amor</text:p>
          </table:table-cell>
          <table:table-cell table:style-name="ce37" office:value-type="string">
            <text:p>on</text:p>
          </table:table-cell>
          <table:table-cell office:value-type="string">
            <text:p>TaggEff with Beam, Cu Ra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3"/>
          <table:table-cell table:style-name="ce37" table:number-columns-repeated="5"/>
          <table:table-cell table:number-columns-repeated="1012"/>
        </table:table-row>
        <table:table-row table:style-name="ro1">
          <table:table-cell office:value-type="date" office:date-value="2008-12-19">
            <text:p>19-12-2008</text:p>
          </table:table-cell>
          <table:table-cell office:value-type="float" office:value="20949">
            <text:p>20949</text:p>
          </table:table-cell>
          <table:table-cell table:style-name="ce36" office:value-type="time" office:time-value="PT12H29M00S">
            <text:p>12:29</text:p>
          </table:table-cell>
          <table:table-cell table:style-name="ce36" office:value-type="time" office:time-value="PT12H39M00S">
            <text:p>12:3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aggEff_20949.dat</text:p>
          </table:table-cell>
          <table:table-cell table:style-name="ce37" office:value-type="string">
            <text:p><text:s text:c="2"/>73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 </text:p>
          </table:table-cell>
          <table:table-cell table:number-columns-repeated="1011"/>
        </table:table-row>
        <table:table-row table:style-name="ro1">
          <table:table-cell office:value-type="date" office:date-value="2008-12-19">
            <text:p>19-12-2008</text:p>
          </table:table-cell>
          <table:table-cell office:value-type="float" office:value="20950">
            <text:p>20950</text:p>
          </table:table-cell>
          <table:table-cell table:style-name="ce36" office:value-type="time" office:time-value="PT12H44M00S">
            <text:p>12:44</text:p>
          </table:table-cell>
          <table:table-cell table:style-name="ce36" office:value-type="time" office:time-value="PT13H11M00S">
            <text:p>13:1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TaggEff_20950.dat</text:p>
          </table:table-cell>
          <table:table-cell table:style-name="ce37" office:value-type="string">
            <text:p><text:s/>190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ara</text:p>
          </table:table-cell>
          <table:table-cell table:style-name="ce37" office:value-type="string">
            <text:p>on</text:p>
          </table:table-cell>
          <table:table-cell office:value-type="string">
            <text:p>TaggEff with Beam PARA</text:p>
          </table:table-cell>
          <table:table-cell table:number-columns-repeated="1011"/>
        </table:table-row>
        <table:table-row table:style-name="ro1">
          <table:table-cell office:value-type="date" office:date-value="2008-12-19">
            <text:p>19-12-2008</text:p>
          </table:table-cell>
          <table:table-cell office:value-type="float" office:value="20951">
            <text:p>20951</text:p>
          </table:table-cell>
          <table:table-cell table:style-name="ce36" office:value-type="time" office:time-value="PT13H12M00S">
            <text:p>13:12</text:p>
          </table:table-cell>
          <table:table-cell table:style-name="ce36" office:value-type="time" office:time-value="PT13H39M00S">
            <text:p>13:39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TaggEff_20951.dat</text:p>
          </table:table-cell>
          <table:table-cell table:style-name="ce37" office:value-type="string">
            <text:p><text:s/>190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erp</text:p>
          </table:table-cell>
          <table:table-cell table:style-name="ce37" office:value-type="string">
            <text:p>on</text:p>
          </table:table-cell>
          <table:table-cell office:value-type="string">
            <text:p>TaggEff with Beam PERP</text:p>
          </table:table-cell>
          <table:table-cell table:number-columns-repeated="1011"/>
        </table:table-row>
        <table:table-row table:style-name="ro1">
          <table:table-cell office:value-type="date" office:date-value="2008-12-19">
            <text:p>19-12-2008</text:p>
          </table:table-cell>
          <table:table-cell office:value-type="float" office:value="20952">
            <text:p>20952</text:p>
          </table:table-cell>
          <table:table-cell table:style-name="ce36" office:value-type="time" office:time-value="PT13H43M00S">
            <text:p>13:43</text:p>
          </table:table-cell>
          <table:table-cell table:style-name="ce36" office:value-type="time" office:time-value="PT14H01M00S">
            <text:p>14:01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aggEff_20952.dat</text:p>
          </table:table-cell>
          <table:table-cell table:style-name="ce37" office:value-type="string">
            <text:p><text:s/>132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Cu</text:p>
          </table:table-cell>
          <table:table-cell table:style-name="ce37" office:value-type="string">
            <text:p>amor</text:p>
          </table:table-cell>
          <table:table-cell table:style-name="ce37" office:value-type="string">
            <text:p>on</text:p>
          </table:table-cell>
          <table:table-cell office:value-type="string">
            <text:p>TaggEff with Beam Cu Radiator</text:p>
          </table:table-cell>
          <table:table-cell table:number-columns-repeated="1011"/>
        </table:table-row>
        <table:table-row table:style-name="ro1">
          <table:table-cell office:value-type="date" office:date-value="2008-12-19">
            <text:p>19-12-2008</text:p>
          </table:table-cell>
          <table:table-cell office:value-type="float" office:value="20953">
            <text:p>20953</text:p>
          </table:table-cell>
          <table:table-cell table:style-name="ce36" office:value-type="time" office:time-value="PT14H08M00S">
            <text:p>14:08</text:p>
          </table:table-cell>
          <table:table-cell table:style-name="ce36" office:value-type="time" office:time-value="PT14H18M00S">
            <text:p>14: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aggEff_20953.dat</text:p>
          </table:table-cell>
          <table:table-cell table:style-name="ce37" office:value-type="string">
            <text:p><text:s text:c="2"/>71M</text:p>
          </table:table-cell>
          <table:table-cell table:style-name="ce37" office:value-type="string">
            <text:p>LH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3"/>
          <table:table-cell table:style-name="ce37" table:number-columns-repeated="5"/>
          <table:table-cell table:number-columns-repeated="1012"/>
        </table:table-row>
        <table:table-row table:style-name="ro1">
          <table:table-cell office:value-type="date" office:date-value="2008-12-20">
            <text:p>20-12-2008</text:p>
          </table:table-cell>
          <table:table-cell office:value-type="float" office:value="20976">
            <text:p>20976</text:p>
          </table:table-cell>
          <table:table-cell table:style-name="ce36" office:value-type="time" office:time-value="PT14H45M00S">
            <text:p>14:45</text:p>
          </table:table-cell>
          <table:table-cell table:style-name="ce36" office:value-type="time" office:time-value="PT14H55M00S">
            <text:p>14:5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aggEff_20976.dat</text:p>
          </table:table-cell>
          <table:table-cell table:style-name="ce37" office:value-type="string">
            <text:p><text:s text:c="2"/>67M</text:p>
          </table:table-cell>
          <table:table-cell table:style-name="ce37" office:value-type="string">
            <text:p>H2 gas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background measurement</text:p>
          </table:table-cell>
          <table:table-cell office:value-type="string">
            <text:p>empty target</text:p>
          </table:table-cell>
          <table:table-cell table:number-columns-repeated="1010"/>
        </table:table-row>
        <table:table-row table:style-name="ro1">
          <table:table-cell office:value-type="date" office:date-value="2008-12-20">
            <text:p>20-12-2008</text:p>
          </table:table-cell>
          <table:table-cell office:value-type="float" office:value="20977">
            <text:p>20977</text:p>
          </table:table-cell>
          <table:table-cell table:style-name="ce36" office:value-type="time" office:time-value="PT15H33M00S">
            <text:p>15:33</text:p>
          </table:table-cell>
          <table:table-cell table:style-name="ce36" office:value-type="time" office:time-value="PT15H44M00S">
            <text:p>15:4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TaggEff_20977.dat</text:p>
          </table:table-cell>
          <table:table-cell table:style-name="ce37" office:value-type="string">
            <text:p><text:s text:c="2"/>57M</text:p>
          </table:table-cell>
          <table:table-cell table:style-name="ce37" office:value-type="string">
            <text:p>H2 gas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erp</text:p>
          </table:table-cell>
          <table:table-cell table:style-name="ce37" office:value-type="string">
            <text:p>on</text:p>
          </table:table-cell>
          <table:table-cell office:value-type="string">
            <text:p>taggeff perp </text:p>
          </table:table-cell>
          <table:table-cell office:value-type="string">
            <text:p>empty target</text:p>
          </table:table-cell>
          <table:table-cell table:style-name="ce37" office:value-type="string">
            <text:p>security chain broken, MAMI operator called</text:p>
          </table:table-cell>
          <table:table-cell table:number-columns-repeated="1009"/>
        </table:table-row>
        <table:table-row table:style-name="ro1">
          <table:table-cell office:value-type="date" office:date-value="2008-12-20">
            <text:p>20-12-2008</text:p>
          </table:table-cell>
          <table:table-cell office:value-type="float" office:value="20978">
            <text:p>20978</text:p>
          </table:table-cell>
          <table:table-cell table:style-name="ce36" office:value-type="time" office:time-value="PT15H45M00S">
            <text:p>15:45</text:p>
          </table:table-cell>
          <table:table-cell table:style-name="ce36" office:value-type="time" office:time-value="PT15H56M00S">
            <text:p>15:5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TaggEff_20978.dat</text:p>
          </table:table-cell>
          <table:table-cell table:style-name="ce37" office:value-type="string">
            <text:p><text:s text:c="2"/>46M</text:p>
          </table:table-cell>
          <table:table-cell table:style-name="ce37" office:value-type="string">
            <text:p>H2 gas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ara</text:p>
          </table:table-cell>
          <table:table-cell table:style-name="ce37" office:value-type="string">
            <text:p>on</text:p>
          </table:table-cell>
          <table:table-cell office:value-type="string">
            <text:p>taggeff para</text:p>
          </table:table-cell>
          <table:table-cell office:value-type="string">
            <text:p>empty target</text:p>
          </table:table-cell>
          <table:table-cell table:number-columns-repeated="1010"/>
        </table:table-row>
        <table:table-row table:style-name="ro1">
          <table:table-cell office:value-type="date" office:date-value="2008-12-20">
            <text:p>20-12-2008</text:p>
          </table:table-cell>
          <table:table-cell office:value-type="float" office:value="20979">
            <text:p>20979</text:p>
          </table:table-cell>
          <table:table-cell table:style-name="ce36" office:value-type="time" office:time-value="PT16H01M00S">
            <text:p>16:01</text:p>
          </table:table-cell>
          <table:table-cell table:style-name="ce36" office:value-type="time" office:time-value="PT16H11M00S">
            <text:p>16:1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aggEff_20979.dat</text:p>
          </table:table-cell>
          <table:table-cell table:style-name="ce37" office:value-type="string">
            <text:p><text:s text:c="2"/>42M</text:p>
          </table:table-cell>
          <table:table-cell table:style-name="ce37" office:value-type="string">
            <text:p>H2 gas</text:p>
          </table:table-cell>
          <table:table-cell table:style-name="ce37" office:value-type="string">
            <text:p>Cu</text:p>
          </table:table-cell>
          <table:table-cell table:style-name="ce37" office:value-type="string">
            <text:p>amor</text:p>
          </table:table-cell>
          <table:table-cell table:style-name="ce37" office:value-type="string">
            <text:p>on</text:p>
          </table:table-cell>
          <table:table-cell office:value-type="string">
            <text:p>taggeff copper</text:p>
          </table:table-cell>
          <table:table-cell office:value-type="string">
            <text:p>empty target</text:p>
          </table:table-cell>
          <table:table-cell table:number-columns-repeated="1010"/>
        </table:table-row>
        <table:table-row table:style-name="ro1">
          <table:table-cell office:value-type="date" office:date-value="2008-12-20">
            <text:p>20-12-2008</text:p>
          </table:table-cell>
          <table:table-cell office:value-type="float" office:value="20980">
            <text:p>20980</text:p>
          </table:table-cell>
          <table:table-cell table:style-name="ce36" office:value-type="time" office:time-value="PT16H16M00S">
            <text:p>16:16</text:p>
          </table:table-cell>
          <table:table-cell table:style-name="ce36" office:value-type="time" office:time-value="PT16H24M00S">
            <text:p>16:2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ggEff_20980.dat</text:p>
          </table:table-cell>
          <table:table-cell table:style-name="ce37" office:value-type="string">
            <text:p><text:s text:c="2"/>52M</text:p>
          </table:table-cell>
          <table:table-cell table:style-name="ce37" office:value-type="string">
            <text:p>H2 gas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</text:p>
          </table:table-cell>
          <table:table-cell office:value-type="string">
            <text:p>empty targe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3"/>
          <table:table-cell table:style-name="ce37" table:number-columns-repeated="5"/>
          <table:table-cell table:number-columns-repeated="1012"/>
        </table:table-row>
        <table:table-row table:style-name="ro1">
          <table:table-cell office:value-type="date" office:date-value="2008-12-22">
            <text:p>22-12-2008</text:p>
          </table:table-cell>
          <table:table-cell office:value-type="float" office:value="21055">
            <text:p>21055</text:p>
          </table:table-cell>
          <table:table-cell table:style-name="ce36" office:value-type="time" office:time-value="PT16H11M00S">
            <text:p>16:11</text:p>
          </table:table-cell>
          <table:table-cell table:style-name="ce36" office:value-type="time" office:time-value="PT16H16M00S">
            <text:p>16:1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ggEff_21055.dat</text:p>
          </table:table-cell>
          <table:table-cell table:style-name="ce37" office:value-type="string">
            <text:p><text:s text:c="2"/>38M</text:p>
          </table:table-cell>
          <table:table-cell table:style-name="ce37" office:value-type="string">
            <text:p>empty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</text:p>
          </table:table-cell>
          <table:table-cell office:value-type="string">
            <text:p>empty target, p&lt;1mbar</text:p>
          </table:table-cell>
          <table:table-cell table:number-columns-repeated="1010"/>
        </table:table-row>
        <table:table-row table:style-name="ro1">
          <table:table-cell office:value-type="date" office:date-value="2008-12-22">
            <text:p>22-12-2008</text:p>
          </table:table-cell>
          <table:table-cell office:value-type="float" office:value="21056">
            <text:p>21056</text:p>
          </table:table-cell>
          <table:table-cell table:style-name="ce36" office:value-type="time" office:time-value="PT16H24M00S">
            <text:p>16:24</text:p>
          </table:table-cell>
          <table:table-cell table:style-name="ce36" office:value-type="time" office:time-value="PT16H50M00S">
            <text:p>16:5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TaggEff_21056.dat</text:p>
          </table:table-cell>
          <table:table-cell table:style-name="ce37" office:value-type="string">
            <text:p><text:s/>110M</text:p>
          </table:table-cell>
          <table:table-cell table:style-name="ce37" office:value-type="string">
            <text:p>empty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ara</text:p>
          </table:table-cell>
          <table:table-cell table:style-name="ce37" office:value-type="string">
            <text:p>on</text:p>
          </table:table-cell>
          <table:table-cell office:value-type="string">
            <text:p>taggeff diamond, PARA</text:p>
          </table:table-cell>
          <table:table-cell office:value-type="string">
            <text:p>empty target, p&lt;1mbar</text:p>
          </table:table-cell>
          <table:table-cell table:style-name="ce37"/>
          <table:table-cell table:number-columns-repeated="1009"/>
        </table:table-row>
        <table:table-row table:style-name="ro1">
          <table:table-cell office:value-type="date" office:date-value="2008-12-22">
            <text:p>22-12-2008</text:p>
          </table:table-cell>
          <table:table-cell office:value-type="float" office:value="21057">
            <text:p>21057</text:p>
          </table:table-cell>
          <table:table-cell table:style-name="ce36" office:value-type="time" office:time-value="PT16H54M00S">
            <text:p>16:54</text:p>
          </table:table-cell>
          <table:table-cell table:style-name="ce36" office:value-type="time" office:time-value="PT17H19M00S">
            <text:p>17:19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TaggEff_21057.dat</text:p>
          </table:table-cell>
          <table:table-cell table:style-name="ce37" office:value-type="string">
            <text:p><text:s/>109M</text:p>
          </table:table-cell>
          <table:table-cell table:style-name="ce37" office:value-type="string">
            <text:p>empty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perp</text:p>
          </table:table-cell>
          <table:table-cell table:style-name="ce37" office:value-type="string">
            <text:p>on</text:p>
          </table:table-cell>
          <table:table-cell office:value-type="string">
            <text:p>taggeff, diamond, perp</text:p>
          </table:table-cell>
          <table:table-cell office:value-type="string">
            <text:p>empty target, p&lt;1mbar</text:p>
          </table:table-cell>
          <table:table-cell table:number-columns-repeated="1010"/>
        </table:table-row>
        <table:table-row table:style-name="ro1">
          <table:table-cell office:value-type="date" office:date-value="2008-12-22">
            <text:p>22-12-2008</text:p>
          </table:table-cell>
          <table:table-cell office:value-type="float" office:value="21058">
            <text:p>21058</text:p>
          </table:table-cell>
          <table:table-cell table:style-name="ce36" office:value-type="time" office:time-value="PT17H23M00S">
            <text:p>17:23</text:p>
          </table:table-cell>
          <table:table-cell table:style-name="ce36" office:value-type="time" office:time-value="PT17H48M00S">
            <text:p>17:48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TaggEff_21058.dat</text:p>
          </table:table-cell>
          <table:table-cell table:style-name="ce37" office:value-type="string">
            <text:p><text:s/>103M</text:p>
          </table:table-cell>
          <table:table-cell table:style-name="ce37" office:value-type="string">
            <text:p>empty</text:p>
          </table:table-cell>
          <table:table-cell table:style-name="ce37" office:value-type="string">
            <text:p>Cu</text:p>
          </table:table-cell>
          <table:table-cell table:style-name="ce37" office:value-type="string">
            <text:p>amor</text:p>
          </table:table-cell>
          <table:table-cell table:style-name="ce37" office:value-type="string">
            <text:p>on</text:p>
          </table:table-cell>
          <table:table-cell office:value-type="string">
            <text:p>taggeff, copper</text:p>
          </table:table-cell>
          <table:table-cell office:value-type="string">
            <text:p>empty target, p&lt;1mbar</text:p>
          </table:table-cell>
          <table:table-cell table:number-columns-repeated="1010"/>
        </table:table-row>
        <table:table-row table:style-name="ro1">
          <table:table-cell office:value-type="date" office:date-value="2008-12-22">
            <text:p>22-12-2008</text:p>
          </table:table-cell>
          <table:table-cell office:value-type="float" office:value="21059">
            <text:p>21059</text:p>
          </table:table-cell>
          <table:table-cell table:style-name="ce36" office:value-type="time" office:time-value="PT17H52M00S">
            <text:p>17:52</text:p>
          </table:table-cell>
          <table:table-cell table:style-name="ce36" office:value-type="time" office:time-value="PT17H57M00S">
            <text:p>17:5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ggEff_21059.dat</text:p>
          </table:table-cell>
          <table:table-cell table:style-name="ce37" office:value-type="string">
            <text:p><text:s text:c="2"/>32M</text:p>
          </table:table-cell>
          <table:table-cell table:style-name="ce37" office:value-type="string">
            <text:p>empty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ff</text:p>
          </table:table-cell>
          <table:table-cell office:value-type="string">
            <text:p>taggeff background</text:p>
          </table:table-cell>
          <table:table-cell office:value-type="string">
            <text:p>empty target, p&lt;1mbar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3"/>
          <table:table-cell table:style-name="ce37" table:number-columns-repeated="5"/>
          <table:table-cell table:number-columns-repeated="1012"/>
        </table:table-row>
        <table:table-row table:style-name="ro1">
          <table:table-cell table:style-name="ce35"/>
          <table:table-cell/>
          <table:table-cell table:style-name="ce36" table:number-columns-repeated="2"/>
          <table:table-cell table:number-columns-repeated="3"/>
          <table:table-cell table:style-name="ce37" table:number-columns-repeated="5"/>
          <table:table-cell table:number-columns-repeated="1012"/>
        </table:table-row>
        <table:table-row table:style-name="ro1" table:number-rows-repeated="4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style-name="ce37"/>
          <table:table-cell table:number-columns-repeated="1009"/>
        </table:table-row>
        <table:table-row table:style-name="ro1" table:number-rows-repeated="20">
          <table:table-cell table:style-name="Default" table:number-columns-repeated="14"/>
          <table:table-cell table:number-columns-repeated="1010"/>
        </table:table-row>
        <table:table-row table:style-name="ro1" table:number-rows-repeated="65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uns_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Excel_20_Built-in_20_Normal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4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06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Run #</text:p>
          </table:table-cell>
          <table:table-cell table:style-name="ce1" table:number-columns-repeated="2"/>
          <table:table-cell table:style-name="ce1" office:value-type="string">
            <text:p>Pol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Stop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me</text:p>
          </table:table-cell>
          <table:table-cell table:style-name="ce10" office:value-type="string">
            <text:p>time</text:p>
          </table:table-cell>
          <table:table-cell table:style-name="ce1" office:value-type="string">
            <text:p>Data Fil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Radiator</text:p>
          </table:table-cell>
          <table:table-cell table:style-name="ce1" office:value-type="string">
            <text:p>Pol</text:p>
          </table:table-cell>
          <table:table-cell table:style-name="ce1" office:value-type="string">
            <text:p>Current</text:p>
          </table:table-cell>
          <table:table-cell table:style-name="ce1" office:value-type="string">
            <text:p>Comments</text:p>
          </table:table-cell>
          <table:table-cell table:style-name="ce1" table:number-columns-repeated="1006"/>
        </table:table-row>
        <table:table-row table:style-name="ro1">
          <table:table-cell table:number-columns-repeated="9"/>
          <table:table-cell office:value-type="string">
            <text:p>min</text:p>
          </table:table-cell>
          <table:table-cell office:value-type="string">
            <text:p>hours</text:p>
          </table:table-cell>
          <table:table-cell table:number-columns-repeated="1013"/>
        </table:table-row>
        <table:table-row table:style-name="ro1">
          <table:table-cell table:style-name="ce3" table:number-columns-repeated="2"/>
          <table:table-cell table:number-columns-repeated="3"/>
          <table:table-cell table:style-name="ce2"/>
          <table:table-cell table:style-name="ce7" table:number-columns-repeated="2"/>
          <table:table-cell table:number-columns-repeated="7"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4" office:value-type="string">
            <text:p>PART II</text:p>
          </table:table-cell>
          <table:table-cell table:style-name="ce3"/>
          <table:table-cell table:number-columns-repeated="2"/>
          <table:table-cell office:value-type="string">
            <text:p>c for checked, e for error while running analysis</text:p>
          </table:table-cell>
          <table:table-cell table:style-name="ce2"/>
          <table:table-cell table:style-name="ce7" table:number-columns-repeated="2"/>
          <table:table-cell/>
          <table:table-cell/>
          <table:table-cell table:number-columns-repeated="5"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EMT</text:p>
          </table:table-cell>
          <table:table-cell office:value-type="float" office:value="20966">
            <text:p>20966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1H42M00S">
            <text:p>21:42</text:p>
          </table:table-cell>
          <table:table-cell table:style-name="ce7" office:value-type="time" office:time-value="PT23H28M00S">
            <text:p>23:28</text:p>
          </table:table-cell>
          <table:table-cell office:value-type="float" office:value="106">
            <text:p>106</text:p>
          </table:table-cell>
          <table:table-cell table:formula="of:=[.J4]+[.I5]" office:value-type="float" office:value="106">
            <text:p>106</text:p>
          </table:table-cell>
          <table:table-cell table:formula="of:=[.J5]/60" office:value-type="float" office:value="1.76666666666667">
            <text:p>1.8</text:p>
          </table:table-cell>
          <table:table-cell office:value-type="string">
            <text:p>CB_20966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67">
            <text:p>20967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3H28M00S">
            <text:p>23:28</text:p>
          </table:table-cell>
          <table:table-cell table:style-name="ce7" office:value-type="time" office:time-value="PT01H14M00S">
            <text:p>1:14</text:p>
          </table:table-cell>
          <table:table-cell office:value-type="float" office:value="106">
            <text:p>106</text:p>
          </table:table-cell>
          <table:table-cell table:formula="of:=[.J5]+[.I6]" office:value-type="float" office:value="212">
            <text:p>212</text:p>
          </table:table-cell>
          <table:table-cell table:formula="of:=[.J6]/60" office:value-type="float" office:value="3.53333333333333">
            <text:p>3.5</text:p>
          </table:table-cell>
          <table:table-cell office:value-type="string">
            <text:p>CB_20967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68">
            <text:p>20968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1H14M00S">
            <text:p>1:14</text:p>
          </table:table-cell>
          <table:table-cell table:style-name="ce7" office:value-type="time" office:time-value="PT03H00M00S">
            <text:p>3:00</text:p>
          </table:table-cell>
          <table:table-cell office:value-type="float" office:value="106">
            <text:p>106</text:p>
          </table:table-cell>
          <table:table-cell table:formula="of:=[.J6]+[.I7]" office:value-type="float" office:value="318">
            <text:p>318</text:p>
          </table:table-cell>
          <table:table-cell table:formula="of:=[.J7]/60" office:value-type="float" office:value="5.3">
            <text:p>5.3</text:p>
          </table:table-cell>
          <table:table-cell office:value-type="string">
            <text:p>CB_20968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69">
            <text:p>20969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3H00M00S">
            <text:p>3:00</text:p>
          </table:table-cell>
          <table:table-cell table:style-name="ce7" office:value-type="time" office:time-value="PT04H47M00S">
            <text:p>4:47</text:p>
          </table:table-cell>
          <table:table-cell office:value-type="float" office:value="107">
            <text:p>107</text:p>
          </table:table-cell>
          <table:table-cell table:formula="of:=[.J7]+[.I8]" office:value-type="float" office:value="425">
            <text:p>425</text:p>
          </table:table-cell>
          <table:table-cell table:formula="of:=[.J8]/60" office:value-type="float" office:value="7.08333333333333">
            <text:p>7.1</text:p>
          </table:table-cell>
          <table:table-cell office:value-type="string">
            <text:p>CB_20969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0">
            <text:p>20970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4H47M00S">
            <text:p>4:47</text:p>
          </table:table-cell>
          <table:table-cell table:style-name="ce7" office:value-type="time" office:time-value="PT06H37M00S">
            <text:p>6:37</text:p>
          </table:table-cell>
          <table:table-cell office:value-type="float" office:value="110">
            <text:p>110</text:p>
          </table:table-cell>
          <table:table-cell table:formula="of:=[.J8]+[.I9]" office:value-type="float" office:value="535">
            <text:p>535</text:p>
          </table:table-cell>
          <table:table-cell table:formula="of:=[.J9]/60" office:value-type="float" office:value="8.91666666666667">
            <text:p>8.9</text:p>
          </table:table-cell>
          <table:table-cell office:value-type="string">
            <text:p>CB_20970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1">
            <text:p>20971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6H37M00S">
            <text:p>6:37</text:p>
          </table:table-cell>
          <table:table-cell table:style-name="ce7" office:value-type="time" office:time-value="PT08H27M00S">
            <text:p>8:27</text:p>
          </table:table-cell>
          <table:table-cell office:value-type="float" office:value="110">
            <text:p>110</text:p>
          </table:table-cell>
          <table:table-cell table:formula="of:=[.I10]" office:value-type="float" office:value="110">
            <text:p>110</text:p>
          </table:table-cell>
          <table:table-cell table:formula="of:=[.J10]/60" office:value-type="float" office:value="1.83333333333333">
            <text:p>1.8</text:p>
          </table:table-cell>
          <table:table-cell office:value-type="string">
            <text:p>CB_20971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2">
            <text:p>20972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8H27M00S">
            <text:p>8:27</text:p>
          </table:table-cell>
          <table:table-cell table:style-name="ce7" office:value-type="time" office:time-value="PT10H18M00S">
            <text:p>10:18</text:p>
          </table:table-cell>
          <table:table-cell office:value-type="float" office:value="111">
            <text:p>111</text:p>
          </table:table-cell>
          <table:table-cell table:formula="of:=[.J10]+[.I11]" office:value-type="float" office:value="221">
            <text:p>221</text:p>
          </table:table-cell>
          <table:table-cell table:formula="of:=[.J11]/60" office:value-type="float" office:value="3.68333333333333">
            <text:p>3.7</text:p>
          </table:table-cell>
          <table:table-cell office:value-type="string">
            <text:p>CB_20972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4">
            <text:p>20974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1H01M00S">
            <text:p>11:01</text:p>
          </table:table-cell>
          <table:table-cell table:style-name="ce7" office:value-type="time" office:time-value="PT12H52M00S">
            <text:p>12:52</text:p>
          </table:table-cell>
          <table:table-cell office:value-type="float" office:value="111">
            <text:p>111</text:p>
          </table:table-cell>
          <table:table-cell table:formula="of:=[.J11]+[.I12]" office:value-type="float" office:value="332">
            <text:p>332</text:p>
          </table:table-cell>
          <table:table-cell table:formula="of:=[.J12]/60" office:value-type="float" office:value="5.53333333333333">
            <text:p>5.5</text:p>
          </table:table-cell>
          <table:table-cell office:value-type="string">
            <text:p>CB_20974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75">
            <text:p>20975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12H52M00S">
            <text:p>12:52</text:p>
          </table:table-cell>
          <table:table-cell table:style-name="ce7" office:value-type="time" office:time-value="PT14H40M00S">
            <text:p>14:40</text:p>
          </table:table-cell>
          <table:table-cell office:value-type="float" office:value="108">
            <text:p>108</text:p>
          </table:table-cell>
          <table:table-cell table:formula="of:=[.J12]+[.I13]" office:value-type="float" office:value="440">
            <text:p>440</text:p>
          </table:table-cell>
          <table:table-cell table:formula="of:=[.J13]/60" office:value-type="float" office:value="7.33333333333333">
            <text:p>7.3</text:p>
          </table:table-cell>
          <table:table-cell office:value-type="string">
            <text:p>CB_20975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empty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82">
            <text:p>20982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6H58M00S">
            <text:p>16:58</text:p>
          </table:table-cell>
          <table:table-cell table:style-name="ce7" office:value-type="time" office:time-value="PT18H50M00S">
            <text:p>18:50</text:p>
          </table:table-cell>
          <table:table-cell office:value-type="float" office:value="112">
            <text:p>112</text:p>
          </table:table-cell>
          <table:table-cell table:formula="of:=[.J13]+[.I14]" office:value-type="float" office:value="552">
            <text:p>552</text:p>
          </table:table-cell>
          <table:table-cell table:formula="of:=[.J14]/60" office:value-type="float" office:value="9.2">
            <text:p>9.2</text:p>
          </table:table-cell>
          <table:table-cell office:value-type="string">
            <text:p>CB_20982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EMT</text:p>
          </table:table-cell>
          <table:table-cell office:value-type="float" office:value="20983">
            <text:p>2098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8H50M00S">
            <text:p>18:50</text:p>
          </table:table-cell>
          <table:table-cell table:style-name="ce7" office:value-type="time" office:time-value="PT19H17M00S">
            <text:p>19:17</text:p>
          </table:table-cell>
          <table:table-cell office:value-type="float" office:value="27">
            <text:p>27</text:p>
          </table:table-cell>
          <table:table-cell table:formula="of:=[.J14]+[.I15]" office:value-type="float" office:value="579">
            <text:p>579</text:p>
          </table:table-cell>
          <table:table-cell table:formula="of:=[.J15]/60" office:value-type="float" office:value="9.65">
            <text:p>9.7</text:p>
          </table:table-cell>
          <table:table-cell office:value-type="string">
            <text:p>CB_20983.dat</text:p>
          </table:table-cell>
          <table:table-cell office:value-type="string">
            <text:p><text:s/>272M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EMPTY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EMT</text:p>
          </table:table-cell>
          <table:table-cell office:value-type="float" office:value="21053">
            <text:p>2105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3H24M00S">
            <text:p>13:24</text:p>
          </table:table-cell>
          <table:table-cell table:style-name="ce7" office:value-type="time" office:time-value="PT15H39M00S">
            <text:p>15:39</text:p>
          </table:table-cell>
          <table:table-cell office:value-type="float" office:value="135">
            <text:p>135</text:p>
          </table:table-cell>
          <table:table-cell table:formula="of:=[.J15]+[.I16]" office:value-type="float" office:value="714">
            <text:p>714</text:p>
          </table:table-cell>
          <table:table-cell table:formula="of:=[.J16]/60" office:value-type="float" office:value="11.9">
            <text:p>11.9</text:p>
          </table:table-cell>
          <table:table-cell office:value-type="string">
            <text:p>CB_21053.dat</text:p>
          </table:table-cell>
          <table:table-cell office:value-type="string">
            <text:p><text:s/>1.8G</text:p>
          </table:table-cell>
          <table:table-cell office:value-type="string">
            <text:p>H2 Gas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cold gas), M&gt;=2 E&gt;100MeV, cold gas inside cell?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EMT</text:p>
          </table:table-cell>
          <table:table-cell office:value-type="float" office:value="21054">
            <text:p>21054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6H01M00S">
            <text:p>16:01</text:p>
          </table:table-cell>
          <table:table-cell office:value-type="float" office:value="22">
            <text:p>22</text:p>
          </table:table-cell>
          <table:table-cell table:formula="of:=[.J16]+[.I17]" office:value-type="float" office:value="736">
            <text:p>736</text:p>
          </table:table-cell>
          <table:table-cell table:formula="of:=[.J17]/60" office:value-type="float" office:value="12.2666666666667">
            <text:p>12.3</text:p>
          </table:table-cell>
          <table:table-cell office:value-type="string">
            <text:p>CB_21054.dat</text:p>
          </table:table-cell>
          <table:table-cell office:value-type="string">
            <text:p><text:s/>354M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pumped, p&lt;1mbar)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EMT</text:p>
          </table:table-cell>
          <table:table-cell office:value-type="float" office:value="21060">
            <text:p>21060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18H16M00S">
            <text:p>18:16</text:p>
          </table:table-cell>
          <table:table-cell table:style-name="ce7" office:value-type="time" office:time-value="PT20H07M00S">
            <text:p>20:07</text:p>
          </table:table-cell>
          <table:table-cell office:value-type="float" office:value="111">
            <text:p>111</text:p>
          </table:table-cell>
          <table:table-cell table:formula="of:=[.J17]+[.I18]" office:value-type="float" office:value="847">
            <text:p>847</text:p>
          </table:table-cell>
          <table:table-cell table:formula="of:=[.J18]/60" office:value-type="float" office:value="14.1166666666667">
            <text:p>14.1</text:p>
          </table:table-cell>
          <table:table-cell office:value-type="string">
            <text:p>CB_21060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EMT</text:p>
          </table:table-cell>
          <table:table-cell office:value-type="float" office:value="21061">
            <text:p>21061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20H07M00S">
            <text:p>20:07</text:p>
          </table:table-cell>
          <table:table-cell table:style-name="ce7" office:value-type="time" office:time-value="PT22H01M00S">
            <text:p>22:01</text:p>
          </table:table-cell>
          <table:table-cell office:value-type="float" office:value="114">
            <text:p>114</text:p>
          </table:table-cell>
          <table:table-cell table:formula="of:=[.J18]+[.I19]" office:value-type="float" office:value="961">
            <text:p>961</text:p>
          </table:table-cell>
          <table:table-cell table:formula="of:=[.J19]/60" office:value-type="float" office:value="16.0166666666667">
            <text:p>16.0</text:p>
          </table:table-cell>
          <table:table-cell office:value-type="string">
            <text:p>CB_21061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2">
            <text:p>21062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22H16M00S">
            <text:p>22:16</text:p>
          </table:table-cell>
          <table:table-cell table:style-name="ce7" office:value-type="time" office:time-value="PT00H08M00S">
            <text:p>0:08</text:p>
          </table:table-cell>
          <table:table-cell office:value-type="float" office:value="112">
            <text:p>112</text:p>
          </table:table-cell>
          <table:table-cell table:formula="of:=[.J19]+[.I20]" office:value-type="float" office:value="1073">
            <text:p>1073</text:p>
          </table:table-cell>
          <table:table-cell table:formula="of:=[.J20]/60" office:value-type="float" office:value="17.8833333333333">
            <text:p>17.9</text:p>
          </table:table-cell>
          <table:table-cell office:value-type="string">
            <text:p>CB_21062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3">
            <text:p>21063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0H07M00S">
            <text:p>0:07</text:p>
          </table:table-cell>
          <table:table-cell table:style-name="ce7" office:value-type="time" office:time-value="PT01H59M00S">
            <text:p>1:59</text:p>
          </table:table-cell>
          <table:table-cell office:value-type="float" office:value="112">
            <text:p>112</text:p>
          </table:table-cell>
          <table:table-cell table:formula="of:=[.J20]+[.I21]" office:value-type="float" office:value="1185">
            <text:p>1185</text:p>
          </table:table-cell>
          <table:table-cell table:formula="of:=[.J21]/60" office:value-type="float" office:value="19.75">
            <text:p>19.8</text:p>
          </table:table-cell>
          <table:table-cell office:value-type="string">
            <text:p>CB_21063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P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4">
            <text:p>21064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1H59M00S">
            <text:p>1:59</text:p>
          </table:table-cell>
          <table:table-cell table:style-name="ce7" office:value-type="time" office:time-value="PT03H51M00S">
            <text:p>3:51</text:p>
          </table:table-cell>
          <table:table-cell office:value-type="float" office:value="112">
            <text:p>112</text:p>
          </table:table-cell>
          <table:table-cell table:formula="of:=[.J21]+[.I22]" office:value-type="float" office:value="1297">
            <text:p>1297</text:p>
          </table:table-cell>
          <table:table-cell table:formula="of:=[.J22]/60" office:value-type="float" office:value="21.6166666666667">
            <text:p>21.6</text:p>
          </table:table-cell>
          <table:table-cell office:value-type="string">
            <text:p>CB_21064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5">
            <text:p>21065</text:p>
          </table:table-cell>
          <table:table-cell table:number-columns-repeated="2"/>
          <table:table-cell table:style-name="ce2" office:value-type="string">
            <text:p>para</text:p>
          </table:table-cell>
          <table:table-cell table:style-name="ce7" office:value-type="time" office:time-value="PT03H51M00S">
            <text:p>3:51</text:p>
          </table:table-cell>
          <table:table-cell table:style-name="ce7" office:value-type="time" office:time-value="PT05H43M00S">
            <text:p>5:43</text:p>
          </table:table-cell>
          <table:table-cell office:value-type="float" office:value="112">
            <text:p>112</text:p>
          </table:table-cell>
          <table:table-cell table:formula="of:=[.J22]+[.I23]" office:value-type="float" office:value="1409">
            <text:p>1409</text:p>
          </table:table-cell>
          <table:table-cell table:formula="of:=[.J23]/60" office:value-type="float" office:value="23.4833333333333">
            <text:p>23.5</text:p>
          </table:table-cell>
          <table:table-cell office:value-type="string">
            <text:p>CB_21065.dat</text:p>
          </table:table-cell>
          <table:table-cell office:value-type="string">
            <text:p><text:s/>1.8G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3">
            <text:p>2008-12-23</text:p>
          </table:table-cell>
          <table:table-cell table:style-name="ce3" office:value-type="string">
            <text:p>EMT</text:p>
          </table:table-cell>
          <table:table-cell office:value-type="float" office:value="21066">
            <text:p>21066</text:p>
          </table:table-cell>
          <table:table-cell table:number-columns-repeated="2"/>
          <table:table-cell table:style-name="ce2" office:value-type="string">
            <text:p>perp</text:p>
          </table:table-cell>
          <table:table-cell table:style-name="ce7" office:value-type="time" office:time-value="PT05H43M00S">
            <text:p>5:43</text:p>
          </table:table-cell>
          <table:table-cell table:style-name="ce7" office:value-type="time" office:time-value="PT06H09M00S">
            <text:p>6:09</text:p>
          </table:table-cell>
          <table:table-cell office:value-type="float" office:value="26">
            <text:p>26</text:p>
          </table:table-cell>
          <table:table-cell table:formula="of:=[.J23]+[.I24]" office:value-type="float" office:value="1435">
            <text:p>1435</text:p>
          </table:table-cell>
          <table:table-cell table:formula="of:=[.J24]/60" office:value-type="float" office:value="23.9166666666667">
            <text:p>23.9</text:p>
          </table:table-cell>
          <table:table-cell office:value-type="string">
            <text:p>CB_21066.dat</text:p>
          </table:table-cell>
          <table:table-cell office:value-type="string">
            <text:p><text:s/>318M</text:p>
          </table:table-cell>
          <table:table-cell office:value-type="string">
            <text:p>Empty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empty target (pumped, p&lt;1mbar), M&gt;=2 E&gt;100MeV</text:p>
          </table:table-cell>
          <table:table-cell table:number-columns-repeated="1006"/>
        </table:table-row>
        <table:table-row table:style-name="ro1">
          <table:table-cell table:style-name="ce3" table:number-columns-repeated="2"/>
          <table:table-cell table:number-columns-repeated="3"/>
          <table:table-cell table:style-name="ce2"/>
          <table:table-cell table:style-name="ce7" table:number-columns-repeated="2"/>
          <table:table-cell table:number-columns-repeated="7"/>
          <table:table-cell table:style-name="ce2" table:number-columns-repeated="2"/>
          <table:table-cell table:number-columns-repeated="1007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table:style-name="ce6" office:value-type="float" office:value="20849">
            <text:p>2084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08M00S">
            <text:p>10:08</text:p>
          </table:table-cell>
          <table:table-cell table:style-name="ce7" office:value-type="time" office:time-value="PT10H45M00S">
            <text:p>10:45</text:p>
          </table:table-cell>
          <table:table-cell office:value-type="float" office:value="37">
            <text:p>37</text:p>
          </table:table-cell>
          <table:table-cell table:formula="of:=[.I26]" office:value-type="float" office:value="37">
            <text:p>37</text:p>
          </table:table-cell>
          <table:table-cell table:formula="of:=[.J26]/60" office:value-type="float" office:value="0.616666666666667">
            <text:p>0.6</text:p>
          </table:table-cell>
          <table:table-cell office:value-type="string">
            <text:p>CB_2104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table:style-name="ce6" office:value-type="float" office:value="20850">
            <text:p>2085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1H09M00S">
            <text:p>1:09</text:p>
          </table:table-cell>
          <table:table-cell table:style-name="ce7" office:value-type="time" office:time-value="PT01H46M00S">
            <text:p>1:46</text:p>
          </table:table-cell>
          <table:table-cell office:value-type="float" office:value="37">
            <text:p>37</text:p>
          </table:table-cell>
          <table:table-cell table:formula="of:=[.J26]+[.I27]" office:value-type="float" office:value="74">
            <text:p>74</text:p>
          </table:table-cell>
          <table:table-cell table:formula="of:=[.J27]/60" office:value-type="float" office:value="1.23333333333333">
            <text:p>1.2</text:p>
          </table:table-cell>
          <table:table-cell office:value-type="string">
            <text:p>CB_2099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51">
            <text:p>2085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46M00S">
            <text:p>1:46</text:p>
          </table:table-cell>
          <table:table-cell table:style-name="ce7" office:value-type="time" office:time-value="PT02H24M00S">
            <text:p>2:24</text:p>
          </table:table-cell>
          <table:table-cell office:value-type="float" office:value="38">
            <text:p>38</text:p>
          </table:table-cell>
          <table:table-cell table:formula="of:=[.J27]+[.I28]" office:value-type="float" office:value="112">
            <text:p>112</text:p>
          </table:table-cell>
          <table:table-cell table:formula="of:=[.J28]/60" office:value-type="float" office:value="1.86666666666667">
            <text:p>1.9</text:p>
          </table:table-cell>
          <table:table-cell office:value-type="string">
            <text:p>CB_2099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52">
            <text:p>2085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3H00M00S">
            <text:p>3:00</text:p>
          </table:table-cell>
          <table:table-cell table:style-name="ce7" office:value-type="time" office:time-value="PT03H37M00S">
            <text:p>3:37</text:p>
          </table:table-cell>
          <table:table-cell office:value-type="float" office:value="37">
            <text:p>37</text:p>
          </table:table-cell>
          <table:table-cell table:formula="of:=[.J28]+[.I29]" office:value-type="float" office:value="149">
            <text:p>149</text:p>
          </table:table-cell>
          <table:table-cell table:formula="of:=[.J29]/60" office:value-type="float" office:value="2.48333333333333">
            <text:p>2.5</text:p>
          </table:table-cell>
          <table:table-cell office:value-type="string">
            <text:p>CB_2099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54">
            <text:p>2085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2H23M00S">
            <text:p>2:23</text:p>
          </table:table-cell>
          <table:table-cell table:style-name="ce7" office:value-type="time" office:time-value="PT03H00M00S">
            <text:p>3:00</text:p>
          </table:table-cell>
          <table:table-cell office:value-type="float" office:value="37">
            <text:p>37</text:p>
          </table:table-cell>
          <table:table-cell table:formula="of:=[.J29]+[.I30]" office:value-type="float" office:value="186">
            <text:p>186</text:p>
          </table:table-cell>
          <table:table-cell table:formula="of:=[.J30]/60" office:value-type="float" office:value="3.1">
            <text:p>3.1</text:p>
          </table:table-cell>
          <table:table-cell office:value-type="string">
            <text:p>CB_2099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55">
            <text:p>2085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3H37M00S">
            <text:p>3:37</text:p>
          </table:table-cell>
          <table:table-cell table:style-name="ce7" office:value-type="time" office:time-value="PT04H15M00S">
            <text:p>4:15</text:p>
          </table:table-cell>
          <table:table-cell office:value-type="float" office:value="38">
            <text:p>38</text:p>
          </table:table-cell>
          <table:table-cell table:formula="of:=[.J30]+[.I31]" office:value-type="float" office:value="224">
            <text:p>224</text:p>
          </table:table-cell>
          <table:table-cell table:formula="of:=[.J31]/60" office:value-type="float" office:value="3.73333333333333">
            <text:p>3.7</text:p>
          </table:table-cell>
          <table:table-cell office:value-type="string">
            <text:p>CB_2099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58">
            <text:p>20858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4H15M00S">
            <text:p>4:15</text:p>
          </table:table-cell>
          <table:table-cell table:style-name="ce7" office:value-type="time" office:time-value="PT04H52M00S">
            <text:p>4:52</text:p>
          </table:table-cell>
          <table:table-cell office:value-type="float" office:value="37">
            <text:p>37</text:p>
          </table:table-cell>
          <table:table-cell table:formula="of:=[.J31]+[.I32]" office:value-type="float" office:value="261">
            <text:p>261</text:p>
          </table:table-cell>
          <table:table-cell table:formula="of:=[.J32]/60" office:value-type="float" office:value="4.35">
            <text:p>4.4</text:p>
          </table:table-cell>
          <table:table-cell office:value-type="string">
            <text:p>CB_2099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 3mm, LH2 10cm, M&gt;=2 E&gt;100MeV, polarization doesn't match logbook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59">
            <text:p>20859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4H52M00S">
            <text:p>4:52</text:p>
          </table:table-cell>
          <table:table-cell table:style-name="ce7" office:value-type="time" office:time-value="PT05H29M00S">
            <text:p>5:29</text:p>
          </table:table-cell>
          <table:table-cell office:value-type="float" office:value="37">
            <text:p>37</text:p>
          </table:table-cell>
          <table:table-cell table:formula="of:=[.J32]+[.I33]" office:value-type="float" office:value="298">
            <text:p>298</text:p>
          </table:table-cell>
          <table:table-cell table:formula="of:=[.J33]/60" office:value-type="float" office:value="4.96666666666667">
            <text:p>5.0</text:p>
          </table:table-cell>
          <table:table-cell office:value-type="string">
            <text:p>CB_2099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, polarization doesn't match logbook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60">
            <text:p>2086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21M00S">
            <text:p>7:21</text:p>
          </table:table-cell>
          <table:table-cell table:style-name="ce7" office:value-type="time" office:time-value="PT07H58M00S">
            <text:p>7:58</text:p>
          </table:table-cell>
          <table:table-cell office:value-type="float" office:value="37">
            <text:p>37</text:p>
          </table:table-cell>
          <table:table-cell table:formula="of:=[.J33]+[.I34]" office:value-type="float" office:value="335">
            <text:p>335</text:p>
          </table:table-cell>
          <table:table-cell table:formula="of:=[.J34]/60" office:value-type="float" office:value="5.58333333333333">
            <text:p>5.6</text:p>
          </table:table-cell>
          <table:table-cell office:value-type="string">
            <text:p>CB_2100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61">
            <text:p>2086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58M00S">
            <text:p>7:58</text:p>
          </table:table-cell>
          <table:table-cell table:style-name="ce7" office:value-type="time" office:time-value="PT08H35M00S">
            <text:p>8:35</text:p>
          </table:table-cell>
          <table:table-cell office:value-type="float" office:value="37">
            <text:p>37</text:p>
          </table:table-cell>
          <table:table-cell table:formula="of:=[.J34]+[.I35]" office:value-type="float" office:value="372">
            <text:p>372</text:p>
          </table:table-cell>
          <table:table-cell table:formula="of:=[.J35]/60" office:value-type="float" office:value="6.2">
            <text:p>6.2</text:p>
          </table:table-cell>
          <table:table-cell office:value-type="string">
            <text:p>CB_2100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62">
            <text:p>2086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9H03M00S">
            <text:p>19:03</text:p>
          </table:table-cell>
          <table:table-cell table:style-name="ce7" office:value-type="time" office:time-value="PT19H41M00S">
            <text:p>19:41</text:p>
          </table:table-cell>
          <table:table-cell office:value-type="float" office:value="38">
            <text:p>38</text:p>
          </table:table-cell>
          <table:table-cell table:formula="of:=[.J35]+[.I36]" office:value-type="float" office:value="410">
            <text:p>410</text:p>
          </table:table-cell>
          <table:table-cell table:formula="of:=[.J36]/60" office:value-type="float" office:value="6.83333333333333">
            <text:p>6.8</text:p>
          </table:table-cell>
          <table:table-cell office:value-type="string">
            <text:p>CB_2085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logbook has 20mA again….might just be bad handwrit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63">
            <text:p>2086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5H29M00S">
            <text:p>5:29</text:p>
          </table:table-cell>
          <table:table-cell table:style-name="ce7" office:value-type="time" office:time-value="PT06H06M00S">
            <text:p>6:06</text:p>
          </table:table-cell>
          <table:table-cell office:value-type="float" office:value="37">
            <text:p>37</text:p>
          </table:table-cell>
          <table:table-cell table:formula="of:=[.J36]+[.I37]" office:value-type="float" office:value="447">
            <text:p>447</text:p>
          </table:table-cell>
          <table:table-cell table:formula="of:=[.J37]/60" office:value-type="float" office:value="7.45">
            <text:p>7.5</text:p>
          </table:table-cell>
          <table:table-cell office:value-type="string">
            <text:p>CB_2099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64">
            <text:p>2086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6H06M00S">
            <text:p>6:06</text:p>
          </table:table-cell>
          <table:table-cell table:style-name="ce7" office:value-type="time" office:time-value="PT06H44M00S">
            <text:p>6:44</text:p>
          </table:table-cell>
          <table:table-cell office:value-type="float" office:value="38">
            <text:p>38</text:p>
          </table:table-cell>
          <table:table-cell table:formula="of:=[.J37]+[.I38]" office:value-type="float" office:value="485">
            <text:p>485</text:p>
          </table:table-cell>
          <table:table-cell table:formula="of:=[.J38]/60" office:value-type="float" office:value="8.08333333333333">
            <text:p>8.1</text:p>
          </table:table-cell>
          <table:table-cell office:value-type="string">
            <text:p>CB_2100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65">
            <text:p>2086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44M00S">
            <text:p>6:44</text:p>
          </table:table-cell>
          <table:table-cell table:style-name="ce7" office:value-type="time" office:time-value="PT07H21M00S">
            <text:p>7:21</text:p>
          </table:table-cell>
          <table:table-cell office:value-type="float" office:value="37">
            <text:p>37</text:p>
          </table:table-cell>
          <table:table-cell table:formula="of:=[.J38]+[.I39]" office:value-type="float" office:value="522">
            <text:p>522</text:p>
          </table:table-cell>
          <table:table-cell table:formula="of:=[.J39]/60" office:value-type="float" office:value="8.7">
            <text:p>8.7</text:p>
          </table:table-cell>
          <table:table-cell office:value-type="string">
            <text:p>CB_2100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866">
            <text:p>2086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9H30M00S">
            <text:p>9:30</text:p>
          </table:table-cell>
          <table:table-cell table:style-name="ce7" office:value-type="time" office:time-value="PT10H08M00S">
            <text:p>10:08</text:p>
          </table:table-cell>
          <table:table-cell office:value-type="float" office:value="38">
            <text:p>38</text:p>
          </table:table-cell>
          <table:table-cell table:formula="of:=[.J39]+[.I40]" office:value-type="float" office:value="560">
            <text:p>560</text:p>
          </table:table-cell>
          <table:table-cell table:formula="of:=[.J40]/60" office:value-type="float" office:value="9.33333333333333">
            <text:p>9.3</text:p>
          </table:table-cell>
          <table:table-cell office:value-type="string">
            <text:p>CB_2104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867">
            <text:p>2086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8H53M00S">
            <text:p>8:53</text:p>
          </table:table-cell>
          <table:table-cell table:style-name="ce7" office:value-type="time" office:time-value="PT09H30M00S">
            <text:p>9:30</text:p>
          </table:table-cell>
          <table:table-cell office:value-type="float" office:value="37">
            <text:p>37</text:p>
          </table:table-cell>
          <table:table-cell table:formula="of:=[.J40]+[.I41]" office:value-type="float" office:value="597">
            <text:p>597</text:p>
          </table:table-cell>
          <table:table-cell table:formula="of:=[.J41]/60" office:value-type="float" office:value="9.95">
            <text:p>10.0</text:p>
          </table:table-cell>
          <table:table-cell office:value-type="string">
            <text:p>CB_2104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PRO</text:p>
          </table:table-cell>
          <table:table-cell office:value-type="float" office:value="20868">
            <text:p>2086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2H37M00S">
            <text:p>22:37</text:p>
          </table:table-cell>
          <table:table-cell table:style-name="ce7" office:value-type="time" office:time-value="PT23H17M00S">
            <text:p>23:17</text:p>
          </table:table-cell>
          <table:table-cell office:value-type="float" office:value="40">
            <text:p>40</text:p>
          </table:table-cell>
          <table:table-cell table:formula="of:=[.J41]+[.I42]" office:value-type="float" office:value="637">
            <text:p>637</text:p>
          </table:table-cell>
          <table:table-cell table:formula="of:=[.J42]/60" office:value-type="float" office:value="10.6166666666667">
            <text:p>10.6</text:p>
          </table:table-cell>
          <table:table-cell office:value-type="string">
            <text:p>CB_2098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869">
            <text:p>20869</text:p>
          </table:table-cell>
          <table:table-cell office:value-type="string">
            <text:p>x</text:p>
          </table:table-cell>
          <table:table-cell office:value-type="string">
            <text:p>e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10M00S">
            <text:p>16:10</text:p>
          </table:table-cell>
          <table:table-cell table:style-name="ce7" office:value-type="time" office:time-value="PT16H56M00S">
            <text:p>16:56</text:p>
          </table:table-cell>
          <table:table-cell office:value-type="float" office:value="46">
            <text:p>46</text:p>
          </table:table-cell>
          <table:table-cell table:formula="of:=[.J42]+[.I43]" office:value-type="float" office:value="683">
            <text:p>683</text:p>
          </table:table-cell>
          <table:table-cell table:formula="of:=[.J43]/60" office:value-type="float" office:value="11.3833333333333">
            <text:p>11.4</text:p>
          </table:table-cell>
          <table:table-cell office:value-type="string">
            <text:p>CB_20854.dat</text:p>
          </table:table-cell>
          <table:table-cell office:value-type="string">
            <text:p><text:s/>534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5 nA</text:p>
          </table:table-cell>
          <table:table-cell office:value-type="string">
            <text:p><text:s/>5 nA,diamond-PERP, 3mmColl, LH2, M&gt;=2 E&gt;100, logbook has 5mA listed stop time not listed, doesn't say why file is smaller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table:style-name="ce6" office:value-type="float" office:value="20870">
            <text:p>2087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3H06M00S">
            <text:p>13:06</text:p>
          </table:table-cell>
          <table:table-cell table:style-name="ce7" office:value-type="time" office:time-value="PT13H15M00S">
            <text:p>13:15</text:p>
          </table:table-cell>
          <table:table-cell office:value-type="float" office:value="9">
            <text:p>9</text:p>
          </table:table-cell>
          <table:table-cell table:formula="of:=[.J43]+[.I44]" office:value-type="float" office:value="692">
            <text:p>692</text:p>
          </table:table-cell>
          <table:table-cell table:formula="of:=[.J44]/60" office:value-type="float" office:value="11.5333333333333">
            <text:p>11.5</text:p>
          </table:table-cell>
          <table:table-cell office:value-type="string">
            <text:p>CB_21052.dat</text:p>
          </table:table-cell>
          <table:table-cell office:value-type="string">
            <text:p><text:s/>183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, emptying target with nudg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table:style-name="ce6" office:value-type="float" office:value="20871">
            <text:p>2087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2H28M00S">
            <text:p>12:28</text:p>
          </table:table-cell>
          <table:table-cell table:style-name="ce7" office:value-type="time" office:time-value="PT13H06M00S">
            <text:p>13:06</text:p>
          </table:table-cell>
          <table:table-cell office:value-type="float" office:value="38">
            <text:p>38</text:p>
          </table:table-cell>
          <table:table-cell table:formula="of:=[.J44]+[.I45]" office:value-type="float" office:value="730">
            <text:p>730</text:p>
          </table:table-cell>
          <table:table-cell table:formula="of:=[.J45]/60" office:value-type="float" office:value="12.1666666666667">
            <text:p>12.2</text:p>
          </table:table-cell>
          <table:table-cell office:value-type="string">
            <text:p>CB_2105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table:style-name="ce6" office:value-type="float" office:value="20872">
            <text:p>2087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45M00S">
            <text:p>10:45</text:p>
          </table:table-cell>
          <table:table-cell table:style-name="ce7" office:value-type="time" office:time-value="PT11H23M00S">
            <text:p>11:23</text:p>
          </table:table-cell>
          <table:table-cell office:value-type="float" office:value="38">
            <text:p>38</text:p>
          </table:table-cell>
          <table:table-cell table:formula="of:=[.J45]+[.I46]" office:value-type="float" office:value="768">
            <text:p>768</text:p>
          </table:table-cell>
          <table:table-cell table:formula="of:=[.J46]/60" office:value-type="float" office:value="12.8">
            <text:p>12.8</text:p>
          </table:table-cell>
          <table:table-cell office:value-type="string">
            <text:p>CB_2104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Coll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PRO</text:p>
          </table:table-cell>
          <table:table-cell table:style-name="ce6" office:value-type="float" office:value="20873">
            <text:p>2087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3H17M00S">
            <text:p>23:17</text:p>
          </table:table-cell>
          <table:table-cell table:style-name="ce7" office:value-type="time" office:time-value="PT23H54M00S">
            <text:p>23:54</text:p>
          </table:table-cell>
          <table:table-cell office:value-type="float" office:value="37">
            <text:p>37</text:p>
          </table:table-cell>
          <table:table-cell table:formula="of:=[.J46]+[.I47]" office:value-type="float" office:value="805">
            <text:p>805</text:p>
          </table:table-cell>
          <table:table-cell table:formula="of:=[.J47]/60" office:value-type="float" office:value="13.4166666666667">
            <text:p>13.4</text:p>
          </table:table-cell>
          <table:table-cell office:value-type="string">
            <text:p>CB_2098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74">
            <text:p>2087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3H54M00S">
            <text:p>23:54</text:p>
          </table:table-cell>
          <table:table-cell table:style-name="ce7" office:value-type="time" office:time-value="PT00H31M00S">
            <text:p>0:31</text:p>
          </table:table-cell>
          <table:table-cell office:value-type="float" office:value="37">
            <text:p>37</text:p>
          </table:table-cell>
          <table:table-cell table:formula="of:=[.J47]+[.I48]" office:value-type="float" office:value="842">
            <text:p>842</text:p>
          </table:table-cell>
          <table:table-cell table:formula="of:=[.J48]/60" office:value-type="float" office:value="14.0333333333333">
            <text:p>14.0</text:p>
          </table:table-cell>
          <table:table-cell office:value-type="string">
            <text:p>CB_2099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75">
            <text:p>2087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0H31M00S">
            <text:p>0:31</text:p>
          </table:table-cell>
          <table:table-cell table:style-name="ce7" office:value-type="time" office:time-value="PT01H09M00S">
            <text:p>1:09</text:p>
          </table:table-cell>
          <table:table-cell office:value-type="float" office:value="38">
            <text:p>38</text:p>
          </table:table-cell>
          <table:table-cell table:formula="of:=[.J48]+[.I49]" office:value-type="float" office:value="880">
            <text:p>880</text:p>
          </table:table-cell>
          <table:table-cell table:formula="of:=[.J49]/60" office:value-type="float" office:value="14.6666666666667">
            <text:p>14.7</text:p>
          </table:table-cell>
          <table:table-cell office:value-type="string">
            <text:p>CB_2099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, polarization edge position re-aligned between 20991 and 20992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08-12-16">
            <text:p>2008-12-16</text:p>
          </table:table-cell>
          <table:table-cell table:style-name="ce5" office:value-type="string">
            <text:p>PRO</text:p>
          </table:table-cell>
          <table:table-cell office:value-type="float" office:value="20879">
            <text:p>20879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12H41M00S">
            <text:p>12:41</text:p>
          </table:table-cell>
          <table:table-cell table:style-name="ce8" office:value-type="time" office:time-value="PT13H19M00S">
            <text:p>13:19</text:p>
          </table:table-cell>
          <table:table-cell table:style-name="ce9" office:value-type="float" office:value="38">
            <text:p>38</text:p>
          </table:table-cell>
          <table:table-cell table:formula="of:=[.J49]+[.I50]" office:value-type="float" office:value="918">
            <text:p>918</text:p>
          </table:table-cell>
          <table:table-cell table:style-name="ce12" table:formula="of:=[.J50]/60" office:value-type="float" office:value="15.3">
            <text:p>15.3</text:p>
          </table:table-cell>
          <table:table-cell table:style-name="ce6" office:value-type="string">
            <text:p>CB_20850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 </text:p>
          </table:table-cell>
          <table:table-cell table:style-name="ce13"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880">
            <text:p>2088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38M00S">
            <text:p>7:38</text:p>
          </table:table-cell>
          <table:table-cell table:style-name="ce7" office:value-type="time" office:time-value="PT08H31M00S">
            <text:p>8:31</text:p>
          </table:table-cell>
          <table:table-cell office:value-type="float" office:value="53">
            <text:p>53</text:p>
          </table:table-cell>
          <table:table-cell table:formula="of:=[.J50]+[.I51]" office:value-type="float" office:value="971">
            <text:p>971</text:p>
          </table:table-cell>
          <table:table-cell table:formula="of:=[.J51]/60" office:value-type="float" office:value="16.1833333333333">
            <text:p>16.2</text:p>
          </table:table-cell>
          <table:table-cell office:value-type="string">
            <text:p>CB_2104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<text:s text:c="34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PRO</text:p>
          </table:table-cell>
          <table:table-cell office:value-type="float" office:value="20883">
            <text:p>2088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1H23M00S">
            <text:p>21:23</text:p>
          </table:table-cell>
          <table:table-cell table:style-name="ce7" office:value-type="time" office:time-value="PT22H00M00S">
            <text:p>22:00</text:p>
          </table:table-cell>
          <table:table-cell office:value-type="float" office:value="37">
            <text:p>37</text:p>
          </table:table-cell>
          <table:table-cell table:formula="of:=[.J51]+[.I52]" office:value-type="float" office:value="1008">
            <text:p>1008</text:p>
          </table:table-cell>
          <table:table-cell table:formula="of:=[.J52]/60" office:value-type="float" office:value="16.8">
            <text:p>16.8</text:p>
          </table:table-cell>
          <table:table-cell office:value-type="string">
            <text:p>CB_2098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0">
            <text:p>2008-12-20</text:p>
          </table:table-cell>
          <table:table-cell table:style-name="ce3" office:value-type="string">
            <text:p>PRO</text:p>
          </table:table-cell>
          <table:table-cell office:value-type="float" office:value="20884">
            <text:p>2088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7M00S">
            <text:p>22:37</text:p>
          </table:table-cell>
          <table:table-cell office:value-type="float" office:value="37">
            <text:p>37</text:p>
          </table:table-cell>
          <table:table-cell table:formula="of:=[.J52]+[.I53]" office:value-type="float" office:value="1045">
            <text:p>1045</text:p>
          </table:table-cell>
          <table:table-cell table:formula="of:=[.J53]/60" office:value-type="float" office:value="17.4166666666667">
            <text:p>17.4</text:p>
          </table:table-cell>
          <table:table-cell office:value-type="string">
            <text:p>CB_2098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890">
            <text:p>2089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5H45M00S">
            <text:p>5:45</text:p>
          </table:table-cell>
          <table:table-cell table:style-name="ce7" office:value-type="time" office:time-value="PT06H22M00S">
            <text:p>6:22</text:p>
          </table:table-cell>
          <table:table-cell office:value-type="float" office:value="37">
            <text:p>37</text:p>
          </table:table-cell>
          <table:table-cell table:formula="of:=[.J53]+[.I54]" office:value-type="float" office:value="1082">
            <text:p>1082</text:p>
          </table:table-cell>
          <table:table-cell table:formula="of:=[.J54]/60" office:value-type="float" office:value="18.0333333333333">
            <text:p>18.0</text:p>
          </table:table-cell>
          <table:table-cell office:value-type="string">
            <text:p>CB_2104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, unstable edge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93">
            <text:p>2089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42M00S">
            <text:p>22:42</text:p>
          </table:table-cell>
          <table:table-cell table:style-name="ce7" office:value-type="time" office:time-value="PT23H20M00S">
            <text:p>23:20</text:p>
          </table:table-cell>
          <table:table-cell office:value-type="float" office:value="38">
            <text:p>38</text:p>
          </table:table-cell>
          <table:table-cell table:formula="of:=[.J54]+[.I55]" office:value-type="float" office:value="1120">
            <text:p>1120</text:p>
          </table:table-cell>
          <table:table-cell table:formula="of:=[.J55]/60" office:value-type="float" office:value="18.6666666666667">
            <text:p>18.7</text:p>
          </table:table-cell>
          <table:table-cell office:value-type="string">
            <text:p>CB_2102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94">
            <text:p>2089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42M00S">
            <text:p>22:42</text:p>
          </table:table-cell>
          <table:table-cell office:value-type="float" office:value="37">
            <text:p>37</text:p>
          </table:table-cell>
          <table:table-cell table:formula="of:=[.J55]+[.I56]" office:value-type="float" office:value="1157">
            <text:p>1157</text:p>
          </table:table-cell>
          <table:table-cell table:formula="of:=[.J56]/60" office:value-type="float" office:value="19.2833333333333">
            <text:p>19.3</text:p>
          </table:table-cell>
          <table:table-cell office:value-type="string">
            <text:p>CB_2102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895">
            <text:p>20895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0H30M00S">
            <text:p>0:30</text:p>
          </table:table-cell>
          <table:table-cell table:style-name="ce7" office:value-type="time" office:time-value="PT01H08M00S">
            <text:p>1:08</text:p>
          </table:table-cell>
          <table:table-cell office:value-type="float" office:value="38">
            <text:p>38</text:p>
          </table:table-cell>
          <table:table-cell table:formula="of:=[.J56]+[.I57]" office:value-type="float" office:value="1195">
            <text:p>1195</text:p>
          </table:table-cell>
          <table:table-cell table:formula="of:=[.J57]/60" office:value-type="float" office:value="19.9166666666667">
            <text:p>19.9</text:p>
          </table:table-cell>
          <table:table-cell office:value-type="string">
            <text:p>CB_2103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, nudg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896">
            <text:p>2089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22M00S">
            <text:p>6:22</text:p>
          </table:table-cell>
          <table:table-cell table:style-name="ce7" office:value-type="time" office:time-value="PT07H00M00S">
            <text:p>7:00</text:p>
          </table:table-cell>
          <table:table-cell office:value-type="float" office:value="38">
            <text:p>38</text:p>
          </table:table-cell>
          <table:table-cell table:formula="of:=[.J57]+[.I58]" office:value-type="float" office:value="1233">
            <text:p>1233</text:p>
          </table:table-cell>
          <table:table-cell table:formula="of:=[.J58]/60" office:value-type="float" office:value="20.55">
            <text:p>20.6</text:p>
          </table:table-cell>
          <table:table-cell office:value-type="string">
            <text:p>CB_2104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, unstable edge <text:s text:c="30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97">
            <text:p>20897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12M00S">
            <text:p>20:12</text:p>
          </table:table-cell>
          <table:table-cell table:style-name="ce7" office:value-type="time" office:time-value="PT20H51M00S">
            <text:p>20:51</text:p>
          </table:table-cell>
          <table:table-cell office:value-type="float" office:value="39">
            <text:p>39</text:p>
          </table:table-cell>
          <table:table-cell table:formula="of:=[.J58]+[.I59]" office:value-type="float" office:value="1272">
            <text:p>1272</text:p>
          </table:table-cell>
          <table:table-cell table:formula="of:=[.J59]/60" office:value-type="float" office:value="21.2">
            <text:p>21.2</text:p>
          </table:table-cell>
          <table:table-cell office:value-type="string">
            <text:p>CB_2102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98">
            <text:p>20898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9H35M00S">
            <text:p>19:35</text:p>
          </table:table-cell>
          <table:table-cell table:style-name="ce7" office:value-type="time" office:time-value="PT20H12M00S">
            <text:p>20:12</text:p>
          </table:table-cell>
          <table:table-cell office:value-type="float" office:value="37">
            <text:p>37</text:p>
          </table:table-cell>
          <table:table-cell table:formula="of:=[.J59]+[.I60]" office:value-type="float" office:value="1309">
            <text:p>1309</text:p>
          </table:table-cell>
          <table:table-cell table:formula="of:=[.J60]/60" office:value-type="float" office:value="21.8166666666667">
            <text:p>21.8</text:p>
          </table:table-cell>
          <table:table-cell office:value-type="string">
            <text:p>CB_2102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899">
            <text:p>2089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1H28M00S">
            <text:p>21:28</text:p>
          </table:table-cell>
          <table:table-cell table:style-name="ce7" office:value-type="time" office:time-value="PT22H05M00S">
            <text:p>22:05</text:p>
          </table:table-cell>
          <table:table-cell office:value-type="float" office:value="37">
            <text:p>37</text:p>
          </table:table-cell>
          <table:table-cell table:formula="of:=[.J60]+[.I61]" office:value-type="float" office:value="1346">
            <text:p>1346</text:p>
          </table:table-cell>
          <table:table-cell table:formula="of:=[.J61]/60" office:value-type="float" office:value="22.4333333333333">
            <text:p>22.4</text:p>
          </table:table-cell>
          <table:table-cell office:value-type="string">
            <text:p>CB_2102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00">
            <text:p>2090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0H51M00S">
            <text:p>20:51</text:p>
          </table:table-cell>
          <table:table-cell table:style-name="ce7" office:value-type="time" office:time-value="PT21H28M00S">
            <text:p>21:28</text:p>
          </table:table-cell>
          <table:table-cell office:value-type="float" office:value="37">
            <text:p>37</text:p>
          </table:table-cell>
          <table:table-cell table:formula="of:=[.J61]+[.I62]" office:value-type="float" office:value="1383">
            <text:p>1383</text:p>
          </table:table-cell>
          <table:table-cell table:formula="of:=[.J62]/60" office:value-type="float" office:value="23.05">
            <text:p>23.1</text:p>
          </table:table-cell>
          <table:table-cell office:value-type="string">
            <text:p>CB_2102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901">
            <text:p>2090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4H15M00S">
            <text:p>4:15</text:p>
          </table:table-cell>
          <table:table-cell table:style-name="ce7" office:value-type="time" office:time-value="PT04H54M00S">
            <text:p>4:54</text:p>
          </table:table-cell>
          <table:table-cell office:value-type="float" office:value="39">
            <text:p>39</text:p>
          </table:table-cell>
          <table:table-cell table:formula="of:=[.J62]+[.I63]" office:value-type="float" office:value="1422">
            <text:p>1422</text:p>
          </table:table-cell>
          <table:table-cell table:formula="of:=[.J63]/60" office:value-type="float" office:value="23.7">
            <text:p>23.7</text:p>
          </table:table-cell>
          <table:table-cell office:value-type="string">
            <text:p>CB_2103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902">
            <text:p>2090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3H38M00S">
            <text:p>3:38</text:p>
          </table:table-cell>
          <table:table-cell table:style-name="ce7" office:value-type="time" office:time-value="PT04H15M00S">
            <text:p>4:15</text:p>
          </table:table-cell>
          <table:table-cell office:value-type="float" office:value="37">
            <text:p>37</text:p>
          </table:table-cell>
          <table:table-cell table:formula="of:=[.J63]+[.I64]" office:value-type="float" office:value="1459">
            <text:p>1459</text:p>
          </table:table-cell>
          <table:table-cell table:formula="of:=[.J64]/60" office:value-type="float" office:value="24.3166666666667">
            <text:p>24.3</text:p>
          </table:table-cell>
          <table:table-cell office:value-type="string">
            <text:p>CB_2103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903">
            <text:p>20903</text:p>
          </table:table-cell>
          <table:table-cell office:value-type="string">
            <text:p>x</text:p>
          </table:table-cell>
          <table:table-cell office:value-type="string">
            <text:p>para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19M00S">
            <text:p>17:19</text:p>
          </table:table-cell>
          <table:table-cell table:style-name="ce7" office:value-type="time" office:time-value="PT18H23M00S">
            <text:p>18:23</text:p>
          </table:table-cell>
          <table:table-cell office:value-type="float" office:value="64">
            <text:p>64</text:p>
          </table:table-cell>
          <table:table-cell table:formula="of:=[.J64]+[.I65]" office:value-type="float" office:value="1523">
            <text:p>1523</text:p>
          </table:table-cell>
          <table:table-cell table:formula="of:=[.J65]/60" office:value-type="float" office:value="25.3833333333333">
            <text:p>25.4</text:p>
          </table:table-cell>
          <table:table-cell office:value-type="string">
            <text:p>CB_20855.dat</text:p>
          </table:table-cell>
          <table:table-cell office:value-type="string">
            <text:p><text:s/>1.7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5 nA</text:p>
          </table:table-cell>
          <table:table-cell office:value-type="string">
            <text:p><text:s/>5 nA,diamond-PERP, 3mmColl, LH2, M&gt;=2 E&gt;100, logbook has 5mA listed, ratio adjusted to 559.500,beam current increased to 20mA during the run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08-12-16">
            <text:p>2008-12-16</text:p>
          </table:table-cell>
          <table:table-cell table:style-name="ce5" office:value-type="string">
            <text:p>PRO</text:p>
          </table:table-cell>
          <table:table-cell office:value-type="float" office:value="20904">
            <text:p>20904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12H03M00S">
            <text:p>12:03</text:p>
          </table:table-cell>
          <table:table-cell table:style-name="ce8" office:value-type="time" office:time-value="PT12H41M00S">
            <text:p>12:41</text:p>
          </table:table-cell>
          <table:table-cell table:style-name="ce9" office:value-type="float" office:value="38">
            <text:p>38</text:p>
          </table:table-cell>
          <table:table-cell table:formula="of:=[.J65]+[.I66]" office:value-type="float" office:value="1561">
            <text:p>1561</text:p>
          </table:table-cell>
          <table:table-cell table:style-name="ce12" table:formula="of:=[.J66]/60" office:value-type="float" office:value="26.0166666666667">
            <text:p>26.0</text:p>
          </table:table-cell>
          <table:table-cell table:style-name="ce6" office:value-type="string">
            <text:p>CB_20849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</text:p>
          </table:table-cell>
          <table:table-cell table:style-name="ce13"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905">
            <text:p>20905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45M00S">
            <text:p>1:45</text:p>
          </table:table-cell>
          <table:table-cell table:style-name="ce7" office:value-type="time" office:time-value="PT02H23M00S">
            <text:p>2:23</text:p>
          </table:table-cell>
          <table:table-cell office:value-type="float" office:value="38">
            <text:p>38</text:p>
          </table:table-cell>
          <table:table-cell table:formula="of:=[.J66]+[.I67]" office:value-type="float" office:value="1599">
            <text:p>1599</text:p>
          </table:table-cell>
          <table:table-cell table:formula="of:=[.J67]/60" office:value-type="float" office:value="26.65">
            <text:p>26.7</text:p>
          </table:table-cell>
          <table:table-cell office:value-type="string">
            <text:p>CB_2103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, nudged a bi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906">
            <text:p>20906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07M00S">
            <text:p>1:07</text:p>
          </table:table-cell>
          <table:table-cell table:style-name="ce7" office:value-type="time" office:time-value="PT01H45M00S">
            <text:p>1:45</text:p>
          </table:table-cell>
          <table:table-cell office:value-type="float" office:value="38">
            <text:p>38</text:p>
          </table:table-cell>
          <table:table-cell table:formula="of:=[.J67]+[.I68]" office:value-type="float" office:value="1637">
            <text:p>1637</text:p>
          </table:table-cell>
          <table:table-cell table:formula="of:=[.J68]/60" office:value-type="float" office:value="27.2833333333333">
            <text:p>27.3</text:p>
          </table:table-cell>
          <table:table-cell office:value-type="string">
            <text:p>CB_2103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907">
            <text:p>2090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3H01M00S">
            <text:p>3:01</text:p>
          </table:table-cell>
          <table:table-cell table:style-name="ce7" office:value-type="time" office:time-value="PT03H38M00S">
            <text:p>3:38</text:p>
          </table:table-cell>
          <table:table-cell office:value-type="float" office:value="37">
            <text:p>37</text:p>
          </table:table-cell>
          <table:table-cell table:formula="of:=[.J68]+[.I69]" office:value-type="float" office:value="1674">
            <text:p>1674</text:p>
          </table:table-cell>
          <table:table-cell table:formula="of:=[.J69]/60" office:value-type="float" office:value="27.9">
            <text:p>27.9</text:p>
          </table:table-cell>
          <table:table-cell office:value-type="string">
            <text:p>CB_2103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908">
            <text:p>2090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2H23M00S">
            <text:p>2:23</text:p>
          </table:table-cell>
          <table:table-cell table:style-name="ce7" office:value-type="time" office:time-value="PT03H01M00S">
            <text:p>3:01</text:p>
          </table:table-cell>
          <table:table-cell office:value-type="float" office:value="38">
            <text:p>38</text:p>
          </table:table-cell>
          <table:table-cell table:formula="of:=[.J69]+[.I70]" office:value-type="float" office:value="1712">
            <text:p>1712</text:p>
          </table:table-cell>
          <table:table-cell table:formula="of:=[.J70]/60" office:value-type="float" office:value="28.5333333333333">
            <text:p>28.5</text:p>
          </table:table-cell>
          <table:table-cell office:value-type="string">
            <text:p>CB_2103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<text:s/>3mm, LH2 10cm, M&gt;=2 E&gt;100MeV, perp nudged a bi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14">
            <text:p>20914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8H59M00S">
            <text:p>18:59</text:p>
          </table:table-cell>
          <table:table-cell table:style-name="ce7" office:value-type="time" office:time-value="PT19H35M00S">
            <text:p>19:35</text:p>
          </table:table-cell>
          <table:table-cell office:value-type="float" office:value="36">
            <text:p>36</text:p>
          </table:table-cell>
          <table:table-cell table:formula="of:=[.J70]+[.I71]" office:value-type="float" office:value="1748">
            <text:p>1748</text:p>
          </table:table-cell>
          <table:table-cell table:formula="of:=[.J71]/60" office:value-type="float" office:value="29.1333333333333">
            <text:p>29.1</text:p>
          </table:table-cell>
          <table:table-cell office:value-type="string">
            <text:p>CB_2102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15">
            <text:p>2091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2H08M00S">
            <text:p>12:08</text:p>
          </table:table-cell>
          <table:table-cell table:style-name="ce7" office:value-type="time" office:time-value="PT12H46M00S">
            <text:p>12:46</text:p>
          </table:table-cell>
          <table:table-cell office:value-type="float" office:value="38">
            <text:p>38</text:p>
          </table:table-cell>
          <table:table-cell table:formula="of:=[.J71]+[.I72]" office:value-type="float" office:value="1786">
            <text:p>1786</text:p>
          </table:table-cell>
          <table:table-cell table:formula="of:=[.J72]/60" office:value-type="float" office:value="29.7666666666667">
            <text:p>29.8</text:p>
          </table:table-cell>
          <table:table-cell office:value-type="string">
            <text:p>CB_2101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, adjusted postion of radiator to fullfil edge position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16">
            <text:p>2091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1H19M00S">
            <text:p>11:19</text:p>
          </table:table-cell>
          <table:table-cell table:style-name="ce7" office:value-type="time" office:time-value="PT11H55M00S">
            <text:p>11:55</text:p>
          </table:table-cell>
          <table:table-cell office:value-type="float" office:value="36">
            <text:p>36</text:p>
          </table:table-cell>
          <table:table-cell table:formula="of:=[.J72]+[.I73]" office:value-type="float" office:value="1822">
            <text:p>1822</text:p>
          </table:table-cell>
          <table:table-cell table:formula="of:=[.J73]/60" office:value-type="float" office:value="30.3666666666667">
            <text:p>30.4</text:p>
          </table:table-cell>
          <table:table-cell office:value-type="string">
            <text:p>CB_2100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17">
            <text:p>2091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3H23M00S">
            <text:p>13:23</text:p>
          </table:table-cell>
          <table:table-cell table:style-name="ce7" office:value-type="time" office:time-value="PT14H00M00S">
            <text:p>14:00</text:p>
          </table:table-cell>
          <table:table-cell office:value-type="float" office:value="37">
            <text:p>37</text:p>
          </table:table-cell>
          <table:table-cell table:formula="of:=[.J73]+[.I74]" office:value-type="float" office:value="1859">
            <text:p>1859</text:p>
          </table:table-cell>
          <table:table-cell table:formula="of:=[.J74]/60" office:value-type="float" office:value="30.9833333333333">
            <text:p>31.0</text:p>
          </table:table-cell>
          <table:table-cell office:value-type="string">
            <text:p>CB_2101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18">
            <text:p>2091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2H46M00S">
            <text:p>12:46</text:p>
          </table:table-cell>
          <table:table-cell table:style-name="ce7" office:value-type="time" office:time-value="PT13H23M00S">
            <text:p>13:23</text:p>
          </table:table-cell>
          <table:table-cell office:value-type="float" office:value="37">
            <text:p>37</text:p>
          </table:table-cell>
          <table:table-cell table:formula="of:=[.J74]+[.I75]" office:value-type="float" office:value="1896">
            <text:p>1896</text:p>
          </table:table-cell>
          <table:table-cell table:formula="of:=[.J75]/60" office:value-type="float" office:value="31.6">
            <text:p>31.6</text:p>
          </table:table-cell>
          <table:table-cell office:value-type="string">
            <text:p>CB_2101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, polarizations don't match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19">
            <text:p>2091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9H27M00S">
            <text:p>9:27</text:p>
          </table:table-cell>
          <table:table-cell table:style-name="ce7" office:value-type="time" office:time-value="PT10H04M00S">
            <text:p>10:04</text:p>
          </table:table-cell>
          <table:table-cell office:value-type="float" office:value="37">
            <text:p>37</text:p>
          </table:table-cell>
          <table:table-cell table:formula="of:=[.J75]+[.I76]" office:value-type="float" office:value="1933">
            <text:p>1933</text:p>
          </table:table-cell>
          <table:table-cell table:formula="of:=[.J76]/60" office:value-type="float" office:value="32.2166666666667">
            <text:p>32.2</text:p>
          </table:table-cell>
          <table:table-cell office:value-type="string">
            <text:p>CB_2100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2">
            <text:p>2008-12-22</text:p>
          </table:table-cell>
          <table:table-cell table:style-name="ce3" office:value-type="string">
            <text:p>PRO</text:p>
          </table:table-cell>
          <table:table-cell office:value-type="float" office:value="20920">
            <text:p>2092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00M00S">
            <text:p>7:00</text:p>
          </table:table-cell>
          <table:table-cell table:style-name="ce7" office:value-type="time" office:time-value="PT07H38M00S">
            <text:p>7:38</text:p>
          </table:table-cell>
          <table:table-cell office:value-type="float" office:value="38">
            <text:p>38</text:p>
          </table:table-cell>
          <table:table-cell table:formula="of:=[.J76]+[.I77]" office:value-type="float" office:value="1971">
            <text:p>1971</text:p>
          </table:table-cell>
          <table:table-cell table:formula="of:=[.J77]/60" office:value-type="float" office:value="32.85">
            <text:p>32.9</text:p>
          </table:table-cell>
          <table:table-cell office:value-type="string">
            <text:p>CB_2104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21">
            <text:p>2092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42M00S">
            <text:p>10:42</text:p>
          </table:table-cell>
          <table:table-cell table:style-name="ce7" office:value-type="time" office:time-value="PT11H19M00S">
            <text:p>11:19</text:p>
          </table:table-cell>
          <table:table-cell office:value-type="float" office:value="37">
            <text:p>37</text:p>
          </table:table-cell>
          <table:table-cell table:formula="of:=[.J77]+[.I78]" office:value-type="float" office:value="2008">
            <text:p>2008</text:p>
          </table:table-cell>
          <table:table-cell table:formula="of:=[.J78]/60" office:value-type="float" office:value="33.4666666666667">
            <text:p>33.5</text:p>
          </table:table-cell>
          <table:table-cell office:value-type="string">
            <text:p>CB_2100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22">
            <text:p>2092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0H04M00S">
            <text:p>10:04</text:p>
          </table:table-cell>
          <table:table-cell table:style-name="ce7" office:value-type="time" office:time-value="PT10H42M00S">
            <text:p>10:42</text:p>
          </table:table-cell>
          <table:table-cell office:value-type="float" office:value="38">
            <text:p>38</text:p>
          </table:table-cell>
          <table:table-cell table:formula="of:=[.J78]+[.I79]" office:value-type="float" office:value="2046">
            <text:p>2046</text:p>
          </table:table-cell>
          <table:table-cell table:formula="of:=[.J79]/60" office:value-type="float" office:value="34.1">
            <text:p>34.1</text:p>
          </table:table-cell>
          <table:table-cell office:value-type="string">
            <text:p>CB_2100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23">
            <text:p>2092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06M00S">
            <text:p>17:06</text:p>
          </table:table-cell>
          <table:table-cell table:style-name="ce7" office:value-type="time" office:time-value="PT17H43M00S">
            <text:p>17:43</text:p>
          </table:table-cell>
          <table:table-cell office:value-type="float" office:value="37">
            <text:p>37</text:p>
          </table:table-cell>
          <table:table-cell table:formula="of:=[.J79]+[.I80]" office:value-type="float" office:value="2083">
            <text:p>2083</text:p>
          </table:table-cell>
          <table:table-cell table:formula="of:=[.J80]/60" office:value-type="float" office:value="34.7166666666667">
            <text:p>34.7</text:p>
          </table:table-cell>
          <table:table-cell office:value-type="string">
            <text:p>CB_2101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24">
            <text:p>2092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29M00S">
            <text:p>16:29</text:p>
          </table:table-cell>
          <table:table-cell table:style-name="ce7" office:value-type="time" office:time-value="PT17H06M00S">
            <text:p>17:06</text:p>
          </table:table-cell>
          <table:table-cell office:value-type="float" office:value="37">
            <text:p>37</text:p>
          </table:table-cell>
          <table:table-cell table:formula="of:=[.J80]+[.I81]" office:value-type="float" office:value="2120">
            <text:p>2120</text:p>
          </table:table-cell>
          <table:table-cell table:formula="of:=[.J81]/60" office:value-type="float" office:value="35.3333333333333">
            <text:p>35.3</text:p>
          </table:table-cell>
          <table:table-cell office:value-type="string">
            <text:p>CB_2101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25">
            <text:p>20925</text:p>
          </table:table-cell>
          <table:table-cell office:value-type="string">
            <text:p>x</text:p>
          </table:table-cell>
          <table:table-cell office:value-type="string">
            <text:p>perp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8H22M00S">
            <text:p>18:22</text:p>
          </table:table-cell>
          <table:table-cell table:style-name="ce7" office:value-type="time" office:time-value="PT18H59M00S">
            <text:p>18:59</text:p>
          </table:table-cell>
          <table:table-cell office:value-type="float" office:value="37">
            <text:p>37</text:p>
          </table:table-cell>
          <table:table-cell table:formula="of:=[.J81]+[.I82]" office:value-type="float" office:value="2157">
            <text:p>2157</text:p>
          </table:table-cell>
          <table:table-cell table:formula="of:=[.J82]/60" office:value-type="float" office:value="35.95">
            <text:p>36.0</text:p>
          </table:table-cell>
          <table:table-cell office:value-type="string">
            <text:p>CB_2102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<text:s/>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26">
            <text:p>2092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43M00S">
            <text:p>17:43</text:p>
          </table:table-cell>
          <table:table-cell table:style-name="ce7" office:value-type="time" office:time-value="PT18H22M00S">
            <text:p>18:22</text:p>
          </table:table-cell>
          <table:table-cell office:value-type="float" office:value="39">
            <text:p>39</text:p>
          </table:table-cell>
          <table:table-cell table:formula="of:=[.J82]+[.I83]" office:value-type="float" office:value="2196">
            <text:p>2196</text:p>
          </table:table-cell>
          <table:table-cell table:formula="of:=[.J83]/60" office:value-type="float" office:value="36.6">
            <text:p>36.6</text:p>
          </table:table-cell>
          <table:table-cell office:value-type="string">
            <text:p>CB_2102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27">
            <text:p>2092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4H37M00S">
            <text:p>14:37</text:p>
          </table:table-cell>
          <table:table-cell table:style-name="ce7" office:value-type="time" office:time-value="PT15H14M00S">
            <text:p>15:14</text:p>
          </table:table-cell>
          <table:table-cell office:value-type="float" office:value="37">
            <text:p>37</text:p>
          </table:table-cell>
          <table:table-cell table:formula="of:=[.J83]+[.I84]" office:value-type="float" office:value="2233">
            <text:p>2233</text:p>
          </table:table-cell>
          <table:table-cell table:formula="of:=[.J84]/60" office:value-type="float" office:value="37.2166666666667">
            <text:p>37.2</text:p>
          </table:table-cell>
          <table:table-cell office:value-type="string">
            <text:p>CB_2101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28">
            <text:p>2092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4H00M00S">
            <text:p>14:00</text:p>
          </table:table-cell>
          <table:table-cell table:style-name="ce7" office:value-type="time" office:time-value="PT14H37M00S">
            <text:p>14:37</text:p>
          </table:table-cell>
          <table:table-cell office:value-type="float" office:value="37">
            <text:p>37</text:p>
          </table:table-cell>
          <table:table-cell table:formula="of:=[.J84]+[.I85]" office:value-type="float" office:value="2270">
            <text:p>2270</text:p>
          </table:table-cell>
          <table:table-cell table:formula="of:=[.J85]/60" office:value-type="float" office:value="37.8333333333333">
            <text:p>37.8</text:p>
          </table:table-cell>
          <table:table-cell office:value-type="string">
            <text:p>CB_2101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29">
            <text:p>2092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5H51M00S">
            <text:p>15:51</text:p>
          </table:table-cell>
          <table:table-cell table:style-name="ce7" office:value-type="time" office:time-value="PT16H29M00S">
            <text:p>16:29</text:p>
          </table:table-cell>
          <table:table-cell office:value-type="float" office:value="38">
            <text:p>38</text:p>
          </table:table-cell>
          <table:table-cell table:formula="of:=[.J85]+[.I86]" office:value-type="float" office:value="2308">
            <text:p>2308</text:p>
          </table:table-cell>
          <table:table-cell table:formula="of:=[.J86]/60" office:value-type="float" office:value="38.4666666666667">
            <text:p>38.5</text:p>
          </table:table-cell>
          <table:table-cell office:value-type="string">
            <text:p>CB_2101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ERP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21">
            <text:p>2008-12-21</text:p>
          </table:table-cell>
          <table:table-cell table:style-name="ce3" office:value-type="string">
            <text:p>PRO</text:p>
          </table:table-cell>
          <table:table-cell office:value-type="float" office:value="20930">
            <text:p>2093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5H14M00S">
            <text:p>15:14</text:p>
          </table:table-cell>
          <table:table-cell table:style-name="ce7" office:value-type="time" office:time-value="PT15H51M00S">
            <text:p>15:51</text:p>
          </table:table-cell>
          <table:table-cell office:value-type="float" office:value="37">
            <text:p>37</text:p>
          </table:table-cell>
          <table:table-cell table:formula="of:=[.J86]+[.I87]" office:value-type="float" office:value="2345">
            <text:p>2345</text:p>
          </table:table-cell>
          <table:table-cell table:formula="of:=[.J87]/60" office:value-type="float" office:value="39.0833333333333">
            <text:p>39.1</text:p>
          </table:table-cell>
          <table:table-cell office:value-type="string">
            <text:p>CB_2101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PARA, 3mm, LH2 10cm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31">
            <text:p>2093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31M00S">
            <text:p>6:31</text:p>
          </table:table-cell>
          <table:table-cell table:style-name="ce7" office:value-type="time" office:time-value="PT07H09M00S">
            <text:p>7:09</text:p>
          </table:table-cell>
          <table:table-cell office:value-type="float" office:value="38">
            <text:p>38</text:p>
          </table:table-cell>
          <table:table-cell table:formula="of:=[.J87]+[.I88]" office:value-type="float" office:value="2383">
            <text:p>2383</text:p>
          </table:table-cell>
          <table:table-cell table:formula="of:=[.J88]/60" office:value-type="float" office:value="39.7166666666667">
            <text:p>39.7</text:p>
          </table:table-cell>
          <table:table-cell office:value-type="string">
            <text:p>CB_2090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32">
            <text:p>2093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5H54M00S">
            <text:p>5:54</text:p>
          </table:table-cell>
          <table:table-cell table:style-name="ce7" office:value-type="time" office:time-value="PT06H31M00S">
            <text:p>6:31</text:p>
          </table:table-cell>
          <table:table-cell office:value-type="float" office:value="37">
            <text:p>37</text:p>
          </table:table-cell>
          <table:table-cell table:formula="of:=[.J88]+[.I89]" office:value-type="float" office:value="2420">
            <text:p>2420</text:p>
          </table:table-cell>
          <table:table-cell table:formula="of:=[.J89]/60" office:value-type="float" office:value="40.3333333333333">
            <text:p>40.3</text:p>
          </table:table-cell>
          <table:table-cell office:value-type="string">
            <text:p>CB_2089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test peak nudg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33">
            <text:p>2093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9H17M00S">
            <text:p>19:17</text:p>
          </table:table-cell>
          <table:table-cell table:style-name="ce7" office:value-type="time" office:time-value="PT19H55M00S">
            <text:p>19:55</text:p>
          </table:table-cell>
          <table:table-cell office:value-type="float" office:value="38">
            <text:p>38</text:p>
          </table:table-cell>
          <table:table-cell table:formula="of:=[.J89]+[.I90]" office:value-type="float" office:value="2458">
            <text:p>2458</text:p>
          </table:table-cell>
          <table:table-cell table:formula="of:=[.J90]/60" office:value-type="float" office:value="40.9666666666667">
            <text:p>41.0</text:p>
          </table:table-cell>
          <table:table-cell office:value-type="string">
            <text:p>CB_2089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34">
            <text:p>2093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5H28M00S">
            <text:p>15:28</text:p>
          </table:table-cell>
          <table:table-cell table:style-name="ce7" office:value-type="time" office:time-value="PT16H05M00S">
            <text:p>16:05</text:p>
          </table:table-cell>
          <table:table-cell office:value-type="float" office:value="37">
            <text:p>37</text:p>
          </table:table-cell>
          <table:table-cell table:formula="of:=[.J90]+[.I91]" office:value-type="float" office:value="2495">
            <text:p>2495</text:p>
          </table:table-cell>
          <table:table-cell table:formula="of:=[.J91]/60" office:value-type="float" office:value="41.5833333333333">
            <text:p>41.6</text:p>
          </table:table-cell>
          <table:table-cell office:value-type="string">
            <text:p>CB_2091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35">
            <text:p>2093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47M00S">
            <text:p>7:47</text:p>
          </table:table-cell>
          <table:table-cell table:style-name="ce7" office:value-type="time" office:time-value="PT08H24M00S">
            <text:p>8:24</text:p>
          </table:table-cell>
          <table:table-cell office:value-type="float" office:value="37">
            <text:p>37</text:p>
          </table:table-cell>
          <table:table-cell table:formula="of:=[.J91]+[.I92]" office:value-type="float" office:value="2532">
            <text:p>2532</text:p>
          </table:table-cell>
          <table:table-cell table:formula="of:=[.J92]/60" office:value-type="float" office:value="42.2">
            <text:p>42.2</text:p>
          </table:table-cell>
          <table:table-cell office:value-type="string">
            <text:p>CB_2090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36">
            <text:p>2093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09M00S">
            <text:p>7:09</text:p>
          </table:table-cell>
          <table:table-cell table:style-name="ce7" office:value-type="time" office:time-value="PT07H47M00S">
            <text:p>7:47</text:p>
          </table:table-cell>
          <table:table-cell office:value-type="float" office:value="38">
            <text:p>38</text:p>
          </table:table-cell>
          <table:table-cell table:formula="of:=[.J92]+[.I93]" office:value-type="float" office:value="2570">
            <text:p>2570</text:p>
          </table:table-cell>
          <table:table-cell table:formula="of:=[.J93]/60" office:value-type="float" office:value="42.8333333333333">
            <text:p>42.8</text:p>
          </table:table-cell>
          <table:table-cell office:value-type="string">
            <text:p>CB_2090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37">
            <text:p>2093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8H39M00S">
            <text:p>18:39</text:p>
          </table:table-cell>
          <table:table-cell table:style-name="ce7" office:value-type="time" office:time-value="PT19H17M00S">
            <text:p>19:17</text:p>
          </table:table-cell>
          <table:table-cell office:value-type="float" office:value="38">
            <text:p>38</text:p>
          </table:table-cell>
          <table:table-cell table:formula="of:=[.J93]+[.I94]" office:value-type="float" office:value="2608">
            <text:p>2608</text:p>
          </table:table-cell>
          <table:table-cell table:formula="of:=[.J94]/60" office:value-type="float" office:value="43.4666666666667">
            <text:p>43.5</text:p>
          </table:table-cell>
          <table:table-cell office:value-type="string">
            <text:p>CB_2089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, peak position is rate dependent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38">
            <text:p>2093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9M00S">
            <text:p>18:39</text:p>
          </table:table-cell>
          <table:table-cell office:value-type="float" office:value="39">
            <text:p>39</text:p>
          </table:table-cell>
          <table:table-cell table:formula="of:=[.J94]+[.I95]" office:value-type="float" office:value="2647">
            <text:p>2647</text:p>
          </table:table-cell>
          <table:table-cell table:formula="of:=[.J95]/60" office:value-type="float" office:value="44.1166666666667">
            <text:p>44.1</text:p>
          </table:table-cell>
          <table:table-cell office:value-type="string">
            <text:p>CB_2089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39">
            <text:p>2093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4H51M00S">
            <text:p>4:51</text:p>
          </table:table-cell>
          <table:table-cell table:style-name="ce7" office:value-type="time" office:time-value="PT05H28M00S">
            <text:p>5:28</text:p>
          </table:table-cell>
          <table:table-cell office:value-type="float" office:value="37">
            <text:p>37</text:p>
          </table:table-cell>
          <table:table-cell table:formula="of:=[.J95]+[.I96]" office:value-type="float" office:value="2684">
            <text:p>2684</text:p>
          </table:table-cell>
          <table:table-cell table:formula="of:=[.J96]/60" office:value-type="float" office:value="44.7333333333333">
            <text:p>44.7</text:p>
          </table:table-cell>
          <table:table-cell office:value-type="string">
            <text:p>CB_2089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40">
            <text:p>2094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4H14M00S">
            <text:p>4:14</text:p>
          </table:table-cell>
          <table:table-cell table:style-name="ce7" office:value-type="time" office:time-value="PT04H51M00S">
            <text:p>4:51</text:p>
          </table:table-cell>
          <table:table-cell office:value-type="float" office:value="37">
            <text:p>37</text:p>
          </table:table-cell>
          <table:table-cell table:formula="of:=[.J96]+[.I97]" office:value-type="float" office:value="2721">
            <text:p>2721</text:p>
          </table:table-cell>
          <table:table-cell table:formula="of:=[.J97]/60" office:value-type="float" office:value="45.35">
            <text:p>45.4</text:p>
          </table:table-cell>
          <table:table-cell office:value-type="string">
            <text:p>CB_2089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41">
            <text:p>2094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04M00S">
            <text:p>20:04</text:p>
          </table:table-cell>
          <table:table-cell table:style-name="ce7" office:value-type="time" office:time-value="PT20H33M00S">
            <text:p>20:33</text:p>
          </table:table-cell>
          <table:table-cell office:value-type="float" office:value="29">
            <text:p>29</text:p>
          </table:table-cell>
          <table:table-cell table:formula="of:=[.J97]+[.I98]" office:value-type="float" office:value="2750">
            <text:p>2750</text:p>
          </table:table-cell>
          <table:table-cell table:formula="of:=[.J98]/60" office:value-type="float" office:value="45.8333333333333">
            <text:p>45.8</text:p>
          </table:table-cell>
          <table:table-cell office:value-type="string">
            <text:p>CB_20896.dat</text:p>
          </table:table-cell>
          <table:table-cell office:value-type="string">
            <text:p><text:s/>1.3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beam went off due to radiation alarm, magnets malfunctioning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42">
            <text:p>2094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4H52M00S">
            <text:p>14:52</text:p>
          </table:table-cell>
          <table:table-cell table:style-name="ce7" office:value-type="time" office:time-value="PT15H28M00S">
            <text:p>15:28</text:p>
          </table:table-cell>
          <table:table-cell office:value-type="float" office:value="36">
            <text:p>36</text:p>
          </table:table-cell>
          <table:table-cell table:formula="of:=[.J98]+[.I99]" office:value-type="float" office:value="2786">
            <text:p>2786</text:p>
          </table:table-cell>
          <table:table-cell table:formula="of:=[.J99]/60" office:value-type="float" office:value="46.4333333333333">
            <text:p>46.4</text:p>
          </table:table-cell>
          <table:table-cell office:value-type="string">
            <text:p>CB_2091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, out of sync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43">
            <text:p>2094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9H38M00S">
            <text:p>9:38</text:p>
          </table:table-cell>
          <table:table-cell table:style-name="ce7" office:value-type="time" office:time-value="PT10H13M00S">
            <text:p>10:13</text:p>
          </table:table-cell>
          <table:table-cell office:value-type="float" office:value="35">
            <text:p>35</text:p>
          </table:table-cell>
          <table:table-cell table:formula="of:=[.J99]+[.I100]" office:value-type="float" office:value="2821">
            <text:p>2821</text:p>
          </table:table-cell>
          <table:table-cell table:formula="of:=[.J100]/60" office:value-type="float" office:value="47.0166666666667">
            <text:p>47.0</text:p>
          </table:table-cell>
          <table:table-cell office:value-type="string">
            <text:p>CB_2090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44">
            <text:p>2094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7H07M00S">
            <text:p>17:07</text:p>
          </table:table-cell>
          <table:table-cell table:style-name="ce7" office:value-type="time" office:time-value="PT17H45M00S">
            <text:p>17:45</text:p>
          </table:table-cell>
          <table:table-cell office:value-type="float" office:value="38">
            <text:p>38</text:p>
          </table:table-cell>
          <table:table-cell table:formula="of:=[.J100]+[.I101]" office:value-type="float" office:value="2859">
            <text:p>2859</text:p>
          </table:table-cell>
          <table:table-cell table:formula="of:=[.J101]/60" office:value-type="float" office:value="47.65">
            <text:p>47.7</text:p>
          </table:table-cell>
          <table:table-cell office:value-type="string">
            <text:p>CB_2091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 <text:s text:c="3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45">
            <text:p>2094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6H30M00S">
            <text:p>16:30</text:p>
          </table:table-cell>
          <table:table-cell table:style-name="ce7" office:value-type="time" office:time-value="PT17H07M00S">
            <text:p>17:07</text:p>
          </table:table-cell>
          <table:table-cell office:value-type="float" office:value="37">
            <text:p>37</text:p>
          </table:table-cell>
          <table:table-cell table:formula="of:=[.J101]+[.I102]" office:value-type="float" office:value="2896">
            <text:p>2896</text:p>
          </table:table-cell>
          <table:table-cell table:formula="of:=[.J102]/60" office:value-type="float" office:value="48.2666666666667">
            <text:p>48.3</text:p>
          </table:table-cell>
          <table:table-cell office:value-type="string">
            <text:p>CB_2091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 <text:s text:c="3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46">
            <text:p>2094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6H05M00S">
            <text:p>16:05</text:p>
          </table:table-cell>
          <table:table-cell table:style-name="ce7" office:value-type="time" office:time-value="PT16H30M00S">
            <text:p>16:30</text:p>
          </table:table-cell>
          <table:table-cell office:value-type="float" office:value="25">
            <text:p>25</text:p>
          </table:table-cell>
          <table:table-cell table:formula="of:=[.J102]+[.I103]" office:value-type="float" office:value="2921">
            <text:p>2921</text:p>
          </table:table-cell>
          <table:table-cell table:formula="of:=[.J103]/60" office:value-type="float" office:value="48.6833333333333">
            <text:p>48.7</text:p>
          </table:table-cell>
          <table:table-cell office:value-type="string">
            <text:p>CB_20916.dat</text:p>
          </table:table-cell>
          <table:table-cell office:value-type="string">
            <text:p><text:s/>769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<text:s/>3mm colli, LH2, M&gt;=2 E&gt;100 MeV, lost interrupts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47">
            <text:p>2094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9H00M00S">
            <text:p>9:00</text:p>
          </table:table-cell>
          <table:table-cell table:style-name="ce7" office:value-type="time" office:time-value="PT09H38M00S">
            <text:p>9:38</text:p>
          </table:table-cell>
          <table:table-cell office:value-type="float" office:value="38">
            <text:p>38</text:p>
          </table:table-cell>
          <table:table-cell table:formula="of:=[.J103]+[.I104]" office:value-type="float" office:value="2959">
            <text:p>2959</text:p>
          </table:table-cell>
          <table:table-cell table:formula="of:=[.J104]/60" office:value-type="float" office:value="49.3166666666667">
            <text:p>49.3</text:p>
          </table:table-cell>
          <table:table-cell office:value-type="string">
            <text:p>CB_20904.dat</text:p>
          </table:table-cell>
          <table:table-cell office:value-type="string">
            <text:p><text:s/>1.9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text:s text:c="4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48">
            <text:p>2094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8H24M00S">
            <text:p>8:24</text:p>
          </table:table-cell>
          <table:table-cell table:style-name="ce7" office:value-type="time" office:time-value="PT09H00M00S">
            <text:p>9:00</text:p>
          </table:table-cell>
          <table:table-cell office:value-type="float" office:value="36">
            <text:p>36</text:p>
          </table:table-cell>
          <table:table-cell table:formula="of:=[.J104]+[.I105]" office:value-type="float" office:value="2995">
            <text:p>2995</text:p>
          </table:table-cell>
          <table:table-cell table:formula="of:=[.J105]/60" office:value-type="float" office:value="49.9166666666667">
            <text:p>49.9</text:p>
          </table:table-cell>
          <table:table-cell office:value-type="string">
            <text:p>CB_2090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54">
            <text:p>2095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1H22M00S">
            <text:p>11:22</text:p>
          </table:table-cell>
          <table:table-cell table:style-name="ce7" office:value-type="time" office:time-value="PT11H55M00S">
            <text:p>11:55</text:p>
          </table:table-cell>
          <table:table-cell office:value-type="float" office:value="33">
            <text:p>33</text:p>
          </table:table-cell>
          <table:table-cell table:formula="of:=[.J105]+[.I106]" office:value-type="float" office:value="3028">
            <text:p>3028</text:p>
          </table:table-cell>
          <table:table-cell table:formula="of:=[.J106]/60" office:value-type="float" office:value="50.4666666666667">
            <text:p>50.5</text:p>
          </table:table-cell>
          <table:table-cell office:value-type="string">
            <text:p>CB_2090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55">
            <text:p>2095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48M00S">
            <text:p>10:48</text:p>
          </table:table-cell>
          <table:table-cell table:style-name="ce7" office:value-type="time" office:time-value="PT11H22M00S">
            <text:p>11:22</text:p>
          </table:table-cell>
          <table:table-cell office:value-type="float" office:value="34">
            <text:p>34</text:p>
          </table:table-cell>
          <table:table-cell table:formula="of:=[.J106]+[.I107]" office:value-type="float" office:value="3062">
            <text:p>3062</text:p>
          </table:table-cell>
          <table:table-cell table:formula="of:=[.J107]/60" office:value-type="float" office:value="51.0333333333333">
            <text:p>51.0</text:p>
          </table:table-cell>
          <table:table-cell office:value-type="string">
            <text:p>CB_2090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text:s text:c="2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0956">
            <text:p>2095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13M00S">
            <text:p>10:13</text:p>
          </table:table-cell>
          <table:table-cell table:style-name="ce7" office:value-type="time" office:time-value="PT10H48M00S">
            <text:p>10:48</text:p>
          </table:table-cell>
          <table:table-cell office:value-type="float" office:value="35">
            <text:p>35</text:p>
          </table:table-cell>
          <table:table-cell table:formula="of:=[.J107]+[.I108]" office:value-type="float" office:value="3097">
            <text:p>3097</text:p>
          </table:table-cell>
          <table:table-cell table:formula="of:=[.J108]/60" office:value-type="float" office:value="51.6166666666667">
            <text:p>51.6</text:p>
          </table:table-cell>
          <table:table-cell office:value-type="string">
            <text:p>CB_2090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text:s text:c="5"/>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08-12-17">
            <text:p>2008-12-17</text:p>
          </table:table-cell>
          <table:table-cell table:style-name="ce5" office:value-type="string">
            <text:p>PRO</text:p>
          </table:table-cell>
          <table:table-cell office:value-type="float" office:value="20957">
            <text:p>20957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02H38M00S">
            <text:p>2:38</text:p>
          </table:table-cell>
          <table:table-cell table:style-name="ce8" office:value-type="time" office:time-value="PT03H14M00S">
            <text:p>3:14</text:p>
          </table:table-cell>
          <table:table-cell table:style-name="ce9" office:value-type="float" office:value="36">
            <text:p>36</text:p>
          </table:table-cell>
          <table:table-cell table:formula="of:=[.J108]+[.I109]" office:value-type="float" office:value="3133">
            <text:p>3133</text:p>
          </table:table-cell>
          <table:table-cell table:style-name="ce12" table:formula="of:=[.J109]/60" office:value-type="float" office:value="52.2166666666667">
            <text:p>52.2</text:p>
          </table:table-cell>
          <table:table-cell table:style-name="ce6" office:value-type="string">
            <text:p>CB_20870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 <text:s text:c="19"/></text:p>
          </table:table-cell>
          <table:table-cell table:style-name="ce13"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58">
            <text:p>2095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2H00M00S">
            <text:p>2:00</text:p>
          </table:table-cell>
          <table:table-cell table:style-name="ce7" office:value-type="time" office:time-value="PT02H38M00S">
            <text:p>2:38</text:p>
          </table:table-cell>
          <table:table-cell office:value-type="float" office:value="38">
            <text:p>38</text:p>
          </table:table-cell>
          <table:table-cell table:formula="of:=[.J109]+[.I110]" office:value-type="float" office:value="3171">
            <text:p>3171</text:p>
          </table:table-cell>
          <table:table-cell table:formula="of:=[.J110]/60" office:value-type="float" office:value="52.85">
            <text:p>52.9</text:p>
          </table:table-cell>
          <table:table-cell office:value-type="string">
            <text:p>CB_20869.dat</text:p>
          </table:table-cell>
          <table:table-cell office:value-type="string">
            <text:p><text:s/>1.9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text:s text:c="3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59">
            <text:p>2095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3H30M00S">
            <text:p>23:30</text:p>
          </table:table-cell>
          <table:table-cell table:style-name="ce7" office:value-type="time" office:time-value="PT00H09M00S">
            <text:p>0:09</text:p>
          </table:table-cell>
          <table:table-cell office:value-type="float" office:value="39">
            <text:p>39</text:p>
          </table:table-cell>
          <table:table-cell table:formula="of:=[.J110]+[.I111]" office:value-type="float" office:value="3210">
            <text:p>3210</text:p>
          </table:table-cell>
          <table:table-cell table:formula="of:=[.J111]/60" office:value-type="float" office:value="53.5">
            <text:p>53.5</text:p>
          </table:table-cell>
          <table:table-cell office:value-type="string">
            <text:p>CB_2086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960">
            <text:p>2096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3H19M00S">
            <text:p>13:19</text:p>
          </table:table-cell>
          <table:table-cell table:style-name="ce7" office:value-type="time" office:time-value="PT13H57M00S">
            <text:p>13:57</text:p>
          </table:table-cell>
          <table:table-cell office:value-type="float" office:value="38">
            <text:p>38</text:p>
          </table:table-cell>
          <table:table-cell table:formula="of:=[.J111]+[.I112]" office:value-type="float" office:value="3248">
            <text:p>3248</text:p>
          </table:table-cell>
          <table:table-cell table:formula="of:=[.J112]/60" office:value-type="float" office:value="54.1333333333333">
            <text:p>54.1</text:p>
          </table:table-cell>
          <table:table-cell office:value-type="string">
            <text:p>CB_2085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08-12-17">
            <text:p>2008-12-17</text:p>
          </table:table-cell>
          <table:table-cell table:style-name="ce5" office:value-type="string">
            <text:p>PRO</text:p>
          </table:table-cell>
          <table:table-cell office:value-type="float" office:value="20961">
            <text:p>20961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03H51M00S">
            <text:p>3:51</text:p>
          </table:table-cell>
          <table:table-cell table:style-name="ce8" office:value-type="time" office:time-value="PT04H29M00S">
            <text:p>4:29</text:p>
          </table:table-cell>
          <table:table-cell table:style-name="ce9" office:value-type="float" office:value="38">
            <text:p>38</text:p>
          </table:table-cell>
          <table:table-cell table:formula="of:=[.J112]+[.I113]" office:value-type="float" office:value="3286">
            <text:p>3286</text:p>
          </table:table-cell>
          <table:table-cell table:style-name="ce12" table:formula="of:=[.J113]/60" office:value-type="float" office:value="54.7666666666667">
            <text:p>54.8</text:p>
          </table:table-cell>
          <table:table-cell table:style-name="ce6" office:value-type="string">
            <text:p>CB_20872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 <text:s/></text:p>
          </table:table-cell>
          <table:table-cell table:style-name="ce13" table:number-columns-repeated="1006"/>
        </table:table-row>
        <table:table-row table:style-name="ro1">
          <table:table-cell table:style-name="ce5" office:value-type="date" office:date-value="2008-12-17">
            <text:p>2008-12-17</text:p>
          </table:table-cell>
          <table:table-cell table:style-name="ce5" office:value-type="string">
            <text:p>PRO</text:p>
          </table:table-cell>
          <table:table-cell office:value-type="float" office:value="20962">
            <text:p>20962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03H14M00S">
            <text:p>3:14</text:p>
          </table:table-cell>
          <table:table-cell table:style-name="ce8" office:value-type="time" office:time-value="PT03H51M00S">
            <text:p>3:51</text:p>
          </table:table-cell>
          <table:table-cell table:style-name="ce9" office:value-type="float" office:value="37">
            <text:p>37</text:p>
          </table:table-cell>
          <table:table-cell table:formula="of:=[.J113]+[.I114]" office:value-type="float" office:value="3323">
            <text:p>3323</text:p>
          </table:table-cell>
          <table:table-cell table:style-name="ce12" table:formula="of:=[.J114]/60" office:value-type="float" office:value="55.3833333333333">
            <text:p>55.4</text:p>
          </table:table-cell>
          <table:table-cell table:style-name="ce6" office:value-type="string">
            <text:p>CB_20871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 <text:s text:c="5"/></text:p>
          </table:table-cell>
          <table:table-cell table:style-name="ce13"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986">
            <text:p>2098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54M00S">
            <text:p>22:54</text:p>
          </table:table-cell>
          <table:table-cell table:style-name="ce7" office:value-type="time" office:time-value="PT23H30M00S">
            <text:p>23:30</text:p>
          </table:table-cell>
          <table:table-cell office:value-type="float" office:value="36">
            <text:p>36</text:p>
          </table:table-cell>
          <table:table-cell table:formula="of:=[.J114]+[.I115]" office:value-type="float" office:value="3359">
            <text:p>3359</text:p>
          </table:table-cell>
          <table:table-cell table:formula="of:=[.J115]/60" office:value-type="float" office:value="55.9833333333333">
            <text:p>56.0</text:p>
          </table:table-cell>
          <table:table-cell office:value-type="string">
            <text:p>CB_2086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987">
            <text:p>2098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18M00S">
            <text:p>22:18</text:p>
          </table:table-cell>
          <table:table-cell table:style-name="ce7" office:value-type="time" office:time-value="PT22H54M00S">
            <text:p>22:54</text:p>
          </table:table-cell>
          <table:table-cell office:value-type="float" office:value="36">
            <text:p>36</text:p>
          </table:table-cell>
          <table:table-cell table:formula="of:=[.J115]+[.I116]" office:value-type="float" office:value="3395">
            <text:p>3395</text:p>
          </table:table-cell>
          <table:table-cell table:formula="of:=[.J116]/60" office:value-type="float" office:value="56.5833333333333">
            <text:p>56.6</text:p>
          </table:table-cell>
          <table:table-cell office:value-type="string">
            <text:p>CB_2086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88">
            <text:p>2098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23M00S">
            <text:p>1:23</text:p>
          </table:table-cell>
          <table:table-cell table:style-name="ce7" office:value-type="time" office:time-value="PT02H00M00S">
            <text:p>2:00</text:p>
          </table:table-cell>
          <table:table-cell office:value-type="float" office:value="37">
            <text:p>37</text:p>
          </table:table-cell>
          <table:table-cell table:formula="of:=[.J116]+[.I117]" office:value-type="float" office:value="3432">
            <text:p>3432</text:p>
          </table:table-cell>
          <table:table-cell table:formula="of:=[.J117]/60" office:value-type="float" office:value="57.2">
            <text:p>57.2</text:p>
          </table:table-cell>
          <table:table-cell office:value-type="string">
            <text:p>CB_2086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89">
            <text:p>2098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0H46M00S">
            <text:p>0:46</text:p>
          </table:table-cell>
          <table:table-cell table:style-name="ce7" office:value-type="time" office:time-value="PT01H23M00S">
            <text:p>1:23</text:p>
          </table:table-cell>
          <table:table-cell office:value-type="float" office:value="37">
            <text:p>37</text:p>
          </table:table-cell>
          <table:table-cell table:formula="of:=[.J117]+[.I118]" office:value-type="float" office:value="3469">
            <text:p>3469</text:p>
          </table:table-cell>
          <table:table-cell table:formula="of:=[.J118]/60" office:value-type="float" office:value="57.8166666666667">
            <text:p>57.8</text:p>
          </table:table-cell>
          <table:table-cell office:value-type="string">
            <text:p>CB_2086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90">
            <text:p>2099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0H09M00S">
            <text:p>0:09</text:p>
          </table:table-cell>
          <table:table-cell table:style-name="ce7" office:value-type="time" office:time-value="PT00H46M00S">
            <text:p>0:46</text:p>
          </table:table-cell>
          <table:table-cell office:value-type="float" office:value="37">
            <text:p>37</text:p>
          </table:table-cell>
          <table:table-cell table:formula="of:=[.J118]+[.I119]" office:value-type="float" office:value="3506">
            <text:p>3506</text:p>
          </table:table-cell>
          <table:table-cell table:formula="of:=[.J119]/60" office:value-type="float" office:value="58.4333333333333">
            <text:p>58.4</text:p>
          </table:table-cell>
          <table:table-cell office:value-type="string">
            <text:p>CB_2086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nudged, para_axis=-1.779,para_axis4= -3.779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91">
            <text:p>2099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2H11M00S">
            <text:p>12:11</text:p>
          </table:table-cell>
          <table:table-cell table:style-name="ce7" office:value-type="time" office:time-value="PT12H48M00S">
            <text:p>12:48</text:p>
          </table:table-cell>
          <table:table-cell office:value-type="float" office:value="37">
            <text:p>37</text:p>
          </table:table-cell>
          <table:table-cell table:formula="of:=[.J119]+[.I120]" office:value-type="float" office:value="3543">
            <text:p>3543</text:p>
          </table:table-cell>
          <table:table-cell table:formula="of:=[.J120]/60" office:value-type="float" office:value="59.05">
            <text:p>59.1</text:p>
          </table:table-cell>
          <table:table-cell office:value-type="string">
            <text:p>CB_2088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92">
            <text:p>2099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20M00S">
            <text:p>6:20</text:p>
          </table:table-cell>
          <table:table-cell table:style-name="ce7" office:value-type="time" office:time-value="PT06H36M00S">
            <text:p>6:36</text:p>
          </table:table-cell>
          <table:table-cell office:value-type="float" office:value="16">
            <text:p>16</text:p>
          </table:table-cell>
          <table:table-cell table:formula="of:=[.J120]+[.I121]" office:value-type="float" office:value="3559">
            <text:p>3559</text:p>
          </table:table-cell>
          <table:table-cell table:formula="of:=[.J121]/60" office:value-type="float" office:value="59.3166666666667">
            <text:p>59.3</text:p>
          </table:table-cell>
          <table:table-cell office:value-type="string">
            <text:p>CB_20875.dat</text:p>
          </table:table-cell>
          <table:table-cell office:value-type="string">
            <text:p><text:s/>670M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MAMI lost the beam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93">
            <text:p>2099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56M00S">
            <text:p>16:56</text:p>
          </table:table-cell>
          <table:table-cell table:style-name="ce7" office:value-type="time" office:time-value="PT17H36M00S">
            <text:p>17:36</text:p>
          </table:table-cell>
          <table:table-cell office:value-type="float" office:value="40">
            <text:p>40</text:p>
          </table:table-cell>
          <table:table-cell table:formula="of:=[.J121]+[.I122]" office:value-type="float" office:value="3599">
            <text:p>3599</text:p>
          </table:table-cell>
          <table:table-cell table:formula="of:=[.J122]/60" office:value-type="float" office:value="59.9833333333333">
            <text:p>60.0</text:p>
          </table:table-cell>
          <table:table-cell office:value-type="string">
            <text:p>CB_2089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94">
            <text:p>2099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4H29M00S">
            <text:p>14:29</text:p>
          </table:table-cell>
          <table:table-cell table:style-name="ce7" office:value-type="time" office:time-value="PT15H05M00S">
            <text:p>15:05</text:p>
          </table:table-cell>
          <table:table-cell office:value-type="float" office:value="36">
            <text:p>36</text:p>
          </table:table-cell>
          <table:table-cell table:formula="of:=[.J122]+[.I123]" office:value-type="float" office:value="3635">
            <text:p>3635</text:p>
          </table:table-cell>
          <table:table-cell table:formula="of:=[.J123]/60" office:value-type="float" office:value="60.5833333333333">
            <text:p>60.6</text:p>
          </table:table-cell>
          <table:table-cell office:value-type="string">
            <text:p>CB_2088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, nudged perp upwards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95">
            <text:p>2099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3H52M00S">
            <text:p>13:52</text:p>
          </table:table-cell>
          <table:table-cell table:style-name="ce7" office:value-type="time" office:time-value="PT14H29M00S">
            <text:p>14:29</text:p>
          </table:table-cell>
          <table:table-cell office:value-type="float" office:value="37">
            <text:p>37</text:p>
          </table:table-cell>
          <table:table-cell table:formula="of:=[.J123]+[.I124]" office:value-type="float" office:value="3672">
            <text:p>3672</text:p>
          </table:table-cell>
          <table:table-cell table:formula="of:=[.J124]/60" office:value-type="float" office:value="61.2">
            <text:p>61.2</text:p>
          </table:table-cell>
          <table:table-cell office:value-type="string">
            <text:p>CB_2088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96">
            <text:p>2099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5H43M00S">
            <text:p>5:43</text:p>
          </table:table-cell>
          <table:table-cell table:style-name="ce7" office:value-type="time" office:time-value="PT06H20M00S">
            <text:p>6:20</text:p>
          </table:table-cell>
          <table:table-cell office:value-type="float" office:value="37">
            <text:p>37</text:p>
          </table:table-cell>
          <table:table-cell table:formula="of:=[.J124]+[.I125]" office:value-type="float" office:value="3709">
            <text:p>3709</text:p>
          </table:table-cell>
          <table:table-cell table:formula="of:=[.J125]/60" office:value-type="float" office:value="61.8166666666667">
            <text:p>61.8</text:p>
          </table:table-cell>
          <table:table-cell office:value-type="string">
            <text:p>CB_2087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, beam adjusted, goniometer nudged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08-12-17">
            <text:p>2008-12-17</text:p>
          </table:table-cell>
          <table:table-cell table:style-name="ce5" office:value-type="string">
            <text:p>PRO</text:p>
          </table:table-cell>
          <table:table-cell office:value-type="float" office:value="20997">
            <text:p>20997</text:p>
          </table:table-cell>
          <table:table-cell table:style-name="ce6" office:value-type="string">
            <text:p>x</text:p>
          </table:table-cell>
          <table:table-cell table:style-name="ce6" office:value-type="string">
            <text:p>c</text:p>
          </table:table-cell>
          <table:table-cell table:style-name="ce6" office:value-type="string">
            <text:p>perp</text:p>
          </table:table-cell>
          <table:table-cell table:style-name="ce8" office:value-type="time" office:time-value="PT04H29M00S">
            <text:p>4:29</text:p>
          </table:table-cell>
          <table:table-cell table:style-name="ce8" office:value-type="time" office:time-value="PT05H08M00S">
            <text:p>5:08</text:p>
          </table:table-cell>
          <table:table-cell table:style-name="ce9" office:value-type="float" office:value="39">
            <text:p>39</text:p>
          </table:table-cell>
          <table:table-cell table:formula="of:=[.J125]+[.I126]" office:value-type="float" office:value="3748">
            <text:p>3748</text:p>
          </table:table-cell>
          <table:table-cell table:style-name="ce12" table:formula="of:=[.J126]/60" office:value-type="float" office:value="62.4666666666667">
            <text:p>62.5</text:p>
          </table:table-cell>
          <table:table-cell table:style-name="ce6" office:value-type="string">
            <text:p>CB_20873.dat</text:p>
          </table:table-cell>
          <table:table-cell table:style-name="ce6" office:value-type="string">
            <text:p><text:s/>1.8G</text:p>
          </table:table-cell>
          <table:table-cell table:style-name="ce6" office:value-type="string">
            <text:p>LH2</text:p>
          </table:table-cell>
          <table:table-cell table:style-name="ce6" office:value-type="string">
            <text:p>Diamond</text:p>
          </table:table-cell>
          <table:table-cell table:style-name="ce6" office:value-type="string">
            <text:p>perp</text:p>
          </table:table-cell>
          <table:table-cell table:style-name="ce6" office:value-type="string">
            <text:p>20 nA</text:p>
          </table:table-cell>
          <table:table-cell table:style-name="ce13" office:value-type="string">
            <text:p><text:s text:c="2"/>20nA, diamond-PERP, 3mmColl, LH2, M&gt;=2 E&gt;100MeV, OR/P2 ratio increased to n63k by end of file</text:p>
          </table:table-cell>
          <table:table-cell table:style-name="ce13" table:number-columns-repeated="1006"/>
        </table:table-row>
        <table:table-row table:style-name="ro1">
          <table:table-cell table:style-name="ce3" office:value-type="date" office:date-value="2008-12-17">
            <text:p>2008-12-17</text:p>
          </table:table-cell>
          <table:table-cell table:style-name="ce3" office:value-type="string">
            <text:p>PRO</text:p>
          </table:table-cell>
          <table:table-cell office:value-type="float" office:value="20998">
            <text:p>2099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1H34M00S">
            <text:p>11:34</text:p>
          </table:table-cell>
          <table:table-cell table:style-name="ce7" office:value-type="time" office:time-value="PT12H11M00S">
            <text:p>12:11</text:p>
          </table:table-cell>
          <table:table-cell office:value-type="float" office:value="37">
            <text:p>37</text:p>
          </table:table-cell>
          <table:table-cell table:formula="of:=[.J126]+[.I127]" office:value-type="float" office:value="3785">
            <text:p>3785</text:p>
          </table:table-cell>
          <table:table-cell table:formula="of:=[.J127]/60" office:value-type="float" office:value="63.0833333333333">
            <text:p>63.1</text:p>
          </table:table-cell>
          <table:table-cell office:value-type="string">
            <text:p>CB_2087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0999">
            <text:p>2099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3H57M00S">
            <text:p>13:57</text:p>
          </table:table-cell>
          <table:table-cell table:style-name="ce7" office:value-type="time" office:time-value="PT14H34M00S">
            <text:p>14:34</text:p>
          </table:table-cell>
          <table:table-cell office:value-type="float" office:value="37">
            <text:p>37</text:p>
          </table:table-cell>
          <table:table-cell table:formula="of:=[.J127]+[.I128]" office:value-type="float" office:value="3822">
            <text:p>3822</text:p>
          </table:table-cell>
          <table:table-cell table:formula="of:=[.J128]/60" office:value-type="float" office:value="63.7">
            <text:p>63.7</text:p>
          </table:table-cell>
          <table:table-cell office:value-type="string">
            <text:p>CB_2085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1000">
            <text:p>2100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1H42M00S">
            <text:p>21:42</text:p>
          </table:table-cell>
          <table:table-cell table:style-name="ce7" office:value-type="time" office:time-value="PT22H18M00S">
            <text:p>22:18</text:p>
          </table:table-cell>
          <table:table-cell office:value-type="float" office:value="36">
            <text:p>36</text:p>
          </table:table-cell>
          <table:table-cell table:formula="of:=[.J128]+[.I129]" office:value-type="float" office:value="3858">
            <text:p>3858</text:p>
          </table:table-cell>
          <table:table-cell table:formula="of:=[.J129]/60" office:value-type="float" office:value="64.3">
            <text:p>64.3</text:p>
          </table:table-cell>
          <table:table-cell office:value-type="string">
            <text:p>CB_2086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01">
            <text:p>2100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0H59M00S">
            <text:p>10:59</text:p>
          </table:table-cell>
          <table:table-cell table:style-name="ce7" office:value-type="time" office:time-value="PT11H35M00S">
            <text:p>11:35</text:p>
          </table:table-cell>
          <table:table-cell office:value-type="float" office:value="36">
            <text:p>36</text:p>
          </table:table-cell>
          <table:table-cell table:formula="of:=[.J129]+[.I130]" office:value-type="float" office:value="3894">
            <text:p>3894</text:p>
          </table:table-cell>
          <table:table-cell table:formula="of:=[.J130]/60" office:value-type="float" office:value="64.9">
            <text:p>64.9</text:p>
          </table:table-cell>
          <table:table-cell office:value-type="string">
            <text:p>CB_2094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02">
            <text:p>2100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0H23M00S">
            <text:p>10:23</text:p>
          </table:table-cell>
          <table:table-cell table:style-name="ce7" office:value-type="time" office:time-value="PT10H59M00S">
            <text:p>10:59</text:p>
          </table:table-cell>
          <table:table-cell office:value-type="float" office:value="36">
            <text:p>36</text:p>
          </table:table-cell>
          <table:table-cell table:formula="of:=[.J130]+[.I131]" office:value-type="float" office:value="3930">
            <text:p>3930</text:p>
          </table:table-cell>
          <table:table-cell table:formula="of:=[.J131]/60" office:value-type="float" office:value="65.5">
            <text:p>65.5</text:p>
          </table:table-cell>
          <table:table-cell office:value-type="string">
            <text:p>CB_2094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03">
            <text:p>2100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8H00M00S">
            <text:p>8:00</text:p>
          </table:table-cell>
          <table:table-cell table:style-name="ce7" office:value-type="time" office:time-value="PT08H37M00S">
            <text:p>8:37</text:p>
          </table:table-cell>
          <table:table-cell office:value-type="float" office:value="37">
            <text:p>37</text:p>
          </table:table-cell>
          <table:table-cell table:formula="of:=[.J131]+[.I132]" office:value-type="float" office:value="3967">
            <text:p>3967</text:p>
          </table:table-cell>
          <table:table-cell table:formula="of:=[.J132]/60" office:value-type="float" office:value="66.1166666666667">
            <text:p>66.1</text:p>
          </table:table-cell>
          <table:table-cell office:value-type="string">
            <text:p>CB_2094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06">
            <text:p>2100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9H23M00S">
            <text:p>19:23</text:p>
          </table:table-cell>
          <table:table-cell table:style-name="ce7" office:value-type="time" office:time-value="PT20H00M00S">
            <text:p>20:00</text:p>
          </table:table-cell>
          <table:table-cell office:value-type="float" office:value="37">
            <text:p>37</text:p>
          </table:table-cell>
          <table:table-cell table:formula="of:=[.J132]+[.I133]" office:value-type="float" office:value="4004">
            <text:p>4004</text:p>
          </table:table-cell>
          <table:table-cell table:formula="of:=[.J133]/60" office:value-type="float" office:value="66.7333333333333">
            <text:p>66.7</text:p>
          </table:table-cell>
          <table:table-cell office:value-type="string">
            <text:p>CB_20962.dat</text:p>
          </table:table-cell>
          <table:table-cell office:value-type="string">
            <text:p><text:s/>1.9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07">
            <text:p>2100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4H27M00S">
            <text:p>14:27</text:p>
          </table:table-cell>
          <table:table-cell table:style-name="ce7" office:value-type="time" office:time-value="PT15H03M00S">
            <text:p>15:03</text:p>
          </table:table-cell>
          <table:table-cell office:value-type="float" office:value="36">
            <text:p>36</text:p>
          </table:table-cell>
          <table:table-cell table:formula="of:=[.J133]+[.I134]" office:value-type="float" office:value="4040">
            <text:p>4040</text:p>
          </table:table-cell>
          <table:table-cell table:formula="of:=[.J134]/60" office:value-type="float" office:value="67.3333333333333">
            <text:p>67.3</text:p>
          </table:table-cell>
          <table:table-cell office:value-type="string">
            <text:p>CB_2095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08">
            <text:p>2100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1H35M00S">
            <text:p>11:35</text:p>
          </table:table-cell>
          <table:table-cell table:style-name="ce7" office:value-type="time" office:time-value="PT12H11M00S">
            <text:p>12:11</text:p>
          </table:table-cell>
          <table:table-cell office:value-type="float" office:value="36">
            <text:p>36</text:p>
          </table:table-cell>
          <table:table-cell table:formula="of:=[.J134]+[.I135]" office:value-type="float" office:value="4076">
            <text:p>4076</text:p>
          </table:table-cell>
          <table:table-cell table:formula="of:=[.J135]/60" office:value-type="float" office:value="67.9333333333333">
            <text:p>67.9</text:p>
          </table:table-cell>
          <table:table-cell office:value-type="string">
            <text:p>CB_2094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 <text:s text:c="3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09">
            <text:p>2100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7H24M00S">
            <text:p>7:24</text:p>
          </table:table-cell>
          <table:table-cell table:style-name="ce7" office:value-type="time" office:time-value="PT08H00M00S">
            <text:p>8:00</text:p>
          </table:table-cell>
          <table:table-cell office:value-type="float" office:value="36">
            <text:p>36</text:p>
          </table:table-cell>
          <table:table-cell table:formula="of:=[.J135]+[.I136]" office:value-type="float" office:value="4112">
            <text:p>4112</text:p>
          </table:table-cell>
          <table:table-cell table:formula="of:=[.J136]/60" office:value-type="float" office:value="68.5333333333333">
            <text:p>68.5</text:p>
          </table:table-cell>
          <table:table-cell office:value-type="string">
            <text:p>CB_2094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11">
            <text:p>2101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49M00S">
            <text:p>6:49</text:p>
          </table:table-cell>
          <table:table-cell table:style-name="ce7" office:value-type="time" office:time-value="PT07H24M00S">
            <text:p>7:24</text:p>
          </table:table-cell>
          <table:table-cell office:value-type="float" office:value="35">
            <text:p>35</text:p>
          </table:table-cell>
          <table:table-cell table:formula="of:=[.J136]+[.I137]" office:value-type="float" office:value="4147">
            <text:p>4147</text:p>
          </table:table-cell>
          <table:table-cell table:formula="of:=[.J137]/60" office:value-type="float" office:value="69.1166666666667">
            <text:p>69.1</text:p>
          </table:table-cell>
          <table:table-cell office:value-type="string">
            <text:p>CB_2094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12">
            <text:p>2101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9H47M00S">
            <text:p>9:47</text:p>
          </table:table-cell>
          <table:table-cell table:style-name="ce7" office:value-type="time" office:time-value="PT10H23M00S">
            <text:p>10:23</text:p>
          </table:table-cell>
          <table:table-cell office:value-type="float" office:value="36">
            <text:p>36</text:p>
          </table:table-cell>
          <table:table-cell table:formula="of:=[.J137]+[.I138]" office:value-type="float" office:value="4183">
            <text:p>4183</text:p>
          </table:table-cell>
          <table:table-cell table:formula="of:=[.J138]/60" office:value-type="float" office:value="69.7166666666667">
            <text:p>69.7</text:p>
          </table:table-cell>
          <table:table-cell office:value-type="string">
            <text:p>CB_2094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 text:c="4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13">
            <text:p>2101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9H12M00S">
            <text:p>9:12</text:p>
          </table:table-cell>
          <table:table-cell table:style-name="ce7" office:value-type="time" office:time-value="PT09H48M00S">
            <text:p>9:48</text:p>
          </table:table-cell>
          <table:table-cell office:value-type="float" office:value="36">
            <text:p>36</text:p>
          </table:table-cell>
          <table:table-cell table:formula="of:=[.J138]+[.I139]" office:value-type="float" office:value="4219">
            <text:p>4219</text:p>
          </table:table-cell>
          <table:table-cell table:formula="of:=[.J139]/60" office:value-type="float" office:value="70.3166666666667">
            <text:p>70.3</text:p>
          </table:table-cell>
          <table:table-cell office:value-type="string">
            <text:p>CB_2094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 text:c="24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14">
            <text:p>2101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8H36M00S">
            <text:p>8:36</text:p>
          </table:table-cell>
          <table:table-cell table:style-name="ce7" office:value-type="time" office:time-value="PT09H12M00S">
            <text:p>9:12</text:p>
          </table:table-cell>
          <table:table-cell office:value-type="float" office:value="36">
            <text:p>36</text:p>
          </table:table-cell>
          <table:table-cell table:formula="of:=[.J139]+[.I140]" office:value-type="float" office:value="4255">
            <text:p>4255</text:p>
          </table:table-cell>
          <table:table-cell table:formula="of:=[.J140]/60" office:value-type="float" office:value="70.9166666666667">
            <text:p>70.9</text:p>
          </table:table-cell>
          <table:table-cell office:value-type="string">
            <text:p>CB_2094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 text:c="2"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15">
            <text:p>2101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8H47M00S">
            <text:p>18:47</text:p>
          </table:table-cell>
          <table:table-cell table:style-name="ce7" office:value-type="time" office:time-value="PT19H23M00S">
            <text:p>19:23</text:p>
          </table:table-cell>
          <table:table-cell office:value-type="float" office:value="36">
            <text:p>36</text:p>
          </table:table-cell>
          <table:table-cell table:formula="of:=[.J140]+[.I141]" office:value-type="float" office:value="4291">
            <text:p>4291</text:p>
          </table:table-cell>
          <table:table-cell table:formula="of:=[.J141]/60" office:value-type="float" office:value="71.5166666666667">
            <text:p>71.5</text:p>
          </table:table-cell>
          <table:table-cell office:value-type="string">
            <text:p>CB_2096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16">
            <text:p>2101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6H54M00S">
            <text:p>16:54</text:p>
          </table:table-cell>
          <table:table-cell office:value-type="float" office:value="37">
            <text:p>37</text:p>
          </table:table-cell>
          <table:table-cell table:formula="of:=[.J141]+[.I142]" office:value-type="float" office:value="4328">
            <text:p>4328</text:p>
          </table:table-cell>
          <table:table-cell table:formula="of:=[.J142]/60" office:value-type="float" office:value="72.1333333333333">
            <text:p>72.1</text:p>
          </table:table-cell>
          <table:table-cell office:value-type="string">
            <text:p>CB_2095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1017">
            <text:p>2101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9H45M00S">
            <text:p>19:45</text:p>
          </table:table-cell>
          <table:table-cell table:style-name="ce7" office:value-type="time" office:time-value="PT20H21M00S">
            <text:p>20:21</text:p>
          </table:table-cell>
          <table:table-cell office:value-type="float" office:value="36">
            <text:p>36</text:p>
          </table:table-cell>
          <table:table-cell table:formula="of:=[.J142]+[.I143]" office:value-type="float" office:value="4364">
            <text:p>4364</text:p>
          </table:table-cell>
          <table:table-cell table:formula="of:=[.J143]/60" office:value-type="float" office:value="72.7333333333333">
            <text:p>72.7</text:p>
          </table:table-cell>
          <table:table-cell office:value-type="string">
            <text:p>CB_2085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1018">
            <text:p>2101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21M00S">
            <text:p>20:21</text:p>
          </table:table-cell>
          <table:table-cell table:style-name="ce7" office:value-type="time" office:time-value="PT20H58M00S">
            <text:p>20:58</text:p>
          </table:table-cell>
          <table:table-cell office:value-type="float" office:value="37">
            <text:p>37</text:p>
          </table:table-cell>
          <table:table-cell table:formula="of:=[.J143]+[.I144]" office:value-type="float" office:value="4401">
            <text:p>4401</text:p>
          </table:table-cell>
          <table:table-cell table:formula="of:=[.J144]/60" office:value-type="float" office:value="73.35">
            <text:p>73.4</text:p>
          </table:table-cell>
          <table:table-cell office:value-type="string">
            <text:p>CB_2086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6">
            <text:p>2008-12-16</text:p>
          </table:table-cell>
          <table:table-cell table:style-name="ce3" office:value-type="string">
            <text:p>PRO</text:p>
          </table:table-cell>
          <table:table-cell office:value-type="float" office:value="21019">
            <text:p>2101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58M00S">
            <text:p>20:58</text:p>
          </table:table-cell>
          <table:table-cell table:style-name="ce7" office:value-type="time" office:time-value="PT21H34M00S">
            <text:p>21:34</text:p>
          </table:table-cell>
          <table:table-cell office:value-type="float" office:value="36">
            <text:p>36</text:p>
          </table:table-cell>
          <table:table-cell table:formula="of:=[.J144]+[.I145]" office:value-type="float" office:value="4437">
            <text:p>4437</text:p>
          </table:table-cell>
          <table:table-cell table:formula="of:=[.J145]/60" office:value-type="float" office:value="73.95">
            <text:p>74.0</text:p>
          </table:table-cell>
          <table:table-cell office:value-type="string">
            <text:p>CB_2086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20">
            <text:p>2102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5H41M00S">
            <text:p>15:41</text:p>
          </table:table-cell>
          <table:table-cell table:style-name="ce7" office:value-type="time" office:time-value="PT16H17M00S">
            <text:p>16:17</text:p>
          </table:table-cell>
          <table:table-cell office:value-type="float" office:value="36">
            <text:p>36</text:p>
          </table:table-cell>
          <table:table-cell table:formula="of:=[.J145]+[.I146]" office:value-type="float" office:value="4473">
            <text:p>4473</text:p>
          </table:table-cell>
          <table:table-cell table:formula="of:=[.J146]/60" office:value-type="float" office:value="74.55">
            <text:p>74.6</text:p>
          </table:table-cell>
          <table:table-cell office:value-type="string">
            <text:p>CB_2095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21">
            <text:p>2102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5H03M00S">
            <text:p>15:03</text:p>
          </table:table-cell>
          <table:table-cell table:style-name="ce7" office:value-type="time" office:time-value="PT15H41M00S">
            <text:p>15:41</text:p>
          </table:table-cell>
          <table:table-cell office:value-type="float" office:value="38">
            <text:p>38</text:p>
          </table:table-cell>
          <table:table-cell table:formula="of:=[.J146]+[.I147]" office:value-type="float" office:value="4511">
            <text:p>4511</text:p>
          </table:table-cell>
          <table:table-cell table:formula="of:=[.J147]/60" office:value-type="float" office:value="75.1833333333333">
            <text:p>75.2</text:p>
          </table:table-cell>
          <table:table-cell office:value-type="string">
            <text:p>CB_2095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22">
            <text:p>2102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18H11M00S">
            <text:p>18:11</text:p>
          </table:table-cell>
          <table:table-cell table:style-name="ce7" office:value-type="time" office:time-value="PT18H47M00S">
            <text:p>18:47</text:p>
          </table:table-cell>
          <table:table-cell office:value-type="float" office:value="36">
            <text:p>36</text:p>
          </table:table-cell>
          <table:table-cell table:formula="of:=[.J147]+[.I148]" office:value-type="float" office:value="4547">
            <text:p>4547</text:p>
          </table:table-cell>
          <table:table-cell table:formula="of:=[.J148]/60" office:value-type="float" office:value="75.7833333333333">
            <text:p>75.8</text:p>
          </table:table-cell>
          <table:table-cell office:value-type="string">
            <text:p>CB_2096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ARA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23">
            <text:p>2102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7M00S">
            <text:p>18:07</text:p>
          </table:table-cell>
          <table:table-cell office:value-type="float" office:value="37">
            <text:p>37</text:p>
          </table:table-cell>
          <table:table-cell table:formula="of:=[.J148]+[.I149]" office:value-type="float" office:value="4584">
            <text:p>4584</text:p>
          </table:table-cell>
          <table:table-cell table:formula="of:=[.J149]/60" office:value-type="float" office:value="76.4">
            <text:p>76.4</text:p>
          </table:table-cell>
          <table:table-cell office:value-type="string">
            <text:p>CB_2095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24">
            <text:p>2102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6H54M00S">
            <text:p>16:54</text:p>
          </table:table-cell>
          <table:table-cell table:style-name="ce7" office:value-type="time" office:time-value="PT17H30M00S">
            <text:p>17:30</text:p>
          </table:table-cell>
          <table:table-cell office:value-type="float" office:value="36">
            <text:p>36</text:p>
          </table:table-cell>
          <table:table-cell table:formula="of:=[.J149]+[.I150]" office:value-type="float" office:value="4620">
            <text:p>4620</text:p>
          </table:table-cell>
          <table:table-cell table:formula="of:=[.J150]/60" office:value-type="float" office:value="77">
            <text:p>77.0</text:p>
          </table:table-cell>
          <table:table-cell office:value-type="string">
            <text:p>CB_2095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-PERP, 3mmColl, LH2, M&gt;=2 E&gt;100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1025">
            <text:p>2102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2H15M00S">
            <text:p>22:15</text:p>
          </table:table-cell>
          <table:table-cell table:style-name="ce7" office:value-type="time" office:time-value="PT22H51M00S">
            <text:p>22:51</text:p>
          </table:table-cell>
          <table:table-cell office:value-type="float" office:value="36">
            <text:p>36</text:p>
          </table:table-cell>
          <table:table-cell table:formula="of:=[.J150]+[.I151]" office:value-type="float" office:value="4656">
            <text:p>4656</text:p>
          </table:table-cell>
          <table:table-cell table:formula="of:=[.J151]/60" office:value-type="float" office:value="77.6">
            <text:p>77.6</text:p>
          </table:table-cell>
          <table:table-cell office:value-type="string">
            <text:p>CB_2092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1026">
            <text:p>2102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1H38M00S">
            <text:p>21:38</text:p>
          </table:table-cell>
          <table:table-cell table:style-name="ce7" office:value-type="time" office:time-value="PT22H15M00S">
            <text:p>22:15</text:p>
          </table:table-cell>
          <table:table-cell office:value-type="float" office:value="37">
            <text:p>37</text:p>
          </table:table-cell>
          <table:table-cell table:formula="of:=[.J151]+[.I152]" office:value-type="float" office:value="4693">
            <text:p>4693</text:p>
          </table:table-cell>
          <table:table-cell table:formula="of:=[.J152]/60" office:value-type="float" office:value="78.2166666666667">
            <text:p>78.2</text:p>
          </table:table-cell>
          <table:table-cell office:value-type="string">
            <text:p>CB_2092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1027">
            <text:p>2102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9H07M00S">
            <text:p>19:07</text:p>
          </table:table-cell>
          <table:table-cell table:style-name="ce7" office:value-type="time" office:time-value="PT19H43M00S">
            <text:p>19:43</text:p>
          </table:table-cell>
          <table:table-cell office:value-type="float" office:value="36">
            <text:p>36</text:p>
          </table:table-cell>
          <table:table-cell table:formula="of:=[.J152]+[.I153]" office:value-type="float" office:value="4729">
            <text:p>4729</text:p>
          </table:table-cell>
          <table:table-cell table:formula="of:=[.J153]/60" office:value-type="float" office:value="78.8166666666667">
            <text:p>78.8</text:p>
          </table:table-cell>
          <table:table-cell office:value-type="string">
            <text:p>CB_2092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28">
            <text:p>2102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4H25M00S">
            <text:p>4:25</text:p>
          </table:table-cell>
          <table:table-cell table:style-name="ce7" office:value-type="time" office:time-value="PT05H01M00S">
            <text:p>5:01</text:p>
          </table:table-cell>
          <table:table-cell office:value-type="float" office:value="36">
            <text:p>36</text:p>
          </table:table-cell>
          <table:table-cell table:formula="of:=[.J153]+[.I154]" office:value-type="float" office:value="4765">
            <text:p>4765</text:p>
          </table:table-cell>
          <table:table-cell table:formula="of:=[.J154]/60" office:value-type="float" office:value="79.4166666666667">
            <text:p>79.4</text:p>
          </table:table-cell>
          <table:table-cell office:value-type="string">
            <text:p>CB_20936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31">
            <text:p>2103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3H34M00S">
            <text:p>23:34</text:p>
          </table:table-cell>
          <table:table-cell table:style-name="ce7" office:value-type="time" office:time-value="PT00H10M00S">
            <text:p>0:10</text:p>
          </table:table-cell>
          <table:table-cell office:value-type="float" office:value="36">
            <text:p>36</text:p>
          </table:table-cell>
          <table:table-cell table:formula="of:=[.J154]+[.I155]" office:value-type="float" office:value="4801">
            <text:p>4801</text:p>
          </table:table-cell>
          <table:table-cell table:formula="of:=[.J155]/60" office:value-type="float" office:value="80.0166666666667">
            <text:p>80.0</text:p>
          </table:table-cell>
          <table:table-cell office:value-type="string">
            <text:p>CB_2092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1032">
            <text:p>2103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22H58M00S">
            <text:p>22:58</text:p>
          </table:table-cell>
          <table:table-cell table:style-name="ce7" office:value-type="time" office:time-value="PT23H34M00S">
            <text:p>23:34</text:p>
          </table:table-cell>
          <table:table-cell office:value-type="float" office:value="36">
            <text:p>36</text:p>
          </table:table-cell>
          <table:table-cell table:formula="of:=[.J155]+[.I156]" office:value-type="float" office:value="4837">
            <text:p>4837</text:p>
          </table:table-cell>
          <table:table-cell table:formula="of:=[.J156]/60" office:value-type="float" office:value="80.6166666666667">
            <text:p>80.6</text:p>
          </table:table-cell>
          <table:table-cell office:value-type="string">
            <text:p>CB_2092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1033">
            <text:p>2103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8H31M00S">
            <text:p>18:31</text:p>
          </table:table-cell>
          <table:table-cell table:style-name="ce7" office:value-type="time" office:time-value="PT19H07M00S">
            <text:p>19:07</text:p>
          </table:table-cell>
          <table:table-cell office:value-type="float" office:value="36">
            <text:p>36</text:p>
          </table:table-cell>
          <table:table-cell table:formula="of:=[.J156]+[.I157]" office:value-type="float" office:value="4873">
            <text:p>4873</text:p>
          </table:table-cell>
          <table:table-cell table:formula="of:=[.J157]/60" office:value-type="float" office:value="81.2166666666667">
            <text:p>81.2</text:p>
          </table:table-cell>
          <table:table-cell office:value-type="string">
            <text:p>CB_2092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1034">
            <text:p>21034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7H55M00S">
            <text:p>17:55</text:p>
          </table:table-cell>
          <table:table-cell table:style-name="ce7" office:value-type="time" office:time-value="PT18H31M00S">
            <text:p>18:31</text:p>
          </table:table-cell>
          <table:table-cell office:value-type="float" office:value="36">
            <text:p>36</text:p>
          </table:table-cell>
          <table:table-cell table:formula="of:=[.J157]+[.I158]" office:value-type="float" office:value="4909">
            <text:p>4909</text:p>
          </table:table-cell>
          <table:table-cell table:formula="of:=[.J158]/60" office:value-type="float" office:value="81.8166666666667">
            <text:p>81.8</text:p>
          </table:table-cell>
          <table:table-cell office:value-type="string">
            <text:p>CB_2091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1035">
            <text:p>21035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1H01M00S">
            <text:p>21:01</text:p>
          </table:table-cell>
          <table:table-cell table:style-name="ce7" office:value-type="time" office:time-value="PT21H38M00S">
            <text:p>21:38</text:p>
          </table:table-cell>
          <table:table-cell office:value-type="float" office:value="37">
            <text:p>37</text:p>
          </table:table-cell>
          <table:table-cell table:formula="of:=[.J158]+[.I159]" office:value-type="float" office:value="4946">
            <text:p>4946</text:p>
          </table:table-cell>
          <table:table-cell table:formula="of:=[.J159]/60" office:value-type="float" office:value="82.4333333333333">
            <text:p>82.4</text:p>
          </table:table-cell>
          <table:table-cell office:value-type="string">
            <text:p>CB_2092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1036">
            <text:p>2103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20H25M00S">
            <text:p>20:25</text:p>
          </table:table-cell>
          <table:table-cell table:style-name="ce7" office:value-type="time" office:time-value="PT21H02M00S">
            <text:p>21:02</text:p>
          </table:table-cell>
          <table:table-cell office:value-type="float" office:value="37">
            <text:p>37</text:p>
          </table:table-cell>
          <table:table-cell table:formula="of:=[.J159]+[.I160]" office:value-type="float" office:value="4983">
            <text:p>4983</text:p>
          </table:table-cell>
          <table:table-cell table:formula="of:=[.J160]/60" office:value-type="float" office:value="83.05">
            <text:p>83.1</text:p>
          </table:table-cell>
          <table:table-cell office:value-type="string">
            <text:p>CB_2092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8">
            <text:p>2008-12-18</text:p>
          </table:table-cell>
          <table:table-cell table:style-name="ce3" office:value-type="string">
            <text:p>PRO</text:p>
          </table:table-cell>
          <table:table-cell office:value-type="float" office:value="21037">
            <text:p>2103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19H43M00S">
            <text:p>19:43</text:p>
          </table:table-cell>
          <table:table-cell table:style-name="ce7" office:value-type="time" office:time-value="PT20H20M00S">
            <text:p>20:20</text:p>
          </table:table-cell>
          <table:table-cell office:value-type="float" office:value="37">
            <text:p>37</text:p>
          </table:table-cell>
          <table:table-cell table:formula="of:=[.J160]+[.I161]" office:value-type="float" office:value="5020">
            <text:p>5020</text:p>
          </table:table-cell>
          <table:table-cell table:formula="of:=[.J161]/60" office:value-type="float" office:value="83.6666666666667">
            <text:p>83.7</text:p>
          </table:table-cell>
          <table:table-cell office:value-type="string">
            <text:p>CB_2092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40">
            <text:p>21040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3H49M00S">
            <text:p>3:49</text:p>
          </table:table-cell>
          <table:table-cell table:style-name="ce7" office:value-type="time" office:time-value="PT04H25M00S">
            <text:p>4:25</text:p>
          </table:table-cell>
          <table:table-cell office:value-type="float" office:value="36">
            <text:p>36</text:p>
          </table:table-cell>
          <table:table-cell table:formula="of:=[.J161]+[.I162]" office:value-type="float" office:value="5056">
            <text:p>5056</text:p>
          </table:table-cell>
          <table:table-cell table:formula="of:=[.J162]/60" office:value-type="float" office:value="84.2666666666667">
            <text:p>84.3</text:p>
          </table:table-cell>
          <table:table-cell office:value-type="string">
            <text:p>CB_20935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41">
            <text:p>2104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1H24M00S">
            <text:p>1:24</text:p>
          </table:table-cell>
          <table:table-cell table:style-name="ce7" office:value-type="time" office:time-value="PT02H00M00S">
            <text:p>2:00</text:p>
          </table:table-cell>
          <table:table-cell office:value-type="float" office:value="36">
            <text:p>36</text:p>
          </table:table-cell>
          <table:table-cell table:formula="of:=[.J162]+[.I163]" office:value-type="float" office:value="5092">
            <text:p>5092</text:p>
          </table:table-cell>
          <table:table-cell table:formula="of:=[.J163]/60" office:value-type="float" office:value="84.8666666666667">
            <text:p>84.9</text:p>
          </table:table-cell>
          <table:table-cell office:value-type="string">
            <text:p>CB_20931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42">
            <text:p>2104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6H13M00S">
            <text:p>6:13</text:p>
          </table:table-cell>
          <table:table-cell table:style-name="ce7" office:value-type="time" office:time-value="PT06H49M00S">
            <text:p>6:49</text:p>
          </table:table-cell>
          <table:table-cell office:value-type="float" office:value="36">
            <text:p>36</text:p>
          </table:table-cell>
          <table:table-cell table:formula="of:=[.J163]+[.I164]" office:value-type="float" office:value="5128">
            <text:p>5128</text:p>
          </table:table-cell>
          <table:table-cell table:formula="of:=[.J164]/60" office:value-type="float" office:value="85.4666666666667">
            <text:p>85.5</text:p>
          </table:table-cell>
          <table:table-cell office:value-type="string">
            <text:p>CB_2093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text:s/>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43">
            <text:p>21043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5H36M00S">
            <text:p>5:36</text:p>
          </table:table-cell>
          <table:table-cell table:style-name="ce7" office:value-type="time" office:time-value="PT06H13M00S">
            <text:p>6:13</text:p>
          </table:table-cell>
          <table:table-cell office:value-type="float" office:value="37">
            <text:p>37</text:p>
          </table:table-cell>
          <table:table-cell table:formula="of:=[.J164]+[.I165]" office:value-type="float" office:value="5165">
            <text:p>5165</text:p>
          </table:table-cell>
          <table:table-cell table:formula="of:=[.J165]/60" office:value-type="float" office:value="86.0833333333333">
            <text:p>86.1</text:p>
          </table:table-cell>
          <table:table-cell office:value-type="string">
            <text:p>CB_20938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46">
            <text:p>21046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5H00M00S">
            <text:p>5:00</text:p>
          </table:table-cell>
          <table:table-cell table:style-name="ce7" office:value-type="time" office:time-value="PT05H36M00S">
            <text:p>5:36</text:p>
          </table:table-cell>
          <table:table-cell office:value-type="float" office:value="36">
            <text:p>36</text:p>
          </table:table-cell>
          <table:table-cell table:formula="of:=[.J165]+[.I166]" office:value-type="float" office:value="5201">
            <text:p>5201</text:p>
          </table:table-cell>
          <table:table-cell table:formula="of:=[.J166]/60" office:value-type="float" office:value="86.6833333333333">
            <text:p>86.7</text:p>
          </table:table-cell>
          <table:table-cell office:value-type="string">
            <text:p>CB_20937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47">
            <text:p>21047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0H46M00S">
            <text:p>0:46</text:p>
          </table:table-cell>
          <table:table-cell table:style-name="ce7" office:value-type="time" office:time-value="PT01H24M00S">
            <text:p>1:24</text:p>
          </table:table-cell>
          <table:table-cell office:value-type="float" office:value="38">
            <text:p>38</text:p>
          </table:table-cell>
          <table:table-cell table:formula="of:=[.J166]+[.I167]" office:value-type="float" office:value="5239">
            <text:p>5239</text:p>
          </table:table-cell>
          <table:table-cell table:formula="of:=[.J167]/60" office:value-type="float" office:value="87.3166666666667">
            <text:p>87.3</text:p>
          </table:table-cell>
          <table:table-cell office:value-type="string">
            <text:p>CB_20930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48">
            <text:p>21048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erp</text:p>
          </table:table-cell>
          <table:table-cell table:style-name="ce7" office:value-type="time" office:time-value="PT00H10M00S">
            <text:p>0:10</text:p>
          </table:table-cell>
          <table:table-cell table:style-name="ce7" office:value-type="time" office:time-value="PT00H46M00S">
            <text:p>0:46</text:p>
          </table:table-cell>
          <table:table-cell office:value-type="float" office:value="36">
            <text:p>36</text:p>
          </table:table-cell>
          <table:table-cell table:formula="of:=[.J167]+[.I168]" office:value-type="float" office:value="5275">
            <text:p>5275</text:p>
          </table:table-cell>
          <table:table-cell table:formula="of:=[.J168]/60" office:value-type="float" office:value="87.9166666666667">
            <text:p>87.9</text:p>
          </table:table-cell>
          <table:table-cell office:value-type="string">
            <text:p>CB_20929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erp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ERP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49">
            <text:p>21049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3H12M00S">
            <text:p>3:12</text:p>
          </table:table-cell>
          <table:table-cell table:style-name="ce7" office:value-type="time" office:time-value="PT03H49M00S">
            <text:p>3:49</text:p>
          </table:table-cell>
          <table:table-cell office:value-type="float" office:value="37">
            <text:p>37</text:p>
          </table:table-cell>
          <table:table-cell table:formula="of:=[.J168]+[.I169]" office:value-type="float" office:value="5312">
            <text:p>5312</text:p>
          </table:table-cell>
          <table:table-cell table:formula="of:=[.J169]/60" office:value-type="float" office:value="88.5333333333333">
            <text:p>88.5</text:p>
          </table:table-cell>
          <table:table-cell office:value-type="string">
            <text:p>CB_20934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51">
            <text:p>21051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2H36M00S">
            <text:p>2:36</text:p>
          </table:table-cell>
          <table:table-cell table:style-name="ce7" office:value-type="time" office:time-value="PT03H12M00S">
            <text:p>3:12</text:p>
          </table:table-cell>
          <table:table-cell office:value-type="float" office:value="36">
            <text:p>36</text:p>
          </table:table-cell>
          <table:table-cell table:formula="of:=[.J169]+[.I170]" office:value-type="float" office:value="5348">
            <text:p>5348</text:p>
          </table:table-cell>
          <table:table-cell table:formula="of:=[.J170]/60" office:value-type="float" office:value="89.1333333333333">
            <text:p>89.1</text:p>
          </table:table-cell>
          <table:table-cell office:value-type="string">
            <text:p>CB_20933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08-12-19">
            <text:p>2008-12-19</text:p>
          </table:table-cell>
          <table:table-cell table:style-name="ce3" office:value-type="string">
            <text:p>PRO</text:p>
          </table:table-cell>
          <table:table-cell office:value-type="float" office:value="21052">
            <text:p>21052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office:value-type="string">
            <text:p>para</text:p>
          </table:table-cell>
          <table:table-cell table:style-name="ce7" office:value-type="time" office:time-value="PT02H00M00S">
            <text:p>2:00</text:p>
          </table:table-cell>
          <table:table-cell table:style-name="ce7" office:value-type="time" office:time-value="PT02H36M00S">
            <text:p>2:36</text:p>
          </table:table-cell>
          <table:table-cell office:value-type="float" office:value="36">
            <text:p>36</text:p>
          </table:table-cell>
          <table:table-cell table:formula="of:=[.J170]+[.I171]" office:value-type="float" office:value="5384">
            <text:p>5384</text:p>
          </table:table-cell>
          <table:table-cell table:formula="of:=[.J171]/60" office:value-type="float" office:value="89.7333333333333">
            <text:p>89.7</text:p>
          </table:table-cell>
          <table:table-cell office:value-type="string">
            <text:p>CB_20932.dat</text:p>
          </table:table-cell>
          <table:table-cell office:value-type="string">
            <text:p><text:s/>1.8G</text:p>
          </table:table-cell>
          <table:table-cell office:value-type="string">
            <text:p>LH2</text:p>
          </table:table-cell>
          <table:table-cell office:value-type="string">
            <text:p>Diamond</text:p>
          </table:table-cell>
          <table:table-cell table:style-name="ce2" office:value-type="string">
            <text:p>para</text:p>
          </table:table-cell>
          <table:table-cell table:style-name="ce2" office:value-type="string">
            <text:p>20 nA</text:p>
          </table:table-cell>
          <table:table-cell office:value-type="string">
            <text:p><text:s text:c="2"/>20nA, diamond PARA, 3mm colli, LH2, M&gt;=2 E&gt;100 MeV </text:p>
          </table:table-cell>
          <table:table-cell table:number-columns-repeated="1006"/>
        </table:table-row>
        <table:table-row table:style-name="ro1" table:number-rows-repeated="653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run_stats_2" table:base-cell-address="$'All Runs'.$A$1" table:cell-range-address="$'All Runs'.$A$3:.$R$280"/>
        <table:named-range table:name="run_stats_1_2" table:base-cell-address="$'All Runs'.$A$1" table:cell-range-address="$'All Runs'.$A$3:.$R$282"/>
        <table:named-range table:name="tag_eff_1" table:base-cell-address="$'All Runs'.$A$1" table:cell-range-address="$'Tag Eff'.$A$10:.$M$64"/>
      </table:named-expressions>
      <table:database-ranges>
        <table:database-range table:target-range-address="'All Runs_2'.C26:'All Runs_2'.C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number-style style:name="N118">
      <number:number number:decimal-places="1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number:number-style style:name="N5154" number:language="en" number:country="US">
      <number:number number:decimal-places="3" number:min-integer-digits="1"/>
    </number:number-style>
    <number:number-style style:name="N5155" number:language="en" number:country="US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0">03/20/2010</text:date>, <text:time>14:4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g_20_Eff" style:display-name="PageStyle_Tag 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_20_Run" style:display-name="PageStyle_Dec R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20T14:41:55</dc:date>
    <meta:generator>OpenOffice.org/3.1$Unix OpenOffice.org_project/310m19$Build-9420</meta:generator>
    <meta:editing-duration>PT10H37M48S</meta:editing-duration>
    <meta:editing-cycles>14</meta:editing-cycles>
    <dc:creator>David Hornidge</dc:creator>
    <meta:document-statistic meta:table-count="5" meta:cell-count="10291" meta:object-count="0"/>
  </office:meta>
</office:document-meta>
</file>